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1" style:family="table-column">
      <style:table-column-properties fo:break-before="auto" style:column-width="1.513cm"/>
    </style:style>
    <style:style style:name="co42" style:family="table-column">
      <style:table-column-properties fo:break-before="auto" style:column-width="6.653cm"/>
    </style:style>
    <style:style style:name="co43" style:family="table-column">
      <style:table-column-properties fo:break-before="auto" style:column-width="4.20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3.318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0.697cm"/>
    </style:style>
    <style:style style:name="co1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3.189cm"/>
    </style:style>
    <style:style style:name="co49" style:family="table-column">
      <style:table-column-properties fo:break-before="auto" style:column-width="2.702cm"/>
    </style:style>
    <style:style style:name="co11" style:family="table-column">
      <style:table-column-properties fo:break-before="auto" style:column-width="11.255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2.094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119cm"/>
    </style:style>
    <style:style style:name="co16" style:family="table-column">
      <style:table-column-properties fo:break-before="auto" style:column-width="2.97cm"/>
    </style:style>
    <style:style style:name="co17" style:family="table-column">
      <style:table-column-properties fo:break-before="auto" style:column-width="2.722cm"/>
    </style:style>
    <style:style style:name="co18" style:family="table-column">
      <style:table-column-properties fo:break-before="auto" style:column-width="1.633cm"/>
    </style:style>
    <style:style style:name="co19" style:family="table-column">
      <style:table-column-properties fo:break-before="auto" style:column-width="2.475cm"/>
    </style:style>
    <style:style style:name="co20" style:family="table-column">
      <style:table-column-properties fo:break-before="auto" style:column-width="12.13cm"/>
    </style:style>
    <style:style style:name="co21" style:family="table-column">
      <style:table-column-properties fo:break-before="auto" style:column-width="2.529cm"/>
    </style:style>
    <style:style style:name="co22" style:family="table-column">
      <style:table-column-properties fo:break-before="auto" style:column-width="1.524cm"/>
    </style:style>
    <style:style style:name="co23" style:family="table-column">
      <style:table-column-properties fo:break-before="auto" style:column-width="1.342cm"/>
    </style:style>
    <style:style style:name="co24" style:family="table-column">
      <style:table-column-properties fo:break-before="auto" style:column-width="13.615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2.178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2.872cm"/>
    </style:style>
    <style:style style:name="co29" style:family="table-column">
      <style:table-column-properties fo:break-before="auto" style:column-width="3.366cm"/>
    </style:style>
    <style:style style:name="co30" style:family="table-column">
      <style:table-column-properties fo:break-before="auto" style:column-width="15.739cm"/>
    </style:style>
    <style:style style:name="co31" style:family="table-column">
      <style:table-column-properties fo:break-before="auto" style:column-width="3.413cm"/>
    </style:style>
    <style:style style:name="co32" style:family="table-column">
      <style:table-column-properties fo:break-before="auto" style:column-width="3.085cm"/>
    </style:style>
    <style:style style:name="co33" style:family="table-column">
      <style:table-column-properties fo:break-before="auto" style:column-width="2.104cm"/>
    </style:style>
    <style:style style:name="co34" style:family="table-column">
      <style:table-column-properties fo:break-before="auto" style:column-width="3.05cm"/>
    </style:style>
    <style:style style:name="co35" style:family="table-column">
      <style:table-column-properties fo:break-before="auto" style:column-width="3.321cm"/>
    </style:style>
    <style:style style:name="co36" style:family="table-column">
      <style:table-column-properties fo:break-before="auto" style:column-width="4.209cm"/>
    </style:style>
    <style:style style:name="co37" style:family="table-column">
      <style:table-column-properties fo:break-before="auto" style:column-width="7.678cm"/>
    </style:style>
    <style:style style:name="co38" style:family="table-column">
      <style:table-column-properties fo:break-before="auto" style:column-width="7.304cm"/>
    </style:style>
    <style:style style:name="co39" style:family="table-column">
      <style:table-column-properties fo:break-before="auto" style:column-width="1.535cm"/>
    </style:style>
    <style:style style:name="co40" style:family="table-column">
      <style:table-column-properties fo:break-before="auto" style:column-width="1.584cm"/>
    </style:style>
    <style:style style:name="co50" style:family="table-column">
      <style:table-column-properties fo:break-before="auto" style:column-width="2.03cm"/>
    </style:style>
    <style:style style:name="co51" style:family="table-column">
      <style:table-column-properties fo:break-before="auto" style:column-width="1.981cm"/>
    </style:style>
    <style:style style:name="co52" style:family="table-column">
      <style:table-column-properties fo:break-before="auto" style:column-width="1.485cm"/>
    </style:style>
    <style:style style:name="co53" style:family="table-column">
      <style:table-column-properties fo:break-before="auto" style:column-width="1.734cm"/>
    </style:style>
    <style:style style:name="co54" style:family="table-column">
      <style:table-column-properties fo:break-before="auto" style:column-width="1.988cm"/>
    </style:style>
    <style:style style:name="co55" style:family="table-column">
      <style:table-column-properties fo:break-before="auto" style:column-width="1.96cm"/>
    </style:style>
    <style:style style:name="co56" style:family="table-column">
      <style:table-column-properties fo:break-before="auto" style:column-width="1.769cm"/>
    </style:style>
    <style:style style:name="co57" style:family="table-column">
      <style:table-column-properties fo:break-before="auto" style:column-width="1.743cm"/>
    </style:style>
    <style:style style:name="co58" style:family="table-column">
      <style:table-column-properties fo:break-before="auto" style:column-width="1.461cm"/>
    </style:style>
    <style:style style:name="ro10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6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49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1.494cm" fo:break-before="auto" style:use-optimal-row-height="false"/>
    </style:style>
    <style:style style:name="ta8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 table:tab-color="#ffff00"/>
    </style:style>
    <style:style style:name="ta3" style:family="table" style:master-page-name="Default">
      <style:table-properties table:display="true" style:writing-mode="lr-tb" table:tab-color="#355269"/>
    </style:style>
    <style:style style:name="ta4" style:family="table" style:master-page-name="Default">
      <style:table-properties table:display="true" style:writing-mode="lr-tb" table:tab-color="#3465a4"/>
    </style:style>
    <style:style style:name="ta5" style:family="table" style:master-page-name="Default">
      <style:table-properties table:display="true" style:writing-mode="lr-tb" table:tab-color="#5983b0"/>
    </style:style>
    <style:style style:name="ta6" style:family="table" style:master-page-name="Default">
      <style:table-properties table:display="true" style:writing-mode="lr-tb" table:tab-color="#ff3838"/>
    </style:style>
    <style:style style:name="ta7" style:family="table" style:master-page-name="Default">
      <style:table-properties table:display="true" style:writing-mode="lr-tb" table:tab-color="#f10d0c"/>
    </style:style>
    <style:style style:name="ta9" style:family="table" style:master-page-name="Default">
      <style:table-properties table:display="true" style:writing-mode="lr-tb" table:tab-color="#c9211e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128" style:family="table-cell" style:parent-style-name="Default">
      <style:table-cell-properties style:cell-protect="protected" style:print-content="true"/>
      <style:text-properties style:font-name="Times New Roman1"/>
    </style:style>
    <style:style style:name="ce114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5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116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6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62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63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6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16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116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1168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1170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1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2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5" style:family="table-cell" style:parent-style-name="Default">
      <style:table-cell-properties style:cell-protect="protected" style:print-content="true"/>
      <style:text-properties style:font-name="Times New Roman1" fo:font-size="6pt" style:font-size-asian="6pt" style:font-size-complex="6pt"/>
    </style:style>
    <style:style style:name="ce1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9" style:family="table-cell" style:parent-style-name="Default">
      <style:table-cell-properties style:cell-protect="none" style:print-content="true"/>
      <style:text-properties style:font-name="Times New Roman1"/>
    </style:style>
    <style:style style:name="ce1180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1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8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3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4" style:family="table-cell" style:parent-style-name="Default" style:data-style-name="N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5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6" style:family="table-cell" style:parent-style-name="Default">
      <style:table-cell-properties style:cell-protect="protected" style:print-content="true" fo:background-color="transparent"/>
      <style:text-properties style:font-name="Times New Roman1"/>
    </style:style>
    <style:style style:name="ce1188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189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3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6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20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60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272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284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8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87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301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31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943" style:family="table-cell" style:parent-style-name="Default">
      <style:table-cell-properties style:cell-protect="protected" style:print-content="true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5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93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40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41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4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42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42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42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42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43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4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43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43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44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44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4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44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44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45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5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5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5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5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6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8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50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1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1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65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6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7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8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8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9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9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7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12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17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1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3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8" style:family="table-cell" style:parent-style-name="Default">
      <style:table-cell-properties fo:border-bottom="0.06pt solid #000000" style:cell-protect="none" style:print-content="true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54" style:family="table-cell" style:parent-style-name="Default">
      <style:table-cell-properties style:cell-protect="protected" style:print-content="true"/>
    </style:style>
    <style:style style:name="ce7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924" style:family="table-cell" style:parent-style-name="Default">
      <style:table-cell-properties style:cell-protect="protected" style:print-content="true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3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77" style:family="table-cell" style:parent-style-name="Default">
      <style:table-cell-properties style:cell-protect="protected" style:print-content="true"/>
      <style:text-properties fo:color="#c9211e" style:font-name="Times New Roman1" fo:font-size="44pt" fo:font-weight="bold" style:font-size-asian="44pt" style:font-weight-asian="bold" style:font-size-complex="44pt" style:font-weight-complex="bold"/>
    </style:style>
    <style:style style:name="ce9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9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81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Symbol" fo:font-size="28pt" style:font-name-asian="Symbol2" style:font-size-asian="28pt" style:font-name-complex="Symbol2" style:font-size-complex="28pt"/>
    </style:style>
    <style:style style:name="ce940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38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FAUX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82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49" style:family="table-cell" style:parent-style-name="Default" style:data-style-name="N0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25" style:family="table-cell" style:parent-style-name="Default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9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2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4" style:family="table-cell" style:parent-style-name="Default">
      <style:table-cell-properties fo:background-color="#ffff00" style:cell-protect="protected" style:print-content="true"/>
    </style:style>
    <style:style style:name="ce9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8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8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6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2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4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4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44" style:family="table-cell" style:parent-style-name="Default">
      <style:table-cell-properties style:cell-protect="hidden-and-protected" style:print-content="true"/>
    </style:style>
    <style:style style:name="ce97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4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85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5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7" style:family="table-cell" style:parent-style-name="Default">
      <style:table-cell-properties style:cell-protect="hidden-and-protected" style:print-content="true" style:vertical-align="middle"/>
      <style:text-properties style:font-name="Times New Roman1"/>
    </style:style>
    <style:style style:name="ce9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98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99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70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9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9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99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89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2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1003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5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12pt" style:font-size-asian="12pt" style:font-size-complex="12pt"/>
    </style:style>
    <style:style style:name="ce10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90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1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1" fo:font-size="12pt" style:font-size-asian="12pt" style:font-size-complex="12pt"/>
    </style:style>
    <style:style style:name="ce1012" style:family="table-cell" style:parent-style-name="Default">
      <style:table-cell-properties fo:background-color="#81d41a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2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18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2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9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51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1"/>
    </style:style>
    <style:style style:name="ce867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Symbol" style:font-name-asian="Symbol2" style:font-name-complex="Symbol2"/>
    </style:style>
    <style:style style:name="ce1037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103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104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/>
    </style:style>
    <style:style style:name="ce10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/>
    </style:style>
    <style:style style:name="ce1044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5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10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5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051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5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0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10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6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69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0" style:family="table-cell" style:parent-style-name="Default">
      <style:table-cell-properties style:cell-protect="hidden-and-protected" style:print-content="true" fo:background-color="transparen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10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style:font-size-asian="12pt" style:font-size-complex="12pt"/>
    </style:style>
    <style:style style:name="ce1075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078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7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81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108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108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1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110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3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6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8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1" fo:font-size="12pt" style:font-size-asian="12pt" style:font-size-complex="12pt"/>
    </style:style>
    <style:style style:name="ce1112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11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1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7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3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1" fo:font-size="12pt" style:font-size-asian="12pt" style:font-size-complex="12pt"/>
    </style:style>
    <style:style style:name="ce111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20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088" style:family="table-cell" style:parent-style-name="Default">
      <style:table-cell-properties fo:background-color="#ffb66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23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11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3" style:family="table-cell" style:parent-style-name="Default">
      <style:table-cell-properties style:cell-protect="hidden-and-protected" style:print-content="true" fo:border="none" style:vertical-align="middle"/>
      <style:text-properties style:font-name="Times New Roman1"/>
    </style:style>
    <style:style style:name="ce113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2" fo:font-size="12pt" style:font-name-asian="Symbol2" style:font-size-asian="12pt" style:font-name-complex="Symbol2" style:font-size-complex="12pt"/>
    </style:style>
    <style:style style:name="ce11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113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138" style:family="table-cell" style:parent-style-name="Default">
      <style:table-cell-properties style:cell-protect="hidden-and-protected" style:print-content="true" style:vertical-align="middle"/>
    </style:style>
    <style:style style:name="ce119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9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7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198" style:family="table-cell" style:parent-style-name="Default">
      <style:table-cell-properties style:cell-protect="protected" style:print-content="true"/>
      <style:text-properties style:font-name="Times New Roman1"/>
    </style:style>
    <style:style style:name="ce119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120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1201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1202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203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7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8" style:family="table-cell" style:parent-style-name="Default">
      <style:table-cell-properties style:cell-protect="protected" style:print-content="true"/>
      <style:text-properties style:font-name="Times New Roman1" fo:font-size="6pt" style:font-size-asian="6pt" style:font-size-complex="6pt"/>
    </style:style>
    <style:style style:name="ce120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2" style:family="table-cell" style:parent-style-name="Default">
      <style:table-cell-properties style:cell-protect="none" style:print-content="true"/>
      <style:text-properties style:font-name="Times New Roman1"/>
    </style:style>
    <style:style style:name="ce121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4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21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6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7" style:family="table-cell" style:parent-style-name="Default" style:data-style-name="N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19" style:family="table-cell" style:parent-style-name="Default">
      <style:table-cell-properties style:cell-protect="protected" style:print-content="true" fo:background-color="transparent"/>
      <style:text-properties style:font-name="Times New Roman1"/>
    </style:style>
    <style:style style:name="ce122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1221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222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svg:stroke-width="0.05cm" svg:stroke-color="#000000" draw:marker-start-width="0.33cm" draw:marker-end-width="0.33cm" draw:textarea-horizontal-align="center" draw:textarea-vertical-align="middle" fo:padding-top="0.025cm" fo:padding-bottom="0.025cm" fo:padding-left="0.025cm" fo:padding-right="0.025cm"/>
    </style:style>
    <style:style style:name="gr8" style:family="graphic">
      <style:graphic-properties draw:textarea-vertical-align="middl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2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331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2" draw:text-style-name="P2" svg:x1="9.695cm" svg:y1="18.718cm" svg:x2="9cm" svg:y2="19.55cm">
              <text:p/>
            </draw:line>
            <draw:line draw:style-name="gr2" draw:text-style-name="P2" svg:x1="20.619cm" svg:y1="17.727cm" svg:x2="15.5cm" svg:y2="19.646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64" table:default-cell-style-name="ce10"/>
        <table:table-row table:style-name="ro3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24"/>
          <table:covered-table-cell table:style-name="ce156"/>
          <table:covered-table-cell table:number-columns-repeated="5" table:style-name="ce164"/>
          <table:table-cell table:style-name="ce27"/>
          <table:table-cell table:style-name="ce36" table:number-columns-repeated="55"/>
        </table:table-row>
        <table:table-row table:style-name="ro4">
          <table:table-cell table:style-name="ce2"/>
          <table:table-cell table:style-name="ce124"/>
          <table:table-cell table:style-name="ce156"/>
          <table:table-cell table:style-name="ce164" table:number-columns-repeated="5"/>
          <table:table-cell table:style-name="ce27"/>
          <table:table-cell table:style-name="ce36" table:number-columns-repeated="55"/>
        </table:table-row>
        <table:table-row table:style-name="ro4">
          <table:table-cell table:style-name="ce8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35"/>
          <table:table-cell table:style-name="ce34" table:number-columns-repeated="56"/>
        </table:table-row>
        <table:table-row table:style-name="ro4">
          <table:table-cell table:style-name="ce8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135"/>
          <table:table-cell table:style-name="ce34" table:number-columns-repeated="56"/>
        </table:table-row>
        <table:table-row table:style-name="ro4">
          <table:table-cell table:style-name="ce8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135"/>
          <table:table-cell table:style-name="ce34" table:number-columns-repeated="56"/>
        </table:table-row>
        <table:table-row table:style-name="ro4">
          <table:table-cell table:style-name="ce8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35"/>
          <table:table-cell table:style-name="ce34" table:number-columns-repeated="56"/>
        </table:table-row>
        <table:table-row table:style-name="ro4">
          <table:covered-table-cell table:style-name="ce88"/>
          <table:covered-table-cell table:number-columns-repeated="7" table:style-name="ce135"/>
          <table:table-cell table:style-name="ce34" table:number-columns-repeated="56"/>
        </table:table-row>
        <table:table-row table:style-name="ro4">
          <table:table-cell table:style-name="ce88"/>
          <table:table-cell table:style-name="ce135" table:number-columns-repeated="7"/>
          <table:table-cell table:style-name="ce34" table:number-columns-repeated="56"/>
        </table:table-row>
        <table:table-row table:style-name="ro5">
          <table:table-cell table:style-name="ce8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135" table:number-columns-repeated="6"/>
          <table:table-cell table:style-name="ce34" table:number-columns-repeated="56"/>
        </table:table-row>
        <table:table-row table:style-name="ro4">
          <table:table-cell table:style-name="ce88"/>
          <table:table-cell table:style-name="ce28" office:value-type="string" calcext:value-type="string">
            <text:p>VERSION DE LIBREOFFICE</text:p>
          </table:table-cell>
          <table:table-cell table:style-name="ce135" table:number-columns-repeated="6"/>
          <table:table-cell table:style-name="ce34" table:number-columns-repeated="56"/>
        </table:table-row>
        <table:table-row table:style-name="ro4">
          <table:table-cell table:style-name="ce8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135" table:number-columns-repeated="6"/>
          <table:table-cell table:style-name="ce34" table:number-columns-repeated="56"/>
        </table:table-row>
        <table:table-row table:style-name="ro4">
          <table:table-cell table:style-name="ce88"/>
          <table:table-cell table:style-name="ce135" table:number-columns-repeated="7"/>
          <table:table-cell table:style-name="ce34" table:number-columns-repeated="56"/>
        </table:table-row>
        <table:table-row table:style-name="ro5">
          <table:table-cell table:style-name="ce8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135" table:number-columns-repeated="6"/>
          <table:table-cell table:style-name="ce34" table:number-columns-repeated="56"/>
        </table:table-row>
        <table:table-row table:style-name="ro5">
          <table:table-cell table:style-name="ce8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135" table:number-columns-repeated="6"/>
          <table:table-cell table:style-name="ce34" table:number-columns-repeated="56"/>
        </table:table-row>
        <table:table-row table:style-name="ro5">
          <table:table-cell table:style-name="ce88"/>
          <table:table-cell table:style-name="ce135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135" table:number-columns-repeated="6"/>
          <table:table-cell table:style-name="ce34" table:number-columns-repeated="56"/>
        </table:table-row>
        <table:table-row table:style-name="ro4">
          <table:table-cell table:style-name="ce88"/>
          <table:table-cell table:style-name="ce135" office:value-type="string" calcext:value-type="string">
            <text:p>Après la première activation :</text:p>
          </table:table-cell>
          <table:table-cell table:style-name="ce135" table:number-columns-repeated="6"/>
          <table:table-cell table:style-name="ce34" table:number-columns-repeated="56"/>
        </table:table-row>
        <table:table-row table:style-name="ro4">
          <table:table-cell table:style-name="ce88"/>
          <table:table-cell table:style-name="ce135" office:value-type="string" calcext:value-type="string">
            <text:p>fermer le fichier puis le rouvrir.</text:p>
          </table:table-cell>
          <table:table-cell table:style-name="ce135" table:number-columns-repeated="6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88"/>
          <table:table-cell table:style-name="ce135" table:number-columns-repeated="7"/>
          <table:table-cell table:style-name="ce34" table:number-columns-repeated="2"/>
          <table:table-cell table:number-columns-repeated="54"/>
        </table:table-row>
        <table:table-row table:style-name="ro6">
          <table:table-cell table:style-name="ce94" table:number-columns-repeated="8"/>
          <table:table-cell table:number-columns-repeated="56"/>
        </table:table-row>
        <table:table-row table:style-name="ro6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number-columns-repeated="56"/>
        </table:table-row>
        <table:table-row table:style-name="ro6">
          <table:covered-table-cell table:style-name="ce100"/>
          <table:covered-table-cell table:number-columns-repeated="7" table:style-name="ce94"/>
          <table:table-cell table:number-columns-repeated="56"/>
        </table:table-row>
        <table:table-row table:style-name="ro6">
          <table:table-cell table:style-name="ce100"/>
          <table:table-cell table:style-name="ce94" table:number-columns-repeated="7"/>
          <table:table-cell table:number-columns-repeated="56"/>
        </table:table-row>
        <table:table-row table:style-name="ro6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6">
          <table:table-cell/>
          <table:table-cell>
            <draw:control table:end-cell-address="Aide.D26" table:end-x="0.193cm" table:end-y="0.168cm" draw:z-index="3" draw:style-name="gr4" draw:text-style-name="P4" svg:width="3.384cm" svg:height="1.226cm" svg:x="1.326cm" svg:y="0.529cm" draw:control="control3"/>
          </table:table-cell>
          <table:table-cell table:number-columns-repeated="2"/>
          <table:table-cell>
            <draw:control table:end-cell-address="Aide.F26" table:end-x="1.408cm" table:end-y="0.209cm" draw:z-index="4" draw:style-name="gr4" draw:text-style-name="P4" svg:width="3.495cm" svg:height="1.267cm" svg:x="0.169cm" svg:y="0.529cm" draw:control="control4"/>
          </table:table-cell>
          <table:table-cell table:number-columns-repeated="59"/>
        </table:table-row>
        <table:table-row table:style-name="ro6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6">
          <table:table-cell table:style-name="ce41"/>
          <table:table-cell table:number-columns-repeated="63"/>
        </table:table-row>
        <table:table-row table:style-name="ro6">
          <table:table-cell table:style-name="ce19"/>
          <table:table-cell table:number-columns-repeated="63"/>
        </table:table-row>
        <table:table-row table:style-name="ro7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style-name="ce41"/>
          <table:table-cell table:number-columns-repeated="63"/>
        </table:table-row>
        <table:table-row table:style-name="ro6">
          <table:table-cell table:style-name="ce20"/>
          <table:table-cell table:number-columns-repeated="63"/>
        </table:table-row>
        <table:table-row table:style-name="ro7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6">
          <table:table-cell table:number-columns-repeated="64"/>
        </table:table-row>
        <table:table-row table:style-name="ro6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6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6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6" table:number-rows-repeated="104853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Niveau 1" table:style-name="ta3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564cm" svg:y1="5.929cm" svg:x2="16.564cm" svg:y2="10.36cm">
            <text:p/>
          </draw:line>
          <draw:line draw:z-index="3" draw:style-name="gr7" draw:text-style-name="P2" svg:x1="24.722cm" svg:y1="5.931cm" svg:x2="24.722cm" svg:y2="10.343cm">
            <text:p/>
          </draw:line>
          <draw:line draw:z-index="4" draw:style-name="gr7" draw:text-style-name="P2" svg:x1="16.587cm" svg:y1="13.374cm" svg:x2="16.587cm" svg:y2="17.837cm">
            <text:p/>
          </draw:line>
          <draw:line draw:z-index="5" draw:style-name="gr7" draw:text-style-name="P2" svg:x1="24.682cm" svg:y1="13.432cm" svg:x2="24.736cm" svg:y2="17.837cm">
            <text:p/>
          </draw:line>
          <draw:control draw:z-index="6" draw:style-name="gr4" draw:text-style-name="P5" svg:width="4.019cm" svg:height="1.68cm" svg:x="41.59cm" svg:y="0.582cm" draw:control="control5"/>
          <draw:control draw:z-index="7" draw:style-name="gr4" draw:text-style-name="P5" svg:width="3.99cm" svg:height="1.68cm" svg:x="36.065cm" svg:y="0.617cm" draw:control="control6"/>
          <draw:control draw:z-index="8" draw:style-name="gr3" draw:text-style-name="P3" svg:width="11.496cm" svg:height="1.5cm" svg:x="9.195cm" svg:y="19.129cm" draw:control="control7"/>
          <draw:control draw:z-index="9" draw:style-name="gr3" draw:text-style-name="P3" svg:width="7.075cm" svg:height="1.5cm" svg:x="0.656cm" svg:y="19.238cm" draw:control="control8"/>
        </table:shapes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number-columns-repeated="9" table:default-cell-style-name="ce64"/>
        <table:table-column table:style-name="co15" table:number-columns-repeated="11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number-columns-repeated="39" table:default-cell-style-name="ce64"/>
        <table:table-row table:style-name="ro8">
          <table:table-cell table:style-name="ce20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72"/>
          <table:covered-table-cell table:style-name="ce281"/>
          <table:covered-table-cell table:number-columns-repeated="3" table:style-name="ce287"/>
          <table:covered-table-cell table:style-name="ce112"/>
          <table:covered-table-cell table:style-name="ce115"/>
          <table:covered-table-cell table:style-name="ce301"/>
          <table:table-cell table:style-name="ce272" table:number-columns-repeated="3"/>
          <table:table-cell table:style-name="ce141"/>
          <table:table-cell table:style-name="ce167"/>
          <table:table-cell table:style-name="ce192" table:formula="of:=IF(AND([$Synthèse.$H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0"/>
          <table:table-cell table:style-name="ce277" office:value-type="boolean" office:boolean-value="false" calcext:value-type="boolean">
            <text:p>FAUX</text:p>
          </table:table-cell>
          <table:table-cell table:style-name="ce400" table:number-columns-repeated="40"/>
        </table:table-row>
        <table:table-row table:style-name="ro8">
          <table:covered-table-cell table:style-name="ce56"/>
          <table:covered-table-cell table:style-name="ce204"/>
          <table:covered-table-cell table:style-name="ce281"/>
          <table:covered-table-cell table:number-columns-repeated="3" table:style-name="ce287"/>
          <table:covered-table-cell table:number-columns-repeated="2" table:style-name="ce272"/>
          <table:covered-table-cell table:style-name="ce301"/>
          <table:table-cell table:style-name="ce272" table:number-columns-repeated="3"/>
          <table:table-cell table:style-name="ce141"/>
          <table:table-cell table:style-name="ce272"/>
          <table:covered-table-cell table:style-name="ce272"/>
          <table:covered-table-cell table:style-name="ce210"/>
          <table:covered-table-cell table:style-name="ce272"/>
          <table:table-cell table:style-name="ce244" table:number-columns-repeated="5"/>
          <table:table-cell table:style-name="ce400"/>
          <table:table-cell table:style-name="ce277" office:value-type="boolean" office:boolean-value="false" calcext:value-type="boolean">
            <text:p>FAUX</text:p>
          </table:table-cell>
          <table:table-cell table:style-name="ce400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84" table:number-columns-spanned="2" table:number-rows-spanned="1"/>
          <table:covered-table-cell table:style-name="ce110"/>
          <table:table-cell table:style-name="ce105"/>
          <table:table-cell table:style-name="ce284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-x-2)(-x-14) = 0" calcext:value-type="string" table:number-columns-spanned="3" table:number-rows-spanned="1">
            <text:p>(-x-2)(-x-14) = 0</text:p>
          </table:table-cell>
          <table:covered-table-cell table:style-name="ce214"/>
          <table:covered-table-cell table:style-name="ce232"/>
          <table:table-cell table:style-name="ce260" table:number-columns-repeated="12"/>
          <table:table-cell table:number-columns-repeated="35"/>
        </table:table-row>
        <table:table-row table:style-name="ro8">
          <table:table-cell table:style-name="ce60" table:formula="of:=[$Données.A44]" office:value-type="string" office:string-value="Signe de (-x-14)" calcext:value-type="string">
            <text:p>Signe de (-x-14)</text:p>
          </table:table-cell>
          <table:table-cell table:style-name="ce11"/>
          <table:table-cell table:style-name="ce285" table:number-columns-spanned="2" table:number-rows-spanned="1"/>
          <table:covered-table-cell table:style-name="ce284"/>
          <table:table-cell table:style-name="ce285"/>
          <table:table-cell table:style-name="ce284" table:number-columns-spanned="2" table:number-rows-spanned="1"/>
          <table:covered-table-cell table:style-name="ce285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0"/>
          <table:table-cell table:style-name="ce181" table:number-columns-repeated="3"/>
          <table:table-cell table:style-name="ce202"/>
          <table:table-cell table:style-name="ce260" table:number-columns-repeated="12"/>
          <table:table-cell table:number-columns-repeated="35"/>
        </table:table-row>
        <table:table-row table:style-name="ro8">
          <table:table-cell table:style-name="ce60" table:formula="of:=[$Données.A45]" office:value-type="string" office:string-value="Signe de (-x-2)" calcext:value-type="string">
            <text:p>Signe de (-x-2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51" table:formula="of:=IF(ISBLANK([.M5]);&quot;&quot;;IF(AND([.$X$1];[$Synthèse.$H$1]);IF([.M5]=[$Données.B49];1;0);&quot;&quot;))">
            <text:p/>
          </table:table-cell>
          <table:table-cell table:style-name="ce172" table:formula="of:=IF(ISBLANK([.N5]);&quot;&quot;;IF(AND([.$X$1];[$Synthèse.$H$1]);IF([.N5]=[$Données.C49];1;0);&quot;&quot;))">
            <text:p/>
          </table:table-cell>
          <table:table-cell table:style-name="ce195" table:formula="of:=IF(ISBLANK([.O5]);&quot;&quot;;IF(AND([.$X$1];[$Synthèse.$H$1]);IF([.O5]=[$Données.D49];1;0);&quot;&quot;))">
            <text:p/>
          </table:table-cell>
          <table:table-cell table:style-name="ce217" table:formula="of:=IF(ISBLANK([.P5]);&quot;&quot;;IF(AND([.$X$1];[$Synthèse.$H$1]);IF([.P5]=[$Données.E49];1;0);&quot;&quot;))">
            <text:p/>
          </table:table-cell>
          <table:table-cell table:style-name="ce235" table:formula="of:=IF(ISBLANK([.Q5]);&quot;&quot;;IF(AND([.$X$1];[$Synthèse.$H$1]);IF([.Q5]=[$Données.F49];1;0);&quot;&quot;))">
            <text:p/>
          </table:table-cell>
          <table:table-cell table:style-name="ce260" table:number-columns-repeated="12"/>
          <table:table-cell table:number-columns-repeated="35"/>
        </table:table-row>
        <table:table-row table:style-name="ro8">
          <table:table-cell table:style-name="ce60" table:formula="of:=[$Données.A46]" office:value-type="string" office:string-value="Signe de (-x-2)(-x-14)" calcext:value-type="string">
            <text:p>Signe de (-x-2)(-x-14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52" table:formula="of:=IF(AND([.$X$1];[.$X$2];[$Synthèse.$H$1]);[$Données.B49];&quot;&quot;)">
            <text:p/>
          </table:table-cell>
          <table:table-cell table:style-name="ce179" table:formula="of:=IF(AND([.$X$1];[.$X$2];[$Synthèse.$H$1]);[$Données.C49];&quot;&quot;)">
            <text:p/>
          </table:table-cell>
          <table:table-cell table:style-name="ce196" table:formula="of:=IF(AND([.$X$1];[.$X$2];[$Synthèse.$H$1]);[$Données.D49];&quot;&quot;)">
            <text:p/>
          </table:table-cell>
          <table:table-cell table:style-name="ce219" table:formula="of:=IF(AND([.$X$1];[.$X$2];[$Synthèse.$H$1]);[$Données.E49];&quot;&quot;)">
            <text:p/>
          </table:table-cell>
          <table:table-cell table:style-name="ce236" table:formula="of:=IF(AND([.$X$1];[.$X$2];[$Synthèse.$H$1]);[$Données.F49];&quot;&quot;)">
            <text:p/>
          </table:table-cell>
          <table:table-cell table:style-name="ce260" table:number-columns-repeated="12"/>
          <table:table-cell table:number-columns-repeated="35"/>
        </table:table-row>
        <table:table-row table:style-name="ro8">
          <table:table-cell table:number-columns-repeated="9"/>
          <table:table-cell table:style-name="ce312" table:number-columns-repeated="8"/>
          <table:table-cell table:style-name="ce244" table:number-columns-repeated="8"/>
          <table:table-cell table:number-columns-repeated="39"/>
        </table:table-row>
        <table:table-row table:style-name="ro8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86" table:formula="of:=IF(AND([.$X$1];[.$X$2];[$Synthèse.$H$1]);[$Données.C43];&quot;&quot;)" table:number-columns-spanned="2" table:number-rows-spanned="1">
            <text:p/>
          </table:table-cell>
          <table:covered-table-cell table:style-name="ce286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286" table:formula="of:=IF(AND([.$X$1];[.$X$2];[$Synthèse.$H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3"/>
          <table:table-cell table:style-name="ce357" table:formula="of:=[$Données.H56]" office:value-type="string" office:string-value="(-x-2)(-x-14) &gt; 0" calcext:value-type="string" table:number-columns-spanned="4" table:number-rows-spanned="1">
            <text:p>(-x-2)(-x-14) &g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57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7" table:formula="of:=[.A5]" office:value-type="string" office:string-value="Signe de (-x-14)" calcext:value-type="string">
            <text:p>Signe de (-x-14)</text:p>
          </table:table-cell>
          <table:table-cell table:style-name="ce95" table:formula="of:=IF(AND([.$X$1];[.$X$2];[$Synthèse.$H$1]);[$Données.B44];&quot;&quot;)">
            <text:p/>
          </table:table-cell>
          <table:table-cell table:style-name="ce286" table:formula="of:=IF(AND([.$X$1];[.$X$2];[$Synthèse.$H$1]);[Données.C44];&quot;&quot;)" table:number-columns-spanned="2" table:number-rows-spanned="1">
            <text:p/>
          </table:table-cell>
          <table:covered-table-cell table:style-name="ce286" table:formula="of:=IF([.$X$2];['Niveau 6'.J46];&quot;&quot;)">
            <text:p/>
          </table:covered-table-cell>
          <table:table-cell table:style-name="ce105" table:formula="of:=IF(AND([.$X$1];[.$X$2];[$Synthèse.$H$1]);[Données.E44];&quot;&quot;)">
            <text:p/>
          </table:table-cell>
          <table:table-cell table:style-name="ce286" table:formula="of:=IF(AND([.$X$1];[.$X$2];[$Synthèse.$H$1]);[$Données.F44];&quot;&quot;)" table:number-columns-spanned="2" table:number-rows-spanned="1">
            <text:p/>
          </table:table-cell>
          <table:covered-table-cell table:style-name="ce286" table:formula="of:=IF([.$X$2];['Niveau 6'.M46];&quot;&quot;)">
            <text:p/>
          </table:covered-table-cell>
          <table:table-cell table:style-name="ce123" table:formula="of:=IF(AND([.$X$1];[.$X$2];[$Synthèse.$H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8">
          <table:table-cell table:style-name="ce67" table:formula="of:=[.A6]" office:value-type="string" office:string-value="Signe de (-x-2)" calcext:value-type="string">
            <text:p>Signe de (-x-2)</text:p>
          </table:table-cell>
          <table:table-cell table:style-name="ce95" table:formula="of:=IF(AND([.$X$1];[.$X$2];[$Synthèse.$H$1]);[$Données.B45];&quot;&quot;)">
            <text:p/>
          </table:table-cell>
          <table:table-cell table:style-name="ce286" table:formula="of:=IF(AND([.$X$1];[.$X$2];[$Synthèse.$H$1]);[Données.C45];&quot;&quot;)" table:number-columns-spanned="2" table:number-rows-spanned="1">
            <text:p/>
          </table:table-cell>
          <table:covered-table-cell table:style-name="ce286" table:formula="of:=IF([.$X$2];['Niveau 6'.J47];&quot;&quot;)">
            <text:p/>
          </table:covered-table-cell>
          <table:table-cell table:style-name="ce105" table:formula="of:=IF(AND([.$X$1];[.$X$2];[$Synthèse.$H$1]);[Données.E45];&quot;&quot;)">
            <text:p/>
          </table:table-cell>
          <table:table-cell table:style-name="ce286" table:formula="of:=IF(AND([.$X$1];[.$X$2];[$Synthèse.$H$1]);[$Données.F45];&quot;&quot;)" table:number-columns-spanned="2" table:number-rows-spanned="1">
            <text:p/>
          </table:table-cell>
          <table:covered-table-cell table:style-name="ce286" table:formula="of:=IF([.$X$2];['Niveau 6'.M47];&quot;&quot;)">
            <text:p/>
          </table:covered-table-cell>
          <table:table-cell table:style-name="ce123" table:formula="of:=IF(AND([.$X$1];[.$X$2];[$Synthèse.$H$1]);[Données.H45];&quot;&quot;)">
            <text:p/>
          </table:table-cell>
          <table:table-cell table:style-name="ce130"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60" table:formula="of:=IF(ISBLANK([.M10]);&quot;&quot;;IF(AND([.$X$1];[$Synthèse.$H$1]);IF([.M10]=[$Données.B57];1;0);&quot;&quot;))">
            <text:p/>
          </table:table-cell>
          <table:table-cell table:style-name="ce183" table:formula="of:=IF(ISBLANK([.N10]);&quot;&quot;;IF(AND([.$X$1];[$Synthèse.$H$1]);IF([.N10]=[$Données.C57];1;0);&quot;&quot;))">
            <text:p/>
          </table:table-cell>
          <table:table-cell table:style-name="ce203" table:formula="of:=IF(ISBLANK([.O10]);&quot;&quot;;IF(AND([.$X$1];[$Synthèse.$H$1]);IF([.O10]=[$Données.D57];1;0);&quot;&quot;))">
            <text:p/>
          </table:table-cell>
          <table:table-cell table:style-name="ce221" table:formula="of:=IF(ISBLANK([.P10]);&quot;&quot;;IF(AND([.$X$1];[$Synthèse.$H$1]);IF([.P10]=[$Données.E57];1;0);&quot;&quot;))">
            <text:p/>
          </table:table-cell>
          <table:table-cell table:style-name="ce238" table:formula="of:=IF(ISBLANK([.Q10]);&quot;&quot;;IF(AND([.$X$1];[$Synthèse.$H$1]);IF([.Q10]=[$Données.F57];1;0);&quot;&quot;))">
            <text:p/>
          </table:table-cell>
          <table:table-cell table:style-name="ce246" table:formula="of:=IF(ISBLANK([.R10]);&quot;&quot;;IF(AND([.$X$1];[$Synthèse.$H$1]);IF([.R10]=[$Données.G57];1;0);&quot;&quot;))">
            <text:p/>
          </table:table-cell>
          <table:table-cell table:style-name="ce249" table:formula="of:=IF(ISBLANK([.S10]);&quot;&quot;;IF(AND([.$X$1];[$Synthèse.$H$1]);IF([.S10]=[$Données.H57];1;0);&quot;&quot;))">
            <text:p/>
          </table:table-cell>
          <table:table-cell table:style-name="ce257" table:formula="of:=IF(ISBLANK([.T10]);&quot;&quot;;IF(AND([.$X$1];[$Synthèse.$H$1]);IF([.T10]=[$Données.I57];1;0);&quot;&quot;))">
            <text:p/>
          </table:table-cell>
          <table:table-cell table:style-name="ce261" table:formula="of:=IF(ISBLANK([.U10]);&quot;&quot;;IF(AND([.$X$1];[$Synthèse.$H$1]);IF([.U10]=[$Données.J57];1;0);&quot;&quot;))">
            <text:p/>
          </table:table-cell>
          <table:table-cell table:style-name="ce267" table:formula="of:=IF(ISBLANK([.V10]);&quot;&quot;;IF(AND([.$X$1];[$Synthèse.$H$1]);IF([.V10]=[$Données.K57];1;0);&quot;&quot;))">
            <text:p/>
          </table:table-cell>
          <table:table-cell table:style-name="ce273" table:formula="of:=IF(ISBLANK([.W10]);&quot;&quot;;IF(AND([.$X$1];[$Synthèse.$H$1]);IF([.W10]=[$Données.L57];1;0);&quot;&quot;))">
            <text:p/>
          </table:table-cell>
          <table:table-cell table:number-columns-repeated="41"/>
        </table:table-row>
        <table:table-row table:style-name="ro8">
          <table:table-cell table:style-name="ce67" table:formula="of:=[.A7]" office:value-type="string" office:string-value="Signe de (-x-2)(-x-14)" calcext:value-type="string">
            <text:p>Signe de (-x-2)(-x-14)</text:p>
          </table:table-cell>
          <table:table-cell table:style-name="ce95" table:formula="of:=IF(AND([.$X$1];[.$X$2];[$Synthèse.$H$1]);[$Données.B46];&quot;&quot;)">
            <text:p/>
          </table:table-cell>
          <table:table-cell table:style-name="ce286" table:formula="of:=IF(AND([.$X$1];[.$X$2];[$Synthèse.$H$1]);[Données.C46];&quot;&quot;)" table:number-columns-spanned="2" table:number-rows-spanned="1">
            <text:p/>
          </table:table-cell>
          <table:covered-table-cell table:style-name="ce286" table:formula="of:=IF([.$X$2];['Niveau 6'.J48];&quot;&quot;)">
            <text:p/>
          </table:covered-table-cell>
          <table:table-cell table:style-name="ce105" table:formula="of:=IF(AND([.$X$1];[.$X$2];[$Synthèse.$H$1]);[Données.E46];&quot;&quot;)">
            <text:p/>
          </table:table-cell>
          <table:table-cell table:style-name="ce286" table:formula="of:=IF(AND([.$X$1];[.$X$2];[$Synthèse.$H$1]);[$Données.F46];&quot;&quot;)" table:number-columns-spanned="2" table:number-rows-spanned="1">
            <text:p/>
          </table:table-cell>
          <table:covered-table-cell table:style-name="ce286" table:formula="of:=IF([.$X$2];['Niveau 6'.M48];&quot;&quot;)">
            <text:p/>
          </table:covered-table-cell>
          <table:table-cell table:style-name="ce123" table:formula="of:=IF(AND([.$X$1];[.$X$2];[$Synthèse.$H$1]);[Données.H46];&quot;&quot;)">
            <text:p/>
          </table:table-cell>
          <table:table-cell table:style-name="ce131"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61" table:formula="of:=IF(AND([.$X$1];[.$X$2];[$Synthèse.$H$1]);[$Données.B58];&quot;&quot;)">
            <text:p/>
          </table:table-cell>
          <table:table-cell table:style-name="ce186" table:formula="of:=IF(AND([.$X$1];[.$X$2];[$Synthèse.$H$1]);[$Données.C58];&quot;&quot;)">
            <text:p/>
          </table:table-cell>
          <table:table-cell table:style-name="ce207" table:formula="of:=IF(AND([.$X$1];[.$X$2];[$Synthèse.$H$1]);[$Données.D58];&quot;&quot;)">
            <text:p/>
          </table:table-cell>
          <table:table-cell table:style-name="ce228" table:formula="of:=IF(AND([.$X$1];[.$X$2];[$Synthèse.$H$1]);[$Données.E58];&quot;&quot;)">
            <text:p/>
          </table:table-cell>
          <table:table-cell table:style-name="ce239" table:formula="of:=IF(AND([.$X$1];[.$X$2];[$Synthèse.$H$1]);[$Données.F58];&quot;&quot;)">
            <text:p/>
          </table:table-cell>
          <table:table-cell table:style-name="ce247" table:formula="of:=IF(AND([.$X$1];[.$X$2];[$Synthèse.$H$1]);[$Données.G58];&quot;&quot;)">
            <text:p/>
          </table:table-cell>
          <table:table-cell table:style-name="ce250" table:formula="of:=IF(AND([.$X$1];[.$X$2];[$Synthèse.$H$1]);[$Données.H58];&quot;&quot;)">
            <text:p/>
          </table:table-cell>
          <table:table-cell table:style-name="ce258" table:formula="of:=IF(AND([.$X$1];[.$X$2];[$Synthèse.$H$1]);[$Données.I58];&quot;&quot;)">
            <text:p/>
          </table:table-cell>
          <table:table-cell table:style-name="ce262" table:formula="of:=IF(AND([.$X$1];[.$X$2];[$Synthèse.$H$1]);[$Données.J58];&quot;&quot;)">
            <text:p/>
          </table:table-cell>
          <table:table-cell table:style-name="ce268" table:formula="of:=IF(AND([.$X$1];[.$X$2];[$Synthèse.$H$1]);[$Données.K58];&quot;&quot;)">
            <text:p/>
          </table:table-cell>
          <table:table-cell table:style-name="ce274" table:formula="of:=IF(AND([.$X$1];[.$X$2];[$Synthèse.$H$1]);[$Données.L58];&quot;&quot;)">
            <text:p/>
          </table:table-cell>
          <table:table-cell table:number-columns-repeated="41"/>
        </table:table-row>
        <table:table-row table:style-name="ro8">
          <table:table-cell table:style-name="ce70" table:number-columns-repeated="15"/>
          <table:table-cell table:style-name="ce270" table:number-columns-repeated="10"/>
          <table:table-cell table:style-name="ce70" table:number-columns-repeated="39"/>
        </table:table-row>
        <table:table-row table:style-name="ro8">
          <table:table-cell table:style-name="ce260" table:number-columns-repeated="2"/>
          <table:table-cell table:number-columns-repeated="7"/>
          <table:table-cell table:style-name="ce260"/>
          <table:table-cell table:style-name="ce31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934"/>
          <table:table-cell table:style-name="ce244" table:number-columns-repeated="5"/>
          <table:table-cell table:number-columns-repeated="39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70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270"/>
          <table:table-cell table:style-name="ce70" table:number-columns-repeated="40"/>
        </table:table-row>
        <table:table-row table:style-name="ro8">
          <table:table-cell table:style-name="ce270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270"/>
          <table:table-cell table:style-name="ce70" table:number-columns-repeated="2"/>
          <table:table-cell table:style-name="ce99" table:number-columns-repeated="38"/>
        </table:table-row>
        <table:table-row table:style-name="ro8">
          <table:table-cell table:style-name="ce260"/>
          <table:table-cell table:style-name="ce70" table:number-columns-repeated="3"/>
          <table:table-cell table:style-name="ce270"/>
          <table:table-cell table:style-name="ce70" table:number-columns-repeated="18"/>
          <table:table-cell table:style-name="ce270"/>
          <table:table-cell table:style-name="ce70" table:number-columns-repeated="2"/>
          <table:table-cell table:style-name="ce99" table:number-columns-repeated="38"/>
        </table:table-row>
        <table:table-row table:style-name="ro8">
          <table:table-cell table:style-name="ce70"/>
          <table:table-cell table:style-name="ce270" table:number-columns-repeated="3"/>
          <table:table-cell table:style-name="ce99"/>
          <table:table-cell table:style-name="ce70" table:number-columns-repeated="18"/>
          <table:table-cell table:style-name="ce270"/>
          <table:table-cell table:style-name="ce70" table:number-columns-repeated="40"/>
        </table:table-row>
        <table:table-row table:style-name="ro8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270"/>
          <table:table-cell table:style-name="ce70" table:number-columns-repeated="40"/>
        </table:table-row>
        <table:table-row table:style-name="ro8">
          <table:table-cell table:style-name="ce70" table:number-columns-repeated="2"/>
          <table:table-cell table:style-name="ce270"/>
          <table:table-cell table:style-name="ce70" table:number-columns-repeated="20"/>
          <table:table-cell table:style-name="ce270"/>
          <table:table-cell table:style-name="ce70" table:number-columns-repeated="40"/>
        </table:table-row>
        <table:table-row table:style-name="ro8" table:number-rows-repeated="3">
          <table:table-cell table:style-name="ce70" table:number-columns-repeated="23"/>
          <table:table-cell table:style-name="ce270"/>
          <table:table-cell table:style-name="ce70" table:number-columns-repeated="40"/>
        </table:table-row>
        <table:table-row table:style-name="ro8" table:number-rows-repeated="25">
          <table:table-cell table:style-name="ce70" table:number-columns-repeated="64"/>
        </table:table-row>
        <table:table-row table:style-name="ro8" table:number-rows-repeated="1048520">
          <table:table-cell table:number-columns-repeated="64"/>
        </table:table-row>
        <table:table-row table:style-name="ro11" table:number-rows-repeated="7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4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132cm" svg:y1="5.947cm" svg:x2="16.132cm" svg:y2="8.903cm">
            <text:p/>
          </draw:line>
          <draw:line draw:z-index="3" draw:style-name="gr7" draw:text-style-name="P2" svg:x1="22.464cm" svg:y1="5.949cm" svg:x2="22.464cm" svg:y2="8.943cm">
            <text:p/>
          </draw:line>
          <draw:line draw:z-index="4" draw:style-name="gr7" draw:text-style-name="P2" svg:x1="16.24cm" svg:y1="13.387cm" svg:x2="16.24cm" svg:y2="16.355cm">
            <text:p/>
          </draw:line>
          <draw:line draw:z-index="5" draw:style-name="gr7" draw:text-style-name="P2" svg:x1="22.461cm" svg:y1="13.359cm" svg:x2="22.482cm" svg:y2="16.305cm">
            <text:p/>
          </draw:line>
          <draw:control draw:z-index="6" draw:style-name="gr4" draw:text-style-name="P5" svg:width="4.019cm" svg:height="1.68cm" svg:x="39.444cm" svg:y="0.582cm" draw:control="control9"/>
          <draw:control draw:z-index="7" draw:style-name="gr4" draw:text-style-name="P5" svg:width="3.99cm" svg:height="1.68cm" svg:x="33.124cm" svg:y="0.567cm" draw:control="control10"/>
          <draw:control draw:z-index="8" draw:style-name="gr3" draw:text-style-name="P3" svg:width="11.496cm" svg:height="1.5cm" svg:x="8.435cm" svg:y="19.313cm" draw:control="control11"/>
          <draw:control draw:z-index="9" draw:style-name="gr3" draw:text-style-name="P3" svg:width="7.075cm" svg:height="1.5cm" svg:x="0.603cm" svg:y="19.269cm" draw:control="control12"/>
        </table:shapes>
        <table:table-column table:style-name="co11" table:default-cell-style-name="ce64"/>
        <table:table-column table:style-name="co12" table:default-cell-style-name="ce64"/>
        <table:table-column table:style-name="co13" table:number-columns-repeated="5" table:default-cell-style-name="ce64"/>
        <table:table-column table:style-name="co12" table:default-cell-style-name="ce64"/>
        <table:table-column table:style-name="co19" table:default-cell-style-name="ce64"/>
        <table:table-column table:style-name="co15" table:number-columns-repeated="14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number-columns-repeated="39" table:default-cell-style-name="ce64"/>
        <table:table-row table:style-name="ro8">
          <table:table-cell table:style-name="ce20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281"/>
          <table:covered-table-cell table:number-columns-repeated="3" table:style-name="ce287"/>
          <table:covered-table-cell table:style-name="ce112"/>
          <table:covered-table-cell table:style-name="ce115"/>
          <table:covered-table-cell table:style-name="ce409"/>
          <table:table-cell table:style-name="ce272" table:number-columns-repeated="3"/>
          <table:table-cell table:style-name="ce141" table:number-columns-repeated="2"/>
          <table:table-cell table:style-name="ce192" table:formula="of:=IF(AND([$Synthèse.$H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0"/>
          <table:table-cell table:style-name="ce277" office:value-type="boolean" office:boolean-value="true" calcext:value-type="boolean">
            <text:p>VRAI</text:p>
          </table:table-cell>
          <table:table-cell table:style-name="ce400" table:number-columns-repeated="37"/>
        </table:table-row>
        <table:table-row table:style-name="ro8">
          <table:covered-table-cell table:style-name="ce56"/>
          <table:covered-table-cell table:style-name="ce204"/>
          <table:covered-table-cell table:style-name="ce281"/>
          <table:covered-table-cell table:number-columns-repeated="3" table:style-name="ce287"/>
          <table:covered-table-cell table:number-columns-repeated="2" table:style-name="ce244"/>
          <table:covered-table-cell table:style-name="ce409"/>
          <table:table-cell table:style-name="ce272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272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0"/>
          <table:table-cell table:style-name="ce277" office:value-type="boolean" office:boolean-value="true" calcext:value-type="boolean">
            <text:p>VRAI</text:p>
          </table:table-cell>
          <table:table-cell table:style-name="ce400" table:number-columns-repeated="37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84" table:number-columns-spanned="2" table:number-rows-spanned="1"/>
          <table:covered-table-cell table:style-name="ce286"/>
          <table:table-cell table:style-name="ce286"/>
          <table:table-cell table:style-name="ce284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-x-18) / (-x+15) = 0" calcext:value-type="string" table:number-columns-spanned="3" table:number-rows-spanned="1">
            <text:p>(-x-18) / (-x+15) = 0</text:p>
          </table:table-cell>
          <table:covered-table-cell table:style-name="ce214"/>
          <table:covered-table-cell table:style-name="ce232"/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8">
          <table:table-cell table:style-name="ce60" table:formula="of:=[$Données.A73]" office:value-type="string" office:string-value="(-x-18)" calcext:value-type="string">
            <text:p>(-x-18)</text:p>
          </table:table-cell>
          <table:table-cell table:style-name="ce11"/>
          <table:table-cell table:style-name="ce285" table:number-columns-spanned="2" table:number-rows-spanned="1"/>
          <table:covered-table-cell table:style-name="ce284"/>
          <table:table-cell table:style-name="ce285"/>
          <table:table-cell table:style-name="ce284" table:number-columns-spanned="2" table:number-rows-spanned="1"/>
          <table:covered-table-cell table:style-name="ce285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60"/>
          <table:table-cell table:style-name="ce170"/>
          <table:table-cell table:style-name="ce181" table:number-columns-repeated="3"/>
          <table:table-cell table:style-name="ce202"/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8">
          <table:table-cell table:style-name="ce60" table:formula="of:=[$Données.A74]" office:value-type="string" office:string-value="(-x+15)" calcext:value-type="string">
            <text:p>(-x+15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60"/>
          <table:table-cell table:style-name="ce411" table:formula="of:=IF(ISBLANK([.M5]);&quot;&quot;;IF(AND([.$X$1];[$Synthèse.$H$1]);IF([.M5]=[$Données.B78];1;0);&quot;&quot;))">
            <text:p/>
          </table:table-cell>
          <table:table-cell table:style-name="ce420" table:formula="of:=IF(ISBLANK([.N5]);&quot;&quot;;IF(AND([.$X$1];[$Synthèse.$H$1]);IF([.N5]=[$Données.C78];1;0);&quot;&quot;))">
            <text:p/>
          </table:table-cell>
          <table:table-cell table:style-name="ce425" table:formula="of:=IF(ISBLANK([.O5]);&quot;&quot;;IF(AND([.$X$1];[$Synthèse.$H$1]);IF([.O5]=[$Données.D78];1;0);&quot;&quot;))">
            <text:p/>
          </table:table-cell>
          <table:table-cell table:style-name="ce431" table:formula="of:=IF(ISBLANK([.P5]);&quot;&quot;;IF(AND([.$X$1];[$Synthèse.$H$1]);IF([.P5]=[$Données.E78];1;0);&quot;&quot;))">
            <text:p/>
          </table:table-cell>
          <table:table-cell table:style-name="ce439" table:formula="of:=IF(ISBLANK([.Q5]);&quot;&quot;;IF([.$X$1];IF([.Q5]=[$Données.F78];1;0);&quot;&quot;))">
            <text:p/>
          </table:table-cell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8">
          <table:table-cell table:style-name="ce60" table:formula="of:=[$Données.A75]" office:value-type="string" office:string-value="Signe de (-x-18) / (-x+15)" calcext:value-type="string">
            <text:p>Signe de (-x-18) / (-x+15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60"/>
          <table:table-cell table:style-name="ce414" table:formula="of:=IF(AND([.$X$1];[.$X$2];[$Synthèse.$H$1]);[$Données.B78];&quot;&quot;)">
            <text:p/>
          </table:table-cell>
          <table:table-cell table:style-name="ce421" table:formula="of:=IF(AND([.$X$1];[.$X$2];[$Synthèse.$H$1]);[$Données.C78];&quot;&quot;)">
            <text:p/>
          </table:table-cell>
          <table:table-cell table:style-name="ce426" table:formula="of:=IF(AND([.$X$1];[.$X$2];[$Synthèse.$H$1]);[$Données.D78];&quot;&quot;)">
            <text:p/>
          </table:table-cell>
          <table:table-cell table:style-name="ce426" table:formula="of:=IF(AND([.$X$1];[.$X$2];[$Synthèse.$H$1]);[$Données.E78];&quot;&quot;)">
            <text:p/>
          </table:table-cell>
          <table:table-cell table:style-name="ce314" table:formula="of:=IF(AND([.$X$1];[.$X$2];[$Synthèse.$H$1]);[$Données.F78];&quot;&quot;)">
            <text:p/>
          </table:table-cell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8">
          <table:table-cell table:number-columns-repeated="9"/>
          <table:table-cell table:style-name="ce312" table:number-columns-repeated="8"/>
          <table:table-cell table:style-name="ce244" table:number-columns-repeated="8"/>
          <table:table-cell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86" table:formula="of:=IF(AND([.$X$1];[.$X$2];[$Synthèse.$H$1]);[Données.C72];&quot;&quot;)" table:number-columns-spanned="2" table:number-rows-spanned="1">
            <text:p/>
          </table:table-cell>
          <table:covered-table-cell table:style-name="ce286" table:formula="of:=#REF!" office:value-type="string" office:string-value="" calcext:value-type="error">
            <text:p>#RÉF !</text:p>
          </table:covered-table-cell>
          <table:table-cell table:style-name="ce286"/>
          <table:table-cell table:style-name="ce286" table:formula="of:=IF(AND([.$X$1];[.$X$2];[$Synthèse.$H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260"/>
          <table:table-cell table:style-name="ce357" table:formula="of:=[$Données.H85]" office:value-type="string" office:string-value="(-x-18) / (-x+15) &lt; 0" calcext:value-type="string" table:number-columns-spanned="4" table:number-rows-spanned="1">
            <text:p>(-x-18) / (-x+15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57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8">
          <table:table-cell table:style-name="ce60" table:formula="of:=[.A5]" office:value-type="string" office:string-value="(-x-18)" calcext:value-type="string">
            <text:p>(-x-18)</text:p>
          </table:table-cell>
          <table:table-cell table:style-name="ce95" table:formula="of:=IF(AND([.$X$1];[.$X$2];[$Synthèse.$H$1]);[Données.B73];&quot;&quot;)">
            <text:p/>
          </table:table-cell>
          <table:table-cell table:style-name="ce286" table:formula="of:=IF(AND([.$X$1];[.$X$2];[$Synthèse.$H$1]);[Données.C73];&quot;&quot;)" table:number-columns-spanned="2" table:number-rows-spanned="1">
            <text:p/>
          </table:table-cell>
          <table:covered-table-cell table:style-name="ce286" table:formula="of:=IF([.B10]&lt;&gt;&quot;&quot;;IF(VALUE(COM.MICROSOFT.CONCAT(#REF!;[.B10]))=-#REF!;0;&quot;&quot;);&quot;&quot;)">
            <text:p/>
          </table:covered-table-cell>
          <table:table-cell table:style-name="ce286" table:formula="of:=IF(AND([.$X$1];[.$X$2];[$Synthèse.$H$1]);[Données.E73];&quot;&quot;)">
            <text:p/>
          </table:table-cell>
          <table:table-cell table:style-name="ce286" table:formula="of:=IF(AND([.$X$1];[.$X$2];[$Synthèse.$H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60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8">
          <table:table-cell table:style-name="ce60" table:formula="of:=[.A6]" office:value-type="string" office:string-value="(-x+15)" calcext:value-type="string">
            <text:p>(-x+15)</text:p>
          </table:table-cell>
          <table:table-cell table:style-name="ce95" table:formula="of:=IF(AND([.$X$1];[.$X$2];[$Synthèse.$H$1]);[Données.B74];&quot;&quot;)">
            <text:p/>
          </table:table-cell>
          <table:table-cell table:style-name="ce286" table:formula="of:=IF(AND([.$X$1];[.$X$2];[$Synthèse.$H$1]);[Données.C74];&quot;&quot;)" table:number-columns-spanned="2" table:number-rows-spanned="1">
            <text:p/>
          </table:table-cell>
          <table:covered-table-cell table:style-name="ce114"/>
          <table:table-cell table:style-name="ce286" table:formula="of:=IF(AND([.$X$1];[.$X$2];[$Synthèse.$H$1]);[Données.E74];&quot;&quot;)">
            <text:p/>
          </table:table-cell>
          <table:table-cell table:style-name="ce286" table:formula="of:=IF(AND([.$X$1];[.$X$2];[$Synthèse.$H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4];&quot;&quot;)">
            <text:p/>
          </table:table-cell>
          <table:table-cell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60"/>
          <table:table-cell table:style-name="ce376" table:formula="of:=IF(ISBLANK([.M10]);&quot;&quot;;IF(AND([.$X$1];[$Synthèse.$H$1]);IF([.M10]=[$Données.B86];1;0);&quot;&quot;))">
            <text:p/>
          </table:table-cell>
          <table:table-cell table:style-name="ce381" table:formula="of:=IF(ISBLANK([.N10]);&quot;&quot;;IF(AND([.$X$1];[$Synthèse.$H$1]);IF([.N10]=[$Données.C86];1;0);&quot;&quot;))">
            <text:p/>
          </table:table-cell>
          <table:table-cell table:style-name="ce385" table:formula="of:=IF(ISBLANK([.O10]);&quot;&quot;;IF(AND([.$X$1];[$Synthèse.$H$1]);IF([.O10]=[$Données.D86];1;0);&quot;&quot;))">
            <text:p/>
          </table:table-cell>
          <table:table-cell table:style-name="ce433" table:formula="of:=IF(ISBLANK([.P10]);&quot;&quot;;IF(AND([.$X$1];[$Synthèse.$H$1]);IF([.P10]=[$Données.E86];1;0);&quot;&quot;))">
            <text:p/>
          </table:table-cell>
          <table:table-cell table:style-name="ce443" table:formula="of:=IF(ISBLANK([.Q10]);&quot;&quot;;IF(AND([.$X$1];[$Synthèse.$H$1]);IF([.Q10]=[$Données.F86];1;0);&quot;&quot;))">
            <text:p/>
          </table:table-cell>
          <table:table-cell table:style-name="ce447" table:formula="of:=IF(ISBLANK([.R10]);&quot;&quot;;IF(AND([.$X$1];[$Synthèse.$H$1]);IF([.R10]=[$Données.G86];1;0);&quot;&quot;))">
            <text:p/>
          </table:table-cell>
          <table:table-cell table:style-name="ce450" table:formula="of:=IF(ISBLANK([.S10]);&quot;&quot;;IF(AND([.$X$1];[$Synthèse.$H$1]);IF([.S10]=[$Données.H86];1;0);&quot;&quot;))">
            <text:p/>
          </table:table-cell>
          <table:table-cell table:style-name="ce452" table:formula="of:=IF(ISBLANK([.T10]);&quot;&quot;;IF(AND([.$X$1];[$Synthèse.$H$1]);IF([.T10]=[$Données.I86];1;0);&quot;&quot;))">
            <text:p/>
          </table:table-cell>
          <table:table-cell table:style-name="ce454" table:formula="of:=IF(ISBLANK([.U10]);&quot;&quot;;IF(AND([.$X$1];[$Synthèse.$H$1]);IF([.U10]=[$Données.J86];1;0);&quot;&quot;))">
            <text:p/>
          </table:table-cell>
          <table:table-cell table:style-name="ce456" table:formula="of:=IF(ISBLANK([.V10]);&quot;&quot;;IF(AND([.$X$1];[$Synthèse.$H$1]);IF([.V10]=[$Données.K86];1;0);&quot;&quot;))">
            <text:p/>
          </table:table-cell>
          <table:table-cell table:style-name="ce412" table:formula="of:=IF(ISBLANK([.W10]);&quot;&quot;;IF(AND([.$X$1];[$Synthèse.$H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8">
          <table:table-cell table:style-name="ce60" table:formula="of:=[.A7]" office:value-type="string" office:string-value="Signe de (-x-18) / (-x+15)" calcext:value-type="string">
            <text:p>Signe de (-x-18) / (-x+15)</text:p>
          </table:table-cell>
          <table:table-cell table:style-name="ce95" table:formula="of:=IF(AND([.$X$1];[.$X$2];[$Synthèse.$H$1]);[Données.B75];&quot;&quot;)">
            <text:p/>
          </table:table-cell>
          <table:table-cell table:style-name="ce286" table:formula="of:=IF(AND([.$X$1];[.$X$2];[$Synthèse.$H$1]);[Données.C75];&quot;&quot;)" table:number-columns-spanned="2" table:number-rows-spanned="1">
            <text:p/>
          </table:table-cell>
          <table:covered-table-cell table:style-name="ce114"/>
          <table:table-cell table:style-name="ce286" table:formula="of:=IF(AND([.$X$1];[.$X$2];[$Synthèse.$H$1]);[Données.E75];&quot;&quot;)">
            <text:p/>
          </table:table-cell>
          <table:table-cell table:style-name="ce286" table:formula="of:=IF(AND([.$X$1];[.$X$2];[$Synthèse.$H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5];&quot;&quot;)">
            <text:p/>
          </table:table-cell>
          <table:table-cell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60"/>
          <table:table-cell table:style-name="ce377" table:formula="of:=IF(AND([.$X$1];[.$X$2];[$Synthèse.$H$1]);[$Données.B87];&quot;&quot;)">
            <text:p/>
          </table:table-cell>
          <table:table-cell table:style-name="ce382" table:formula="of:=IF(AND([.$X$1];[.$X$2];[$Synthèse.$H$1]);[$Données.C87];&quot;&quot;)">
            <text:p/>
          </table:table-cell>
          <table:table-cell table:style-name="ce386" table:formula="of:=IF(AND([.$X$1];[.$X$2];[$Synthèse.$H$1]);[$Données.D87];&quot;&quot;)">
            <text:p/>
          </table:table-cell>
          <table:table-cell table:style-name="ce434" table:formula="of:=IF(AND([.$X$1];[.$X$2];[$Synthèse.$H$1]);[$Données.E87];&quot;&quot;)">
            <text:p/>
          </table:table-cell>
          <table:table-cell table:style-name="ce444" table:formula="of:=IF(AND([.$X$1];[.$X$2];[$Synthèse.$H$1]);[$Données.F87];&quot;&quot;)">
            <text:p/>
          </table:table-cell>
          <table:table-cell table:style-name="ce402" table:formula="of:=IF(AND([.$X$1];[.$X$2];[$Synthèse.$H$1]);[$Données.G87];&quot;&quot;)">
            <text:p/>
          </table:table-cell>
          <table:table-cell table:style-name="ce451" table:formula="of:=IF(AND([.$X$1];[.$X$2];[$Synthèse.$H$1]);[$Données.H87];&quot;&quot;)">
            <text:p/>
          </table:table-cell>
          <table:table-cell table:style-name="ce407" table:formula="of:=IF(AND([.$X$1];[.$X$2];[$Synthèse.$H$1]);[$Données.I87];&quot;&quot;)">
            <text:p/>
          </table:table-cell>
          <table:table-cell table:style-name="ce455" table:formula="of:=IF(AND([.$X$1];[.$X$2];[$Synthèse.$H$1]);[$Données.J87];&quot;&quot;)">
            <text:p/>
          </table:table-cell>
          <table:table-cell table:style-name="ce458" table:formula="of:=IF(AND([.$X$1];[.$X$2];[$Synthèse.$H$1]);[$Données.K87];&quot;&quot;)">
            <text:p/>
          </table:table-cell>
          <table:table-cell table:style-name="ce413" table:formula="of:=IF(AND([.$X$1];[.$X$2];[$Synthèse.$H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8">
          <table:table-cell table:style-name="ce70" table:number-columns-repeated="15"/>
          <table:table-cell table:style-name="ce270" table:number-columns-repeated="10"/>
          <table:table-cell table:style-name="ce70" table:number-columns-repeated="39"/>
        </table:table-row>
        <table:table-row table:style-name="ro8">
          <table:table-cell table:style-name="ce260"/>
          <table:table-cell table:style-name="ce270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244"/>
          <table:table-cell table:style-name="ce270" table:number-columns-repeated="5"/>
          <table:table-cell table:style-name="ce70" table:number-columns-repeated="39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70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446"/>
          <table:table-cell table:style-name="ce449"/>
          <table:table-cell table:style-name="ce70" table:number-columns-repeated="2"/>
          <table:table-cell table:style-name="ce270" table:number-columns-repeated="5"/>
          <table:table-cell table:style-name="ce70" table:number-columns-repeated="39"/>
        </table:table-row>
        <table:table-row table:style-name="ro8">
          <table:table-cell table:style-name="Default"/>
          <table:table-cell table:style-name="ce270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446"/>
          <table:table-cell table:style-name="ce449"/>
          <table:table-cell table:style-name="ce70" table:number-columns-repeated="5"/>
          <table:table-cell table:style-name="ce270"/>
          <table:table-cell table:style-name="ce70" table:number-columns-repeated="40"/>
        </table:table-row>
        <table:table-row table:style-name="ro8">
          <table:table-cell table:style-name="ce270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260"/>
          <table:covered-table-cell table:number-columns-repeated="6"/>
          <table:covered-table-cell table:number-columns-repeated="3" table:style-name="ce70"/>
          <table:table-cell table:style-name="ce270"/>
          <table:table-cell table:style-name="ce70" table:number-columns-repeated="2"/>
          <table:table-cell table:style-name="ce99" table:number-columns-repeated="38"/>
        </table:table-row>
        <table:table-row table:style-name="ro8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270"/>
          <table:table-cell table:style-name="ce70" table:number-columns-repeated="2"/>
          <table:table-cell table:style-name="ce99" table:number-columns-repeated="38"/>
        </table:table-row>
        <table:table-row table:style-name="ro8">
          <table:table-cell table:style-name="ce70"/>
          <table:table-cell table:style-name="ce270" table:number-columns-repeated="3"/>
          <table:table-cell table:style-name="ce99"/>
          <table:table-cell table:style-name="ce70" table:number-columns-repeated="18"/>
          <table:table-cell table:style-name="ce270"/>
          <table:table-cell table:style-name="ce70" table:number-columns-repeated="40"/>
        </table:table-row>
        <table:table-row table:style-name="ro8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270"/>
          <table:table-cell table:style-name="ce70" table:number-columns-repeated="40"/>
        </table:table-row>
        <table:table-row table:style-name="ro8">
          <table:table-cell table:style-name="ce70" table:number-columns-repeated="2"/>
          <table:table-cell table:style-name="ce270"/>
          <table:table-cell table:style-name="ce70" table:number-columns-repeated="20"/>
          <table:table-cell table:style-name="ce270"/>
          <table:table-cell table:style-name="ce70" table:number-columns-repeated="40"/>
        </table:table-row>
        <table:table-row table:style-name="ro8" table:number-rows-repeated="3">
          <table:table-cell table:style-name="ce70" table:number-columns-repeated="23"/>
          <table:table-cell table:style-name="ce270"/>
          <table:table-cell table:style-name="ce70" table:number-columns-repeated="40"/>
        </table:table-row>
        <table:table-row table:style-name="ro8" table:number-rows-repeated="25">
          <table:table-cell table:style-name="ce70" table:number-columns-repeated="64"/>
        </table:table-row>
        <table:table-row table:style-name="ro8" table:number-rows-repeated="1048520">
          <table:table-cell table:number-columns-repeated="64"/>
        </table:table-row>
        <table:table-row table:style-name="ro11" table:number-rows-repeated="6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5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118cm" svg:y1="5.954cm" svg:x2="16.118cm" svg:y2="10.464cm">
            <text:p/>
          </draw:line>
          <draw:line draw:z-index="2" draw:style-name="gr7" draw:text-style-name="P2" svg:x1="20.68cm" svg:y1="5.949cm" svg:x2="20.68cm" svg:y2="10.441cm">
            <text:p/>
          </draw:line>
          <draw:line draw:z-index="3" draw:style-name="gr7" draw:text-style-name="P2" svg:x1="16.015cm" svg:y1="13.384cm" svg:x2="16.015cm" svg:y2="17.878cm">
            <text:p/>
          </draw:line>
          <draw:line draw:z-index="4" draw:style-name="gr7" draw:text-style-name="P2" svg:x1="20.608cm" svg:y1="13.428cm" svg:x2="20.608cm" svg:y2="17.902cm">
            <text:p/>
          </draw:line>
          <draw:control draw:z-index="5" draw:style-name="gr8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3" draw:text-style-name="P3" svg:width="11.496cm" svg:height="1.5cm" svg:x="9.264cm" svg:y="19.352cm" draw:control="control16"/>
          <draw:control draw:z-index="9" draw:style-name="gr3" draw:text-style-name="P3" svg:width="7.075cm" svg:height="1.5cm" svg:x="0.734cm" svg:y="19.381cm" draw:control="control17"/>
        </table:shapes>
        <table:table-column table:style-name="co20" table:default-cell-style-name="ce41"/>
        <table:table-column table:style-name="co21" table:default-cell-style-name="ce41"/>
        <table:table-column table:style-name="co22" table:number-columns-repeated="5" table:default-cell-style-name="ce41"/>
        <table:table-column table:style-name="co21" table:default-cell-style-name="ce41"/>
        <table:table-column table:style-name="co23" table:default-cell-style-name="ce41"/>
        <table:table-column table:style-name="co15" table:number-columns-repeated="14" table:default-cell-style-name="ce41"/>
        <table:table-column table:style-name="co1" table:number-columns-repeated="41" table:default-cell-style-name="ce41"/>
        <table:table-row table:style-name="ro12">
          <table:table-cell table:style-name="ce46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80"/>
          <table:covered-table-cell table:number-columns-repeated="3" table:style-name="ce486"/>
          <table:covered-table-cell table:style-name="ce118"/>
          <table:covered-table-cell table:style-name="ce125"/>
          <table:covered-table-cell table:style-name="ce502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H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12">
          <table:covered-table-cell table:style-name="ce66"/>
          <table:covered-table-cell table:style-name="ce462"/>
          <table:covered-table-cell table:style-name="ce480"/>
          <table:covered-table-cell table:number-columns-repeated="3" table:style-name="ce486"/>
          <table:covered-table-cell table:number-columns-repeated="2" table:style-name="ce358"/>
          <table:covered-table-cell table:style-name="ce502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12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12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51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9x-5)(4x+1) = 0" calcext:value-type="string" table:number-columns-spanned="3" table:number-rows-spanned="1">
            <text:p>(-9x-5)(4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12">
          <table:table-cell table:style-name="ce5" table:formula="of:=[$Données.A101]" office:value-type="string" office:string-value="Signe de (-9x-5)" calcext:value-type="string">
            <text:p>Signe de (-9x-5)</text:p>
          </table:table-cell>
          <table:table-cell table:style-name="ce11"/>
          <table:table-cell table:style-name="ce285" table:number-columns-spanned="2" table:number-rows-spanned="1"/>
          <table:covered-table-cell table:style-name="ce284"/>
          <table:table-cell table:style-name="ce285"/>
          <table:table-cell table:style-name="ce284" table:number-columns-spanned="2" table:number-rows-spanned="1"/>
          <table:covered-table-cell table:style-name="ce285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12">
          <table:table-cell table:style-name="ce5" table:formula="of:=[$Données.A102]" office:value-type="string" office:string-value="Signe de (4x+1)" calcext:value-type="string">
            <text:p>Signe de (4x+1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style-name="ce13"/>
          <table:table-cell table:style-name="ce48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H$1]);IF([.M5]=[$Données.B106];1;0);&quot;&quot;))">
            <text:p/>
          </table:table-cell>
          <table:table-cell table:style-name="ce168" table:formula="of:=IF(ISBLANK([.N5]);&quot;&quot;;IF(AND([.$X$1];[$Synthèse.$H$1]);IF([.N5]=[$Données.F96];1;0);&quot;&quot;))">
            <text:p/>
          </table:table-cell>
          <table:table-cell table:style-name="ce189" table:formula="of:=IF(ISBLANK([.O5]);&quot;&quot;;IF(AND([.$X$1];[$Synthèse.$H$1]);IF([.O5]=[$Données.D106];1;0);&quot;&quot;))">
            <text:p/>
          </table:table-cell>
          <table:table-cell table:style-name="ce390" table:formula="of:=IF(ISBLANK([.P5]);&quot;&quot;;IF(AND([.$X$1];[$Synthèse.$H$1]);IF([.P5]=[$Données.F97];1;0);&quot;&quot;))">
            <text:p/>
          </table:table-cell>
          <table:table-cell table:style-name="ce396" table:formula="of:=IF(ISBLANK([.Q5]);&quot;&quot;;IF(AND([.$X$1];[$Synthèse.$H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12">
          <table:table-cell table:style-name="ce5" table:formula="of:=[$Données.A103]" office:value-type="string" office:string-value="Signe de (-9x-5)(4x+1)" calcext:value-type="string">
            <text:p>Signe de (-9x-5)(4x+1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style-name="ce13"/>
          <table:table-cell table:style-name="ce48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H$1]);[$Données.B106];&quot;&quot;)">
            <text:p/>
          </table:table-cell>
          <table:table-cell table:style-name="ce440" table:formula="of:=IF(AND([.$X$1];[.$X$2];[$Synthèse.$H$1]);[$Données.C106];&quot;&quot;)">
            <text:p/>
          </table:table-cell>
          <table:table-cell table:style-name="ce185" table:formula="of:=IF(AND([.$X$1];[.$X$2];[$Synthèse.$H$1]);[$Données.D106];&quot;&quot;)">
            <text:p/>
          </table:table-cell>
          <table:table-cell table:style-name="ce457" table:formula="of:=IF(AND([.$X$1];[.$X$2];[$Synthèse.$H$1]);[$Données.E106];&quot;&quot;)">
            <text:p/>
          </table:table-cell>
          <table:table-cell table:style-name="ce464" table:formula="of:=IF(AND([.$X$1];[.$X$2];[$Synthèse.$H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12">
          <table:table-cell table:style-name="ce13" table:number-columns-repeated="9"/>
          <table:table-cell table:style-name="ce513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12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00];&quot;&quot;)" table:number-columns-spanned="2" table:number-rows-spanned="1">
            <text:p/>
          </table:table-cell>
          <table:covered-table-cell table:style-name="ce484"/>
          <table:table-cell table:style-name="ce484"/>
          <table:table-cell table:style-name="ce86" table:formula="of:=IF(AND([.$X$1];[.$X$2];[$Synthèse.$H$1]);[Données.F100];&quot;&quot;)" table:number-columns-spanned="2" table:number-rows-spanned="1">
            <text:p/>
          </table:table-cell>
          <table:covered-table-cell table:style-name="ce490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51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9x-5)(4x+1) &lt; 0" calcext:value-type="string" table:number-columns-spanned="4" table:number-rows-spanned="1">
            <text:p>(-9x-5)(4x+1) &l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12">
          <table:table-cell table:style-name="ce391" table:formula="of:=[.A5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H$1]);[Données.B101];&quot;&quot;)">
            <text:p/>
          </table:table-cell>
          <table:table-cell table:style-name="ce484" table:formula="of:=IF(AND([.$X$1];[.$X$2];[$Synthèse.$H$1]);[Données.C101];&quot;&quot;)" table:number-columns-spanned="2" table:number-rows-spanned="1">
            <text:p/>
          </table:table-cell>
          <table:covered-table-cell table:style-name="ce484"/>
          <table:table-cell table:style-name="ce490" table:formula="of:=IF(AND([.$X$1];[.$X$2];[$Synthèse.$H$1]);[Données.E101];&quot;&quot;)">
            <text:p/>
          </table:table-cell>
          <table:table-cell table:style-name="ce484" table:formula="of:=IF(AND([.$X$1];[.$X$2];[$Synthèse.$H$1]);[Données.F101];&quot;&quot;)" table:number-columns-spanned="2" table:number-rows-spanned="1">
            <text:p/>
          </table:table-cell>
          <table:covered-table-cell table:style-name="ce490"/>
          <table:table-cell table:style-name="ce96" table:formula="of:=IF(AND([.$X$1];[.$X$2];[$Synthèse.$H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12">
          <table:table-cell table:style-name="ce5" table:formula="of:=[.A6]" office:value-type="string" office:string-value="Signe de (4x+1)" calcext:value-type="string">
            <text:p>Signe de (4x+1)</text:p>
          </table:table-cell>
          <table:table-cell table:style-name="ce75" table:formula="of:=IF(AND([.$X$1];[.$X$2];[$Synthèse.$H$1]);[Données.B102];&quot;&quot;)">
            <text:p/>
          </table:table-cell>
          <table:table-cell table:style-name="ce484" table:formula="of:=IF(AND([.$X$1];[.$X$2];[$Synthèse.$H$1]);[Données.C102];&quot;&quot;)" table:number-columns-spanned="2" table:number-rows-spanned="1">
            <text:p/>
          </table:table-cell>
          <table:covered-table-cell table:style-name="ce490"/>
          <table:table-cell table:style-name="ce490" table:formula="of:=IF(AND([.$X$1];[.$X$2];[$Synthèse.$H$1]);[Données.E102];&quot;&quot;)">
            <text:p/>
          </table:table-cell>
          <table:table-cell table:style-name="ce484" table:formula="of:=IF(AND([.$X$1];[.$X$2];[$Synthèse.$H$1]);[Données.F102];&quot;&quot;)" table:number-columns-spanned="2" table:number-rows-spanned="1">
            <text:p/>
          </table:table-cell>
          <table:covered-table-cell table:style-name="ce490"/>
          <table:table-cell table:style-name="ce96" table:formula="of:=IF(AND([.$X$1];[.$X$2];[$Synthèse.$H$1]);[Données.H102];&quot;&quot;)">
            <text:p/>
          </table:table-cell>
          <table:table-cell/>
          <table:table-cell table:style-name="ce48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H$1]);IF([.M10]=[$Données.B114];1;0);&quot;&quot;))">
            <text:p/>
          </table:table-cell>
          <table:table-cell table:style-name="ce308" table:formula="of:=IF(ISBLANK([.N10]);&quot;&quot;;IF(AND([.$X$1];[$Synthèse.$H$1]);IF([.N10]=[$Données.C114];1;0);&quot;&quot;))">
            <text:p/>
          </table:table-cell>
          <table:table-cell table:style-name="ce180" table:formula="of:=IF(ISBLANK([.O10]);&quot;&quot;;IF(AND([.$X$1];[$Synthèse.$H$1]);IF([.O10]=[$Données.D114];1;0);&quot;&quot;))">
            <text:p/>
          </table:table-cell>
          <table:table-cell table:style-name="ce194" table:formula="of:=IF(ISBLANK([.P10]);&quot;&quot;;IF(AND([.$X$1];[$Synthèse.$H$1]);IF([.P10]=[$Données.E114];1;0);&quot;&quot;))">
            <text:p/>
          </table:table-cell>
          <table:table-cell table:style-name="ce218" table:formula="of:=IF(ISBLANK([.Q10]);&quot;&quot;;IF(AND([.$X$1];[$Synthèse.$H$1]);IF([.Q10]=[$Données.F114];1;0);&quot;&quot;))">
            <text:p/>
          </table:table-cell>
          <table:table-cell table:style-name="ce237" table:formula="of:=IF(ISBLANK([.R10]);&quot;&quot;;IF(AND([.$X$1];[$Synthèse.$H$1]);IF([.R10]=[$Données.G114];1;0);&quot;&quot;))">
            <text:p/>
          </table:table-cell>
          <table:table-cell table:style-name="ce245" table:formula="of:=IF(ISBLANK([.S10]);&quot;&quot;;IF(AND([.$X$1];[$Synthèse.$H$1]);IF([.S10]=[$Données.H114];1;0);&quot;&quot;))">
            <text:p/>
          </table:table-cell>
          <table:table-cell table:style-name="ce251" table:formula="of:=IF(ISBLANK([.T10]);&quot;&quot;;IF(AND([.$X$1];[$Synthèse.$H$1]);IF([.T10]=[$Données.I114];1;0);&quot;&quot;))">
            <text:p/>
          </table:table-cell>
          <table:table-cell table:style-name="ce259" table:formula="of:=IF(ISBLANK([.U10]);&quot;&quot;;IF(AND([.$X$1];[$Synthèse.$H$1]);IF([.U10]=[$Données.J114];1;0);&quot;&quot;))">
            <text:p/>
          </table:table-cell>
          <table:table-cell table:style-name="ce266" table:formula="of:=IF(ISBLANK([.V10]);&quot;&quot;;IF(AND([.$X$1];[$Synthèse.$H$1]);IF([.V10]=[$Données.K114];1;0);&quot;&quot;))">
            <text:p/>
          </table:table-cell>
          <table:table-cell table:style-name="ce423" table:formula="of:=IF(ISBLANK([.W10]);&quot;&quot;;IF(AND([.$X$1];[$Synthèse.$H$1]);IF([.W10]=[$Données.L114];1;0);&quot;&quot;))">
            <text:p/>
          </table:table-cell>
          <table:table-cell table:number-columns-repeated="41"/>
        </table:table-row>
        <table:table-row table:style-name="ro12">
          <table:table-cell table:style-name="ce5" table:formula="of:=[.A7]" office:value-type="string" office:string-value="Signe de (-9x-5)(4x+1)" calcext:value-type="string">
            <text:p>Signe de (-9x-5)(4x+1)</text:p>
          </table:table-cell>
          <table:table-cell table:style-name="ce75" table:formula="of:=IF(AND([.$X$1];[.$X$2];[$Synthèse.$H$1]);[Données.B103];&quot;&quot;)">
            <text:p/>
          </table:table-cell>
          <table:table-cell table:style-name="ce363" table:formula="of:=IF(AND([.$X$1];[.$X$2];[$Synthèse.$H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H$1]);[Données.E103];&quot;&quot;)">
            <text:p/>
          </table:table-cell>
          <table:table-cell table:style-name="ce363" table:formula="of:=IF(AND([.$X$1];[.$X$2];[$Synthèse.$H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H$1]);[Données.H103];&quot;&quot;)">
            <text:p/>
          </table:table-cell>
          <table:table-cell/>
          <table:table-cell table:style-name="ce48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H$1]);[$Données.B115];&quot;&quot;)">
            <text:p/>
          </table:table-cell>
          <table:table-cell table:style-name="ce299" table:formula="of:=IF(AND([.$X$1];[.$X$2];[$Synthèse.$H$1]);[$Données.C115];&quot;&quot;)">
            <text:p/>
          </table:table-cell>
          <table:table-cell table:style-name="ce188" table:formula="of:=IF(AND([.$X$1];[.$X$2];[$Synthèse.$H$1]);[$Données.D115];&quot;&quot;)">
            <text:p/>
          </table:table-cell>
          <table:table-cell table:style-name="ce460" table:formula="of:=IF(AND([.$X$1];[.$X$2];[$Synthèse.$H$1]);[$Données.E115];&quot;&quot;)">
            <text:p/>
          </table:table-cell>
          <table:table-cell table:style-name="ce240" table:formula="of:=IF(AND([.$X$1];[.$X$2];[$Synthèse.$H$1]);[$Données.F115];&quot;&quot;)">
            <text:p/>
          </table:table-cell>
          <table:table-cell table:style-name="ce472" table:formula="of:=IF(AND([.$X$1];[.$X$2];[$Synthèse.$H$1]);[$Données.G115];&quot;&quot;)">
            <text:p/>
          </table:table-cell>
          <table:table-cell table:style-name="ce325" table:formula="of:=IF(AND([.$X$1];[.$X$2];[$Synthèse.$H$1]);[$Données.H115];&quot;&quot;)">
            <text:p/>
          </table:table-cell>
          <table:table-cell table:style-name="ce415" table:formula="of:=IF(AND([.$X$1];[.$X$2];[$Synthèse.$H$1]);[$Données.I115];&quot;&quot;)">
            <text:p/>
          </table:table-cell>
          <table:table-cell table:style-name="ce282" table:formula="of:=IF(AND([.$X$1];[.$X$2];[$Synthèse.$H$1]);[$Données.J115];&quot;&quot;)">
            <text:p/>
          </table:table-cell>
          <table:table-cell table:style-name="ce295" table:formula="of:=IF(AND([.$X$1];[.$X$2];[$Synthèse.$H$1]);[$Données.K115];&quot;&quot;)">
            <text:p/>
          </table:table-cell>
          <table:table-cell table:style-name="ce331" table:formula="of:=IF(AND([.$X$1];[.$X$2];[$Synthèse.$H$1]);[$Données.L115];&quot;&quot;)">
            <text:p/>
          </table:table-cell>
          <table:table-cell table:number-columns-repeated="41"/>
        </table:table-row>
        <table:table-row table:style-name="ro12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12">
          <table:table-cell table:style-name="Default" table:number-columns-repeated="8"/>
          <table:table-cell/>
          <table:table-cell table:style-name="Default"/>
          <table:table-cell table:style-name="ce513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513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12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12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12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12">
          <table:table-cell table:number-columns-repeated="64"/>
        </table:table-row>
        <table:table-row table:style-name="ro12">
          <table:table-cell table:number-columns-repeated="2"/>
          <table:table-cell table:style-name="Default"/>
          <table:table-cell table:number-columns-repeated="61"/>
        </table:table-row>
        <table:table-row table:style-name="ro12" table:number-rows-repeated="1048556">
          <table:table-cell table:number-columns-repeated="64"/>
        </table:table-row>
        <table:table-row table:style-name="ro12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6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8.563cm" svg:y1="5.93cm" svg:x2="18.563cm" svg:y2="8.941cm">
            <text:p/>
          </draw:line>
          <draw:line draw:z-index="2" draw:style-name="gr7" draw:text-style-name="P2" svg:x1="24.9cm" svg:y1="5.886cm" svg:x2="24.9cm" svg:y2="8.885cm">
            <text:p/>
          </draw:line>
          <draw:line draw:z-index="3" draw:style-name="gr7" draw:text-style-name="P2" svg:x1="18.699cm" svg:y1="13.45cm" svg:x2="18.699cm" svg:y2="16.44cm">
            <text:p/>
          </draw:line>
          <draw:line draw:z-index="4" draw:style-name="gr7" draw:text-style-name="P2" svg:x1="25.038cm" svg:y1="13.372cm" svg:x2="25.038cm" svg:y2="16.408cm">
            <text:p/>
          </draw:line>
          <draw:control draw:z-index="5" draw:style-name="gr8" draw:text-style-name="P6" svg:width="0.608cm" svg:height="0.107cm" svg:x="21.332cm" svg:y="23.211cm" draw:control="control18"/>
          <draw:control draw:z-index="6" draw:style-name="gr4" draw:text-style-name="P5" svg:width="3.99cm" svg:height="1.68cm" svg:x="33.083cm" svg:y="0.603cm" draw:control="control19"/>
          <draw:control draw:z-index="7" draw:style-name="gr4" draw:text-style-name="P5" svg:width="4.019cm" svg:height="1.68cm" svg:x="39.334cm" svg:y="0.667cm" draw:control="control20"/>
          <draw:control draw:z-index="8" draw:style-name="gr3" draw:text-style-name="P3" svg:width="11.496cm" svg:height="1.5cm" svg:x="9.839cm" svg:y="19.439cm" draw:control="control21"/>
          <draw:control draw:z-index="9" draw:style-name="gr3" draw:text-style-name="P3" svg:width="7.075cm" svg:height="1.5cm" svg:x="0.888cm" svg:y="19.406cm" draw:control="control22"/>
        </table:shapes>
        <table:table-column table:style-name="co24" table:default-cell-style-name="ce260"/>
        <table:table-column table:style-name="co25" table:default-cell-style-name="ce260"/>
        <table:table-column table:style-name="co26" table:default-cell-style-name="ce260"/>
        <table:table-column table:style-name="co27" table:number-columns-repeated="2" table:default-cell-style-name="ce260"/>
        <table:table-column table:style-name="co26" table:default-cell-style-name="ce260"/>
        <table:table-column table:style-name="co27" table:default-cell-style-name="ce260"/>
        <table:table-column table:style-name="co28" table:default-cell-style-name="ce260"/>
        <table:table-column table:style-name="co23" table:default-cell-style-name="ce260"/>
        <table:table-column table:style-name="co15" table:number-columns-repeated="3" table:default-cell-style-name="ce260"/>
        <table:table-column table:style-name="co29" table:number-columns-repeated="11" table:default-cell-style-name="ce260"/>
        <table:table-column table:style-name="co15" table:default-cell-style-name="ce260"/>
        <table:table-column table:style-name="co1" table:number-columns-repeated="40" table:default-cell-style-name="ce260"/>
        <table:table-row table:style-name="ro12">
          <table:table-cell table:style-name="ce204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281"/>
          <table:covered-table-cell table:number-columns-repeated="3" table:style-name="ce287"/>
          <table:covered-table-cell table:style-name="ce112"/>
          <table:covered-table-cell table:style-name="ce115"/>
          <table:covered-table-cell table:style-name="ce409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0" table:number-columns-repeated="39"/>
        </table:table-row>
        <table:table-row table:style-name="ro12">
          <table:covered-table-cell table:style-name="ce56"/>
          <table:covered-table-cell table:style-name="ce204"/>
          <table:covered-table-cell table:style-name="ce281"/>
          <table:covered-table-cell table:number-columns-repeated="3" table:style-name="ce287"/>
          <table:covered-table-cell table:number-columns-repeated="2" table:style-name="ce210"/>
          <table:covered-table-cell table:style-name="ce409"/>
          <table:covered-table-cell table:style-name="ce400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0" table:number-columns-repeated="39"/>
        </table:table-row>
        <table:table-row table:style-name="ro12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12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286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-11x+4) / (5x-7) = 0" calcext:value-type="string" table:number-columns-spanned="3" table:number-rows-spanned="1">
            <text:p>(-11x+4) / (5x-7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12">
          <table:table-cell table:style-name="ce60" table:formula="of:=[$Données.A129]" office:value-type="string" office:string-value="Signe de (-11x+4)" calcext:value-type="string">
            <text:p>Signe de (-11x+4)</text:p>
          </table:table-cell>
          <table:table-cell table:style-name="ce11"/>
          <table:table-cell table:style-name="ce285" table:number-columns-spanned="2" table:number-rows-spanned="1"/>
          <table:covered-table-cell table:style-name="ce284"/>
          <table:table-cell table:style-name="ce285"/>
          <table:table-cell table:style-name="ce284" table:number-columns-spanned="2" table:number-rows-spanned="1"/>
          <table:covered-table-cell table:style-name="ce285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12">
          <table:table-cell table:style-name="ce60" table:formula="of:=[$Données.A130]" office:value-type="string" office:string-value="Signe de (5x-7)" calcext:value-type="string">
            <text:p>Signe de (5x-7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style-name="ce64"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650" table:formula="of:=IF(ISBLANK([.M5]);&quot;&quot;;IF(AND([.$X$1];[$Synthèse.$H$1]);IF([.M5]=[$Données.B134];1;0);&quot;&quot;))">
            <text:p/>
          </table:table-cell>
          <table:table-cell table:style-name="ce657" table:formula="of:=IF(ISBLANK([.N5]);&quot;&quot;;IF(AND([.$X$1];[$Synthèse.$H$1]);IF([.N5]=[$Données.C134];1;0);&quot;&quot;))">
            <text:p/>
          </table:table-cell>
          <table:table-cell table:style-name="ce664" table:formula="of:=IF(ISBLANK([.O5]);&quot;&quot;;IF(AND([.$X$1];[$Synthèse.$H$1]);IF([.O5]=[$Données.D134];1;0);&quot;&quot;))">
            <text:p/>
          </table:table-cell>
          <table:table-cell table:style-name="ce678" table:formula="of:=IF(ISBLANK([.P5]);&quot;&quot;;IF(AND([.$X$1];[$Synthèse.$H$1]);IF([.P5]=[$Données.E134];1;0);&quot;&quot;))">
            <text:p/>
          </table:table-cell>
          <table:table-cell table:style-name="ce684" table:formula="of:=IF(ISBLANK([.Q5]);&quot;&quot;;IF(AND([.$X$1];[$Synthèse.$H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12">
          <table:table-cell table:style-name="ce60" table:formula="of:=[$Données.A131]" office:value-type="string" office:string-value="Signe de (-11x+4) / (5x-7)" calcext:value-type="string">
            <text:p>Signe de (-11x+4) / (5x-7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style-name="ce64"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H$1]);[$Données.B134];&quot;&quot;)">
            <text:p/>
          </table:table-cell>
          <table:table-cell table:style-name="ce516" table:formula="of:=IF(AND([.$X$1];[.$X$2];[$Synthèse.$H$1]);[$Données.C134];&quot;&quot;)">
            <text:p/>
          </table:table-cell>
          <table:table-cell table:style-name="ce522" table:formula="of:=IF(AND([.$X$1];[.$X$2];[$Synthèse.$H$1]);[$Données.D134];&quot;&quot;)">
            <text:p/>
          </table:table-cell>
          <table:table-cell table:style-name="ce528" table:formula="of:=IF(AND([.$X$1];[.$X$2];[$Synthèse.$H$1]);[$Données.E134];&quot;&quot;)">
            <text:p/>
          </table:table-cell>
          <table:table-cell table:style-name="ce533" table:formula="of:=IF(AND([.$X$1];[.$X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12">
          <table:table-cell table:style-name="ce64" table:number-columns-repeated="9"/>
          <table:table-cell table:style-name="ce31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12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28];&quot;&quot;)" table:number-columns-spanned="2" table:number-rows-spanned="1">
            <text:p/>
          </table:table-cell>
          <table:covered-table-cell table:style-name="ce624"/>
          <table:table-cell table:style-name="ce624"/>
          <table:table-cell table:style-name="ce585" table:formula="of:=IF(AND([.$X$1];[.$X$2];[$Synthèse.$H$1]);[Données.F128];&quot;&quot;)" table:number-columns-spanned="2" table:number-rows-spanned="1">
            <text:p/>
          </table:table-cell>
          <table:covered-table-cell table:style-name="ce623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57" table:formula="of:=[$Données.H141]" office:value-type="string" office:string-value="(-11x+4) / (5x-7) ≥ 0" calcext:value-type="string" table:number-columns-spanned="3" table:number-rows-spanned="1">
            <text:p>(-11x+4) / (5x-7) ≥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57"/>
          <table:table-cell table:style-name="ce263"/>
          <table:table-cell table:style-name="ce271"/>
          <table:table-cell table:number-columns-repeated="41"/>
        </table:table-row>
        <table:table-row table:style-name="ro12">
          <table:table-cell table:style-name="ce60" table:formula="of:=[.A5]" office:value-type="string" office:string-value="Signe de (-11x+4)" calcext:value-type="string">
            <text:p>Signe de (-11x+4)</text:p>
          </table:table-cell>
          <table:table-cell table:style-name="ce583" table:formula="of:=IF(AND([.$X$1];[.$X$2];[$Synthèse.$H$1]);IF(SIGN(VLOOKUP([Données.O5];[Données.$B$3:.$N$32];2)*([Données.F124]-1)+VLOOKUP([Données.O5];[Données.$B$3:.$N$32];3))=1;&quot;+&quot;;&quot;-&quot;);&quot;&quot;)">
            <text:p/>
          </table:table-cell>
          <table:table-cell table:style-name="ce623" table:formula="of:=IF(AND([.$X$1];[.$X$2];[$Synthèse.$H$1]);[Données.C129];&quot;&quot;)" table:number-columns-spanned="2" table:number-rows-spanned="1">
            <text:p/>
          </table:table-cell>
          <table:covered-table-cell table:style-name="ce624"/>
          <table:table-cell table:style-name="ce623" table:formula="of:=IF(AND([.$X$1];[.$X$2];[$Synthèse.$H$1]);[Données.E129];&quot;&quot;)">
            <text:p/>
          </table:table-cell>
          <table:table-cell table:style-name="ce624" table:formula="of:=IF(AND([.$X$1];[.$X$2];[$Synthèse.$H$1]);[Données.F129];&quot;&quot;)" table:number-columns-spanned="2" table:number-rows-spanned="1">
            <text:p/>
          </table:table-cell>
          <table:covered-table-cell table:style-name="ce623"/>
          <table:table-cell table:style-name="ce592" table:formula="of:=IF(AND([.$X$1];[.$X$2];[$Synthèse.$H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12">
          <table:table-cell table:style-name="ce60" table:formula="of:=[.A6]" office:value-type="string" office:string-value="Signe de (5x-7)" calcext:value-type="string">
            <text:p>Signe de (5x-7)</text:p>
          </table:table-cell>
          <table:table-cell table:style-name="ce583" table:formula="of:=IF(AND([.$X$1];[.$X$2];[$Synthèse.$H$1]);[Données.B130];&quot;&quot;)">
            <text:p/>
          </table:table-cell>
          <table:table-cell table:style-name="ce624" table:formula="of:=IF(AND([.$X$1];[.$X$2];[$Synthèse.$H$1]);[Données.C130];&quot;&quot;)" table:number-columns-spanned="2" table:number-rows-spanned="1">
            <text:p/>
          </table:table-cell>
          <table:covered-table-cell table:style-name="ce623"/>
          <table:table-cell table:style-name="ce623" table:formula="of:=IF(AND([.$X$1];[.$X$2];[$Synthèse.$H$1]);[Données.E130];&quot;&quot;)">
            <text:p/>
          </table:table-cell>
          <table:table-cell table:style-name="ce623" table:formula="of:=IF(AND([.$X$1];[.$X$2];[$Synthèse.$H$1]);[Données.F130];&quot;&quot;)" table:number-columns-spanned="2" table:number-rows-spanned="1">
            <text:p/>
          </table:table-cell>
          <table:covered-table-cell table:style-name="ce623"/>
          <table:table-cell table:style-name="ce592" table:formula="of:=IF(AND([.$X$1];[.$X$2];[$Synthèse.$H$1]);[Données.H130];&quot;&quot;)">
            <text:p/>
          </table:table-cell>
          <table:table-cell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H$1]);IF([.M10]=[$Données.B142];1;0);&quot;&quot;))">
            <text:p/>
          </table:table-cell>
          <table:table-cell table:style-name="ce599" table:formula="of:=IF(ISBLANK([.N10]);&quot;&quot;;IF(AND([.$X$1];[$Synthèse.$H$1]);IF([.N10]=[$Données.C142];1;0);&quot;&quot;))">
            <text:p/>
          </table:table-cell>
          <table:table-cell table:style-name="ce603" table:formula="of:=IF(ISBLANK([.O10]);&quot;&quot;;IF(AND([.$X$1];[$Synthèse.$H$1]);IF([.O10]=[$Données.D142];1;0);&quot;&quot;))">
            <text:p/>
          </table:table-cell>
          <table:table-cell table:style-name="ce681" table:formula="of:=IF(ISBLANK([.P10]);&quot;&quot;;IF(AND([.$X$1];[$Synthèse.$H$1]);IF([.P10]=[$Données.E142];1;0);&quot;&quot;))">
            <text:p/>
          </table:table-cell>
          <table:table-cell table:style-name="ce686" table:formula="of:=IF(ISBLANK([.Q10]);&quot;&quot;;IF(AND([.$X$1];[$Synthèse.$H$1]);IF([.Q10]=[$Données.F142];1;0);&quot;&quot;))">
            <text:p/>
          </table:table-cell>
          <table:table-cell table:style-name="ce687" table:formula="of:=IF(ISBLANK([.R10]);&quot;&quot;;IF(AND([.$X$1];[$Synthèse.$H$1]);IF([.R10]=[$Données.G142];1;0);&quot;&quot;))">
            <text:p/>
          </table:table-cell>
          <table:table-cell table:style-name="ce690" table:formula="of:=IF(ISBLANK([.S10]);&quot;&quot;;IF(AND([.$X$1];[$Synthèse.$H$1]);IF([.S10]=[$Données.H142];1;0);&quot;&quot;))">
            <text:p/>
          </table:table-cell>
          <table:table-cell table:style-name="ce695" table:formula="of:=IF(ISBLANK([.T10]);&quot;&quot;;IF(AND([.$X$1];[$Synthèse.$H$1]);IF([.T10]=[$Données.I142];1;0);&quot;&quot;))">
            <text:p/>
          </table:table-cell>
          <table:table-cell table:style-name="ce696" table:formula="of:=IF(ISBLANK([.U10]);&quot;&quot;;IF(AND([.$X$1];[$Synthèse.$H$1]);IF([.U10]=[$Données.J142];1;0);&quot;&quot;))">
            <text:p/>
          </table:table-cell>
          <table:table-cell table:style-name="ce697" table:formula="of:=IF(ISBLANK([.V10]);&quot;&quot;;IF(AND([.$X$1];[$Synthèse.$H$1]);IF([.V10]=[$Données.K142];1;0);&quot;&quot;))">
            <text:p/>
          </table:table-cell>
          <table:table-cell table:style-name="ce698" table:formula="of:=IF(ISBLANK([.W10]);&quot;&quot;;IF(AND([.$X$1];[$Synthèse.$H$1]);IF([.W10]=[$Données.L142];1;0);&quot;&quot;))">
            <text:p/>
          </table:table-cell>
          <table:table-cell table:number-columns-repeated="41"/>
        </table:table-row>
        <table:table-row table:style-name="ro12">
          <table:table-cell table:style-name="ce60" table:formula="of:=[.A7]" office:value-type="string" office:string-value="Signe de (-11x+4) / (5x-7)" calcext:value-type="string">
            <text:p>Signe de (-11x+4) / (5x-7)</text:p>
          </table:table-cell>
          <table:table-cell table:style-name="ce584" table:formula="of:=IF(AND([.$X$1];[.$X$2];[$Synthèse.$H$1]);[Données.B131];&quot;&quot;)">
            <text:p/>
          </table:table-cell>
          <table:table-cell table:style-name="ce286" table:formula="of:=IF(AND([.$X$1];[.$X$2];[$Synthèse.$H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286" table:formula="of:=IF(AND([.$X$1];[.$X$2];[$Synthèse.$H$1]);[Données.E131];&quot;&quot;)">
            <text:p/>
          </table:table-cell>
          <table:table-cell table:style-name="ce286" table:formula="of:=IF(AND([.$X$1];[.$X$2];[$Synthèse.$H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131];&quot;&quot;)">
            <text:p/>
          </table:table-cell>
          <table:table-cell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H$1]);[$Données.B143];&quot;&quot;)">
            <text:p/>
          </table:table-cell>
          <table:table-cell table:style-name="ce600" table:formula="of:=IF(AND([.$X$1];[.$X$2];[$Synthèse.$H$1]);[$Données.C143];&quot;&quot;)">
            <text:p/>
          </table:table-cell>
          <table:table-cell table:style-name="ce600" table:formula="of:=IF(AND([.$X$1];[.$X$2];[$Synthèse.$H$1]);[$Données.D143];&quot;&quot;)">
            <text:p/>
          </table:table-cell>
          <table:table-cell table:style-name="ce615" table:formula="of:=IF(AND([.$X$1];[.$X$2];[$Synthèse.$H$1]);[$Données.E143];&quot;&quot;)">
            <text:p/>
          </table:table-cell>
          <table:table-cell table:style-name="ce600" table:formula="of:=IF(AND([.$X$1];[.$X$2];[$Synthèse.$H$1]);[$Données.F143];&quot;&quot;)">
            <text:p/>
          </table:table-cell>
          <table:table-cell table:style-name="ce691" table:formula="of:=IF(AND([.$X$1];[.$X$2];[$Synthèse.$H$1]);[$Données.G143];&quot;&quot;)">
            <text:p/>
          </table:table-cell>
          <table:table-cell table:style-name="ce600" table:formula="of:=IF(AND([.$X$1];[.$X$2];[$Synthèse.$H$1]);[$Données.H143];&quot;&quot;)">
            <text:p/>
          </table:table-cell>
          <table:table-cell table:style-name="ce615" table:formula="of:=IF(AND([.$X$1];[.$X$2];[$Synthèse.$H$1]);[$Données.I143];&quot;&quot;)">
            <text:p/>
          </table:table-cell>
          <table:table-cell table:style-name="ce600" table:formula="of:=IF(AND([.$X$1];[.$X$2];[$Synthèse.$H$1]);[$Données.J143];&quot;&quot;)">
            <text:p/>
          </table:table-cell>
          <table:table-cell table:style-name="ce600" table:formula="of:=IF(AND([.$X$1];[.$X$2];[$Synthèse.$H$1]);[$Données.K143];&quot;&quot;)">
            <text:p/>
          </table:table-cell>
          <table:table-cell table:style-name="ce699" table:formula="of:=IF(AND([.$X$1];[.$X$2];[$Synthèse.$H$1]);[$Données.L143];&quot;&quot;)">
            <text:p/>
          </table:table-cell>
          <table:table-cell table:number-columns-repeated="41"/>
        </table:table-row>
        <table:table-row table:style-name="ro12">
          <table:table-cell table:number-columns-repeated="9"/>
          <table:table-cell table:style-name="ce70" table:number-columns-repeated="6"/>
          <table:table-cell table:style-name="ce270" table:number-columns-repeated="8"/>
          <table:table-cell table:number-columns-repeated="41"/>
        </table:table-row>
        <table:table-row table:style-name="ro12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244"/>
          <table:table-cell table:style-name="ce270" table:number-columns-repeated="3"/>
          <table:table-cell table:number-columns-repeated="41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70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270" table:number-columns-repeated="5"/>
          <table:table-cell table:style-name="ce70" table:number-columns-repeated="39"/>
        </table:table-row>
        <table:table-row table:style-name="ro8">
          <table:table-cell table:style-name="Default"/>
          <table:table-cell table:style-name="ce270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270"/>
          <table:table-cell table:style-name="ce70" table:number-columns-repeated="40"/>
        </table:table-row>
        <table:table-row table:style-name="ro8">
          <table:table-cell table:style-name="ce270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270"/>
          <table:table-cell table:style-name="ce70" table:number-columns-repeated="2"/>
          <table:table-cell table:style-name="ce99" table:number-columns-repeated="38"/>
        </table:table-row>
        <table:table-row table:style-name="ro12" table:number-rows-repeated="1048557">
          <table:table-cell table:number-columns-repeated="64"/>
        </table:table-row>
        <table:table-row table:style-name="ro11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7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96cm" svg:x2="22.21cm" svg:y2="11.993cm">
            <text:p/>
          </draw:line>
          <draw:line draw:z-index="2" draw:style-name="gr7" draw:text-style-name="P2" svg:x1="30.454cm" svg:y1="5.926cm" svg:x2="30.454cm" svg:y2="11.945cm">
            <text:p/>
          </draw:line>
          <draw:line draw:z-index="3" draw:style-name="gr7" draw:text-style-name="P2" svg:x1="22.211cm" svg:y1="14.932cm" svg:x2="22.211cm" svg:y2="20.928cm">
            <text:p/>
          </draw:line>
          <draw:line draw:z-index="4" draw:style-name="gr7" draw:text-style-name="P2" svg:x1="30.489cm" svg:y1="14.921cm" svg:x2="30.489cm" svg:y2="20.822cm">
            <text:p/>
          </draw:line>
          <draw:line draw:z-index="5" draw:style-name="gr7" draw:text-style-name="P2" svg:x1="38.774cm" svg:y1="5.94cm" svg:x2="38.774cm" svg:y2="11.918cm">
            <text:p/>
          </draw:line>
          <draw:line draw:z-index="6" draw:style-name="gr7" draw:text-style-name="P2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3" draw:text-style-name="P3" svg:width="11.496cm" svg:height="1.5cm" svg:x="9.847cm" svg:y="37.203cm" draw:control="control25"/>
          <draw:control draw:z-index="10" draw:style-name="gr3" draw:text-style-name="P3" svg:width="7.075cm" svg:height="1.5cm" svg:x="0.402cm" svg:y="37.221cm" draw:control="control26"/>
        </table:shapes>
        <table:table-column table:style-name="co30" table:default-cell-style-name="ce41"/>
        <table:table-column table:style-name="co31" table:default-cell-style-name="ce41"/>
        <table:table-column table:style-name="co32" table:number-columns-repeated="2" table:default-cell-style-name="ce41"/>
        <table:table-column table:style-name="co33" table:default-cell-style-name="ce41"/>
        <table:table-column table:style-name="co32" table:number-columns-repeated="2" table:default-cell-style-name="ce41"/>
        <table:table-column table:style-name="co33" table:default-cell-style-name="ce41"/>
        <table:table-column table:style-name="co32" table:number-columns-repeated="2" table:default-cell-style-name="ce41"/>
        <table:table-column table:style-name="co31" table:default-cell-style-name="ce41"/>
        <table:table-column table:style-name="co29" table:number-columns-repeated="3" table:default-cell-style-name="ce41"/>
        <table:table-column table:style-name="co22" table:default-cell-style-name="ce41"/>
        <table:table-column table:style-name="co34" table:default-cell-style-name="ce41"/>
        <table:table-column table:style-name="co1" table:number-columns-repeated="48" table:default-cell-style-name="ce41"/>
        <table:table-row table:style-name="ro12">
          <table:table-cell table:style-name="ce462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80"/>
          <table:covered-table-cell table:number-columns-repeated="3" table:style-name="ce486"/>
          <table:table-cell table:style-name="ce121" table:number-columns-repeated="2"/>
          <table:table-cell table:style-name="ce128"/>
          <table:table-cell table:style-name="ce198" table:formula="of:=IF(AND([$Synthèse.$H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12">
          <table:covered-table-cell table:style-name="ce66"/>
          <table:covered-table-cell table:style-name="ce462"/>
          <table:covered-table-cell table:style-name="ce480"/>
          <table:covered-table-cell table:number-columns-repeated="3" table:style-name="ce486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12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12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12">
          <table:table-cell table:style-name="ce5" table:formula="of:=[$Données.A157]" office:value-type="string" office:string-value="Signe de (-4x+1)" calcext:value-type="string">
            <text:p>Signe de (-4x+1)</text:p>
          </table:table-cell>
          <table:table-cell table:style-name="ce89"/>
          <table:table-cell table:style-name="ce712" table:number-columns-spanned="2" table:number-rows-spanned="1"/>
          <table:covered-table-cell table:style-name="ce717"/>
          <table:table-cell table:style-name="ce717"/>
          <table:table-cell table:style-name="ce717" table:number-columns-spanned="2" table:number-rows-spanned="1"/>
          <table:covered-table-cell table:style-name="ce712"/>
          <table:table-cell table:style-name="ce712"/>
          <table:table-cell table:style-name="ce712" table:number-columns-spanned="2" table:number-rows-spanned="1"/>
          <table:covered-table-cell table:style-name="ce71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12">
          <table:table-cell table:style-name="ce5" table:formula="of:=[$Données.A158]" office:value-type="string" office:string-value="Signe de (11x-3)" calcext:value-type="string">
            <text:p>Signe de (11x-3)</text:p>
          </table:table-cell>
          <table:table-cell table:style-name="ce89"/>
          <table:table-cell table:style-name="ce712" table:number-columns-spanned="2" table:number-rows-spanned="1"/>
          <table:covered-table-cell table:style-name="ce712"/>
          <table:table-cell table:style-name="ce712"/>
          <table:table-cell table:style-name="ce712" table:number-columns-spanned="2" table:number-rows-spanned="1"/>
          <table:covered-table-cell table:style-name="ce712"/>
          <table:table-cell table:style-name="ce712"/>
          <table:table-cell table:style-name="ce712" table:number-columns-spanned="2" table:number-rows-spanned="1"/>
          <table:covered-table-cell table:style-name="ce71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12">
          <table:table-cell table:style-name="ce5" table:formula="of:=[$Données.A159]" office:value-type="string" office:string-value="Signe de (-5x-2)" calcext:value-type="string">
            <text:p>Signe de (-5x-2)</text:p>
          </table:table-cell>
          <table:table-cell table:style-name="ce89"/>
          <table:table-cell table:style-name="ce712" table:number-columns-spanned="2" table:number-rows-spanned="1"/>
          <table:covered-table-cell table:style-name="ce712"/>
          <table:table-cell table:style-name="ce712"/>
          <table:table-cell table:style-name="ce712" table:number-columns-spanned="2" table:number-rows-spanned="1"/>
          <table:covered-table-cell table:style-name="ce712"/>
          <table:table-cell table:style-name="ce712"/>
          <table:table-cell table:style-name="ce712" table:number-columns-spanned="2" table:number-rows-spanned="1"/>
          <table:covered-table-cell table:style-name="ce71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12">
          <table:table-cell table:style-name="ce5" table:formula="of:=[$Données.A160]" office:value-type="string" office:string-value="Signe de (-4x+1)(11x-3)(-5x-2)" calcext:value-type="string">
            <text:p>Signe de (-4x+1)(11x-3)(-5x-2)</text:p>
          </table:table-cell>
          <table:table-cell table:style-name="ce89"/>
          <table:table-cell table:style-name="ce712" table:number-columns-spanned="2" table:number-rows-spanned="1"/>
          <table:covered-table-cell table:style-name="ce712"/>
          <table:table-cell table:style-name="ce712"/>
          <table:table-cell table:style-name="ce712" table:number-columns-spanned="2" table:number-rows-spanned="1"/>
          <table:covered-table-cell table:style-name="ce712"/>
          <table:table-cell table:style-name="ce712"/>
          <table:table-cell table:style-name="ce712" table:number-columns-spanned="2" table:number-rows-spanned="1"/>
          <table:covered-table-cell table:style-name="ce71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12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12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56];&quot;&quot;)" table:number-columns-spanned="2" table:number-rows-spanned="1">
            <text:p/>
          </table:table-cell>
          <table:covered-table-cell table:style-name="ce484"/>
          <table:table-cell table:style-name="ce484"/>
          <table:table-cell table:style-name="ce86" table:formula="of:=IF(AND([.$X$1];[.$X$2];[$Synthèse.$H$1]);[Données.F156];&quot;&quot;)" table:number-columns-spanned="2" table:number-rows-spanned="1">
            <text:p/>
          </table:table-cell>
          <table:covered-table-cell table:style-name="ce490"/>
          <table:table-cell table:style-name="ce490"/>
          <table:table-cell table:style-name="ce86" table:formula="of:=IF(AND([.$X$1];[.$X$2];[$Synthèse.$H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12">
          <table:table-cell table:style-name="ce5" table:formula="of:=[.A5]" office:value-type="string" office:string-value="Signe de (-4x+1)" calcext:value-type="string">
            <text:p>Signe de (-4x+1)</text:p>
          </table:table-cell>
          <table:table-cell table:style-name="ce75" table:formula="of:=IF(AND([.$X$1];[.$X$2];[$Synthèse.$H$1]);[Données.B157];&quot;&quot;)">
            <text:p/>
          </table:table-cell>
          <table:table-cell table:style-name="ce484" table:formula="of:=IF(AND([.$X$1];[.$X$2];[$Synthèse.$H$1]);[Données.C157];&quot;&quot;)" table:number-columns-spanned="2" table:number-rows-spanned="1">
            <text:p/>
          </table:table-cell>
          <table:covered-table-cell table:style-name="ce484"/>
          <table:table-cell table:style-name="ce484" table:formula="of:=IF(AND([.$X$1];[.$X$2];[$Synthèse.$H$1]);[Données.E157];&quot;&quot;)">
            <text:p/>
          </table:table-cell>
          <table:table-cell table:style-name="ce484" table:formula="of:=IF(AND([.$X$1];[.$X$2];[$Synthèse.$H$1]);[Données.F157];&quot;&quot;)" table:number-columns-spanned="2" table:number-rows-spanned="1">
            <text:p/>
          </table:table-cell>
          <table:covered-table-cell table:style-name="ce490"/>
          <table:table-cell table:style-name="ce484" table:formula="of:=IF(AND([.$X$1];[.$X$2];[$Synthèse.$H$1]);[Données.H157];&quot;&quot;)">
            <text:p/>
          </table:table-cell>
          <table:table-cell table:style-name="ce484" table:formula="of:=IF(AND([.$X$1];[.$X$2];[$Synthèse.$H$1]);[Données.I157];&quot;&quot;)" table:number-columns-spanned="2" table:number-rows-spanned="1">
            <text:p/>
          </table:table-cell>
          <table:covered-table-cell table:style-name="ce490"/>
          <table:table-cell table:style-name="ce157" table:formula="of:=IF(AND([.$X$1];[.$X$2];[$Synthèse.$H$1]);[Données.K157];&quot;&quot;)">
            <text:p/>
          </table:table-cell>
          <table:table-cell table:number-columns-repeated="53"/>
        </table:table-row>
        <table:table-row table:style-name="ro12">
          <table:table-cell table:style-name="ce5" table:formula="of:=[.A6]" office:value-type="string" office:string-value="Signe de (11x-3)" calcext:value-type="string">
            <text:p>Signe de (11x-3)</text:p>
          </table:table-cell>
          <table:table-cell table:style-name="ce75" table:formula="of:=IF(AND([.$X$1];[.$X$2];[$Synthèse.$H$1]);[Données.B158];&quot;&quot;)">
            <text:p/>
          </table:table-cell>
          <table:table-cell table:style-name="ce484" table:formula="of:=IF(AND([.$X$1];[.$X$2];[$Synthèse.$H$1]);[Données.C158];&quot;&quot;)" table:number-columns-spanned="2" table:number-rows-spanned="1">
            <text:p/>
          </table:table-cell>
          <table:covered-table-cell table:style-name="ce484"/>
          <table:table-cell table:style-name="ce484" table:formula="of:=IF(AND([.$X$1];[.$X$2];[$Synthèse.$H$1]);[Données.E158];&quot;&quot;)">
            <text:p/>
          </table:table-cell>
          <table:table-cell table:style-name="ce484" table:formula="of:=IF(AND([.$X$1];[.$X$2];[$Synthèse.$H$1]);[Données.F158];&quot;&quot;)" table:number-columns-spanned="2" table:number-rows-spanned="1">
            <text:p/>
          </table:table-cell>
          <table:covered-table-cell table:style-name="ce490"/>
          <table:table-cell table:style-name="ce484" table:formula="of:=IF(AND([.$X$1];[.$X$2];[$Synthèse.$H$1]);[Données.H158];&quot;&quot;)">
            <text:p/>
          </table:table-cell>
          <table:table-cell table:style-name="ce484" table:formula="of:=IF(AND([.$X$1];[.$X$2];[$Synthèse.$H$1]);[Données.I158];&quot;&quot;)" table:number-columns-spanned="2" table:number-rows-spanned="1">
            <text:p/>
          </table:table-cell>
          <table:covered-table-cell table:style-name="ce490"/>
          <table:table-cell table:style-name="ce96" table:formula="of:=IF(AND([.$X$1];[.$X$2];[$Synthèse.$H$1]);[Données.K158];&quot;&quot;)">
            <text:p/>
          </table:table-cell>
          <table:table-cell table:number-columns-repeated="53"/>
        </table:table-row>
        <table:table-row table:style-name="ro12">
          <table:table-cell table:style-name="ce5" table:formula="of:=[.A7]" office:value-type="string" office:string-value="Signe de (-5x-2)" calcext:value-type="string">
            <text:p>Signe de (-5x-2)</text:p>
          </table:table-cell>
          <table:table-cell table:style-name="ce75" table:formula="of:=IF(AND([.$X$1];[.$X$2];[$Synthèse.$H$1]);[Données.B159];&quot;&quot;)">
            <text:p/>
          </table:table-cell>
          <table:table-cell table:style-name="ce484" table:formula="of:=IF(AND([.$X$1];[.$X$2];[$Synthèse.$H$1]);[Données.C159];&quot;&quot;)" table:number-columns-spanned="2" table:number-rows-spanned="1">
            <text:p/>
          </table:table-cell>
          <table:covered-table-cell table:style-name="ce484"/>
          <table:table-cell table:style-name="ce484" table:formula="of:=IF(AND([.$X$1];[.$X$2];[$Synthèse.$H$1]);[Données.E159];&quot;&quot;)">
            <text:p/>
          </table:table-cell>
          <table:table-cell table:style-name="ce484" table:formula="of:=IF(AND([.$X$1];[.$X$2];[$Synthèse.$H$1]);[Données.F159];&quot;&quot;)" table:number-columns-spanned="2" table:number-rows-spanned="1">
            <text:p/>
          </table:table-cell>
          <table:covered-table-cell table:style-name="ce490"/>
          <table:table-cell table:style-name="ce484" table:formula="of:=IF(AND([.$X$1];[.$X$2];[$Synthèse.$H$1]);[Données.H159];&quot;&quot;)">
            <text:p/>
          </table:table-cell>
          <table:table-cell table:style-name="ce484" table:formula="of:=IF(AND([.$X$1];[.$X$2];[$Synthèse.$H$1]);[Données.I159];&quot;&quot;)" table:number-columns-spanned="2" table:number-rows-spanned="1">
            <text:p/>
          </table:table-cell>
          <table:covered-table-cell table:style-name="ce490"/>
          <table:table-cell table:style-name="ce96" table:formula="of:=IF(AND([.$X$1];[.$X$2];[$Synthèse.$H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12">
          <table:table-cell table:style-name="ce5" table:formula="of:=[.A8]" office:value-type="string" office:string-value="Signe de (-4x+1)(11x-3)(-5x-2)" calcext:value-type="string">
            <text:p>Signe de (-4x+1)(11x-3)(-5x-2)</text:p>
          </table:table-cell>
          <table:table-cell table:style-name="ce489" table:formula="of:=IF(AND([.$X$1];[.$X$2];[$Synthèse.$H$1]);[Données.B160];&quot;&quot;)">
            <text:p/>
          </table:table-cell>
          <table:table-cell table:style-name="ce484" table:formula="of:=IF(AND([.$X$1];[.$X$2];[$Synthèse.$H$1]);[Données.C160];&quot;&quot;)" table:number-columns-spanned="2" table:number-rows-spanned="1">
            <text:p/>
          </table:table-cell>
          <table:covered-table-cell table:style-name="ce718"/>
          <table:table-cell table:style-name="ce484" table:formula="of:=IF(AND([.$X$1];[.$X$2];[$Synthèse.$H$1]);[Données.E160];&quot;&quot;)">
            <text:p/>
          </table:table-cell>
          <table:table-cell table:style-name="ce718" table:formula="of:=IF(AND([.$X$1];[.$X$2];[$Synthèse.$H$1]);[Données.F160];&quot;&quot;)" table:number-columns-spanned="2" table:number-rows-spanned="1">
            <text:p/>
          </table:table-cell>
          <table:covered-table-cell table:style-name="ce735"/>
          <table:table-cell table:style-name="ce735" table:formula="of:=IF(AND([.$X$1];[.$X$2];[$Synthèse.$H$1]);[Données.H160];&quot;&quot;)">
            <text:p/>
          </table:table-cell>
          <table:table-cell table:style-name="ce718" table:formula="of:=IF(AND([.$X$1];[.$X$2];[$Synthèse.$H$1]);[Données.I160];&quot;&quot;)" table:number-columns-spanned="2" table:number-rows-spanned="1">
            <text:p/>
          </table:table-cell>
          <table:covered-table-cell table:style-name="ce735"/>
          <table:table-cell table:style-name="ce158" table:formula="of:=IF(AND([.$X$1];[.$X$2];[$Synthèse.$H$1]);[Données.K160];&quot;&quot;)">
            <text:p/>
          </table:table-cell>
          <table:table-cell table:number-columns-repeated="53"/>
        </table:table-row>
        <table:table-row table:style-name="ro12">
          <table:table-cell table:number-columns-repeated="64"/>
        </table:table-row>
        <table:table-row table:style-name="ro12">
          <table:table-cell table:style-name="ce150" office:value-type="string" calcext:value-type="string">
            <text:p>Ensemble solution de l’équation :</text:p>
          </table:table-cell>
          <table:table-cell table:style-name="ce705" table:formula="of:=[$Données.C162]" office:value-type="string" office:string-value="(-4x+1)(11x-3)(-5x-2) = 0" calcext:value-type="string" table:number-columns-spanned="9" table:number-rows-spanned="1">
            <text:p>(-4x+1)(11x-3)(-5x-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12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513"/>
          <table:covered-table-cell table:number-columns-repeated="3" table:style-name="ce333"/>
          <table:table-cell table:number-columns-repeated="45"/>
        </table:table-row>
        <table:table-row table:style-name="ro12">
          <table:table-cell table:style-name="ce486" office:value-type="string" calcext:value-type="string">
            <text:p>Vrai ou Faux</text:p>
          </table:table-cell>
          <table:table-cell table:style-name="ce610" table:formula="of:=IF(ISBLANK([.B17]);&quot;&quot;;IF(AND([.$X$1];[$Synthèse.$H$1]);IF([.B17]=[$Données.B163];1;0);&quot;&quot;))">
            <text:p/>
          </table:table-cell>
          <table:table-cell table:style-name="ce617" table:formula="of:=IF(ISBLANK([.C17]);&quot;&quot;;IF(AND([.$X$1];[$Synthèse.$H$1]);IF([.C17]=[$Données.C163];1;0);&quot;&quot;))">
            <text:p/>
          </table:table-cell>
          <table:table-cell table:style-name="ce628" table:formula="of:=IF(ISBLANK([.D17]);&quot;&quot;;IF(AND([.$X$1];[$Synthèse.$H$1]);IF([.D17]=[$Données.D163];1;0);&quot;&quot;))">
            <text:p/>
          </table:table-cell>
          <table:table-cell table:style-name="ce633" table:formula="of:=IF(ISBLANK([.E17]);&quot;&quot;;IF(AND([.$X$1];[$Synthèse.$H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H$1]);IF([.G17]=[$Données.F163];1;0);&quot;&quot;))">
            <text:p/>
          </table:table-cell>
          <table:table-cell table:style-name="ce633" table:formula="of:=IF(ISBLANK([.H17]);&quot;&quot;;IF(AND([.$X$1];[$Synthèse.$H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H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12">
          <table:table-cell table:style-name="ce486" office:value-type="string" calcext:value-type="string">
            <text:p>Réponse</text:p>
          </table:table-cell>
          <table:table-cell table:style-name="ce611" table:formula="of:=IF(AND([.$X$1];[.$X$2];[$Synthèse.$H$1]);[$Données.B163];&quot;&quot;)">
            <text:p/>
          </table:table-cell>
          <table:table-cell table:style-name="ce618" table:formula="of:=IF(AND([.$X$1];[.$X$2];[$Synthèse.$H$1]);[$Données.C163];&quot;&quot;)">
            <text:p/>
          </table:table-cell>
          <table:table-cell table:style-name="ce629" table:formula="of:=IF(AND([.$X$1];[.$X$2];[$Synthèse.$H$1]);[$Données.D163];&quot;&quot;)">
            <text:p/>
          </table:table-cell>
          <table:table-cell table:style-name="ce634" table:formula="of:=IF(AND([.$X$1];[.$X$2];[$Synthèse.$H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H$1]);[$Données.F163];&quot;&quot;)">
            <text:p/>
          </table:table-cell>
          <table:table-cell table:style-name="ce634" table:formula="of:=IF(AND([.$X$1];[.$X$2];[$Synthèse.$H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H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12">
          <table:table-cell table:style-name="ce513" table:number-columns-repeated="8"/>
          <table:table-cell table:style-name="ce333" table:number-columns-repeated="6"/>
          <table:table-cell table:number-columns-repeated="50"/>
        </table:table-row>
        <table:table-row table:style-name="ro12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05" table:formula="of:=[$Données.H170]" office:value-type="string" office:string-value="(-4x+1)(11x-3)(-5x-2) ≤ 0" calcext:value-type="string" table:number-columns-spanned="11" table:number-rows-spanned="1">
            <text:p>(-4x+1)(11x-3)(-5x-2)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12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12">
          <table:table-cell table:style-name="ce486" office:value-type="string" calcext:value-type="string">
            <text:p>Vrai ou Faux</text:p>
          </table:table-cell>
          <table:table-cell table:style-name="ce612" table:formula="of:=IF(ISBLANK([.B22]);&quot;&quot;;IF(AND([.$X$1];[$Synthèse.$H$1]);IF([.B22]=[$Données.B171];1;0);&quot;&quot;))">
            <text:p/>
          </table:table-cell>
          <table:table-cell table:style-name="ce619" table:formula="of:=IF(ISBLANK([.C22]);&quot;&quot;;IF(AND([.$X$1];[$Synthèse.$H$1]);IF([.C22]=[$Données.C171];1;0);&quot;&quot;))">
            <text:p/>
          </table:table-cell>
          <table:table-cell table:style-name="ce619" table:formula="of:=IF(ISBLANK([.D22]);&quot;&quot;;IF(AND([.$X$1];[$Synthèse.$H$1]);IF([.D22]=[$Données.D171];1;0);&quot;&quot;))">
            <text:p/>
          </table:table-cell>
          <table:table-cell table:style-name="ce635" table:formula="of:=IF(ISBLANK([.E22]);&quot;&quot;;IF(AND([.$X$1];[$Synthèse.$H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H$1]);IF([.G22]=[$Données.F171];1;0);&quot;&quot;))">
            <text:p/>
          </table:table-cell>
          <table:table-cell table:style-name="ce635" table:formula="of:=IF(ISBLANK([.H22]);&quot;&quot;;IF(AND([.$X$1];[$Synthèse.$H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H$1]);IF([.J22]=[$Données.H171];1;0);&quot;&quot;))">
            <text:p/>
          </table:table-cell>
          <table:table-cell table:style-name="ce619" table:formula="of:=IF(ISBLANK([.K22]);&quot;&quot;;IF(AND([.$X$1];[$Synthèse.$H$1]);IF([.K22]=[$Données.I171];1;0);&quot;&quot;))">
            <text:p/>
          </table:table-cell>
          <table:table-cell table:style-name="ce619" table:formula="of:=IF(ISBLANK([.L22]);&quot;&quot;;IF(AND([.$X$1];[$Synthèse.$H$1]);IF([.L22]=[$Données.J171];1;0);&quot;&quot;))">
            <text:p/>
          </table:table-cell>
          <table:table-cell table:style-name="ce619" table:formula="of:=IF(ISBLANK([.M22]);&quot;&quot;;IF(AND([.$X$1];[$Synthèse.$H$1]);IF([.M22]=[$Données.K171];1;0);&quot;&quot;))">
            <text:p/>
          </table:table-cell>
          <table:table-cell table:style-name="ce655" table:formula="of:=IF(ISBLANK([.N22]);&quot;&quot;;IF(AND([.$X$1];[$Synthèse.$H$1]);IF([.N22]=[$Données.L171];1;0);&quot;&quot;))">
            <text:p/>
          </table:table-cell>
          <table:table-cell table:number-columns-repeated="50"/>
        </table:table-row>
        <table:table-row table:style-name="ro12">
          <table:table-cell table:style-name="ce486" office:value-type="string" calcext:value-type="string">
            <text:p>Réponse</text:p>
          </table:table-cell>
          <table:table-cell table:style-name="ce613" table:formula="of:=IF(AND([.$X$1];[.$X$2];[$Synthèse.$H$1]);[$Données.B172];&quot;&quot;)">
            <text:p/>
          </table:table-cell>
          <table:table-cell table:style-name="ce620" table:formula="of:=IF(AND([.$X$1];[.$X$2];[$Synthèse.$H$1]);[$Données.C172];&quot;&quot;)">
            <text:p/>
          </table:table-cell>
          <table:table-cell table:style-name="ce630" table:formula="of:=IF(AND([.$X$1];[.$X$2];[$Synthèse.$H$1]);[$Données.D172];&quot;&quot;)">
            <text:p/>
          </table:table-cell>
          <table:table-cell table:style-name="ce636" table:formula="of:=IF(AND([.$X$1];[.$X$2];[$Synthèse.$H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H$1]);[$Données.F172];&quot;&quot;)">
            <text:p/>
          </table:table-cell>
          <table:table-cell table:style-name="ce644" table:formula="of:=IF(AND([.$X$1];[.$X$2];[$Synthèse.$H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H$1]);[$Données.H172];&quot;&quot;)">
            <text:p/>
          </table:table-cell>
          <table:table-cell table:style-name="ce620" table:formula="of:=IF(AND([.$X$1];[.$X$2];[$Synthèse.$H$1]);[$Données.I172];&quot;&quot;)">
            <text:p/>
          </table:table-cell>
          <table:table-cell table:style-name="ce630" table:formula="of:=IF(AND([.$X$1];[.$X$2];[$Synthèse.$H$1]);[$Données.J172];&quot;&quot;)">
            <text:p/>
          </table:table-cell>
          <table:table-cell table:style-name="ce620" table:formula="of:=IF(AND([.$X$1];[.$X$2];[$Synthèse.$H$1]);[$Données.K172];&quot;&quot;)">
            <text:p/>
          </table:table-cell>
          <table:table-cell table:style-name="ce656" table:formula="of:=IF(AND([.$X$1];[.$X$2];[$Synthèse.$H$1]);[$Données.L172];&quot;&quot;)">
            <text:p/>
          </table:table-cell>
          <table:table-cell table:number-columns-repeated="50"/>
        </table:table-row>
        <table:table-row table:style-name="ro12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12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50"/>
        </table:table-row>
        <table:table-row table:style-name="ro12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50"/>
        </table:table-row>
        <table:table-row table:style-name="ro12" table:number-rows-repeated="1048543">
          <table:table-cell table:number-columns-repeated="64"/>
        </table:table-row>
        <table:table-row table:style-name="ro11" table:number-rows-repeated="4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9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41cm" svg:x2="22.21cm" svg:y2="10.393cm">
            <text:p/>
          </draw:line>
          <draw:line draw:z-index="2" draw:style-name="gr7" draw:text-style-name="P2" svg:x1="30.454cm" svg:y1="5.976cm" svg:x2="30.454cm" svg:y2="10.445cm">
            <text:p/>
          </draw:line>
          <draw:line draw:z-index="3" draw:style-name="gr7" draw:text-style-name="P2" svg:x1="22.211cm" svg:y1="14.857cm" svg:x2="22.211cm" svg:y2="19.428cm">
            <text:p/>
          </draw:line>
          <draw:line draw:z-index="4" draw:style-name="gr7" draw:text-style-name="P2" svg:x1="30.489cm" svg:y1="14.893cm" svg:x2="30.489cm" svg:y2="19.322cm">
            <text:p/>
          </draw:line>
          <draw:line draw:z-index="5" draw:style-name="gr7" draw:text-style-name="P2" svg:x1="38.774cm" svg:y1="5.941cm" svg:x2="38.774cm" svg:y2="10.418cm">
            <text:p/>
          </draw:line>
          <draw:line draw:z-index="6" draw:style-name="gr7" draw:text-style-name="P2" svg:x1="38.748cm" svg:y1="14.893cm" svg:x2="38.748cm" svg:y2="19.349cm">
            <text:p/>
          </draw:line>
          <draw:line draw:z-index="7" draw:style-name="gr5" draw:text-style-name="P2" svg:x1="8.135cm" svg:y1="0.556cm" svg:x2="8.135cm" svg:y2="2.368cm">
            <text:p/>
          </draw:line>
          <draw:control draw:z-index="8" draw:style-name="gr4" draw:text-style-name="P5" svg:width="4.019cm" svg:height="1.68cm" svg:x="32.609cm" svg:y="0.592cm" draw:control="control27"/>
          <draw:control draw:z-index="9" draw:style-name="gr4" draw:text-style-name="P5" svg:width="3.99cm" svg:height="1.68cm" svg:x="27.658cm" svg:y="0.664cm" draw:control="control28"/>
          <draw:control draw:z-index="10" draw:style-name="gr3" draw:text-style-name="P3" svg:width="10.938cm" svg:height="1.426cm" svg:x="44.261cm" svg:y="25.677cm" draw:control="control29"/>
          <draw:control draw:z-index="11" draw:style-name="gr3" draw:text-style-name="P3" svg:width="7.075cm" svg:height="1.5cm" svg:x="44.063cm" svg:y="22.692cm" draw:control="control30"/>
        </table:shapes>
        <table:table-column table:style-name="co30" table:default-cell-style-name="ce260"/>
        <table:table-column table:style-name="co31" table:default-cell-style-name="ce260"/>
        <table:table-column table:style-name="co32" table:number-columns-repeated="2" table:default-cell-style-name="ce260"/>
        <table:table-column table:style-name="co33" table:default-cell-style-name="ce260"/>
        <table:table-column table:style-name="co32" table:number-columns-repeated="2" table:default-cell-style-name="ce260"/>
        <table:table-column table:style-name="co33" table:default-cell-style-name="ce260"/>
        <table:table-column table:style-name="co32" table:number-columns-repeated="2" table:default-cell-style-name="ce260"/>
        <table:table-column table:style-name="co31" table:default-cell-style-name="ce260"/>
        <table:table-column table:style-name="co35" table:number-columns-repeated="3" table:default-cell-style-name="ce260"/>
        <table:table-column table:style-name="co22" table:default-cell-style-name="ce260"/>
        <table:table-column table:style-name="co34" table:default-cell-style-name="ce260"/>
        <table:table-column table:style-name="co1" table:number-columns-repeated="48" table:default-cell-style-name="ce260"/>
        <table:table-row table:style-name="ro12">
          <table:table-cell table:style-name="ce204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281"/>
          <table:covered-table-cell table:number-columns-repeated="3" table:style-name="ce287"/>
          <table:table-cell table:style-name="ce112" table:number-columns-repeated="2"/>
          <table:table-cell table:style-name="ce115"/>
          <table:table-cell table:style-name="ce192" table:formula="of:=IF(AND([$Synthèse.$H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0" table:number-columns-repeated="40"/>
        </table:table-row>
        <table:table-row table:style-name="ro12">
          <table:covered-table-cell table:style-name="ce56"/>
          <table:covered-table-cell table:style-name="ce204"/>
          <table:covered-table-cell table:style-name="ce281"/>
          <table:covered-table-cell table:number-columns-repeated="3" table:style-name="ce287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0" table:number-columns-repeated="40"/>
        </table:table-row>
        <table:table-row table:style-name="ro12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12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286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12">
          <table:table-cell table:style-name="ce60" table:formula="of:=[$Données.A186]" office:value-type="string" office:string-value="Signe de (2x+5)" calcext:value-type="string">
            <text:p>Signe de (2x+5)</text:p>
          </table:table-cell>
          <table:table-cell table:style-name="ce11"/>
          <table:table-cell table:style-name="ce285" table:number-columns-spanned="2" table:number-rows-spanned="1"/>
          <table:covered-table-cell table:style-name="ce284"/>
          <table:table-cell table:style-name="ce284"/>
          <table:table-cell table:style-name="ce284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12">
          <table:table-cell table:style-name="ce60" table:formula="of:=[$Données.A187]" office:value-type="string" office:string-value="Signe de (-3x-8)" calcext:value-type="string">
            <text:p>Signe de (-3x-8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12">
          <table:table-cell table:style-name="ce60" table:formula="of:=[$Données.A188]" office:value-type="string" office:string-value="Signe de (-3x+5)" calcext:value-type="string">
            <text:p>Signe de (-3x+5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12">
          <table:table-cell table:style-name="ce60" table:formula="of:=[$Données.A189]" office:value-type="string" office:string-value="Signe de (2x+5)(-3x-8) / (-3x+5)" calcext:value-type="string">
            <text:p>Signe de (2x+5)(-3x-8) / (-3x+5)</text:p>
          </table:table-cell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12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12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85];&quot;&quot;)" table:number-columns-spanned="2" table:number-rows-spanned="1">
            <text:p/>
          </table:table-cell>
          <table:covered-table-cell table:style-name="ce624"/>
          <table:table-cell table:style-name="ce624"/>
          <table:table-cell table:style-name="ce585" table:formula="of:=IF(AND([.$X$1];[.$X$2];[$Synthèse.$H$1]);[Données.F185];&quot;&quot;)" table:number-columns-spanned="2" table:number-rows-spanned="1">
            <text:p/>
          </table:table-cell>
          <table:covered-table-cell table:style-name="ce623"/>
          <table:table-cell table:style-name="ce623"/>
          <table:table-cell table:style-name="ce585" table:formula="of:=IF(AND([.$X$1];[.$X$2];[$Synthèse.$H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12">
          <table:table-cell table:style-name="ce60" table:formula="of:=[.A5]" office:value-type="string" office:string-value="Signe de (2x+5)" calcext:value-type="string">
            <text:p>Signe de (2x+5)</text:p>
          </table:table-cell>
          <table:table-cell table:style-name="ce583" table:formula="of:=IF(AND([.$X$1];[.$X$2];[$Synthèse.$H$1]);[Données.B186];&quot;&quot;)">
            <text:p/>
          </table:table-cell>
          <table:table-cell table:style-name="ce624" table:formula="of:=IF(AND([.$X$1];[.$X$2];[$Synthèse.$H$1]);[Données.C186];&quot;&quot;)" table:number-columns-spanned="2" table:number-rows-spanned="1">
            <text:p/>
          </table:table-cell>
          <table:covered-table-cell table:style-name="ce624"/>
          <table:table-cell table:style-name="ce624" table:formula="of:=IF(AND([.$X$1];[.$X$2];[$Synthèse.$H$1]);[Données.E186];&quot;&quot;)">
            <text:p/>
          </table:table-cell>
          <table:table-cell table:style-name="ce624" table:formula="of:=IF(AND([.$X$1];[.$X$2];[$Synthèse.$H$1]);[Données.F186];&quot;&quot;)" table:number-columns-spanned="2" table:number-rows-spanned="1">
            <text:p/>
          </table:table-cell>
          <table:covered-table-cell table:style-name="ce623"/>
          <table:table-cell table:style-name="ce624" table:formula="of:=IF(AND([.$X$1];[.$X$2];[$Synthèse.$H$1]);[Données.H186];&quot;&quot;)">
            <text:p/>
          </table:table-cell>
          <table:table-cell table:style-name="ce624" table:formula="of:=IF(AND([.$X$1];[.$X$2];[$Synthèse.$H$1]);[Données.I186];&quot;&quot;)" table:number-columns-spanned="2" table:number-rows-spanned="1">
            <text:p/>
          </table:table-cell>
          <table:covered-table-cell table:style-name="ce623"/>
          <table:table-cell table:style-name="ce904" table:formula="of:=IF(AND([.$X$1];[.$X$2];[$Synthèse.$H$1]);[Données.K186];&quot;&quot;)">
            <text:p/>
          </table:table-cell>
          <table:table-cell table:number-columns-repeated="53"/>
        </table:table-row>
        <table:table-row table:style-name="ro12">
          <table:table-cell table:style-name="ce60" table:formula="of:=[.A6]" office:value-type="string" office:string-value="Signe de (-3x-8)" calcext:value-type="string">
            <text:p>Signe de (-3x-8)</text:p>
          </table:table-cell>
          <table:table-cell table:style-name="ce583" table:formula="of:=IF(AND([.$X$1];[.$X$2];[$Synthèse.$H$1]);[Données.B187];&quot;&quot;)">
            <text:p/>
          </table:table-cell>
          <table:table-cell table:style-name="ce624" table:formula="of:=IF(AND([.$X$1];[.$X$2];[$Synthèse.$H$1]);[Données.C187];&quot;&quot;)" table:number-columns-spanned="2" table:number-rows-spanned="1">
            <text:p/>
          </table:table-cell>
          <table:covered-table-cell table:style-name="ce624"/>
          <table:table-cell table:style-name="ce624" table:formula="of:=IF(AND([.$X$1];[.$X$2];[$Synthèse.$H$1]);[Données.E187];&quot;&quot;)">
            <text:p/>
          </table:table-cell>
          <table:table-cell table:style-name="ce624" table:formula="of:=IF(AND([.$X$1];[.$X$2];[$Synthèse.$H$1]);[Données.F187];&quot;&quot;)" table:number-columns-spanned="2" table:number-rows-spanned="1">
            <text:p/>
          </table:table-cell>
          <table:covered-table-cell table:style-name="ce623"/>
          <table:table-cell table:style-name="ce624" table:formula="of:=IF(AND([.$X$1];[.$X$2];[$Synthèse.$H$1]);[Données.H187];&quot;&quot;)">
            <text:p/>
          </table:table-cell>
          <table:table-cell table:style-name="ce624" table:formula="of:=IF(AND([.$X$1];[.$X$2];[$Synthèse.$H$1]);[Données.I187];&quot;&quot;)" table:number-columns-spanned="2" table:number-rows-spanned="1">
            <text:p/>
          </table:table-cell>
          <table:covered-table-cell table:style-name="ce623"/>
          <table:table-cell table:style-name="ce904" table:formula="of:=IF(AND([.$X$1];[.$X$2];[$Synthèse.$H$1]);[Données.K187];&quot;&quot;)">
            <text:p/>
          </table:table-cell>
          <table:table-cell table:number-columns-repeated="53"/>
        </table:table-row>
        <table:table-row table:style-name="ro12">
          <table:table-cell table:style-name="ce60" table:formula="of:=[.A7]" office:value-type="string" office:string-value="Signe de (-3x+5)" calcext:value-type="string">
            <text:p>Signe de (-3x+5)</text:p>
          </table:table-cell>
          <table:table-cell table:style-name="ce583" table:formula="of:=IF(AND([.$X$1];[.$X$2];[$Synthèse.$H$1]);[Données.B188];&quot;&quot;)">
            <text:p/>
          </table:table-cell>
          <table:table-cell table:style-name="ce624" table:formula="of:=IF(AND([.$X$1];[.$X$2];[$Synthèse.$H$1]);[Données.C188];&quot;&quot;)" table:number-columns-spanned="2" table:number-rows-spanned="1">
            <text:p/>
          </table:table-cell>
          <table:covered-table-cell table:style-name="ce624"/>
          <table:table-cell table:style-name="ce624" table:formula="of:=IF(AND([.$X$1];[.$X$2];[$Synthèse.$H$1]);[Données.E188];&quot;&quot;)">
            <text:p/>
          </table:table-cell>
          <table:table-cell table:style-name="ce624" table:formula="of:=IF(AND([.$X$1];[.$X$2];[$Synthèse.$H$1]);[Données.F188];&quot;&quot;)" table:number-columns-spanned="2" table:number-rows-spanned="1">
            <text:p/>
          </table:table-cell>
          <table:covered-table-cell table:style-name="ce623"/>
          <table:table-cell table:style-name="ce624" table:formula="of:=IF(AND([.$X$1];[.$X$2];[$Synthèse.$H$1]);[Données.H188];&quot;&quot;)">
            <text:p/>
          </table:table-cell>
          <table:table-cell table:style-name="ce624" table:formula="of:=IF(AND([.$X$1];[.$X$2];[$Synthèse.$H$1]);[Données.I188];&quot;&quot;)" table:number-columns-spanned="2" table:number-rows-spanned="1">
            <text:p/>
          </table:table-cell>
          <table:covered-table-cell table:style-name="ce623"/>
          <table:table-cell table:style-name="ce904" table:formula="of:=IF(AND([.$X$1];[.$X$2];[$Synthèse.$H$1]);[Données.K188];&quot;&quot;)">
            <text:p/>
          </table:table-cell>
          <table:table-cell table:number-columns-repeated="53"/>
        </table:table-row>
        <table:table-row table:style-name="ro12">
          <table:table-cell table:style-name="ce60" table:formula="of:=[.A8]" office:value-type="string" office:string-value="Signe de (2x+5)(-3x-8) / (-3x+5)" calcext:value-type="string">
            <text:p>Signe de (2x+5)(-3x-8) / (-3x+5)</text:p>
          </table:table-cell>
          <table:table-cell table:style-name="ce583" table:formula="of:=IF(AND([.$X$1];[.$X$2];[$Synthèse.$H$1]);[Données.B189];&quot;&quot;)">
            <text:p/>
          </table:table-cell>
          <table:table-cell table:style-name="ce624" table:formula="of:=IF(AND([.$X$1];[.$X$2];[$Synthèse.$H$1]);[Données.C189];&quot;&quot;)" table:number-columns-spanned="2" table:number-rows-spanned="1">
            <text:p/>
          </table:table-cell>
          <table:covered-table-cell table:style-name="ce646"/>
          <table:table-cell table:style-name="ce624" table:formula="of:=IF(AND([.$X$1];[.$X$2];[$Synthèse.$H$1]);[Données.E189];&quot;&quot;)">
            <text:p/>
          </table:table-cell>
          <table:table-cell table:style-name="ce624" table:formula="of:=IF(AND([.$X$1];[.$X$2];[$Synthèse.$H$1]);[Données.F189];&quot;&quot;)" table:number-columns-spanned="2" table:number-rows-spanned="1">
            <text:p/>
          </table:table-cell>
          <table:covered-table-cell table:style-name="ce669"/>
          <table:table-cell table:style-name="ce624" table:formula="of:=IF(AND([.$X$1];[.$X$2];[$Synthèse.$H$1]);[Données.H189];&quot;&quot;)">
            <text:p/>
          </table:table-cell>
          <table:table-cell table:style-name="ce624" table:formula="of:=IF(AND([.$X$1];[.$X$2];[$Synthèse.$H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H$1]);[Données.K189];&quot;&quot;)">
            <text:p/>
          </table:table-cell>
          <table:table-cell table:number-columns-repeated="53"/>
        </table:table-row>
        <table:table-row table:style-name="ro12">
          <table:table-cell table:number-columns-repeated="64"/>
        </table:table-row>
        <table:table-row table:style-name="ro12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(2x+5)(-3x-8) / (-3x+5) = 0" calcext:value-type="string" table:number-columns-spanned="9" table:number-rows-spanned="1">
            <text:p>(2x+5)(-3x-8) / (-3x+5)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12">
          <table:table-cell table:style-name="ce134" office:value-type="string" calcext:value-type="string">
            <text:p>S =</text:p>
          </table:table-cell>
          <table:table-cell table:style-name="ce175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8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12">
          <table:table-cell table:style-name="ce287" office:value-type="string" calcext:value-type="string">
            <text:p>Vrai ou Faux</text:p>
          </table:table-cell>
          <table:table-cell table:style-name="ce872" table:formula="of:=IF(ISBLANK([.B17]);&quot;&quot;;IF(AND([.$X$1];[$Synthèse.$H$1]);IF([.B17]=[$Données.B192];1;0);&quot;&quot;))">
            <text:p/>
          </table:table-cell>
          <table:table-cell table:style-name="ce876" table:formula="of:=IF(ISBLANK([.C17]);&quot;&quot;;IF(AND([.$X$1];[$Synthèse.$H$1]);IF([.C17]=[$Données.C192];1;0);&quot;&quot;))">
            <text:p/>
          </table:table-cell>
          <table:table-cell table:style-name="ce881" table:formula="of:=IF(ISBLANK([.D17]);&quot;&quot;;IF(AND([.$X$1];[$Synthèse.$H$1]);IF([.D17]=[$Données.D192];1;0);&quot;&quot;))">
            <text:p/>
          </table:table-cell>
          <table:table-cell table:style-name="ce886" table:formula="of:=IF(ISBLANK([.E17]);&quot;&quot;;IF(AND([.$X$1];[$Synthèse.$H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H$1]);IF([.G17]=[$Données.F192];1;0);&quot;&quot;))">
            <text:p/>
          </table:table-cell>
          <table:table-cell table:style-name="ce886" table:formula="of:=IF(ISBLANK([.H17]);&quot;&quot;;IF(AND([.$X$1];[$Synthèse.$H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H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12">
          <table:table-cell table:style-name="ce287" office:value-type="string" calcext:value-type="string">
            <text:p>Réponse</text:p>
          </table:table-cell>
          <table:table-cell table:style-name="ce873" table:formula="of:=IF(AND([.$X$1];[.$X$2];[$Synthèse.$H$1]);[$Données.B192];&quot;&quot;)">
            <text:p/>
          </table:table-cell>
          <table:table-cell table:style-name="ce877" table:formula="of:=IF(AND([.$X$1];[.$X$2];[$Synthèse.$H$1]);[$Données.C192];&quot;&quot;)">
            <text:p/>
          </table:table-cell>
          <table:table-cell table:style-name="ce882" table:formula="of:=IF(AND([.$X$1];[.$X$2];[$Synthèse.$H$1]);[$Données.D192];&quot;&quot;)">
            <text:p/>
          </table:table-cell>
          <table:table-cell table:style-name="ce887" table:formula="of:=IF(AND([.$X$1];[.$X$2];[$Synthèse.$H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H$1]);[$Données.F192];&quot;&quot;)">
            <text:p/>
          </table:table-cell>
          <table:table-cell table:style-name="ce862" table:formula="of:=IF(AND([.$X$1];[.$X$2];[$Synthèse.$H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H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12">
          <table:table-cell table:style-name="ce312" table:number-columns-repeated="8"/>
          <table:table-cell table:style-name="ce244" table:number-columns-repeated="6"/>
          <table:table-cell table:number-columns-repeated="50"/>
        </table:table-row>
        <table:table-row table:style-name="ro12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(2x+5)(-3x-8) / (-3x+5) &lt; 0" calcext:value-type="string" table:number-columns-spanned="11" table:number-rows-spanned="1">
            <text:p>(2x+5)(-3x-8) / (-3x+5) &lt;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12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12">
          <table:table-cell table:style-name="ce287" office:value-type="string" calcext:value-type="string">
            <text:p>Vrai ou Faux</text:p>
          </table:table-cell>
          <table:table-cell table:style-name="ce874" table:formula="of:=IF(ISBLANK([.B22]);&quot;&quot;;IF(AND([.$X$1];[$Synthèse.$H$1]);IF([.B22]=[$Données.B200];1;0);&quot;&quot;))">
            <text:p/>
          </table:table-cell>
          <table:table-cell table:style-name="ce878" table:formula="of:=IF(ISBLANK([.C22]);&quot;&quot;;IF(AND([.$X$1];[$Synthèse.$H$1]);IF([.C22]=[$Données.C200];1;0);&quot;&quot;))">
            <text:p/>
          </table:table-cell>
          <table:table-cell table:style-name="ce878" table:formula="of:=IF(ISBLANK([.D22]);&quot;&quot;;IF(AND([.$X$1];[$Synthèse.$H$1]);IF([.D22]=[$Données.D200];1;0);&quot;&quot;))">
            <text:p/>
          </table:table-cell>
          <table:table-cell table:style-name="ce888" table:formula="of:=IF(ISBLANK([.E22]);&quot;&quot;;IF(AND([.$X$1];[$Synthèse.$H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H$1]);IF([.G22]=[$Données.F200];1;0);&quot;&quot;))">
            <text:p/>
          </table:table-cell>
          <table:table-cell table:style-name="ce888" table:formula="of:=IF(ISBLANK([.H22]);&quot;&quot;;IF(AND([.$X$1];[$Synthèse.$H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H$1]);IF([.J22]=[$Données.H200];1;0);&quot;&quot;))">
            <text:p/>
          </table:table-cell>
          <table:table-cell table:style-name="ce878" table:formula="of:=IF(ISBLANK([.K22]);&quot;&quot;;IF(AND([.$X$1];[$Synthèse.$H$1]);IF([.K22]=[$Données.I200];1;0);&quot;&quot;))">
            <text:p/>
          </table:table-cell>
          <table:table-cell table:style-name="ce878" table:formula="of:=IF(ISBLANK([.L22]);&quot;&quot;;IF(AND([.$X$1];[$Synthèse.$H$1]);IF([.L22]=[$Données.J200];1;0);&quot;&quot;))">
            <text:p/>
          </table:table-cell>
          <table:table-cell table:style-name="ce878" table:formula="of:=IF(ISBLANK([.M22]);&quot;&quot;;IF(AND([.$X$1];[$Synthèse.$H$1]);IF([.M22]=[$Données.K200];1;0);&quot;&quot;))">
            <text:p/>
          </table:table-cell>
          <table:table-cell table:style-name="ce907" table:formula="of:=IF(ISBLANK([.N22]);&quot;&quot;;IF(AND([.$X$1];[$Synthèse.$H$1]);IF([.N22]=[$Données.L200];1;0);&quot;&quot;))">
            <text:p/>
          </table:table-cell>
          <table:table-cell table:number-columns-repeated="50"/>
        </table:table-row>
        <table:table-row table:style-name="ro12">
          <table:table-cell table:style-name="ce287" office:value-type="string" calcext:value-type="string">
            <text:p>Réponse</text:p>
          </table:table-cell>
          <table:table-cell table:style-name="ce875" table:formula="of:=IF(AND([.$X$1];[.$X$2];[$Synthèse.$H$1]);[$Données.B201];&quot;&quot;)">
            <text:p/>
          </table:table-cell>
          <table:table-cell table:style-name="ce879" table:formula="of:=IF(AND([.$X$1];[.$X$2];[$Synthèse.$H$1]);[$Données.C201];&quot;&quot;)">
            <text:p/>
          </table:table-cell>
          <table:table-cell table:style-name="ce883" table:formula="of:=IF(AND([.$X$1];[.$X$2];[$Synthèse.$H$1]);[$Données.D201];&quot;&quot;)">
            <text:p/>
          </table:table-cell>
          <table:table-cell table:style-name="ce889" table:formula="of:=IF(AND([.$X$1];[.$X$2];[$Synthèse.$H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H$1]);[$Données.F201];&quot;&quot;)">
            <text:p/>
          </table:table-cell>
          <table:table-cell table:style-name="ce899" table:formula="of:=IF(AND([.$X$1];[.$X$2];[$Synthèse.$H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H$1]);[$Données.H201];&quot;&quot;)">
            <text:p/>
          </table:table-cell>
          <table:table-cell table:style-name="ce879" table:formula="of:=IF(AND([.$X$1];[.$X$2];[$Synthèse.$H$1]);[$Données.I201];&quot;&quot;)">
            <text:p/>
          </table:table-cell>
          <table:table-cell table:style-name="ce883" table:formula="of:=IF(AND([.$X$1];[.$X$2];[$Synthèse.$H$1]);[$Données.J201];&quot;&quot;)">
            <text:p/>
          </table:table-cell>
          <table:table-cell table:style-name="ce879" table:formula="of:=IF(AND([.$X$1];[.$X$2];[$Synthèse.$H$1]);[$Données.K201];&quot;&quot;)">
            <text:p/>
          </table:table-cell>
          <table:table-cell table:style-name="ce908" table:formula="of:=IF(AND([.$X$1];[.$X$2];[$Synthèse.$H$1]);[$Données.L201];&quot;&quot;)">
            <text:p/>
          </table:table-cell>
          <table:table-cell table:number-columns-repeated="50"/>
        </table:table-row>
        <table:table-row table:style-name="ro12">
          <table:table-cell table:number-columns-repeated="64"/>
        </table:table-row>
        <table:table-row table:style-name="ro12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909"/>
          <table:table-cell table:number-columns-repeated="48"/>
        </table:table-row>
        <table:table-row table:style-name="ro12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12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12">
          <table:table-cell table:number-columns-repeated="8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50"/>
        </table:table-row>
        <table:table-row table:style-name="ro12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12" table:number-rows-repeated="1048544">
          <table:table-cell table:number-columns-repeated="64"/>
        </table:table-row>
        <table:table-row table:style-name="ro11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Niveau 7" table:style-name="ta6" table:protected="true" table:protection-key="71KUQU0J/s14NCPBU/bV4Ish2r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1" form:id="control31" form:label="Résultat" form:input-required="false" form:linked-cell="'Niveau 7'.Y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32" form:id="control32" form:label="Réponses" form:input-required="false" form:linked-cell="'Niveau 7'.Y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2" form:control-implementation="ooo:com.sun.star.form.component.CheckBox" xml:id="control33" form:id="control33" form:label="Case à cocher 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4" form:id="control3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5" form:id="control3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7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963cm" svg:y1="11.906cm" svg:x2="16.963cm" svg:y2="14.917cm">
            <text:p/>
          </draw:line>
          <draw:line draw:z-index="2" draw:style-name="gr7" draw:text-style-name="P2" svg:x1="23.3cm" svg:y1="11.862cm" svg:x2="23.3cm" svg:y2="14.861cm">
            <text:p/>
          </draw:line>
          <draw:line draw:z-index="3" draw:style-name="gr7" draw:text-style-name="P2" svg:x1="16.999cm" svg:y1="19.426cm" svg:x2="16.999cm" svg:y2="22.416cm">
            <text:p/>
          </draw:line>
          <draw:line draw:z-index="4" draw:style-name="gr7" draw:text-style-name="P2" svg:x1="23.338cm" svg:y1="19.348cm" svg:x2="23.338cm" svg:y2="22.384cm">
            <text:p/>
          </draw:line>
          <draw:frame draw:z-index="5" draw:style-name="gr9" draw:text-style-name="P1" svg:width="1.266cm" svg:height="1.404cm" svg:x="9.916cm" svg:y="4.58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6" draw:style-name="gr4" draw:text-style-name="P5" svg:width="3.99cm" svg:height="1.68cm" svg:x="33.083cm" svg:y="0.603cm" draw:control="control31"/>
          <draw:control draw:z-index="7" draw:style-name="gr4" draw:text-style-name="P5" svg:width="4.019cm" svg:height="1.68cm" svg:x="39.334cm" svg:y="0.667cm" draw:control="control32"/>
          <draw:control draw:z-index="8" draw:style-name="gr8" draw:text-style-name="P6" svg:width="0.608cm" svg:height="0.107cm" svg:x="21.332cm" svg:y="29.187cm" draw:control="control33"/>
          <draw:control draw:z-index="9" draw:style-name="gr3" draw:text-style-name="P3" svg:width="11.496cm" svg:height="1.5cm" svg:x="9.097cm" svg:y="25.476cm" draw:control="control34"/>
          <draw:control draw:z-index="10" draw:style-name="gr3" draw:text-style-name="P3" svg:width="7.075cm" svg:height="1.5cm" svg:x="0.41cm" svg:y="25.432cm" draw:control="control35"/>
        </table:shapes>
        <table:table-column table:style-name="co36" table:default-cell-style-name="ce260"/>
        <table:table-column table:style-name="co37" table:default-cell-style-name="ce260"/>
        <table:table-column table:style-name="co25" table:default-cell-style-name="ce260"/>
        <table:table-column table:style-name="co26" table:default-cell-style-name="ce260"/>
        <table:table-column table:style-name="co27" table:number-columns-repeated="2" table:default-cell-style-name="ce260"/>
        <table:table-column table:style-name="co26" table:default-cell-style-name="ce260"/>
        <table:table-column table:style-name="co27" table:default-cell-style-name="ce260"/>
        <table:table-column table:style-name="co28" table:default-cell-style-name="ce260"/>
        <table:table-column table:style-name="co23" table:default-cell-style-name="ce260"/>
        <table:table-column table:style-name="co15" table:number-columns-repeated="3" table:default-cell-style-name="ce260"/>
        <table:table-column table:style-name="co29" table:number-columns-repeated="11" table:default-cell-style-name="ce260"/>
        <table:table-column table:style-name="co15" table:default-cell-style-name="ce260"/>
        <table:table-column table:style-name="co1" table:number-columns-repeated="999" table:default-cell-style-name="ce260"/>
        <table:table-row table:style-name="ro12">
          <table:table-cell table:style-name="ce204" office:value-type="string" calcext:value-type="string" table:number-columns-spanned="11" table:number-rows-spanned="2">
            <text:p>KELLER Stéphane - Lycée agricole Louis Pasteur</text:p>
          </table:table-cell>
          <table:covered-table-cell/>
          <table:covered-table-cell table:style-name="ce210"/>
          <table:covered-table-cell table:style-name="ce281"/>
          <table:covered-table-cell table:number-columns-repeated="3" table:style-name="ce287"/>
          <table:covered-table-cell table:style-name="ce112"/>
          <table:covered-table-cell table:style-name="ce115"/>
          <table:covered-table-cell table:style-name="ce409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Y$1];[.$Y$2]));[$Données.N233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0" table:number-columns-repeated="39"/>
          <table:table-cell table:number-columns-repeated="959"/>
        </table:table-row>
        <table:table-row table:style-name="ro12">
          <table:covered-table-cell table:style-name="ce254"/>
          <table:covered-table-cell table:style-name="ce56"/>
          <table:covered-table-cell table:style-name="ce204"/>
          <table:covered-table-cell table:style-name="ce281"/>
          <table:covered-table-cell table:number-columns-repeated="3" table:style-name="ce287"/>
          <table:covered-table-cell table:number-columns-repeated="2" table:style-name="ce210"/>
          <table:covered-table-cell table:style-name="ce409"/>
          <table:covered-table-cell table:style-name="ce400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0" table:number-columns-repeated="39"/>
          <table:table-cell table:number-columns-repeated="959"/>
        </table:table-row>
        <table:table-row table:style-name="ro12">
          <table:table-cell table:style-name="ce772" office:value-type="string" calcext:value-type="string">
            <text:p>En phase de test : en cas d’erreur, faire une capture d’écran puis l’envoyer sur stephane.keller@yahoo.com. Merci </text:p>
          </table:table-cell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  <table:table-cell table:number-columns-repeated="959"/>
        </table:table-row>
        <table:table-row table:style-name="ro12">
          <table:table-cell/>
          <table:table-cell table:style-name="ce244" office:value-type="string" calcext:value-type="string">
            <text:p>Résoudre sur </text:p>
          </table:table-cell>
          <table:table-cell/>
          <table:table-cell table:style-name="ce935" table:formula="of:=[$Données.A246]" office:value-type="string" office:string-value="-x+5" calcext:value-type="string" table:number-columns-spanned="2" table:number-rows-spanned="1">
            <text:p>-x+5</text:p>
          </table:table-cell>
          <table:covered-table-cell table:style-name="ce400"/>
          <table:table-cell table:style-name="ce400" table:number-columns-repeated="3"/>
          <table:table-cell table:style-name="ce940" table:number-columns-spanned="2" table:number-rows-spanned="1"/>
          <table:covered-table-cell table:style-name="ce400"/>
          <table:table-cell table:style-name="ce400"/>
          <table:table-cell table:number-columns-repeated="2"/>
          <table:table-cell table:style-name="ce945" table:formula="of:=IF(ISBLANK([.I4]);&quot;&quot;;IF(AND([.$Y$1];[$Synthèse.$H$1]);IF(OR([.I4]=[$Données.F242];[.I4]=[$Données.G242]);1;0);&quot;&quot;))">
            <text:p/>
          </table:table-cell>
          <table:table-cell table:style-name="ce949" table:formula="of:=IF(AND([.$Y$1];[.$Y$2];[$Synthèse.$H$1]);[$Données.E246];&quot;&quot;)" table:number-columns-spanned="2" table:number-rows-spanned="1">
            <text:p/>
          </table:table-cell>
          <table:covered-table-cell table:style-name="ce825"/>
          <table:table-cell table:style-name="ce400"/>
          <table:table-cell table:number-columns-repeated="9"/>
          <table:table-cell table:style-name="ce64" table:number-columns-repeated="39"/>
          <table:table-cell table:number-columns-repeated="959"/>
        </table:table-row>
        <table:table-row table:style-name="ro12">
          <table:table-cell/>
          <table:table-cell table:style-name="ce924" office:value-type="string" calcext:value-type="string">
            <text:p>l’inéquation ci-contre</text:p>
          </table:table-cell>
          <table:table-cell/>
          <table:table-cell table:style-name="ce936" office:value-type="string" calcext:value-type="string" table:number-columns-spanned="2" table:number-rows-spanned="1">
            <text:p>------------</text:p>
          </table:table-cell>
          <table:covered-table-cell table:style-name="ce400"/>
          <table:table-cell table:style-name="ce400" table:formula="of:=[$Données.B247]" office:value-type="string" office:string-value="≥" calcext:value-type="string">
            <text:p>≥</text:p>
          </table:table-cell>
          <table:table-cell table:style-name="ce400" table:formula="of:=[$Données.C247]" office:value-type="float" office:value="-4" calcext:value-type="float">
            <text:p>-4</text:p>
          </table:table-cell>
          <table:table-cell table:style-name="ce814" office:value-type="string" calcext:value-type="string">
            <text:p></text:p>
          </table:table-cell>
          <table:table-cell table:style-name="ce400" table:formula="of:=&quot;------------&quot;" office:value-type="string" office:string-value="------------" calcext:value-type="string" table:number-columns-spanned="2" table:number-rows-spanned="1">
            <text:p>------------</text:p>
          </table:table-cell>
          <table:covered-table-cell/>
          <table:table-cell table:style-name="ce938" table:number-columns-repeated="2"/>
          <table:table-cell table:style-name="ce942"/>
          <table:table-cell table:style-name="ce924"/>
          <table:table-cell table:style-name="ce825" table:formula="of:=IF(AND([.$Y$1];[.$Y$2];[$Synthèse.$H$1]);&quot;-------------&quot;;&quot;&quot;)" table:number-columns-spanned="2" table:number-rows-spanned="1">
            <text:p/>
          </table:table-cell>
          <table:covered-table-cell table:style-name="ce954"/>
          <table:table-cell table:style-name="ce944" table:formula="of:=IF(AND([.$Y$1];[.$Y$2];[$Synthèse.$H$1]);[$Données.F247];&quot;&quot;)">
            <text:p/>
          </table:table-cell>
          <table:table-cell table:style-name="ce944" table:formula="of:=IF(AND([.$Y$1];[.$Y$2];[$Synthèse.$H$1]);[$Données.G247];&quot;&quot;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12">
          <table:table-cell table:number-columns-repeated="3"/>
          <table:table-cell table:style-name="ce935" table:formula="of:=[$Données.A248]" office:value-type="string" office:string-value="6x+7" calcext:value-type="string" table:number-columns-spanned="2" table:number-rows-spanned="1">
            <text:p>6x+7</text:p>
          </table:table-cell>
          <table:covered-table-cell table:style-name="ce400"/>
          <table:table-cell table:style-name="ce400" table:number-columns-repeated="3"/>
          <table:table-cell table:style-name="ce940" table:number-columns-spanned="2" table:number-rows-spanned="1"/>
          <table:covered-table-cell table:style-name="ce400"/>
          <table:table-cell table:style-name="ce400"/>
          <table:table-cell table:number-columns-repeated="2"/>
          <table:table-cell table:style-name="ce945" table:formula="of:=IF(ISBLANK([.I6]);&quot;&quot;;IF(AND([.$Y$1];[$Synthèse.$H$1]);IF(OR([.I6]=[$Données.F244];[.I6]=[$Données.G244]);1;0);&quot;&quot;))">
            <text:p/>
          </table:table-cell>
          <table:table-cell table:style-name="ce949" table:formula="of:=IF(AND([.$Y$1];[.$Y$2];[$Synthèse.$H$1]);[$Données.E248];&quot;&quot;)" table:number-columns-spanned="2" table:number-rows-spanned="1">
            <text:p/>
          </table:table-cell>
          <table:covered-table-cell table:style-name="ce825"/>
          <table:table-cell table:style-name="ce945" table:formula="of:=IF(ISBLANK([.K5]);&quot;&quot;;IF(AND([.$Y$1];[$Synthèse.$H$1]);IF([.K5]=[$Données.G224];1;0);&quot;&quot;))">
            <text:p/>
          </table:table-cell>
          <table:table-cell table:style-name="ce945" table:formula="of:=IF(ISBLANK([.L5]);&quot;&quot;;IF(AND([.$Y$1];[$Synthèse.$H$1]);IF([.L5]=0;1;0);&quot;&quot;)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12">
          <table:table-cell table:number-columns-repeated="26"/>
          <table:table-cell table:style-name="ce64" table:number-columns-repeated="39"/>
          <table:table-cell table:number-columns-repeated="959"/>
        </table:table-row>
        <table:table-row table:style-name="ro12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286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220]" office:value-type="string" office:string-value="(-x+5) / (6x+7) = -4" calcext:value-type="string" table:number-columns-spanned="3" table:number-rows-spanned="1">
            <text:p>(-x+5) / (6x+7) = -4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12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285" table:number-columns-spanned="2" table:number-rows-spanned="1"/>
          <table:covered-table-cell table:style-name="ce284"/>
          <table:table-cell table:style-name="ce285"/>
          <table:table-cell table:style-name="ce284" table:number-columns-spanned="2" table:number-rows-spanned="1"/>
          <table:covered-table-cell table:style-name="ce285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1006"/>
        </table:table-row>
        <table:table-row table:style-name="ro12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style-name="ce64"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822" table:formula="of:=IF(ISBLANK([.N9]);&quot;&quot;;IF(AND([.$Y$1];[$Synthèse.$H$1]);IF([.N9]=[$Données.B221];1;0);&quot;&quot;))">
            <text:p/>
          </table:table-cell>
          <table:table-cell table:style-name="ce918" table:formula="of:=IF(ISBLANK([.O9]);&quot;&quot;;IF(AND([.$Y$1];[$Synthèse.$H$1]);IF([.O9]=[$Données.C221];1;0);&quot;&quot;))">
            <text:p/>
          </table:table-cell>
          <table:table-cell table:style-name="ce918" table:formula="of:=IF(ISBLANK([.P9]);&quot;&quot;;IF(AND([.$Y$1];[$Synthèse.$H$1]);IF([.P9]=[$Données.D221];1;0);&quot;&quot;))">
            <text:p/>
          </table:table-cell>
          <table:table-cell table:style-name="ce918" table:formula="of:=IF(ISBLANK([.Q9]);&quot;&quot;;IF(AND([.$Y$1];[$Synthèse.$H$1]);IF([.Q9]=[$Données.E221];1;0);&quot;&quot;))">
            <text:p/>
          </table:table-cell>
          <table:table-cell table:style-name="ce929" table:formula="of:=IF(ISBLANK([.R9]);&quot;&quot;;IF(AND([.$Y$1];[$Synthèse.$H$1]);IF([.R9]=[$Données.F221];1;0);&quot;&quot;))">
            <text:p/>
          </table:table-cell>
          <table:table-cell table:number-columns-repeated="1006"/>
        </table:table-row>
        <table:table-row table:style-name="ro12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285" table:number-columns-spanned="2" table:number-rows-spanned="1"/>
          <table:covered-table-cell table:style-name="ce285"/>
          <table:table-cell table:style-name="ce285"/>
          <table:table-cell table:style-name="ce285" table:number-columns-spanned="2" table:number-rows-spanned="1"/>
          <table:covered-table-cell table:style-name="ce285"/>
          <table:table-cell table:style-name="ce38"/>
          <table:table-cell table:style-name="ce64"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21];&quot;&quot;)">
            <text:p/>
          </table:table-cell>
          <table:table-cell table:style-name="ce919" table:formula="of:=IF(AND([.$Y$1];[.$Y$2];[$Synthèse.$H$1]);[$Données.C221];&quot;&quot;)">
            <text:p/>
          </table:table-cell>
          <table:table-cell table:style-name="ce919" table:formula="of:=IF(AND([.$Y$1];[.$Y$2];[$Synthèse.$H$1]);[$Données.D221];&quot;&quot;)">
            <text:p/>
          </table:table-cell>
          <table:table-cell table:style-name="ce923" table:formula="of:=IF(AND([.$Y$1];[.$Y$2];[$Synthèse.$H$1]);[$Données.E134];&quot;&quot;)">
            <text:p/>
          </table:table-cell>
          <table:table-cell table:style-name="ce930" table:formula="of:=IF(AND([.$Y$1];[.$Y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1003"/>
        </table:table-row>
        <table:table-row table:style-name="ro12">
          <table:table-cell/>
          <table:table-cell table:style-name="ce64" table:number-columns-repeated="9"/>
          <table:table-cell table:style-name="ce312" table:number-columns-repeated="8"/>
          <table:table-cell table:style-name="ce244" table:number-columns-repeated="6"/>
          <table:table-cell table:number-columns-repeated="1000"/>
        </table:table-row>
        <table:table-row table:style-name="ro12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Y$1];[.$Y$2];[$Synthèse.$H$1]);[$Données.C215];&quot;&quot;)" table:number-columns-spanned="2" table:number-rows-spanned="1">
            <text:p/>
          </table:table-cell>
          <table:covered-table-cell table:style-name="ce624"/>
          <table:table-cell table:style-name="ce624"/>
          <table:table-cell table:style-name="ce585" table:formula="of:=IF(AND([.$Y$1];[.$Y$2];[$Synthèse.$H$1]);[$Données.F215];&quot;&quot;)" table:number-columns-spanned="2" table:number-rows-spanned="1">
            <text:p/>
          </table:table-cell>
          <table:covered-table-cell table:style-name="ce623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57" table:formula="of:=[$Données.H228]" office:value-type="string" office:string-value="(-x+5) / (6x+7) ≥ -4" calcext:value-type="string" table:number-columns-spanned="3" table:number-rows-spanned="1">
            <text:p>(-x+5) / (6x+7) ≥ -4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57"/>
          <table:table-cell table:style-name="ce263"/>
          <table:table-cell table:style-name="ce271"/>
          <table:table-cell table:number-columns-repeated="1000"/>
        </table:table-row>
        <table:table-row table:style-name="ro12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2];&quot;&quot;)">
            <text:p/>
          </table:table-cell>
          <table:table-cell table:style-name="ce583" table:formula="of:=IF(AND([.$Y$1];[.$Y$2];[$Synthèse.$H$1]);[$Données.B216];&quot;&quot;)">
            <text:p/>
          </table:table-cell>
          <table:table-cell table:style-name="ce623" table:formula="of:=IF(AND([.$Y$1];[.$Y$2];[$Synthèse.$H$1]);[$Données.C216];&quot;&quot;)" table:number-columns-spanned="2" table:number-rows-spanned="1">
            <text:p/>
          </table:table-cell>
          <table:covered-table-cell table:style-name="ce624"/>
          <table:table-cell table:style-name="ce623" table:formula="of:=IF(AND([.$Y$1];[.$Y$2];[$Synthèse.$H$1]);[$Données.E216];&quot;&quot;)">
            <text:p/>
          </table:table-cell>
          <table:table-cell table:style-name="ce624" table:formula="of:=IF(AND([.$Y$1];[.$Y$2];[$Synthèse.$H$1]);[$Données.F216];&quot;&quot;)" table:number-columns-spanned="2" table:number-rows-spanned="1">
            <text:p/>
          </table:table-cell>
          <table:covered-table-cell table:style-name="ce623"/>
          <table:table-cell table:style-name="ce592" table:formula="of:=IF(AND([.$Y$1];[.$Y$2];[$Synthèse.$H$1]);[$Données.H216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style-name="ce270"/>
          <table:table-cell table:number-columns-repeated="999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4];&quot;&quot;)">
            <text:p/>
          </table:table-cell>
          <table:table-cell table:style-name="ce583" table:formula="of:=IF(AND([.$Y$1];[.$Y$2];[$Synthèse.$H$1]);[$Données.B217];&quot;&quot;)">
            <text:p/>
          </table:table-cell>
          <table:table-cell table:style-name="ce623" table:formula="of:=IF(AND([.$Y$1];[.$Y$2];[$Synthèse.$H$1]);[$Données.C217];&quot;&quot;)" table:number-columns-spanned="2" table:number-rows-spanned="1">
            <text:p/>
          </table:table-cell>
          <table:covered-table-cell table:style-name="ce624"/>
          <table:table-cell table:style-name="ce623" table:formula="of:=IF(AND([.$Y$1];[.$Y$2];[$Synthèse.$H$1]);[$Données.E217];&quot;&quot;)">
            <text:p/>
          </table:table-cell>
          <table:table-cell table:style-name="ce624" table:formula="of:=IF(AND([.$Y$1];[.$Y$2];[$Synthèse.$H$1]);[$Données.F217];&quot;&quot;)" table:number-columns-spanned="2" table:number-rows-spanned="1">
            <text:p/>
          </table:table-cell>
          <table:covered-table-cell table:style-name="ce623"/>
          <table:table-cell table:style-name="ce592" table:formula="of:=IF(AND([.$Y$1];[.$Y$2];[$Synthèse.$H$1]);[$Données.H217];&quot;&quot;)">
            <text:p/>
          </table:table-cell>
          <table:table-cell/>
          <table:table-cell table:style-name="ce287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822" table:formula="of:=IF(ISBLANK([.N14]);&quot;&quot;;IF(AND([.$Y$1];[$Synthèse.$H$1]);IF([.N14]=[$Données.B229];1;0);&quot;&quot;))">
            <text:p/>
          </table:table-cell>
          <table:table-cell table:style-name="ce918" table:formula="of:=IF(ISBLANK([.O14]);&quot;&quot;;IF(AND([.$Y$1];[$Synthèse.$H$1]);IF([.O14]=[$Données.C229];1;0);&quot;&quot;))">
            <text:p/>
          </table:table-cell>
          <table:table-cell table:style-name="ce918" table:formula="of:=IF(ISBLANK([.P14]);&quot;&quot;;IF(AND([.$Y$1];[$Synthèse.$H$1]);IF([.P14]=[$Données.D229];1;0);&quot;&quot;))">
            <text:p/>
          </table:table-cell>
          <table:table-cell table:style-name="ce918" table:formula="of:=IF(ISBLANK([.Q14]);&quot;&quot;;IF(AND([.$Y$1];[$Synthèse.$H$1]);IF([.Q14]=[$Données.E229];1;0);&quot;&quot;))">
            <text:p/>
          </table:table-cell>
          <table:table-cell table:style-name="ce918" table:formula="of:=IF(ISBLANK([.R14]);&quot;&quot;;IF(AND([.$Y$1];[$Synthèse.$H$1]);IF([.R14]=[$Données.F229];1;0);&quot;&quot;))">
            <text:p/>
          </table:table-cell>
          <table:table-cell table:style-name="ce918" table:formula="of:=IF(ISBLANK([.S14]);&quot;&quot;;IF(AND([.$Y$1];[$Synthèse.$H$1]);IF([.S14]=[$Données.G229];1;0);&quot;&quot;))">
            <text:p/>
          </table:table-cell>
          <table:table-cell table:style-name="ce918" table:formula="of:=IF(ISBLANK([.T14]);&quot;&quot;;IF(AND([.$Y$1];[$Synthèse.$H$1]);IF([.T14]=[$Données.H229];1;0);&quot;&quot;))">
            <text:p/>
          </table:table-cell>
          <table:table-cell table:style-name="ce918" table:formula="of:=IF(ISBLANK([.U14]);&quot;&quot;;IF(AND([.$Y$1];[$Synthèse.$H$1]);IF([.U14]=[$Données.I229];1;0);&quot;&quot;))">
            <text:p/>
          </table:table-cell>
          <table:table-cell table:style-name="ce918" table:formula="of:=IF(ISBLANK([.V14]);&quot;&quot;;IF(AND([.$Y$1];[$Synthèse.$H$1]);IF([.V14]=[$Données.J229];1;0);&quot;&quot;))">
            <text:p/>
          </table:table-cell>
          <table:table-cell table:style-name="ce918" table:formula="of:=IF(ISBLANK([.W14]);&quot;&quot;;IF(AND([.$Y$1];[$Synthèse.$H$1]);IF([.W14]=[$Données.K229];1;0);&quot;&quot;))">
            <text:p/>
          </table:table-cell>
          <table:table-cell table:style-name="ce929" table:formula="of:=IF(ISBLANK([.X14]);&quot;&quot;;IF(AND([.$Y$1];[$Synthèse.$H$1]);IF([.X14]=[$Données.L229];1;0);&quot;&quot;))">
            <text:p/>
          </table:table-cell>
          <table:table-cell table:style-name="ce270" table:number-columns-repeated="2"/>
          <table:table-cell table:style-name="ce70" table:number-columns-repeated="39"/>
          <table:table-cell table:number-columns-repeated="959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Q242];&quot;&quot;)">
            <text:p/>
          </table:table-cell>
          <table:table-cell table:style-name="ce583" table:formula="of:=IF(AND([.$Y$1];[.$Y$2];[$Synthèse.$H$1]);[$Données.B218];&quot;&quot;)">
            <text:p/>
          </table:table-cell>
          <table:table-cell table:style-name="ce623" table:formula="of:=IF(AND([.$Y$1];[.$Y$2];[$Synthèse.$H$1]);[$Données.C218];&quot;&quot;)" table:number-columns-spanned="2" table:number-rows-spanned="1">
            <text:p/>
          </table:table-cell>
          <table:covered-table-cell table:style-name="ce624"/>
          <table:table-cell table:style-name="ce623" table:formula="of:=IF(AND([.$Y$1];[.$Y$2];[$Synthèse.$H$1]);[$Données.E218];&quot;&quot;)">
            <text:p/>
          </table:table-cell>
          <table:table-cell table:style-name="ce624" table:formula="of:=IF(AND([.$Y$1];[.$Y$2];[$Synthèse.$H$1]);[$Données.F218];&quot;&quot;)" table:number-columns-spanned="2" table:number-rows-spanned="1">
            <text:p/>
          </table:table-cell>
          <table:covered-table-cell table:style-name="ce623"/>
          <table:table-cell table:style-name="ce592" table:formula="of:=IF(AND([.$Y$1];[.$Y$2];[$Synthèse.$H$1]);[$Données.H218];&quot;&quot;)">
            <text:p/>
          </table:table-cell>
          <table:table-cell/>
          <table:table-cell table:style-name="ce287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30];&quot;&quot;)">
            <text:p/>
          </table:table-cell>
          <table:table-cell table:style-name="ce923" table:formula="of:=IF(AND([.$Y$1];[.$Y$2];[$Synthèse.$H$1]);[$Données.C230];&quot;&quot;)">
            <text:p/>
          </table:table-cell>
          <table:table-cell table:style-name="ce923" table:formula="of:=IF(AND([.$Y$1];[.$Y$2];[$Synthèse.$H$1]);[$Données.D230];&quot;&quot;)">
            <text:p/>
          </table:table-cell>
          <table:table-cell table:style-name="ce919" table:formula="of:=IF(AND([.$Y$1];[.$Y$2];[$Synthèse.$H$1]);[$Données.E230];&quot;&quot;)">
            <text:p/>
          </table:table-cell>
          <table:table-cell table:style-name="ce923" table:formula="of:=IF(AND([.$Y$1];[.$Y$2];[$Synthèse.$H$1]);[$Données.F230];&quot;&quot;)">
            <text:p/>
          </table:table-cell>
          <table:table-cell table:style-name="ce830" table:formula="of:=IF(AND([.$Y$1];[.$Y$2];[$Synthèse.$H$1]);[$Données.G230];&quot;&quot;)">
            <text:p/>
          </table:table-cell>
          <table:table-cell table:style-name="ce923" table:formula="of:=IF(AND([.$Y$1];[.$Y$2];[$Synthèse.$H$1]);[$Données.H230];&quot;&quot;)">
            <text:p/>
          </table:table-cell>
          <table:table-cell table:style-name="ce919" table:formula="of:=IF(AND([.$Y$1];[.$Y$2];[$Synthèse.$H$1]);[$Données.I230];&quot;&quot;)">
            <text:p/>
          </table:table-cell>
          <table:table-cell table:style-name="ce923" table:formula="of:=IF(AND([.$Y$1];[.$Y$2];[$Synthèse.$H$1]);[$Données.J230];&quot;&quot;)">
            <text:p/>
          </table:table-cell>
          <table:table-cell table:style-name="ce923" table:formula="of:=IF(AND([.$Y$1];[.$Y$2];[$Synthèse.$H$1]);[$Données.K230];&quot;&quot;)">
            <text:p/>
          </table:table-cell>
          <table:table-cell table:style-name="ce930" table:formula="of:=IF(AND([.$Y$1];[.$Y$2];[$Synthèse.$H$1]);[$Données.L230];&quot;&quot;)">
            <text:p/>
          </table:table-cell>
          <table:table-cell table:style-name="ce270"/>
          <table:table-cell table:style-name="ce70" table:number-columns-repeated="40"/>
          <table:table-cell table:number-columns-repeated="959"/>
        </table:table-row>
        <table:table-row table:style-name="ro8">
          <table:table-cell table:number-columns-repeated="10"/>
          <table:table-cell table:style-name="ce70" table:number-columns-repeated="6"/>
          <table:table-cell table:style-name="ce270" table:number-columns-repeated="8"/>
          <table:table-cell/>
          <table:table-cell table:style-name="ce70" table:number-columns-repeated="2"/>
          <table:table-cell table:style-name="ce99" table:number-columns-repeated="38"/>
          <table:table-cell table:number-columns-repeated="959"/>
        </table:table-row>
        <table:table-row table:style-name="ro12">
          <table:table-cell table:number-columns-repeated="3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244"/>
          <table:table-cell table:number-columns-repeated="1006"/>
        </table:table-row>
        <table:table-row table:style-name="ro12"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70"/>
          <table:table-cell table:style-name="ce70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12">
          <table:table-cell table:number-columns-repeated="2"/>
          <table:table-cell table:style-name="ce270" table:number-columns-repeated="7"/>
          <table:table-cell table:style-name="ce70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12">
          <table:table-cell/>
          <table:table-cell table:style-name="ce777"/>
          <table:table-cell table:style-name="ce270" table:number-columns-repeated="7"/>
          <table:table-cell table:style-name="ce70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1008"/>
        </table:table-row>
        <table:table-row table:style-name="ro12">
          <table:table-cell table:number-columns-repeated="10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1003"/>
        </table:table-row>
        <table:table-row table:style-name="ro12">
          <table:table-cell table:number-columns-repeated="1024"/>
        </table:table-row>
        <table:table-row table:style-name="ro12">
          <table:table-cell table:style-name="Default"/>
          <table:table-cell table:number-columns-repeated="1023"/>
        </table:table-row>
        <table:table-row table:style-name="ro12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Niveau 7'.N15:'Niveau 7'.X15 'Niveau 7'.N10:'Niveau 7'.R10 'Niveau 7'.N4:'Niveau 7'.N4 'Niveau 7'.N6:'Niveau 7'.N6 'Niveau 7'.Q6:'Niveau 7'.R6">
            <calcext:condition calcext:apply-style-name="FAUX" calcext:value="=1" calcext:base-cell-address="'Niveau 7'.N4"/>
            <calcext:condition calcext:apply-style-name="VRAI" calcext:value="=0" calcext:base-cell-address="'Niveau 7'.N4"/>
          </calcext:conditional-format>
          <calcext:conditional-format calcext:target-range-address="'Niveau 7'.N16:'Niveau 7'.X16 'Niveau 7'.N11:'Niveau 7'.R11">
            <calcext:condition calcext:apply-style-name="VRAI" calcext:value="formula-is(IF([.N10]=0))" calcext:base-cell-address="'Niveau 7'.N11"/>
            <calcext:condition calcext:apply-style-name="FAUX" calcext:value="formula-is(IF([.N10]=1))" calcext:base-cell-address="'Niveau 7'.N11"/>
          </calcext:conditional-format>
        </calcext:conditional-formats>
      </table:table>
      <table:table table:name="Données" table:style-name="ta8" table:protected="true" table:protection-key="71KUQU0J/s14NCPBU/bV4Ish2rc=" table:protection-key-digest-algorithm="http://www.w3.org/2000/09/xmldsig#sha1" table:print="false">
        <loext:table-protection loext:select-unprotected-cells="true"/>
        <table:table-column table:style-name="co38" table:default-cell-style-name="ce802"/>
        <table:table-column table:style-name="co39" table:default-cell-style-name="ce802"/>
        <table:table-column table:style-name="co40" table:default-cell-style-name="ce802"/>
        <table:table-column table:style-name="co50" table:default-cell-style-name="ce802"/>
        <table:table-column table:style-name="co51" table:default-cell-style-name="ce802"/>
        <table:table-column table:style-name="co52" table:default-cell-style-name="ce802"/>
        <table:table-column table:style-name="co53" table:number-columns-repeated="2" table:default-cell-style-name="ce802"/>
        <table:table-column table:style-name="co54" table:default-cell-style-name="ce802"/>
        <table:table-column table:style-name="co55" table:default-cell-style-name="ce802"/>
        <table:table-column table:style-name="co56" table:number-columns-repeated="2" table:default-cell-style-name="ce802"/>
        <table:table-column table:style-name="co54" table:default-cell-style-name="ce802"/>
        <table:table-column table:style-name="co57" table:default-cell-style-name="ce802"/>
        <table:table-column table:style-name="co58" table:default-cell-style-name="ce802"/>
        <table:table-column table:style-name="co58" table:default-cell-style-name="ce1096"/>
        <table:table-column table:style-name="co18" table:number-columns-repeated="2" table:default-cell-style-name="ce802"/>
        <table:table-column table:style-name="co58" table:number-columns-repeated="3" table:default-cell-style-name="ce802"/>
        <table:table-column table:style-name="co1" table:number-columns-repeated="43" table:default-cell-style-name="ce802"/>
        <table:table-column table:style-name="co1" table:number-columns-repeated="960" table:default-cell-style-name="ce844"/>
        <table:table-row table:style-name="ro6">
          <table:table-cell table:style-name="ce959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989"/>
          <table:covered-table-cell table:style-name="ce1015"/>
          <table:covered-table-cell table:style-name="ce1033"/>
          <table:covered-table-cell table:number-columns-repeated="11" table:style-name="ce842"/>
          <table:table-cell table:style-name="ce1121"/>
          <table:table-cell table:style-name="ce842" table:number-columns-repeated="48"/>
          <table:table-cell table:number-columns-repeated="960"/>
        </table:table-row>
        <table:table-row table:style-name="ro6">
          <table:table-cell table:style-name="ce836" office:value-type="string" calcext:value-type="string">
            <text:p>Aléatoire a</text:p>
          </table:table-cell>
          <table:table-cell table:style-name="ce836" office:value-type="string" calcext:value-type="string">
            <text:p>Rang</text:p>
          </table:table-cell>
          <table:table-cell table:style-name="ce836" office:value-type="string" calcext:value-type="string">
            <text:p>a</text:p>
          </table:table-cell>
          <table:table-cell table:style-name="ce836" office:value-type="string" calcext:value-type="string">
            <text:p>b</text:p>
          </table:table-cell>
          <table:table-cell table:style-name="ce836" office:value-type="string" calcext:value-type="string">
            <text:p>Concat</text:p>
          </table:table-cell>
          <table:table-cell table:style-name="ce836" office:value-type="string" calcext:value-type="string">
            <text:p>PGCD</text:p>
          </table:table-cell>
          <table:table-cell table:style-name="ce836" office:value-type="string" calcext:value-type="string">
            <text:p>a simpl</text:p>
          </table:table-cell>
          <table:table-cell table:style-name="ce836" office:value-type="string" calcext:value-type="string">
            <text:p>b simpl</text:p>
          </table:table-cell>
          <table:table-cell table:style-name="ce836" office:value-type="string" calcext:value-type="string">
            <text:p>rac num</text:p>
          </table:table-cell>
          <table:table-cell table:style-name="ce836" office:value-type="string" calcext:value-type="string">
            <text:p>rac den</text:p>
          </table:table-cell>
          <table:table-cell table:style-name="ce836" office:value-type="string" calcext:value-type="string">
            <text:p>Rac dec</text:p>
          </table:table-cell>
          <table:table-cell table:style-name="ce836" office:value-type="string" calcext:value-type="string">
            <text:p>Rac frac</text:p>
          </table:table-cell>
          <table:table-cell table:style-name="ce836" office:value-type="string" calcext:value-type="string">
            <text:p>Entier</text:p>
          </table:table-cell>
          <table:table-cell table:style-name="ce836"/>
          <table:table-cell table:style-name="ce836" office:value-type="string" calcext:value-type="string">
            <text:p>Choix</text:p>
          </table:table-cell>
          <table:table-cell table:style-name="ce1122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877670031707453" calcext:value-type="float">
            <text:p>0,877670031707453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961" table:formula="of:=GCD(ABS([.C3]);ABS([.D3]))" office:value-type="float" office:value="1" calcext:value-type="float">
            <text:p>1</text:p>
          </table:table-cell>
          <table:table-cell table:style-name="ce1044" table:formula="of:=[.C3]/[.F3]" office:value-type="float" office:value="-10" calcext:value-type="float">
            <text:p>-10</text:p>
          </table:table-cell>
          <table:table-cell table:style-name="ce1044" table:formula="of:=[.D3]/[.F3]" office:value-type="float" office:value="7" calcext:value-type="float">
            <text:p>7</text:p>
          </table:table-cell>
          <table:table-cell table:style-name="ce1066" table:formula="of:=IF([.C3]*[.D3]&lt;0;ABS([.H3]);-ABS([.H3]))" office:value-type="float" office:value="7" calcext:value-type="float">
            <text:p>7</text:p>
          </table:table-cell>
          <table:table-cell table:style-name="ce1066" table:formula="of:=ABS([.G3])" office:value-type="float" office:value="10" calcext:value-type="float">
            <text:p>10</text:p>
          </table:table-cell>
          <table:table-cell table:style-name="ce961" table:formula="of:=-[.H3]/[.G3]" office:value-type="float" office:value="0.7" calcext:value-type="float">
            <text:p>0,7</text:p>
          </table:table-cell>
          <table:table-cell table:style-name="ce1087" table:formula="of:=-[.H3]/[.G3]" office:value-type="float" office:value="0.7" calcext:value-type="float">
            <text:p><text:s/>7/10</text:p>
          </table:table-cell>
          <table:table-cell table:style-name="ce1106" table:formula="of:=IF([.K3]-INT([.K3])=0;TRUE();FALSE())" office:value-type="boolean" office:boolean-value="false" calcext:value-type="boolean">
            <text:p>FAUX</text:p>
          </table:table-cell>
          <table:table-cell table:style-name="ce1113" table:formula="of:=IF([.M3];[.K3];CONCATENATE([.I3];&quot;/&quot;;[.J3]))" office:value-type="string" office:string-value="7/10" calcext:value-type="string">
            <text:p>7/10</text:p>
          </table:table-cell>
          <table:table-cell table:style-name="ce961" table:formula="of:=RANK([.A3];[.$A$3:.$A$32];0)" office:value-type="float" office:value="2" calcext:value-type="float">
            <text:p>2</text:p>
          </table:table-cell>
          <table:table-cell table:style-name="ce956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62906274314178" calcext:value-type="float">
            <text:p>0,62906274314178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961" table:formula="of:=GCD(ABS([.C4]);ABS([.D4]))" office:value-type="float" office:value="1" calcext:value-type="float">
            <text:p>1</text:p>
          </table:table-cell>
          <table:table-cell table:style-name="ce1044" table:formula="of:=[.C4]/[.F4]" office:value-type="float" office:value="-9" calcext:value-type="float">
            <text:p>-9</text:p>
          </table:table-cell>
          <table:table-cell table:style-name="ce1044" table:formula="of:=[.D4]/[.F4]" office:value-type="float" office:value="-5" calcext:value-type="float">
            <text:p>-5</text:p>
          </table:table-cell>
          <table:table-cell table:style-name="ce1066" table:formula="of:=IF([.C4]*[.D4]&lt;0;ABS([.H4]);-ABS([.H4]))" office:value-type="float" office:value="-5" calcext:value-type="float">
            <text:p>-5</text:p>
          </table:table-cell>
          <table:table-cell table:style-name="ce1066" table:formula="of:=ABS([.G4])" office:value-type="float" office:value="9" calcext:value-type="float">
            <text:p>9</text:p>
          </table:table-cell>
          <table:table-cell table:style-name="ce961" table:formula="of:=-[.H4]/[.G4]" office:value-type="float" office:value="-0.555555555555556" calcext:value-type="float">
            <text:p>-0,555555555555556</text:p>
          </table:table-cell>
          <table:table-cell table:style-name="ce1087" table:formula="of:=-[.H4]/[.G4]" office:value-type="float" office:value="-0.555555555555556" calcext:value-type="float">
            <text:p>- 5/9 </text:p>
          </table:table-cell>
          <table:table-cell table:style-name="ce1106" table:formula="of:=IF([.K4]-INT([.K4])=0;TRUE();FALSE())" office:value-type="boolean" office:boolean-value="false" calcext:value-type="boolean">
            <text:p>FAUX</text:p>
          </table:table-cell>
          <table:table-cell table:style-name="ce1113" table:formula="of:=IF([.M4];[.K4];CONCATENATE([.I4];&quot;/&quot;;[.J4]))" office:value-type="string" office:string-value="-5/9" calcext:value-type="string">
            <text:p>-5/9</text:p>
          </table:table-cell>
          <table:table-cell table:style-name="ce961" table:formula="of:=RANK([.A4];[.$A$3:.$A$32];0)" office:value-type="float" office:value="14" calcext:value-type="float">
            <text:p>14</text:p>
          </table:table-cell>
          <table:table-cell table:style-name="ce956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514607245786243" calcext:value-type="float">
            <text:p>0,514607245786243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961" table:formula="of:=GCD(ABS([.C5]);ABS([.D5]))" office:value-type="float" office:value="1" calcext:value-type="float">
            <text:p>1</text:p>
          </table:table-cell>
          <table:table-cell table:style-name="ce1044" table:formula="of:=[.C5]/[.F5]" office:value-type="float" office:value="-8" calcext:value-type="float">
            <text:p>-8</text:p>
          </table:table-cell>
          <table:table-cell table:style-name="ce1044" table:formula="of:=[.D5]/[.F5]" office:value-type="float" office:value="3" calcext:value-type="float">
            <text:p>3</text:p>
          </table:table-cell>
          <table:table-cell table:style-name="ce1066" table:formula="of:=IF([.C5]*[.D5]&lt;0;ABS([.H5]);-ABS([.H5]))" office:value-type="float" office:value="3" calcext:value-type="float">
            <text:p>3</text:p>
          </table:table-cell>
          <table:table-cell table:style-name="ce1066" table:formula="of:=ABS([.G5])" office:value-type="float" office:value="8" calcext:value-type="float">
            <text:p>8</text:p>
          </table:table-cell>
          <table:table-cell table:style-name="ce961" table:formula="of:=-[.H5]/[.G5]" office:value-type="float" office:value="0.375" calcext:value-type="float">
            <text:p>0,375</text:p>
          </table:table-cell>
          <table:table-cell table:style-name="ce1087" table:formula="of:=-[.H5]/[.G5]" office:value-type="float" office:value="0.375" calcext:value-type="float">
            <text:p><text:s/>3/8 </text:p>
          </table:table-cell>
          <table:table-cell table:style-name="ce1106" table:formula="of:=IF([.K5]-INT([.K5])=0;TRUE();FALSE())" office:value-type="boolean" office:boolean-value="false" calcext:value-type="boolean">
            <text:p>FAUX</text:p>
          </table:table-cell>
          <table:table-cell table:style-name="ce1113" table:formula="of:=IF([.M5];[.K5];CONCATENATE([.I5];&quot;/&quot;;[.J5]))" office:value-type="string" office:string-value="3/8" calcext:value-type="string">
            <text:p>3/8</text:p>
          </table:table-cell>
          <table:table-cell table:style-name="ce961" table:formula="of:=RANK([.A5];[.$A$3:.$A$32];0)" office:value-type="float" office:value="18" calcext:value-type="float">
            <text:p>18</text:p>
          </table:table-cell>
          <table:table-cell table:style-name="ce956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595355902418512" calcext:value-type="float">
            <text:p>0,595355902418512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961" table:formula="of:=GCD(ABS([.C6]);ABS([.D6]))" office:value-type="float" office:value="1" calcext:value-type="float">
            <text:p>1</text:p>
          </table:table-cell>
          <table:table-cell table:style-name="ce1044" table:formula="of:=[.C6]/[.F6]" office:value-type="float" office:value="-7" calcext:value-type="float">
            <text:p>-7</text:p>
          </table:table-cell>
          <table:table-cell table:style-name="ce1044" table:formula="of:=[.D6]/[.F6]" office:value-type="float" office:value="-1" calcext:value-type="float">
            <text:p>-1</text:p>
          </table:table-cell>
          <table:table-cell table:style-name="ce1066" table:formula="of:=IF([.C6]*[.D6]&lt;0;ABS([.H6]);-ABS([.H6]))" office:value-type="float" office:value="-1" calcext:value-type="float">
            <text:p>-1</text:p>
          </table:table-cell>
          <table:table-cell table:style-name="ce1066" table:formula="of:=ABS([.G6])" office:value-type="float" office:value="7" calcext:value-type="float">
            <text:p>7</text:p>
          </table:table-cell>
          <table:table-cell table:style-name="ce961" table:formula="of:=-[.H6]/[.G6]" office:value-type="float" office:value="-0.142857142857143" calcext:value-type="float">
            <text:p>-0,142857142857143</text:p>
          </table:table-cell>
          <table:table-cell table:style-name="ce1087" table:formula="of:=-[.H6]/[.G6]" office:value-type="float" office:value="-0.142857142857143" calcext:value-type="float">
            <text:p>- 1/7 </text:p>
          </table:table-cell>
          <table:table-cell table:style-name="ce1106" table:formula="of:=IF([.K6]-INT([.K6])=0;TRUE();FALSE())" office:value-type="boolean" office:boolean-value="false" calcext:value-type="boolean">
            <text:p>FAUX</text:p>
          </table:table-cell>
          <table:table-cell table:style-name="ce1113" table:formula="of:=IF([.M6];[.K6];CONCATENATE([.I6];&quot;/&quot;;[.J6]))" office:value-type="string" office:string-value="-1/7" calcext:value-type="string">
            <text:p>-1/7</text:p>
          </table:table-cell>
          <table:table-cell table:style-name="ce961" table:formula="of:=RANK([.A6];[.$A$3:.$A$32];0)" office:value-type="float" office:value="15" calcext:value-type="float">
            <text:p>15</text:p>
          </table:table-cell>
          <table:table-cell table:style-name="ce956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752551762216039" calcext:value-type="float">
            <text:p>0,752551762216039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961" table:formula="of:=GCD(ABS([.C7]);ABS([.D7]))" office:value-type="float" office:value="1" calcext:value-type="float">
            <text:p>1</text:p>
          </table:table-cell>
          <table:table-cell table:style-name="ce1044" table:formula="of:=[.C7]/[.F7]" office:value-type="float" office:value="-6" calcext:value-type="float">
            <text:p>-6</text:p>
          </table:table-cell>
          <table:table-cell table:style-name="ce1044" table:formula="of:=[.D7]/[.F7]" office:value-type="float" office:value="7" calcext:value-type="float">
            <text:p>7</text:p>
          </table:table-cell>
          <table:table-cell table:style-name="ce1066" table:formula="of:=IF([.C7]*[.D7]&lt;0;ABS([.H7]);-ABS([.H7]))" office:value-type="float" office:value="7" calcext:value-type="float">
            <text:p>7</text:p>
          </table:table-cell>
          <table:table-cell table:style-name="ce1066" table:formula="of:=ABS([.G7])" office:value-type="float" office:value="6" calcext:value-type="float">
            <text:p>6</text:p>
          </table:table-cell>
          <table:table-cell table:style-name="ce961" table:formula="of:=-[.H7]/[.G7]" office:value-type="float" office:value="1.16666666666667" calcext:value-type="float">
            <text:p>1,16666666666667</text:p>
          </table:table-cell>
          <table:table-cell table:style-name="ce1087" table:formula="of:=-[.H7]/[.G7]" office:value-type="float" office:value="1.16666666666667" calcext:value-type="float">
            <text:p><text:s/>7/6 </text:p>
          </table:table-cell>
          <table:table-cell table:style-name="ce1106" table:formula="of:=IF([.K7]-INT([.K7])=0;TRUE();FALSE())" office:value-type="boolean" office:boolean-value="false" calcext:value-type="boolean">
            <text:p>FAUX</text:p>
          </table:table-cell>
          <table:table-cell table:style-name="ce1113" table:formula="of:=IF([.M7];[.K7];CONCATENATE([.I7];&quot;/&quot;;[.J7]))" office:value-type="string" office:string-value="7/6" calcext:value-type="string">
            <text:p>7/6</text:p>
          </table:table-cell>
          <table:table-cell table:style-name="ce961" table:formula="of:=RANK([.A7];[.$A$3:.$A$32];0)" office:value-type="float" office:value="7" calcext:value-type="float">
            <text:p>7</text:p>
          </table:table-cell>
          <table:table-cell table:style-name="ce956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63688979138568" calcext:value-type="float">
            <text:p>0,63688979138568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961" table:formula="of:=GCD(ABS([.C8]);ABS([.D8]))" office:value-type="float" office:value="1" calcext:value-type="float">
            <text:p>1</text:p>
          </table:table-cell>
          <table:table-cell table:style-name="ce1044" table:formula="of:=[.C8]/[.F8]" office:value-type="float" office:value="-5" calcext:value-type="float">
            <text:p>-5</text:p>
          </table:table-cell>
          <table:table-cell table:style-name="ce1044" table:formula="of:=[.D8]/[.F8]" office:value-type="float" office:value="-2" calcext:value-type="float">
            <text:p>-2</text:p>
          </table:table-cell>
          <table:table-cell table:style-name="ce1066" table:formula="of:=IF([.C8]*[.D8]&lt;0;ABS([.H8]);-ABS([.H8]))" office:value-type="float" office:value="-2" calcext:value-type="float">
            <text:p>-2</text:p>
          </table:table-cell>
          <table:table-cell table:style-name="ce1066" table:formula="of:=ABS([.G8])" office:value-type="float" office:value="5" calcext:value-type="float">
            <text:p>5</text:p>
          </table:table-cell>
          <table:table-cell table:style-name="ce961" table:formula="of:=-[.H8]/[.G8]" office:value-type="float" office:value="-0.4" calcext:value-type="float">
            <text:p>-0,4</text:p>
          </table:table-cell>
          <table:table-cell table:style-name="ce1087" table:formula="of:=-[.H8]/[.G8]" office:value-type="float" office:value="-0.4" calcext:value-type="float">
            <text:p>- 2/5 </text:p>
          </table:table-cell>
          <table:table-cell table:style-name="ce1106" table:formula="of:=IF([.K8]-INT([.K8])=0;TRUE();FALSE())" office:value-type="boolean" office:boolean-value="false" calcext:value-type="boolean">
            <text:p>FAUX</text:p>
          </table:table-cell>
          <table:table-cell table:style-name="ce1113" table:formula="of:=IF([.M8];[.K8];CONCATENATE([.I8];&quot;/&quot;;[.J8]))" office:value-type="string" office:string-value="-2/5" calcext:value-type="string">
            <text:p>-2/5</text:p>
          </table:table-cell>
          <table:table-cell table:style-name="ce961" table:formula="of:=RANK([.A8];[.$A$3:.$A$32];0)" office:value-type="float" office:value="13" calcext:value-type="float">
            <text:p>13</text:p>
          </table:table-cell>
          <table:table-cell table:style-name="ce956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755829273008176" calcext:value-type="float">
            <text:p>0,755829273008176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961" table:formula="of:=GCD(ABS([.C9]);ABS([.D9]))" office:value-type="float" office:value="1" calcext:value-type="float">
            <text:p>1</text:p>
          </table:table-cell>
          <table:table-cell table:style-name="ce1044" table:formula="of:=[.C9]/[.F9]" office:value-type="float" office:value="-4" calcext:value-type="float">
            <text:p>-4</text:p>
          </table:table-cell>
          <table:table-cell table:style-name="ce1044" table:formula="of:=[.D9]/[.F9]" office:value-type="float" office:value="1" calcext:value-type="float">
            <text:p>1</text:p>
          </table:table-cell>
          <table:table-cell table:style-name="ce1066" table:formula="of:=IF([.C9]*[.D9]&lt;0;ABS([.H9]);-ABS([.H9]))" office:value-type="float" office:value="1" calcext:value-type="float">
            <text:p>1</text:p>
          </table:table-cell>
          <table:table-cell table:style-name="ce1066" table:formula="of:=ABS([.G9])" office:value-type="float" office:value="4" calcext:value-type="float">
            <text:p>4</text:p>
          </table:table-cell>
          <table:table-cell table:style-name="ce961" table:formula="of:=-[.H9]/[.G9]" office:value-type="float" office:value="0.25" calcext:value-type="float">
            <text:p>0,25</text:p>
          </table:table-cell>
          <table:table-cell table:style-name="ce1087" table:formula="of:=-[.H9]/[.G9]" office:value-type="float" office:value="0.25" calcext:value-type="float">
            <text:p><text:s/>1/4 </text:p>
          </table:table-cell>
          <table:table-cell table:style-name="ce1106" table:formula="of:=IF([.K9]-INT([.K9])=0;TRUE();FALSE())" office:value-type="boolean" office:boolean-value="false" calcext:value-type="boolean">
            <text:p>FAUX</text:p>
          </table:table-cell>
          <table:table-cell table:style-name="ce1113" table:formula="of:=IF([.M9];[.K9];CONCATENATE([.I9];&quot;/&quot;;[.J9]))" office:value-type="string" office:string-value="1/4" calcext:value-type="string">
            <text:p>1/4</text:p>
          </table:table-cell>
          <table:table-cell table:style-name="ce961" table:formula="of:=RANK([.A9];[.$A$3:.$A$32];0)" office:value-type="float" office:value="6" calcext:value-type="float">
            <text:p>6</text:p>
          </table:table-cell>
          <table:table-cell table:style-name="ce956"/>
          <table:table-cell table:style-name="ce844" table:number-columns-repeated="8"/>
          <table:table-cell table:number-columns-repeated="1000"/>
        </table:table-row>
        <table:table-row table:style-name="ro6">
          <table:table-cell table:style-name="ce961" office:value-type="float" office:value="0.637312179211603" calcext:value-type="float">
            <text:p>0,637312179211603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961" table:formula="of:=GCD(ABS([.C10]);ABS([.D10]))" office:value-type="float" office:value="1" calcext:value-type="float">
            <text:p>1</text:p>
          </table:table-cell>
          <table:table-cell table:style-name="ce1044" table:formula="of:=[.C10]/[.F10]" office:value-type="float" office:value="-5" calcext:value-type="float">
            <text:p>-5</text:p>
          </table:table-cell>
          <table:table-cell table:style-name="ce1044" table:formula="of:=[.D10]/[.F10]" office:value-type="float" office:value="-4" calcext:value-type="float">
            <text:p>-4</text:p>
          </table:table-cell>
          <table:table-cell table:style-name="ce1066" table:formula="of:=IF([.C10]*[.D10]&lt;0;ABS([.H10]);-ABS([.H10]))" office:value-type="float" office:value="-4" calcext:value-type="float">
            <text:p>-4</text:p>
          </table:table-cell>
          <table:table-cell table:style-name="ce1066" table:formula="of:=ABS([.G10])" office:value-type="float" office:value="5" calcext:value-type="float">
            <text:p>5</text:p>
          </table:table-cell>
          <table:table-cell table:style-name="ce961" table:formula="of:=-[.H10]/[.G10]" office:value-type="float" office:value="-0.8" calcext:value-type="float">
            <text:p>-0,8</text:p>
          </table:table-cell>
          <table:table-cell table:style-name="ce1087" table:formula="of:=-[.H10]/[.G10]" office:value-type="float" office:value="-0.8" calcext:value-type="float">
            <text:p>- 4/5 </text:p>
          </table:table-cell>
          <table:table-cell table:style-name="ce1106" table:formula="of:=IF([.K10]-INT([.K10])=0;TRUE();FALSE())" office:value-type="boolean" office:boolean-value="false" calcext:value-type="boolean">
            <text:p>FAUX</text:p>
          </table:table-cell>
          <table:table-cell table:style-name="ce1113" table:formula="of:=IF([.M10];[.K10];CONCATENATE([.I10];&quot;/&quot;;[.J10]))" office:value-type="string" office:string-value="-4/5" calcext:value-type="string">
            <text:p>-4/5</text:p>
          </table:table-cell>
          <table:table-cell table:style-name="ce961" table:formula="of:=RANK([.A10];[.$A$3:.$A$32];0)" office:value-type="float" office:value="12" calcext:value-type="float">
            <text:p>12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290069415036481" calcext:value-type="float">
            <text:p>0,290069415036481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961" table:formula="of:=GCD(ABS([.C11]);ABS([.D11]))" office:value-type="float" office:value="1" calcext:value-type="float">
            <text:p>1</text:p>
          </table:table-cell>
          <table:table-cell table:style-name="ce1044" table:formula="of:=[.C11]/[.F11]" office:value-type="float" office:value="-2" calcext:value-type="float">
            <text:p>-2</text:p>
          </table:table-cell>
          <table:table-cell table:style-name="ce1044" table:formula="of:=[.D11]/[.F11]" office:value-type="float" office:value="11" calcext:value-type="float">
            <text:p>11</text:p>
          </table:table-cell>
          <table:table-cell table:style-name="ce1066" table:formula="of:=IF([.C11]*[.D11]&lt;0;ABS([.H11]);-ABS([.H11]))" office:value-type="float" office:value="11" calcext:value-type="float">
            <text:p>11</text:p>
          </table:table-cell>
          <table:table-cell table:style-name="ce1066" table:formula="of:=ABS([.G11])" office:value-type="float" office:value="2" calcext:value-type="float">
            <text:p>2</text:p>
          </table:table-cell>
          <table:table-cell table:style-name="ce961" table:formula="of:=-[.H11]/[.G11]" office:value-type="float" office:value="5.5" calcext:value-type="float">
            <text:p>5,5</text:p>
          </table:table-cell>
          <table:table-cell table:style-name="ce1087" table:formula="of:=-[.H11]/[.G11]" office:value-type="float" office:value="5.5" calcext:value-type="float">
            <text:p>11/2 </text:p>
          </table:table-cell>
          <table:table-cell table:style-name="ce1106" table:formula="of:=IF([.K11]-INT([.K11])=0;TRUE();FALSE())" office:value-type="boolean" office:boolean-value="false" calcext:value-type="boolean">
            <text:p>FAUX</text:p>
          </table:table-cell>
          <table:table-cell table:style-name="ce1113" table:formula="of:=IF([.M11];[.K11];CONCATENATE([.I11];&quot;/&quot;;[.J11]))" office:value-type="string" office:string-value="11/2" calcext:value-type="string">
            <text:p>11/2</text:p>
          </table:table-cell>
          <table:table-cell table:style-name="ce961" table:formula="of:=RANK([.A11];[.$A$3:.$A$32];0)" office:value-type="float" office:value="23" calcext:value-type="float">
            <text:p>23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677096588184394" calcext:value-type="float">
            <text:p>0,677096588184394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961" table:formula="of:=GCD(ABS([.C12]);ABS([.D12]))" office:value-type="float" office:value="1" calcext:value-type="float">
            <text:p>1</text:p>
          </table:table-cell>
          <table:table-cell table:style-name="ce1044" table:formula="of:=[.C12]/[.F12]" office:value-type="float" office:value="-3" calcext:value-type="float">
            <text:p>-3</text:p>
          </table:table-cell>
          <table:table-cell table:style-name="ce1044" table:formula="of:=[.D12]/[.F12]" office:value-type="float" office:value="5" calcext:value-type="float">
            <text:p>5</text:p>
          </table:table-cell>
          <table:table-cell table:style-name="ce1066" table:formula="of:=IF([.C12]*[.D12]&lt;0;ABS([.H12]);-ABS([.H12]))" office:value-type="float" office:value="5" calcext:value-type="float">
            <text:p>5</text:p>
          </table:table-cell>
          <table:table-cell table:style-name="ce1066" table:formula="of:=ABS([.G12])" office:value-type="float" office:value="3" calcext:value-type="float">
            <text:p>3</text:p>
          </table:table-cell>
          <table:table-cell table:style-name="ce961" table:formula="of:=-[.H12]/[.G12]" office:value-type="float" office:value="1.66666666666667" calcext:value-type="float">
            <text:p>1,66666666666667</text:p>
          </table:table-cell>
          <table:table-cell table:style-name="ce1087" table:formula="of:=-[.H12]/[.G12]" office:value-type="float" office:value="1.66666666666667" calcext:value-type="float">
            <text:p><text:s/>5/3 </text:p>
          </table:table-cell>
          <table:table-cell table:style-name="ce1106" table:formula="of:=IF([.K12]-INT([.K12])=0;TRUE();FALSE())" office:value-type="boolean" office:boolean-value="false" calcext:value-type="boolean">
            <text:p>FAUX</text:p>
          </table:table-cell>
          <table:table-cell table:style-name="ce1113" table:formula="of:=IF([.M12];[.K12];CONCATENATE([.I12];&quot;/&quot;;[.J12]))" office:value-type="string" office:string-value="5/3" calcext:value-type="string">
            <text:p>5/3</text:p>
          </table:table-cell>
          <table:table-cell table:style-name="ce961" table:formula="of:=RANK([.A12];[.$A$3:.$A$32];0)" office:value-type="float" office:value="10" calcext:value-type="float">
            <text:p>10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520311264072691" calcext:value-type="float">
            <text:p>0,520311264072691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961" table:formula="of:=GCD(ABS([.C13]);ABS([.D13]))" office:value-type="float" office:value="1" calcext:value-type="float">
            <text:p>1</text:p>
          </table:table-cell>
          <table:table-cell table:style-name="ce1044" table:formula="of:=[.C13]/[.F13]" office:value-type="float" office:value="3" calcext:value-type="float">
            <text:p>3</text:p>
          </table:table-cell>
          <table:table-cell table:style-name="ce1044" table:formula="of:=[.D13]/[.F13]" office:value-type="float" office:value="-7" calcext:value-type="float">
            <text:p>-7</text:p>
          </table:table-cell>
          <table:table-cell table:style-name="ce1066" table:formula="of:=IF([.C13]*[.D13]&lt;0;ABS([.H13]);-ABS([.H13]))" office:value-type="float" office:value="7" calcext:value-type="float">
            <text:p>7</text:p>
          </table:table-cell>
          <table:table-cell table:style-name="ce1066" table:formula="of:=ABS([.G13])" office:value-type="float" office:value="3" calcext:value-type="float">
            <text:p>3</text:p>
          </table:table-cell>
          <table:table-cell table:style-name="ce961" table:formula="of:=-[.H13]/[.G13]" office:value-type="float" office:value="2.33333333333333" calcext:value-type="float">
            <text:p>2,33333333333333</text:p>
          </table:table-cell>
          <table:table-cell table:style-name="ce1087" table:formula="of:=-[.H13]/[.G13]" office:value-type="float" office:value="2.33333333333333" calcext:value-type="float">
            <text:p><text:s/>7/3 </text:p>
          </table:table-cell>
          <table:table-cell table:style-name="ce1106" table:formula="of:=IF([.K13]-INT([.K13])=0;TRUE();FALSE())" office:value-type="boolean" office:boolean-value="false" calcext:value-type="boolean">
            <text:p>FAUX</text:p>
          </table:table-cell>
          <table:table-cell table:style-name="ce1113" table:formula="of:=IF([.M13];[.K13];CONCATENATE([.I13];&quot;/&quot;;[.J13]))" office:value-type="string" office:string-value="7/3" calcext:value-type="string">
            <text:p>7/3</text:p>
          </table:table-cell>
          <table:table-cell table:style-name="ce961" table:formula="of:=RANK([.A13];[.$A$3:.$A$32];0)" office:value-type="float" office:value="17" calcext:value-type="float">
            <text:p>17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148817617840754" calcext:value-type="float">
            <text:p>0,148817617840754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961" table:formula="of:=GCD(ABS([.C14]);ABS([.D14]))" office:value-type="float" office:value="1" calcext:value-type="float">
            <text:p>1</text:p>
          </table:table-cell>
          <table:table-cell table:style-name="ce1044" table:formula="of:=[.C14]/[.F14]" office:value-type="float" office:value="2" calcext:value-type="float">
            <text:p>2</text:p>
          </table:table-cell>
          <table:table-cell table:style-name="ce1044" table:formula="of:=[.D14]/[.F14]" office:value-type="float" office:value="5" calcext:value-type="float">
            <text:p>5</text:p>
          </table:table-cell>
          <table:table-cell table:style-name="ce1066" table:formula="of:=IF([.C14]*[.D14]&lt;0;ABS([.H14]);-ABS([.H14]))" office:value-type="float" office:value="-5" calcext:value-type="float">
            <text:p>-5</text:p>
          </table:table-cell>
          <table:table-cell table:style-name="ce1066" table:formula="of:=ABS([.G14])" office:value-type="float" office:value="2" calcext:value-type="float">
            <text:p>2</text:p>
          </table:table-cell>
          <table:table-cell table:style-name="ce961" table:formula="of:=-[.H14]/[.G14]" office:value-type="float" office:value="-2.5" calcext:value-type="float">
            <text:p>-2,5</text:p>
          </table:table-cell>
          <table:table-cell table:style-name="ce1087" table:formula="of:=-[.H14]/[.G14]" office:value-type="float" office:value="-2.5" calcext:value-type="float">
            <text:p>- 5/2 </text:p>
          </table:table-cell>
          <table:table-cell table:style-name="ce1106" table:formula="of:=IF([.K14]-INT([.K14])=0;TRUE();FALSE())" office:value-type="boolean" office:boolean-value="false" calcext:value-type="boolean">
            <text:p>FAUX</text:p>
          </table:table-cell>
          <table:table-cell table:style-name="ce1113" table:formula="of:=IF([.M14];[.K14];CONCATENATE([.I14];&quot;/&quot;;[.J14]))" office:value-type="string" office:string-value="-5/2" calcext:value-type="string">
            <text:p>-5/2</text:p>
          </table:table-cell>
          <table:table-cell table:style-name="ce961" table:formula="of:=RANK([.A14];[.$A$3:.$A$32];0)" office:value-type="float" office:value="29" calcext:value-type="float">
            <text:p>29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46222775335792" calcext:value-type="float">
            <text:p>0,46222775335792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961" table:formula="of:=GCD(ABS([.C15]);ABS([.D15]))" office:value-type="float" office:value="1" calcext:value-type="float">
            <text:p>1</text:p>
          </table:table-cell>
          <table:table-cell table:style-name="ce1044" table:formula="of:=[.C15]/[.F15]" office:value-type="float" office:value="11" calcext:value-type="float">
            <text:p>11</text:p>
          </table:table-cell>
          <table:table-cell table:style-name="ce1044" table:formula="of:=[.D15]/[.F15]" office:value-type="float" office:value="-3" calcext:value-type="float">
            <text:p>-3</text:p>
          </table:table-cell>
          <table:table-cell table:style-name="ce1066" table:formula="of:=IF([.C15]*[.D15]&lt;0;ABS([.H15]);-ABS([.H15]))" office:value-type="float" office:value="3" calcext:value-type="float">
            <text:p>3</text:p>
          </table:table-cell>
          <table:table-cell table:style-name="ce1066" table:formula="of:=ABS([.G15])" office:value-type="float" office:value="11" calcext:value-type="float">
            <text:p>11</text:p>
          </table:table-cell>
          <table:table-cell table:style-name="ce961" table:formula="of:=-[.H15]/[.G15]" office:value-type="float" office:value="0.272727272727273" calcext:value-type="float">
            <text:p>0,272727272727273</text:p>
          </table:table-cell>
          <table:table-cell table:style-name="ce1087" table:formula="of:=-[.H15]/[.G15]" office:value-type="float" office:value="0.272727272727273" calcext:value-type="float">
            <text:p><text:s/>3/11</text:p>
          </table:table-cell>
          <table:table-cell table:style-name="ce1106" table:formula="of:=IF([.K15]-INT([.K15])=0;TRUE();FALSE())" office:value-type="boolean" office:boolean-value="false" calcext:value-type="boolean">
            <text:p>FAUX</text:p>
          </table:table-cell>
          <table:table-cell table:style-name="ce1113" table:formula="of:=IF([.M15];[.K15];CONCATENATE([.I15];&quot;/&quot;;[.J15]))" office:value-type="string" office:string-value="3/11" calcext:value-type="string">
            <text:p>3/11</text:p>
          </table:table-cell>
          <table:table-cell table:style-name="ce961" table:formula="of:=RANK([.A15];[.$A$3:.$A$32];0)" office:value-type="float" office:value="19" calcext:value-type="float">
            <text:p>19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682089240985862" calcext:value-type="float">
            <text:p>0,682089240985862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961" table:formula="of:=GCD(ABS([.C16]);ABS([.D16]))" office:value-type="float" office:value="1" calcext:value-type="float">
            <text:p>1</text:p>
          </table:table-cell>
          <table:table-cell table:style-name="ce1044" table:formula="of:=[.C16]/[.F16]" office:value-type="float" office:value="4" calcext:value-type="float">
            <text:p>4</text:p>
          </table:table-cell>
          <table:table-cell table:style-name="ce1044" table:formula="of:=[.D16]/[.F16]" office:value-type="float" office:value="1" calcext:value-type="float">
            <text:p>1</text:p>
          </table:table-cell>
          <table:table-cell table:style-name="ce1066" table:formula="of:=IF([.C16]*[.D16]&lt;0;ABS([.H16]);-ABS([.H16]))" office:value-type="float" office:value="-1" calcext:value-type="float">
            <text:p>-1</text:p>
          </table:table-cell>
          <table:table-cell table:style-name="ce1066" table:formula="of:=ABS([.G16])" office:value-type="float" office:value="4" calcext:value-type="float">
            <text:p>4</text:p>
          </table:table-cell>
          <table:table-cell table:style-name="ce961" table:formula="of:=-[.H16]/[.G16]" office:value-type="float" office:value="-0.25" calcext:value-type="float">
            <text:p>-0,25</text:p>
          </table:table-cell>
          <table:table-cell table:style-name="ce1087" table:formula="of:=-[.H16]/[.G16]" office:value-type="float" office:value="-0.25" calcext:value-type="float">
            <text:p>- 1/4 </text:p>
          </table:table-cell>
          <table:table-cell table:style-name="ce1106" table:formula="of:=IF([.K16]-INT([.K16])=0;TRUE();FALSE())" office:value-type="boolean" office:boolean-value="false" calcext:value-type="boolean">
            <text:p>FAUX</text:p>
          </table:table-cell>
          <table:table-cell table:style-name="ce1113" table:formula="of:=IF([.M16];[.K16];CONCATENATE([.I16];&quot;/&quot;;[.J16]))" office:value-type="string" office:string-value="-1/4" calcext:value-type="string">
            <text:p>-1/4</text:p>
          </table:table-cell>
          <table:table-cell table:style-name="ce961" table:formula="of:=RANK([.A16];[.$A$3:.$A$32];0)" office:value-type="float" office:value="9" calcext:value-type="float">
            <text:p>9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450554432741668" calcext:value-type="float">
            <text:p>0,450554432741668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961" table:formula="of:=GCD(ABS([.C17]);ABS([.D17]))" office:value-type="float" office:value="1" calcext:value-type="float">
            <text:p>1</text:p>
          </table:table-cell>
          <table:table-cell table:style-name="ce1044" table:formula="of:=[.C17]/[.F17]" office:value-type="float" office:value="5" calcext:value-type="float">
            <text:p>5</text:p>
          </table:table-cell>
          <table:table-cell table:style-name="ce1044" table:formula="of:=[.D17]/[.F17]" office:value-type="float" office:value="-7" calcext:value-type="float">
            <text:p>-7</text:p>
          </table:table-cell>
          <table:table-cell table:style-name="ce1066" table:formula="of:=IF([.C17]*[.D17]&lt;0;ABS([.H17]);-ABS([.H17]))" office:value-type="float" office:value="7" calcext:value-type="float">
            <text:p>7</text:p>
          </table:table-cell>
          <table:table-cell table:style-name="ce1066" table:formula="of:=ABS([.G17])" office:value-type="float" office:value="5" calcext:value-type="float">
            <text:p>5</text:p>
          </table:table-cell>
          <table:table-cell table:style-name="ce961" table:formula="of:=-[.H17]/[.G17]" office:value-type="float" office:value="1.4" calcext:value-type="float">
            <text:p>1,4</text:p>
          </table:table-cell>
          <table:table-cell table:style-name="ce1087" table:formula="of:=-[.H17]/[.G17]" office:value-type="float" office:value="1.4" calcext:value-type="float">
            <text:p><text:s/>7/5 </text:p>
          </table:table-cell>
          <table:table-cell table:style-name="ce1106" table:formula="of:=IF([.K17]-INT([.K17])=0;TRUE();FALSE())" office:value-type="boolean" office:boolean-value="false" calcext:value-type="boolean">
            <text:p>FAUX</text:p>
          </table:table-cell>
          <table:table-cell table:style-name="ce1113" table:formula="of:=IF([.M17];[.K17];CONCATENATE([.I17];&quot;/&quot;;[.J17]))" office:value-type="string" office:string-value="7/5" calcext:value-type="string">
            <text:p>7/5</text:p>
          </table:table-cell>
          <table:table-cell table:style-name="ce961" table:formula="of:=RANK([.A17];[.$A$3:.$A$32];0)" office:value-type="float" office:value="20" calcext:value-type="float">
            <text:p>20</text:p>
          </table:table-cell>
          <table:table-cell table:style-name="ce956"/>
          <table:table-cell table:number-columns-repeated="1008"/>
        </table:table-row>
        <table:table-row table:style-name="ro6">
          <table:table-cell table:style-name="ce961" office:value-type="float" office:value="0.796178329082288" calcext:value-type="float">
            <text:p>0,796178329082288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961" table:formula="of:=GCD(ABS([.C18]);ABS([.D18]))" office:value-type="float" office:value="2" calcext:value-type="float">
            <text:p>2</text:p>
          </table:table-cell>
          <table:table-cell table:style-name="ce1044" table:formula="of:=[.C18]/[.F18]" office:value-type="float" office:value="3" calcext:value-type="float">
            <text:p>3</text:p>
          </table:table-cell>
          <table:table-cell table:style-name="ce1044" table:formula="of:=[.D18]/[.F18]" office:value-type="float" office:value="1" calcext:value-type="float">
            <text:p>1</text:p>
          </table:table-cell>
          <table:table-cell table:style-name="ce1066" table:formula="of:=IF([.C18]*[.D18]&lt;0;ABS([.H18]);-ABS([.H18]))" office:value-type="float" office:value="-1" calcext:value-type="float">
            <text:p>-1</text:p>
          </table:table-cell>
          <table:table-cell table:style-name="ce1066" table:formula="of:=ABS([.G18])" office:value-type="float" office:value="3" calcext:value-type="float">
            <text:p>3</text:p>
          </table:table-cell>
          <table:table-cell table:style-name="ce961" table:formula="of:=-[.H18]/[.G18]" office:value-type="float" office:value="-0.333333333333333" calcext:value-type="float">
            <text:p>-0,333333333333333</text:p>
          </table:table-cell>
          <table:table-cell table:style-name="ce1087" table:formula="of:=-[.H18]/[.G18]" office:value-type="float" office:value="-0.333333333333333" calcext:value-type="float">
            <text:p>- 1/3 </text:p>
          </table:table-cell>
          <table:table-cell table:style-name="ce1106" table:formula="of:=IF([.K18]-INT([.K18])=0;TRUE();FALSE())" office:value-type="boolean" office:boolean-value="false" calcext:value-type="boolean">
            <text:p>FAUX</text:p>
          </table:table-cell>
          <table:table-cell table:style-name="ce1113" table:formula="of:=IF([.M18];[.K18];CONCATENATE([.I18];&quot;/&quot;;[.J18]))" office:value-type="string" office:string-value="-1/3" calcext:value-type="string">
            <text:p>-1/3</text:p>
          </table:table-cell>
          <table:table-cell table:style-name="ce961" table:formula="of:=RANK([.A18];[.$A$3:.$A$32];0)" office:value-type="float" office:value="5" calcext:value-type="float">
            <text:p>5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699543849975383" calcext:value-type="float">
            <text:p>0,699543849975383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961" table:formula="of:=GCD(ABS([.C19]);ABS([.D19]))" office:value-type="float" office:value="1" calcext:value-type="float">
            <text:p>1</text:p>
          </table:table-cell>
          <table:table-cell table:style-name="ce1044" table:formula="of:=[.C19]/[.F19]" office:value-type="float" office:value="7" calcext:value-type="float">
            <text:p>7</text:p>
          </table:table-cell>
          <table:table-cell table:style-name="ce1044" table:formula="of:=[.D19]/[.F19]" office:value-type="float" office:value="-1" calcext:value-type="float">
            <text:p>-1</text:p>
          </table:table-cell>
          <table:table-cell table:style-name="ce1066" table:formula="of:=IF([.C19]*[.D19]&lt;0;ABS([.H19]);-ABS([.H19]))" office:value-type="float" office:value="1" calcext:value-type="float">
            <text:p>1</text:p>
          </table:table-cell>
          <table:table-cell table:style-name="ce1066" table:formula="of:=ABS([.G19])" office:value-type="float" office:value="7" calcext:value-type="float">
            <text:p>7</text:p>
          </table:table-cell>
          <table:table-cell table:style-name="ce961" table:formula="of:=-[.H19]/[.G19]" office:value-type="float" office:value="0.142857142857143" calcext:value-type="float">
            <text:p>0,142857142857143</text:p>
          </table:table-cell>
          <table:table-cell table:style-name="ce1087" table:formula="of:=-[.H19]/[.G19]" office:value-type="float" office:value="0.142857142857143" calcext:value-type="float">
            <text:p><text:s/>1/7 </text:p>
          </table:table-cell>
          <table:table-cell table:style-name="ce1106" table:formula="of:=IF([.K19]-INT([.K19])=0;TRUE();FALSE())" office:value-type="boolean" office:boolean-value="false" calcext:value-type="boolean">
            <text:p>FAUX</text:p>
          </table:table-cell>
          <table:table-cell table:style-name="ce1113" table:formula="of:=IF([.M19];[.K19];CONCATENATE([.I19];&quot;/&quot;;[.J19]))" office:value-type="string" office:string-value="1/7" calcext:value-type="string">
            <text:p>1/7</text:p>
          </table:table-cell>
          <table:table-cell table:style-name="ce961" table:formula="of:=RANK([.A19];[.$A$3:.$A$32];0)" office:value-type="float" office:value="8" calcext:value-type="float">
            <text:p>8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139189729670799" calcext:value-type="float">
            <text:p>0,139189729670799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961" table:formula="of:=GCD(ABS([.C20]);ABS([.D20]))" office:value-type="float" office:value="1" calcext:value-type="float">
            <text:p>1</text:p>
          </table:table-cell>
          <table:table-cell table:style-name="ce1044" table:formula="of:=[.C20]/[.F20]" office:value-type="float" office:value="-11" calcext:value-type="float">
            <text:p>-11</text:p>
          </table:table-cell>
          <table:table-cell table:style-name="ce1044" table:formula="of:=[.D20]/[.F20]" office:value-type="float" office:value="4" calcext:value-type="float">
            <text:p>4</text:p>
          </table:table-cell>
          <table:table-cell table:style-name="ce1066" table:formula="of:=IF([.C20]*[.D20]&lt;0;ABS([.H20]);-ABS([.H20]))" office:value-type="float" office:value="4" calcext:value-type="float">
            <text:p>4</text:p>
          </table:table-cell>
          <table:table-cell table:style-name="ce1066" table:formula="of:=ABS([.G20])" office:value-type="float" office:value="11" calcext:value-type="float">
            <text:p>11</text:p>
          </table:table-cell>
          <table:table-cell table:style-name="ce961" table:formula="of:=-[.H20]/[.G20]" office:value-type="float" office:value="0.363636363636364" calcext:value-type="float">
            <text:p>0,363636363636364</text:p>
          </table:table-cell>
          <table:table-cell table:style-name="ce1087" table:formula="of:=-[.H20]/[.G20]" office:value-type="float" office:value="0.363636363636364" calcext:value-type="float">
            <text:p><text:s/>4/11</text:p>
          </table:table-cell>
          <table:table-cell table:style-name="ce1106" table:formula="of:=IF([.K20]-INT([.K20])=0;TRUE();FALSE())" office:value-type="boolean" office:boolean-value="false" calcext:value-type="boolean">
            <text:p>FAUX</text:p>
          </table:table-cell>
          <table:table-cell table:style-name="ce1113" table:formula="of:=IF([.M20];[.K20];CONCATENATE([.I20];&quot;/&quot;;[.J20]))" office:value-type="string" office:string-value="4/11" calcext:value-type="string">
            <text:p>4/11</text:p>
          </table:table-cell>
          <table:table-cell table:style-name="ce961" table:formula="of:=RANK([.A20];[.$A$3:.$A$32];0)" office:value-type="float" office:value="30" calcext:value-type="float">
            <text:p>30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521453575761335" calcext:value-type="float">
            <text:p>0,521453575761335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961" table:formula="of:=GCD(ABS([.C21]);ABS([.D21]))" office:value-type="float" office:value="1" calcext:value-type="float">
            <text:p>1</text:p>
          </table:table-cell>
          <table:table-cell table:style-name="ce1044" table:formula="of:=[.C21]/[.F21]" office:value-type="float" office:value="9" calcext:value-type="float">
            <text:p>9</text:p>
          </table:table-cell>
          <table:table-cell table:style-name="ce1044" table:formula="of:=[.D21]/[.F21]" office:value-type="float" office:value="-2" calcext:value-type="float">
            <text:p>-2</text:p>
          </table:table-cell>
          <table:table-cell table:style-name="ce1066" table:formula="of:=IF([.C21]*[.D21]&lt;0;ABS([.H21]);-ABS([.H21]))" office:value-type="float" office:value="2" calcext:value-type="float">
            <text:p>2</text:p>
          </table:table-cell>
          <table:table-cell table:style-name="ce1066" table:formula="of:=ABS([.G21])" office:value-type="float" office:value="9" calcext:value-type="float">
            <text:p>9</text:p>
          </table:table-cell>
          <table:table-cell table:style-name="ce961" table:formula="of:=-[.H21]/[.G21]" office:value-type="float" office:value="0.222222222222222" calcext:value-type="float">
            <text:p>0,222222222222222</text:p>
          </table:table-cell>
          <table:table-cell table:style-name="ce1087" table:formula="of:=-[.H21]/[.G21]" office:value-type="float" office:value="0.222222222222222" calcext:value-type="float">
            <text:p><text:s/>2/9 </text:p>
          </table:table-cell>
          <table:table-cell table:style-name="ce1106" table:formula="of:=IF([.K21]-INT([.K21])=0;TRUE();FALSE())" office:value-type="boolean" office:boolean-value="false" calcext:value-type="boolean">
            <text:p>FAUX</text:p>
          </table:table-cell>
          <table:table-cell table:style-name="ce1113" table:formula="of:=IF([.M21];[.K21];CONCATENATE([.I21];&quot;/&quot;;[.J21]))" office:value-type="string" office:string-value="2/9" calcext:value-type="string">
            <text:p>2/9</text:p>
          </table:table-cell>
          <table:table-cell table:style-name="ce961" table:formula="of:=RANK([.A21];[.$A$3:.$A$32];0)" office:value-type="float" office:value="16" calcext:value-type="float">
            <text:p>16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408600234965256" calcext:value-type="float">
            <text:p>0,408600234965256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961" table:formula="of:=GCD(ABS([.C22]);ABS([.D22]))" office:value-type="float" office:value="1" calcext:value-type="float">
            <text:p>1</text:p>
          </table:table-cell>
          <table:table-cell table:style-name="ce1044" table:formula="of:=[.C22]/[.F22]" office:value-type="float" office:value="10" calcext:value-type="float">
            <text:p>10</text:p>
          </table:table-cell>
          <table:table-cell table:style-name="ce1044" table:formula="of:=[.D22]/[.F22]" office:value-type="float" office:value="1" calcext:value-type="float">
            <text:p>1</text:p>
          </table:table-cell>
          <table:table-cell table:style-name="ce1066" table:formula="of:=IF([.C22]*[.D22]&lt;0;ABS([.H22]);-ABS([.H22]))" office:value-type="float" office:value="-1" calcext:value-type="float">
            <text:p>-1</text:p>
          </table:table-cell>
          <table:table-cell table:style-name="ce1066" table:formula="of:=ABS([.G22])" office:value-type="float" office:value="10" calcext:value-type="float">
            <text:p>10</text:p>
          </table:table-cell>
          <table:table-cell table:style-name="ce961" table:formula="of:=-[.H22]/[.G22]" office:value-type="float" office:value="-0.1" calcext:value-type="float">
            <text:p>-0,1</text:p>
          </table:table-cell>
          <table:table-cell table:style-name="ce1087" table:formula="of:=-[.H22]/[.G22]" office:value-type="float" office:value="-0.1" calcext:value-type="float">
            <text:p>- 1/10</text:p>
          </table:table-cell>
          <table:table-cell table:style-name="ce1106" table:formula="of:=IF([.K22]-INT([.K22])=0;TRUE();FALSE())" office:value-type="boolean" office:boolean-value="false" calcext:value-type="boolean">
            <text:p>FAUX</text:p>
          </table:table-cell>
          <table:table-cell table:style-name="ce1113" table:formula="of:=IF([.M22];[.K22];CONCATENATE([.I22];&quot;/&quot;;[.J22]))" office:value-type="string" office:string-value="-1/10" calcext:value-type="string">
            <text:p>-1/10</text:p>
          </table:table-cell>
          <table:table-cell table:style-name="ce961" table:formula="of:=RANK([.A22];[.$A$3:.$A$32];0)" office:value-type="float" office:value="21" calcext:value-type="float">
            <text:p>21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255707554245457" calcext:value-type="float">
            <text:p>0,255707554245457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961" table:formula="of:=GCD(ABS([.C23]);ABS([.D23]))" office:value-type="float" office:value="1" calcext:value-type="float">
            <text:p>1</text:p>
          </table:table-cell>
          <table:table-cell table:style-name="ce1044" table:formula="of:=[.C23]/[.F23]" office:value-type="float" office:value="-5" calcext:value-type="float">
            <text:p>-5</text:p>
          </table:table-cell>
          <table:table-cell table:style-name="ce1044" table:formula="of:=[.D23]/[.F23]" office:value-type="float" office:value="-7" calcext:value-type="float">
            <text:p>-7</text:p>
          </table:table-cell>
          <table:table-cell table:style-name="ce1066" table:formula="of:=IF([.C23]*[.D23]&lt;0;ABS([.H23]);-ABS([.H23]))" office:value-type="float" office:value="-7" calcext:value-type="float">
            <text:p>-7</text:p>
          </table:table-cell>
          <table:table-cell table:style-name="ce1066" table:formula="of:=ABS([.G23])" office:value-type="float" office:value="5" calcext:value-type="float">
            <text:p>5</text:p>
          </table:table-cell>
          <table:table-cell table:style-name="ce961" table:formula="of:=-[.H23]/[.G23]" office:value-type="float" office:value="-1.4" calcext:value-type="float">
            <text:p>-1,4</text:p>
          </table:table-cell>
          <table:table-cell table:style-name="ce1087" table:formula="of:=-[.H23]/[.G23]" office:value-type="float" office:value="-1.4" calcext:value-type="float">
            <text:p>- 7/5 </text:p>
          </table:table-cell>
          <table:table-cell table:style-name="ce1106" table:formula="of:=IF([.K23]-INT([.K23])=0;TRUE();FALSE())" office:value-type="boolean" office:boolean-value="false" calcext:value-type="boolean">
            <text:p>FAUX</text:p>
          </table:table-cell>
          <table:table-cell table:style-name="ce1113" table:formula="of:=IF([.M23];[.K23];CONCATENATE([.I23];&quot;/&quot;;[.J23]))" office:value-type="string" office:string-value="-7/5" calcext:value-type="string">
            <text:p>-7/5</text:p>
          </table:table-cell>
          <table:table-cell table:style-name="ce961" table:formula="of:=RANK([.A23];[.$A$3:.$A$32];0)" office:value-type="float" office:value="25" calcext:value-type="float">
            <text:p>25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225969647251251" calcext:value-type="float">
            <text:p>0,225969647251251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961" table:formula="of:=GCD(ABS([.C24]);ABS([.D24]))" office:value-type="float" office:value="1" calcext:value-type="float">
            <text:p>1</text:p>
          </table:table-cell>
          <table:table-cell table:style-name="ce1044" table:formula="of:=[.C24]/[.F24]" office:value-type="float" office:value="-4" calcext:value-type="float">
            <text:p>-4</text:p>
          </table:table-cell>
          <table:table-cell table:style-name="ce1044" table:formula="of:=[.D24]/[.F24]" office:value-type="float" office:value="5" calcext:value-type="float">
            <text:p>5</text:p>
          </table:table-cell>
          <table:table-cell table:style-name="ce1066" table:formula="of:=IF([.C24]*[.D24]&lt;0;ABS([.H24]);-ABS([.H24]))" office:value-type="float" office:value="5" calcext:value-type="float">
            <text:p>5</text:p>
          </table:table-cell>
          <table:table-cell table:style-name="ce1066" table:formula="of:=ABS([.G24])" office:value-type="float" office:value="4" calcext:value-type="float">
            <text:p>4</text:p>
          </table:table-cell>
          <table:table-cell table:style-name="ce961" table:formula="of:=-[.H24]/[.G24]" office:value-type="float" office:value="1.25" calcext:value-type="float">
            <text:p>1,25</text:p>
          </table:table-cell>
          <table:table-cell table:style-name="ce1087" table:formula="of:=-[.H24]/[.G24]" office:value-type="float" office:value="1.25" calcext:value-type="float">
            <text:p><text:s/>5/4 </text:p>
          </table:table-cell>
          <table:table-cell table:style-name="ce1106" table:formula="of:=IF([.K24]-INT([.K24])=0;TRUE();FALSE())" office:value-type="boolean" office:boolean-value="false" calcext:value-type="boolean">
            <text:p>FAUX</text:p>
          </table:table-cell>
          <table:table-cell table:style-name="ce1113" table:formula="of:=IF([.M24];[.K24];CONCATENATE([.I24];&quot;/&quot;;[.J24]))" office:value-type="string" office:string-value="5/4" calcext:value-type="string">
            <text:p>5/4</text:p>
          </table:table-cell>
          <table:table-cell table:style-name="ce961" table:formula="of:=RANK([.A24];[.$A$3:.$A$32];0)" office:value-type="float" office:value="26" calcext:value-type="float">
            <text:p>26</text:p>
          </table:table-cell>
          <table:table-cell table:style-name="ce956"/>
          <table:table-cell/>
          <table:table-cell table:style-name="ce844" table:number-columns-repeated="6"/>
          <table:table-cell/>
          <table:table-cell table:style-name="ce1126"/>
          <table:table-cell table:number-columns-repeated="999"/>
        </table:table-row>
        <table:table-row table:style-name="ro6">
          <table:table-cell table:style-name="ce961" office:value-type="float" office:value="0.287671500098986" calcext:value-type="float">
            <text:p>0,287671500098986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961" table:formula="of:=GCD(ABS([.C25]);ABS([.D25]))" office:value-type="float" office:value="1" calcext:value-type="float">
            <text:p>1</text:p>
          </table:table-cell>
          <table:table-cell table:style-name="ce1044" table:formula="of:=[.C25]/[.F25]" office:value-type="float" office:value="-3" calcext:value-type="float">
            <text:p>-3</text:p>
          </table:table-cell>
          <table:table-cell table:style-name="ce1044" table:formula="of:=[.D25]/[.F25]" office:value-type="float" office:value="-8" calcext:value-type="float">
            <text:p>-8</text:p>
          </table:table-cell>
          <table:table-cell table:style-name="ce1066" table:formula="of:=IF([.C25]*[.D25]&lt;0;ABS([.H25]);-ABS([.H25]))" office:value-type="float" office:value="-8" calcext:value-type="float">
            <text:p>-8</text:p>
          </table:table-cell>
          <table:table-cell table:style-name="ce1066" table:formula="of:=ABS([.G25])" office:value-type="float" office:value="3" calcext:value-type="float">
            <text:p>3</text:p>
          </table:table-cell>
          <table:table-cell table:style-name="ce961" table:formula="of:=-[.H25]/[.G25]" office:value-type="float" office:value="-2.66666666666667" calcext:value-type="float">
            <text:p>-2,66666666666667</text:p>
          </table:table-cell>
          <table:table-cell table:style-name="ce1087" table:formula="of:=-[.H25]/[.G25]" office:value-type="float" office:value="-2.66666666666667" calcext:value-type="float">
            <text:p>- 8/3 </text:p>
          </table:table-cell>
          <table:table-cell table:style-name="ce1106" table:formula="of:=IF([.K25]-INT([.K25])=0;TRUE();FALSE())" office:value-type="boolean" office:boolean-value="false" calcext:value-type="boolean">
            <text:p>FAUX</text:p>
          </table:table-cell>
          <table:table-cell table:style-name="ce1113" table:formula="of:=IF([.M25];[.K25];CONCATENATE([.I25];&quot;/&quot;;[.J25]))" office:value-type="string" office:string-value="-8/3" calcext:value-type="string">
            <text:p>-8/3</text:p>
          </table:table-cell>
          <table:table-cell table:style-name="ce961" table:formula="of:=RANK([.A25];[.$A$3:.$A$32];0)" office:value-type="float" office:value="24" calcext:value-type="float">
            <text:p>24</text:p>
          </table:table-cell>
          <table:table-cell table:style-name="ce956"/>
          <table:table-cell/>
          <table:table-cell table:style-name="ce844" table:number-columns-repeated="6"/>
          <table:table-cell/>
          <table:table-cell table:style-name="ce1126"/>
          <table:table-cell table:number-columns-repeated="999"/>
        </table:table-row>
        <table:table-row table:style-name="ro6">
          <table:table-cell table:style-name="ce961" office:value-type="float" office:value="0.842150426226299" calcext:value-type="float">
            <text:p>0,842150426226299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961" table:formula="of:=GCD(ABS([.C26]);ABS([.D26]))" office:value-type="float" office:value="1" calcext:value-type="float">
            <text:p>1</text:p>
          </table:table-cell>
          <table:table-cell table:style-name="ce1044" table:formula="of:=[.C26]/[.F26]" office:value-type="float" office:value="-2" calcext:value-type="float">
            <text:p>-2</text:p>
          </table:table-cell>
          <table:table-cell table:style-name="ce1044" table:formula="of:=[.D26]/[.F26]" office:value-type="float" office:value="1" calcext:value-type="float">
            <text:p>1</text:p>
          </table:table-cell>
          <table:table-cell table:style-name="ce1066" table:formula="of:=IF([.C26]*[.D26]&lt;0;ABS([.H26]);-ABS([.H26]))" office:value-type="float" office:value="1" calcext:value-type="float">
            <text:p>1</text:p>
          </table:table-cell>
          <table:table-cell table:style-name="ce1066" table:formula="of:=ABS([.G26])" office:value-type="float" office:value="2" calcext:value-type="float">
            <text:p>2</text:p>
          </table:table-cell>
          <table:table-cell table:style-name="ce961" table:formula="of:=-[.H26]/[.G26]" office:value-type="float" office:value="0.5" calcext:value-type="float">
            <text:p>0,5</text:p>
          </table:table-cell>
          <table:table-cell table:style-name="ce1087" table:formula="of:=-[.H26]/[.G26]" office:value-type="float" office:value="0.5" calcext:value-type="float">
            <text:p><text:s/>1/2 </text:p>
          </table:table-cell>
          <table:table-cell table:style-name="ce1106" table:formula="of:=IF([.K26]-INT([.K26])=0;TRUE();FALSE())" office:value-type="boolean" office:boolean-value="false" calcext:value-type="boolean">
            <text:p>FAUX</text:p>
          </table:table-cell>
          <table:table-cell table:style-name="ce1113" table:formula="of:=IF([.M26];[.K26];CONCATENATE([.I26];&quot;/&quot;;[.J26]))" office:value-type="string" office:string-value="1/2" calcext:value-type="string">
            <text:p>1/2</text:p>
          </table:table-cell>
          <table:table-cell table:style-name="ce961" table:formula="of:=RANK([.A26];[.$A$3:.$A$32];0)" office:value-type="float" office:value="4" calcext:value-type="float">
            <text:p>4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383686007218376" calcext:value-type="float">
            <text:p>0,383686007218376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961" table:formula="of:=GCD(ABS([.C27]);ABS([.D27]))" office:value-type="float" office:value="1" calcext:value-type="float">
            <text:p>1</text:p>
          </table:table-cell>
          <table:table-cell table:style-name="ce1044" table:formula="of:=[.C27]/[.F27]" office:value-type="float" office:value="4" calcext:value-type="float">
            <text:p>4</text:p>
          </table:table-cell>
          <table:table-cell table:style-name="ce1044" table:formula="of:=[.D27]/[.F27]" office:value-type="float" office:value="-7" calcext:value-type="float">
            <text:p>-7</text:p>
          </table:table-cell>
          <table:table-cell table:style-name="ce1066" table:formula="of:=IF([.C27]*[.D27]&lt;0;ABS([.H27]);-ABS([.H27]))" office:value-type="float" office:value="7" calcext:value-type="float">
            <text:p>7</text:p>
          </table:table-cell>
          <table:table-cell table:style-name="ce1066" table:formula="of:=ABS([.G27])" office:value-type="float" office:value="4" calcext:value-type="float">
            <text:p>4</text:p>
          </table:table-cell>
          <table:table-cell table:style-name="ce961" table:formula="of:=-[.H27]/[.G27]" office:value-type="float" office:value="1.75" calcext:value-type="float">
            <text:p>1,75</text:p>
          </table:table-cell>
          <table:table-cell table:style-name="ce1087" table:formula="of:=-[.H27]/[.G27]" office:value-type="float" office:value="1.75" calcext:value-type="float">
            <text:p><text:s/>7/4 </text:p>
          </table:table-cell>
          <table:table-cell table:style-name="ce1106" table:formula="of:=IF([.K27]-INT([.K27])=0;TRUE();FALSE())" office:value-type="boolean" office:boolean-value="false" calcext:value-type="boolean">
            <text:p>FAUX</text:p>
          </table:table-cell>
          <table:table-cell table:style-name="ce1113" table:formula="of:=IF([.M27];[.K27];CONCATENATE([.I27];&quot;/&quot;;[.J27]))" office:value-type="string" office:string-value="7/4" calcext:value-type="string">
            <text:p>7/4</text:p>
          </table:table-cell>
          <table:table-cell table:style-name="ce961" table:formula="of:=RANK([.A27];[.$A$3:.$A$32];0)" office:value-type="float" office:value="22" calcext:value-type="float">
            <text:p>22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202316798979687" calcext:value-type="float">
            <text:p>0,202316798979687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961" table:formula="of:=GCD(ABS([.C28]);ABS([.D28]))" office:value-type="float" office:value="1" calcext:value-type="float">
            <text:p>1</text:p>
          </table:table-cell>
          <table:table-cell table:style-name="ce1044" table:formula="of:=[.C28]/[.F28]" office:value-type="float" office:value="7" calcext:value-type="float">
            <text:p>7</text:p>
          </table:table-cell>
          <table:table-cell table:style-name="ce1044" table:formula="of:=[.D28]/[.F28]" office:value-type="float" office:value="2" calcext:value-type="float">
            <text:p>2</text:p>
          </table:table-cell>
          <table:table-cell table:style-name="ce1066" table:formula="of:=IF([.C28]*[.D28]&lt;0;ABS([.H28]);-ABS([.H28]))" office:value-type="float" office:value="-2" calcext:value-type="float">
            <text:p>-2</text:p>
          </table:table-cell>
          <table:table-cell table:style-name="ce1066" table:formula="of:=ABS([.G28])" office:value-type="float" office:value="7" calcext:value-type="float">
            <text:p>7</text:p>
          </table:table-cell>
          <table:table-cell table:style-name="ce961" table:formula="of:=-[.H28]/[.G28]" office:value-type="float" office:value="-0.285714285714286" calcext:value-type="float">
            <text:p>-0,285714285714286</text:p>
          </table:table-cell>
          <table:table-cell table:style-name="ce1087" table:formula="of:=-[.H28]/[.G28]" office:value-type="float" office:value="-0.285714285714286" calcext:value-type="float">
            <text:p>- 2/7 </text:p>
          </table:table-cell>
          <table:table-cell table:style-name="ce1106" table:formula="of:=IF([.K28]-INT([.K28])=0;TRUE();FALSE())" office:value-type="boolean" office:boolean-value="false" calcext:value-type="boolean">
            <text:p>FAUX</text:p>
          </table:table-cell>
          <table:table-cell table:style-name="ce1113" table:formula="of:=IF([.M28];[.K28];CONCATENATE([.I28];&quot;/&quot;;[.J28]))" office:value-type="string" office:string-value="-2/7" calcext:value-type="string">
            <text:p>-2/7</text:p>
          </table:table-cell>
          <table:table-cell table:style-name="ce961" table:formula="of:=RANK([.A28];[.$A$3:.$A$32];0)" office:value-type="float" office:value="27" calcext:value-type="float">
            <text:p>27</text:p>
          </table:table-cell>
          <table:table-cell table:style-name="ce956"/>
          <table:table-cell/>
          <table:table-cell table:style-name="ce844" table:number-columns-repeated="6"/>
          <table:table-cell table:number-columns-repeated="1001"/>
        </table:table-row>
        <table:table-row table:style-name="ro6">
          <table:table-cell table:style-name="ce961" office:value-type="float" office:value="0.154547069281174" calcext:value-type="float">
            <text:p>0,154547069281174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961" table:formula="of:=GCD(ABS([.C29]);ABS([.D29]))" office:value-type="float" office:value="1" calcext:value-type="float">
            <text:p>1</text:p>
          </table:table-cell>
          <table:table-cell table:style-name="ce1044" table:formula="of:=[.C29]/[.F29]" office:value-type="float" office:value="2" calcext:value-type="float">
            <text:p>2</text:p>
          </table:table-cell>
          <table:table-cell table:style-name="ce1044" table:formula="of:=[.D29]/[.F29]" office:value-type="float" office:value="9" calcext:value-type="float">
            <text:p>9</text:p>
          </table:table-cell>
          <table:table-cell table:style-name="ce1066" table:formula="of:=IF([.C29]*[.D29]&lt;0;ABS([.H29]);-ABS([.H29]))" office:value-type="float" office:value="-9" calcext:value-type="float">
            <text:p>-9</text:p>
          </table:table-cell>
          <table:table-cell table:style-name="ce1066" table:formula="of:=ABS([.G29])" office:value-type="float" office:value="2" calcext:value-type="float">
            <text:p>2</text:p>
          </table:table-cell>
          <table:table-cell table:style-name="ce961" table:formula="of:=-[.H29]/[.G29]" office:value-type="float" office:value="-4.5" calcext:value-type="float">
            <text:p>-4,5</text:p>
          </table:table-cell>
          <table:table-cell table:style-name="ce1087" table:formula="of:=-[.H29]/[.G29]" office:value-type="float" office:value="-4.5" calcext:value-type="float">
            <text:p>- 9/2 </text:p>
          </table:table-cell>
          <table:table-cell table:style-name="ce1106" table:formula="of:=IF([.K29]-INT([.K29])=0;TRUE();FALSE())" office:value-type="boolean" office:boolean-value="false" calcext:value-type="boolean">
            <text:p>FAUX</text:p>
          </table:table-cell>
          <table:table-cell table:style-name="ce1113" table:formula="of:=IF([.M29];[.K29];CONCATENATE([.I29];&quot;/&quot;;[.J29]))" office:value-type="string" office:string-value="-9/2" calcext:value-type="string">
            <text:p>-9/2</text:p>
          </table:table-cell>
          <table:table-cell table:style-name="ce961" table:formula="of:=RANK([.A29];[.$A$3:.$A$32];0)" office:value-type="float" office:value="28" calcext:value-type="float">
            <text:p>28</text:p>
          </table:table-cell>
          <table:table-cell table:style-name="ce956"/>
          <table:table-cell table:number-columns-repeated="5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961" office:value-type="float" office:value="0.646378393318432" calcext:value-type="float">
            <text:p>0,646378393318432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961" table:formula="of:=GCD(ABS([.C30]);ABS([.D30]))" office:value-type="float" office:value="1" calcext:value-type="float">
            <text:p>1</text:p>
          </table:table-cell>
          <table:table-cell table:style-name="ce1044" table:formula="of:=[.C30]/[.F30]" office:value-type="float" office:value="3" calcext:value-type="float">
            <text:p>3</text:p>
          </table:table-cell>
          <table:table-cell table:style-name="ce1044" table:formula="of:=[.D30]/[.F30]" office:value-type="float" office:value="4" calcext:value-type="float">
            <text:p>4</text:p>
          </table:table-cell>
          <table:table-cell table:style-name="ce1066" table:formula="of:=IF([.C30]*[.D30]&lt;0;ABS([.H30]);-ABS([.H30]))" office:value-type="float" office:value="-4" calcext:value-type="float">
            <text:p>-4</text:p>
          </table:table-cell>
          <table:table-cell table:style-name="ce1066" table:formula="of:=ABS([.G30])" office:value-type="float" office:value="3" calcext:value-type="float">
            <text:p>3</text:p>
          </table:table-cell>
          <table:table-cell table:style-name="ce961" table:formula="of:=-[.H30]/[.G30]" office:value-type="float" office:value="-1.33333333333333" calcext:value-type="float">
            <text:p>-1,33333333333333</text:p>
          </table:table-cell>
          <table:table-cell table:style-name="ce1087" table:formula="of:=-[.H30]/[.G30]" office:value-type="float" office:value="-1.33333333333333" calcext:value-type="float">
            <text:p>- 4/3 </text:p>
          </table:table-cell>
          <table:table-cell table:style-name="ce1106" table:formula="of:=IF([.K30]-INT([.K30])=0;TRUE();FALSE())" office:value-type="boolean" office:boolean-value="false" calcext:value-type="boolean">
            <text:p>FAUX</text:p>
          </table:table-cell>
          <table:table-cell table:style-name="ce1113" table:formula="of:=IF([.M30];[.K30];CONCATENATE([.I30];&quot;/&quot;;[.J30]))" office:value-type="string" office:string-value="-4/3" calcext:value-type="string">
            <text:p>-4/3</text:p>
          </table:table-cell>
          <table:table-cell table:style-name="ce961" table:formula="of:=RANK([.A30];[.$A$3:.$A$32];0)" office:value-type="float" office:value="11" calcext:value-type="float">
            <text:p>11</text:p>
          </table:table-cell>
          <table:table-cell table:style-name="ce956"/>
          <table:table-cell table:number-columns-repeated="5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961" office:value-type="float" office:value="0.922923700010546" calcext:value-type="float">
            <text:p>0,922923700010546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8x-1)" calcext:value-type="string">
            <text:p>(8x-1)</text:p>
          </table:table-cell>
          <table:table-cell table:style-name="ce961" table:formula="of:=GCD(ABS([.C31]);ABS([.D31]))" office:value-type="float" office:value="1" calcext:value-type="float">
            <text:p>1</text:p>
          </table:table-cell>
          <table:table-cell table:style-name="ce1044" table:formula="of:=[.C31]/[.F31]" office:value-type="float" office:value="8" calcext:value-type="float">
            <text:p>8</text:p>
          </table:table-cell>
          <table:table-cell table:style-name="ce1044" table:formula="of:=[.D31]/[.F31]" office:value-type="float" office:value="-1" calcext:value-type="float">
            <text:p>-1</text:p>
          </table:table-cell>
          <table:table-cell table:style-name="ce1066" table:formula="of:=IF([.C31]*[.D31]&lt;0;ABS([.H31]);-ABS([.H31]))" office:value-type="float" office:value="1" calcext:value-type="float">
            <text:p>1</text:p>
          </table:table-cell>
          <table:table-cell table:style-name="ce1066" table:formula="of:=ABS([.G31])" office:value-type="float" office:value="8" calcext:value-type="float">
            <text:p>8</text:p>
          </table:table-cell>
          <table:table-cell table:style-name="ce961" table:formula="of:=-[.H31]/[.G31]" office:value-type="float" office:value="0.125" calcext:value-type="float">
            <text:p>0,125</text:p>
          </table:table-cell>
          <table:table-cell table:style-name="ce1087" table:formula="of:=-[.H31]/[.G31]" office:value-type="float" office:value="0.125" calcext:value-type="float">
            <text:p><text:s/>1/8 </text:p>
          </table:table-cell>
          <table:table-cell table:style-name="ce1106" table:formula="of:=IF([.K31]-INT([.K31])=0;TRUE();FALSE())" office:value-type="boolean" office:boolean-value="false" calcext:value-type="boolean">
            <text:p>FAUX</text:p>
          </table:table-cell>
          <table:table-cell table:style-name="ce1113" table:formula="of:=IF([.M31];[.K31];CONCATENATE([.I31];&quot;/&quot;;[.J31]))" office:value-type="string" office:string-value="1/8" calcext:value-type="string">
            <text:p>1/8</text:p>
          </table:table-cell>
          <table:table-cell table:style-name="ce961" table:formula="of:=RANK([.A31];[.$A$3:.$A$32];0)" office:value-type="float" office:value="1" calcext:value-type="float">
            <text:p>1</text:p>
          </table:table-cell>
          <table:table-cell table:style-name="ce956"/>
          <table:table-cell table:number-columns-repeated="5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961" office:value-type="float" office:value="0.85987852988124" calcext:value-type="float">
            <text:p>0,85987852988124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961" table:formula="of:=GCD(ABS([.C32]);ABS([.D32]))" office:value-type="float" office:value="1" calcext:value-type="float">
            <text:p>1</text:p>
          </table:table-cell>
          <table:table-cell table:style-name="ce1044" table:formula="of:=[.C32]/[.F32]" office:value-type="float" office:value="5" calcext:value-type="float">
            <text:p>5</text:p>
          </table:table-cell>
          <table:table-cell table:style-name="ce1044" table:formula="of:=[.D32]/[.F32]" office:value-type="float" office:value="-3" calcext:value-type="float">
            <text:p>-3</text:p>
          </table:table-cell>
          <table:table-cell table:style-name="ce1066" table:formula="of:=IF([.C32]*[.D32]&lt;0;ABS([.H32]);-ABS([.H32]))" office:value-type="float" office:value="3" calcext:value-type="float">
            <text:p>3</text:p>
          </table:table-cell>
          <table:table-cell table:style-name="ce1066" table:formula="of:=ABS([.G32])" office:value-type="float" office:value="5" calcext:value-type="float">
            <text:p>5</text:p>
          </table:table-cell>
          <table:table-cell table:style-name="ce961" table:formula="of:=-[.H32]/[.G32]" office:value-type="float" office:value="0.6" calcext:value-type="float">
            <text:p>0,6</text:p>
          </table:table-cell>
          <table:table-cell table:style-name="ce1087" table:formula="of:=-[.H32]/[.G32]" office:value-type="float" office:value="0.6" calcext:value-type="float">
            <text:p><text:s/>3/5 </text:p>
          </table:table-cell>
          <table:table-cell table:style-name="ce1106" table:formula="of:=IF([.K32]-INT([.K32])=0;TRUE();FALSE())" office:value-type="boolean" office:boolean-value="false" calcext:value-type="boolean">
            <text:p>FAUX</text:p>
          </table:table-cell>
          <table:table-cell table:style-name="ce1113" table:formula="of:=IF([.M32];[.K32];CONCATENATE([.I32];&quot;/&quot;;[.J32]))" office:value-type="string" office:string-value="3/5" calcext:value-type="string">
            <text:p>3/5</text:p>
          </table:table-cell>
          <table:table-cell table:style-name="ce961" table:formula="of:=RANK([.A32];[.$A$3:.$A$32];0)" office:value-type="float" office:value="3" calcext:value-type="float">
            <text:p>3</text:p>
          </table:table-cell>
          <table:table-cell table:style-name="ce956"/>
          <table:table-cell table:number-columns-repeated="5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8" calcext:value-type="float">
            <text:p>8</text:p>
          </table:table-cell>
          <table:table-cell table:style-name="ce962" office:value-type="float" office:value="9" calcext:value-type="float">
            <text:p>9</text:p>
          </table:table-cell>
          <table:table-cell table:style-name="ce962" office:value-type="float" office:value="10" calcext:value-type="float">
            <text:p>10</text:p>
          </table:table-cell>
          <table:table-cell table:style-name="ce962" office:value-type="float" office:value="11" calcext:value-type="float">
            <text:p>11</text:p>
          </table:table-cell>
          <table:table-cell table:style-name="ce962" office:value-type="float" office:value="12" calcext:value-type="float">
            <text:p>12</text:p>
          </table:table-cell>
          <table:table-cell table:style-name="ce962" office:value-type="float" office:value="13" calcext:value-type="float">
            <text:p>13</text:p>
          </table:table-cell>
          <table:table-cell table:style-name="ce962"/>
          <table:table-cell table:style-name="ce992"/>
          <table:table-cell table:number-columns-repeated="5"/>
          <table:table-cell table:style-name="ce844" table:number-columns-repeated="2"/>
          <table:table-cell table:number-columns-repeated="1001"/>
        </table:table-row>
        <table:table-row table:style-name="ro6">
          <table:table-cell table:number-columns-repeated="21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964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962"/>
          <table:table-cell table:number-columns-repeated="6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965"/>
          <table:table-cell table:style-name="ce992" table:number-columns-repeated="14"/>
          <table:table-cell/>
          <table:table-cell table:style-name="ce1096" table:number-columns-repeated="5"/>
          <table:table-cell table:style-name="ce1070" table:number-columns-repeated="2"/>
          <table:table-cell table:style-name="ce1096" table:number-columns-repeated="41"/>
          <table:table-cell table:number-columns-repeated="960"/>
        </table:table-row>
        <table:table-row table:style-name="ro6">
          <table:table-cell table:style-name="ce842"/>
          <table:table-cell table:style-name="ce870" office:value-type="string" calcext:value-type="string">
            <text:p>a₁</text:p>
          </table:table-cell>
          <table:table-cell table:style-name="ce870" office:value-type="string" calcext:value-type="string">
            <text:p>b₁</text:p>
          </table:table-cell>
          <table:table-cell table:style-name="ce955" office:value-type="string" calcext:value-type="string">
            <text:p>Facteur 1</text:p>
          </table:table-cell>
          <table:table-cell table:style-name="ce870" office:value-type="string" calcext:value-type="string">
            <text:p>rac 1</text:p>
          </table:table-cell>
          <table:table-cell table:style-name="ce955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44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100"/>
          <table:table-cell table:number-columns-repeated="9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971" office:value-type="float" office:value="1" calcext:value-type="float">
            <text:p>1</text:p>
          </table:table-cell>
          <table:table-cell table:style-name="ce984" table:formula="of:=IF([.A3]&lt;0.5;1;-1)" office:value-type="float" office:value="-1" calcext:value-type="float">
            <text:p>-1</text:p>
          </table:table-cell>
          <table:table-cell table:style-name="ce984" table:formula="of:=IF([.A4]&lt;0.5;1;-1)*VLOOKUP([.O3];[.$B$3:.$N$32];1)" office:value-type="float" office:value="-2" calcext:value-type="float">
            <text:p>-2</text:p>
          </table:table-cell>
          <table:table-cell table:style-name="ce971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-2)" calcext:value-type="string">
            <text:p>(-x-2)</text:p>
          </table:table-cell>
          <table:table-cell table:style-name="ce984" table:formula="of:=-[.C38]/[.B38]" office:value-type="float" office:value="-2" calcext:value-type="float">
            <text:p>-2</text:p>
          </table:table-cell>
          <table:table-cell table:style-name="ce971" table:formula="of:=IF(SIGN([.B38]*([.E38]-1)+[.C38])&lt;0;&quot;-&quot;;&quot;+&quot;)" office:value-type="string" office:string-value="+" calcext:value-type="string">
            <text:p>+</text:p>
          </table:table-cell>
          <table:table-cell table:style-name="ce971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971" table:formula="of:=IF(SIGN([.B38]*([.E38]+1)+[.C38])&lt;0;&quot;-&quot;;&quot;+&quot;)" office:value-type="string" office:string-value="-" calcext:value-type="string">
            <text:p>-</text:p>
          </table:table-cell>
          <table:table-cell table:style-name="ce844"/>
          <table:table-cell table:style-name="ce984" table:formula="of:=MIN([.E38];[.E40])" office:value-type="float" office:value="-14" calcext:value-type="float">
            <text:p>-14</text:p>
          </table:table-cell>
          <table:table-cell table:style-name="ce984" table:formula="of:=MAX([.E38];[.E40])" office:value-type="float" office:value="-2" calcext:value-type="float">
            <text:p>-2</text:p>
          </table:table-cell>
          <table:table-cell table:style-name="ce1100"/>
          <table:table-cell table:number-columns-repeated="9"/>
          <table:table-cell table:style-name="ce844"/>
          <table:table-cell table:number-columns-repeated="1002"/>
        </table:table-row>
        <table:table-row table:style-name="ro6">
          <table:table-cell/>
          <table:table-cell table:style-name="ce870" office:value-type="string" calcext:value-type="string">
            <text:p>a₂</text:p>
          </table:table-cell>
          <table:table-cell table:style-name="ce870" office:value-type="string" calcext:value-type="string">
            <text:p>b₂</text:p>
          </table:table-cell>
          <table:table-cell table:style-name="ce955" office:value-type="string" calcext:value-type="string">
            <text:p>Facteur 2</text:p>
          </table:table-cell>
          <table:table-cell table:style-name="ce870" office:value-type="string" calcext:value-type="string">
            <text:p>rac 2</text:p>
          </table:table-cell>
          <table:table-cell table:style-name="ce955" office:value-type="string" calcext:value-type="string" table:number-columns-spanned="3" table:number-rows-spanned="1">
            <text:p>Signes</text:p>
          </table:table-cell>
          <table:covered-table-cell table:number-columns-repeated="2" table:style-name="ce870"/>
          <table:table-cell table:style-name="ce844"/>
          <table:table-cell table:style-name="ce870" office:value-type="string" calcext:value-type="string">
            <text:p>choix</text:p>
          </table:table-cell>
          <table:table-cell table:style-name="ce984" table:formula="of:=IF([.A7]&lt;0.5;1;2)" office:value-type="float" office:value="2" calcext:value-type="float">
            <text:p>2</text:p>
          </table:table-cell>
          <table:table-cell table:number-columns-repeated="10"/>
          <table:table-cell table:style-name="ce844"/>
          <table:table-cell/>
          <table:table-cell table:style-name="ce1137"/>
          <table:table-cell table:number-columns-repeated="1000"/>
        </table:table-row>
        <table:table-row table:style-name="ro6">
          <table:table-cell table:style-name="ce971" office:value-type="float" office:value="2" calcext:value-type="float">
            <text:p>2</text:p>
          </table:table-cell>
          <table:table-cell table:style-name="ce984" table:formula="of:=IF([.A5]&lt;0.5;1;-1)" office:value-type="float" office:value="-1" calcext:value-type="float">
            <text:p>-1</text:p>
          </table:table-cell>
          <table:table-cell table:style-name="ce984" table:formula="of:=IF([.A6]&lt;0.5;1;-1)*VLOOKUP([.O4];[.$B$3:.$N$32];1)" office:value-type="float" office:value="-14" calcext:value-type="float">
            <text:p>-14</text:p>
          </table:table-cell>
          <table:table-cell table:style-name="ce984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-14)" calcext:value-type="string">
            <text:p>(-x-14)</text:p>
          </table:table-cell>
          <table:table-cell table:style-name="ce984" table:formula="of:=-[.C40]/[.B40]" office:value-type="float" office:value="-14" calcext:value-type="float">
            <text:p>-14</text:p>
          </table:table-cell>
          <table:table-cell table:style-name="ce971" table:formula="of:=IF(SIGN([.B40]*([.E40]-1)+[.C40]&lt;0);&quot;-&quot;;&quot;+&quot;)" office:value-type="string" office:string-value="+" calcext:value-type="string">
            <text:p>+</text:p>
          </table:table-cell>
          <table:table-cell table:style-name="ce984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984" table:formula="of:=IF(SIGN([.B40]*([.E40]+1)+[.C40]&lt;0);&quot;-&quot;;&quot;+&quot;)" office:value-type="string" office:string-value="-" calcext:value-type="string">
            <text:p>-</text:p>
          </table:table-cell>
          <table:table-cell table:style-name="ce844" table:number-columns-repeated="2"/>
          <table:table-cell table:number-columns-repeated="11"/>
          <table:table-cell table:style-name="ce844"/>
          <table:table-cell table:number-columns-repeated="1002"/>
        </table:table-row>
        <table:table-row table:style-name="ro6">
          <table:table-cell table:style-name="ce844" table:number-columns-repeated="15"/>
          <table:table-cell table:number-columns-repeated="4"/>
          <table:table-cell table:style-name="ce1135"/>
          <table:table-cell table:style-name="ce1134"/>
          <table:table-cell table:number-columns-repeated="1003"/>
        </table:table-row>
        <table:table-row table:style-name="ro6">
          <table:table-cell table:style-name="ce973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1</text:p>
          </table:table-cell>
          <table:covered-table-cell table:style-name="ce844"/>
          <table:covered-table-cell table:style-name="ce1078"/>
          <table:covered-table-cell table:number-columns-repeated="3"/>
          <table:table-cell table:style-name="ce844"/>
          <table:table-cell table:number-columns-repeated="4"/>
          <table:table-cell table:style-name="ce1136"/>
          <table:table-cell table:style-name="ce1134"/>
          <table:table-cell table:number-columns-repeated="1003"/>
        </table:table-row>
        <table:table-row table:style-name="ro6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93" table:formula="of:=[.J38]" office:value-type="float" office:value="-14" calcext:value-type="float" table:number-columns-spanned="2" table:number-rows-spanned="1">
            <text:p>-14</text:p>
          </table:table-cell>
          <table:covered-table-cell table:style-name="ce893" table:formula="of:=#REF!" office:value-type="string" office:string-value="" calcext:value-type="error">
            <text:p>#RÉF !</text:p>
          </table:covered-table-cell>
          <table:table-cell table:style-name="ce893"/>
          <table:table-cell table:style-name="ce893" table:formula="of:=[.K38]" office:value-type="float" office:value="-2" calcext:value-type="float" table:number-columns-spanned="2" table:number-rows-spanned="1">
            <text:p>-2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1073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844"/>
          <table:table-cell table:number-columns-repeated="5"/>
          <table:table-cell table:style-name="ce1134"/>
          <table:table-cell table:number-columns-repeated="1003"/>
        </table:table-row>
        <table:table-row table:style-name="ro6">
          <table:table-cell table:style-name="ce975" table:formula="of:=IF([.K39]=1;COM.MICROSOFT.CONCAT(&quot;Signe de &quot;;IF([.K39]=1;[.D38];[.D40]));COM.MICROSOFT.CONCAT(&quot;Signe de &quot;;IF([.K39]=0;[.D38];[.D40])))" office:value-type="string" office:string-value="Signe de (-x-14)" calcext:value-type="string">
            <text:p>Signe de (-x-14)</text:p>
          </table:table-cell>
          <table:table-cell table:style-name="ce995" table:formula="of:=IF([.K39]=1;[.F38];[.F40])" office:value-type="string" office:string-value="+" calcext:value-type="string">
            <text:p>+</text:p>
          </table:table-cell>
          <table:table-cell table:style-name="ce893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893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893" table:formula="of:=IF([.K39]=1;[.G38];[.G40])" office:value-type="string" office:string-value="-" calcext:value-type="string">
            <text:p>-</text:p>
          </table:table-cell>
          <table:table-cell table:style-name="ce893" table:formula="of:=IF([.K39]=1;IF([.E38]=[.K38];0;&quot;&quot;);IF([.E40]=[.K38];0;&quot;&quot;))" table:number-columns-spanned="2" table:number-rows-spanned="1">
            <text:p/>
          </table:table-cell>
          <table:covered-table-cell table:style-name="ce996"/>
          <table:table-cell table:style-name="ce1053" table:formula="of:=IF([.K39]=1;[.H38];[.H40])" office:value-type="string" office:string-value="-" calcext:value-type="string">
            <text:p>-</text:p>
          </table:table-cell>
          <table:table-cell table:style-name="ce971" table:formula="of:=IF(ISBLANK([$'Niveau 1'.B5]);0;IF(['Niveau 1'.B5]=[.B44];1;-0.5))" office:value-type="float" office:value="0" calcext:value-type="float">
            <text:p>0</text:p>
          </table:table-cell>
          <table:table-cell table:style-name="ce1075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971" table:formula="of:=IF(ISBLANK([$'Niveau 1'.E5]);0;IF(['Niveau 1'.E5]=[.E44];1;-0.5))" office:value-type="float" office:value="0" calcext:value-type="float">
            <text:p>0</text:p>
          </table:table-cell>
          <table:table-cell table:style-name="ce1076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971" table:formula="of:=IF(ISBLANK([$'Niveau 1'.H5]);0;IF(['Niveau 1'.H5]=[.H44];1;-0.5))" office:value-type="float" office:value="0" calcext:value-type="float">
            <text:p>0</text:p>
          </table:table-cell>
          <table:table-cell table:style-name="ce984" table:formula="of:=SUM([.I43:.M46])" office:value-type="float" office:value="0" calcext:value-type="float">
            <text:p>0</text:p>
          </table:table-cell>
          <table:table-cell table:style-name="ce844"/>
          <table:table-cell table:number-columns-repeated="1009"/>
        </table:table-row>
        <table:table-row table:style-name="ro6">
          <table:table-cell table:style-name="ce975" table:formula="of:=IF([.K39]=2;COM.MICROSOFT.CONCAT(&quot;Signe de &quot;;IF([.K39]=2;[.D38];[.D40]));COM.MICROSOFT.CONCAT(&quot;Signe de &quot;;IF([.K39]=0;[.D38];[.D40])))" office:value-type="string" office:string-value="Signe de (-x-2)" calcext:value-type="string">
            <text:p>Signe de (-x-2)</text:p>
          </table:table-cell>
          <table:table-cell table:style-name="ce995" table:formula="of:=IF([.K39]=2;[.F38];[.F40])" office:value-type="string" office:string-value="+" calcext:value-type="string">
            <text:p>+</text:p>
          </table:table-cell>
          <table:table-cell table:style-name="ce893" table:formula="of:=IF([.K39]=2;IF([.E40]=[.K38];0;&quot;&quot;);IF([.E38]=[.K38];0;&quot;&quot;))" table:number-columns-spanned="2" table:number-rows-spanned="1">
            <text:p/>
          </table:table-cell>
          <table:covered-table-cell table:style-name="ce996"/>
          <table:table-cell table:style-name="ce893" table:formula="of:=IF([.K39]=2;[.G38];[.G40])" office:value-type="string" office:string-value="+" calcext:value-type="string">
            <text:p>+</text:p>
          </table:table-cell>
          <table:table-cell table:style-name="ce893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[.K39]=2;[.H38];[.H40])" office:value-type="string" office:string-value="-" calcext:value-type="string">
            <text:p>-</text:p>
          </table:table-cell>
          <table:table-cell table:style-name="ce971" table:formula="of:=IF(ISBLANK([$'Niveau 1'.B6]);0;IF(['Niveau 1'.B6]=[.B45];1;-0.5))" office:value-type="float" office:value="0" calcext:value-type="float">
            <text:p>0</text:p>
          </table:table-cell>
          <table:table-cell table:style-name="ce1076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971" table:formula="of:=IF(ISBLANK([$'Niveau 1'.E6]);0;IF(['Niveau 1'.E6]=[.E45];1;-0.5))" office:value-type="float" office:value="0" calcext:value-type="float">
            <text:p>0</text:p>
          </table:table-cell>
          <table:table-cell table:style-name="ce1076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971" table:formula="of:=IF(ISBLANK([$'Niveau 1'.H6]);0;IF(['Niveau 1'.H6]=[.H45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844"/>
          <table:table-cell table:number-columns-repeated="2"/>
          <table:table-cell table:style-name="ce1129"/>
          <table:table-cell table:style-name="ce1134"/>
          <table:table-cell/>
          <table:table-cell table:style-name="ce1129"/>
          <table:table-cell table:style-name="ce1134"/>
          <table:table-cell table:number-columns-repeated="1002"/>
        </table:table-row>
        <table:table-row table:style-name="ro6">
          <table:table-cell table:style-name="ce975" table:formula="of:=COM.MICROSOFT.CONCAT(&quot;Signe de &quot;;[.D38];[.D40])" office:value-type="string" office:string-value="Signe de (-x-2)(-x-14)" calcext:value-type="string">
            <text:p>Signe de (-x-2)(-x-14)</text:p>
          </table:table-cell>
          <table:table-cell table:style-name="ce995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893" table:formula="of:=0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44]=0;[.D45]=0);0;&quot;&quot;)" office:value-type="string" office:string-value="" calcext:value-type="error">
            <text:p>#RÉF !</text:p>
          </table:covered-table-cell>
          <table:table-cell table:style-name="ce996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893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4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1'.B7]);0;IF(['Niveau 1'.B7]=[.B46];1;-0.5))" office:value-type="float" office:value="0" calcext:value-type="float">
            <text:p>0</text:p>
          </table:table-cell>
          <table:table-cell table:style-name="ce1016" table:formula="of:=IF(ISBLANK([$'Niveau 1'.C7]);0;IF(['Niveau 1'.C7]=[.C46];1;-0.5))" office:value-type="float" office:value="0" calcext:value-type="float">
            <text:p>0</text:p>
          </table:table-cell>
          <table:table-cell table:style-name="ce971" table:formula="of:=IF(ISBLANK([$'Niveau 1'.E7]);0;IF(['Niveau 1'.E7]=[.E46];1;-0.5))" office:value-type="float" office:value="0" calcext:value-type="float">
            <text:p>0</text:p>
          </table:table-cell>
          <table:table-cell table:style-name="ce1016" table:formula="of:=IF(ISBLANK([$'Niveau 1'.F7]);0;IF(['Niveau 1'.F7]=[.F46];1;-0.5))" office:value-type="float" office:value="0" calcext:value-type="float">
            <text:p>0</text:p>
          </table:table-cell>
          <table:table-cell table:style-name="ce971" table:formula="of:=IF(ISBLANK([$'Niveau 1'.H7]);0;IF(['Niveau 1'.H7]=[.H46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844"/>
          <table:table-cell table:number-columns-repeated="1009"/>
        </table:table-row>
        <table:table-row table:style-name="ro6">
          <table:table-cell table:style-name="ce844" table:number-columns-repeated="14"/>
          <table:table-cell table:number-columns-repeated="1010"/>
        </table:table-row>
        <table:table-row table:style-name="ro6">
          <table:table-cell table:style-name="ce848" office:value-type="string" calcext:value-type="string" table:number-columns-spanned="2" table:number-rows-spanned="1">
            <text:p>Ensemble solution de l’équation :</text:p>
          </table:table-cell>
          <table:covered-table-cell table:style-name="ce844"/>
          <table:table-cell table:style-name="ce925" table:formula="of:=COM.MICROSOFT.CONCAT([.D38];[.D40];&quot; = 0&quot;)" office:value-type="string" office:string-value="(-x-2)(-x-14) = 0" calcext:value-type="string" table:number-columns-spanned="4" table:number-rows-spanned="1">
            <text:p>(-x-2)(-x-14) = 0</text:p>
          </table:table-cell>
          <table:covered-table-cell table:number-columns-repeated="3" table:style-name="ce844"/>
          <table:table-cell table:style-name="ce1045" office:value-type="string" calcext:value-type="string">
            <text:p>Pts</text:p>
          </table:table-cell>
          <table:table-cell table:style-name="ce844" table:number-columns-repeated="7"/>
          <table:table-cell table:number-columns-repeated="1010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J38]" office:value-type="float" office:value="-14" calcext:value-type="float">
            <text:p>-14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[.K38]" office:value-type="float" office:value="-2" calcext:value-type="float">
            <text:p>-2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49:.F49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6">
          <table:table-cell table:style-name="ce844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6">
          <table:table-cell table:style-name="ce844"/>
          <table:table-cell table:style-name="ce8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90" office:value-type="string" calcext:value-type="string" table:number-columns-spanned="2" table:number-rows-spanned="1">
            <text:p>Choix inéqua</text:p>
          </table:table-cell>
          <table:covered-table-cell table:style-name="ce890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44"/>
          <table:table-cell table:style-name="ce1070"/>
          <table:table-cell table:style-name="ce1101"/>
          <table:table-cell table:style-name="ce1070" table:number-columns-repeated="2"/>
          <table:table-cell table:number-columns-repeated="1010"/>
        </table:table-row>
        <table:table-row table:style-name="ro6">
          <table:table-cell table:style-name="ce844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1056" table:formula="of:=IF(OR(AND([.F52]&lt;=2;[.F54]=2);AND([.F52]&gt;2;[.G54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44" table:number-columns-repeated="3"/>
          <table:table-cell table:number-columns-repeated="1008"/>
        </table:table-row>
        <table:table-row table:style-name="ro6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56"/>
          <table:table-cell table:style-name="ce1070" table:number-columns-repeated="6"/>
          <table:table-cell table:style-name="ce844"/>
          <table:table-cell table:number-columns-repeated="1009"/>
        </table:table-row>
        <table:table-row table:style-name="ro6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46:.H46];&quot;+&quot;)" office:value-type="float" office:value="2" calcext:value-type="float">
            <text:p>2</text:p>
          </table:table-cell>
          <table:table-cell table:style-name="ce1042" table:formula="of:=COUNTIF([.B46:.H46];&quot;-&quot;)" office:value-type="float" office:value="1" calcext:value-type="float">
            <text:p>1</text:p>
          </table:table-cell>
          <table:table-cell table:style-name="ce956"/>
          <table:table-cell table:style-name="ce1070" table:number-columns-repeated="6"/>
          <table:table-cell table:style-name="ce844"/>
          <table:table-cell table:number-columns-repeated="1009"/>
        </table:table-row>
        <table:table-row table:style-name="ro6">
          <table:table-cell table:style-name="ce978" table:number-columns-repeated="7"/>
          <table:table-cell table:style-name="ce956"/>
          <table:table-cell table:style-name="ce1070" table:number-columns-repeated="6"/>
          <table:table-cell table:style-name="ce844"/>
          <table:table-cell table:number-columns-repeated="1009"/>
        </table:table-row>
        <table:table-row table:style-name="ro6">
          <table:table-cell table:style-name="ce848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D38];[.D40];&quot; &quot;;[.G52];&quot; 0&quot;)" office:value-type="string" office:string-value="(-x-2)(-x-14) &gt; 0" calcext:value-type="string" table:number-columns-spanned="5" table:number-rows-spanned="1">
            <text:p>(-x-2)(-x-14) &g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44" table:number-columns-repeated="3"/>
          <table:table-cell table:number-columns-repeated="1009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893" table:formula="of:=IF(OR([.F52]=2;[.F52]=4;[.H52]=2);&quot;]&quot;;&quot;[&quot;)" office:value-type="string" office:string-value="]" calcext:value-type="string">
            <text:p>]</text:p>
          </table:table-cell>
          <table:table-cell table:style-name="ce893" table:formula="of:=IF([.H52]=2;&quot;-infini&quot;;[.C43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52]=2;[.C43];[.F43])" office:value-type="float" office:value="-14" calcext:value-type="float">
            <text:p>-14</text:p>
          </table:table-cell>
          <table:table-cell table:style-name="ce996" table:formula="of:=IF(OR([.F52]=2;[.F52]=4);&quot;[&quot;;&quot;]&quot;)" office:value-type="string" office:string-value="[" calcext:value-type="string">
            <text:p>[</text:p>
          </table:table-cell>
          <table:table-cell table:style-name="ce996" table:formula="of:=IF([.H52]=1;&quot;&quot;;&quot;ou&quot;)" office:value-type="string" office:string-value="ou" calcext:value-type="string">
            <text:p>ou</text:p>
          </table:table-cell>
          <table:table-cell table:style-name="ce996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893" table:formula="of:=IF([.H52]=1;&quot;&quot;;[.F43])" office:value-type="float" office:value="-2" calcext:value-type="float">
            <text:p>-2</text:p>
          </table:table-cell>
          <table:table-cell table:style-name="ce996" table:formula="of:=IF([.H52]=1;&quot;&quot;;&quot;;&quot;)" office:value-type="string" office:string-value=";" calcext:value-type="string">
            <text:p>;</text:p>
          </table:table-cell>
          <table:table-cell table:style-name="ce893" table:formula="of:=IF([.H52]=1;&quot;&quot;;&quot;+infini&quot;)" office:value-type="string" office:string-value="+infini" calcext:value-type="string">
            <text:p>+infini</text:p>
          </table:table-cell>
          <table:table-cell table:style-name="ce1039" table:formula="of:=IF([.H52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44" table:number-columns-repeated="2"/>
          <table:table-cell table:number-columns-repeated="1009"/>
        </table:table-row>
        <table:table-row table:style-name="ro6">
          <table:table-cell table:style-name="ce979" office:value-type="string" calcext:value-type="string">
            <text:p>S =</text:p>
          </table:table-cell>
          <table:table-cell table:style-name="ce1001" table:formula="of:=[.B57]" office:value-type="string" office:string-value="]" calcext:value-type="string">
            <text:p>]</text:p>
          </table:table-cell>
          <table:table-cell table:style-name="ce1018" table:formula="of:=IF([.H52]=2;[.B43];[.C43])" office:value-type="string" office:string-value="-∞" calcext:value-type="string">
            <text:p>-∞</text:p>
          </table:table-cell>
          <table:table-cell table:style-name="ce1001" table:formula="of:=[.D57]" office:value-type="string" office:string-value=";" calcext:value-type="string">
            <text:p>;</text:p>
          </table:table-cell>
          <table:table-cell table:style-name="ce1001" table:formula="of:=[.E57]" office:value-type="float" office:value="-14" calcext:value-type="float">
            <text:p>-14</text:p>
          </table:table-cell>
          <table:table-cell table:style-name="ce1001" table:formula="of:=[.F57]" office:value-type="string" office:string-value="[" calcext:value-type="string">
            <text:p>[</text:p>
          </table:table-cell>
          <table:table-cell table:style-name="ce1047" table:formula="of:=IF([.H52]=1;&quot;&quot;;&quot;&quot;)" office:value-type="string" office:string-value="" calcext:value-type="string">
            <text:p></text:p>
          </table:table-cell>
          <table:table-cell table:style-name="ce1018" table:formula="of:=[.H57]" office:value-type="string" office:string-value="]" calcext:value-type="string">
            <text:p>]</text:p>
          </table:table-cell>
          <table:table-cell table:style-name="ce1018" table:formula="of:=[.I57]" office:value-type="float" office:value="-2" calcext:value-type="float">
            <text:p>-2</text:p>
          </table:table-cell>
          <table:table-cell table:style-name="ce1018" table:formula="of:=[.J57]" office:value-type="string" office:string-value=";" calcext:value-type="string">
            <text:p>;</text:p>
          </table:table-cell>
          <table:table-cell table:style-name="ce1001" table:formula="of:=IF([.H52]=1;&quot;&quot;;[.H43])" office:value-type="string" office:string-value="+∞" calcext:value-type="string">
            <text:p>+∞</text:p>
          </table:table-cell>
          <table:table-cell table:style-name="ce1103" table:formula="of:=[.L57]" office:value-type="string" office:string-value="[" calcext:value-type="string">
            <text:p>[</text:p>
          </table:table-cell>
          <table:table-cell table:style-name="ce984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844" table:number-columns-repeated="2"/>
          <table:table-cell table:number-columns-repeated="1009"/>
        </table:table-row>
        <table:table-row table:style-name="ro6">
          <table:table-cell table:style-name="ce978" table:number-columns-repeated="8"/>
          <table:table-cell table:style-name="ce844" table:number-columns-repeated="7"/>
          <table:table-cell table:number-columns-repeated="1009"/>
        </table:table-row>
        <table:table-row table:style-name="ro6">
          <table:table-cell table:style-name="ce853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42"/>
          <table:covered-table-cell table:number-columns-repeated="5" table:style-name="ce1020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844"/>
          <table:table-cell table:number-columns-repeated="1009"/>
        </table:table-row>
        <table:table-row table:style-name="ro6">
          <table:table-cell table:style-name="ce981" table:formula="of:=[.C48]" office:value-type="string" office:string-value="(-x-2)(-x-14) = 0" calcext:value-type="string">
            <text:p>(-x-2)(-x-14) = 0</text:p>
          </table:table-cell>
          <table:table-cell table:style-name="ce971" table:formula="of:=IF(ISBLANK([$'Niveau 1'.M5]);0;IF([.B49]=[$'Niveau 1'.M5];1;-0.5))" office:value-type="float" office:value="0" calcext:value-type="float">
            <text:p>0</text:p>
          </table:table-cell>
          <table:table-cell table:style-name="ce971" table:formula="of:=IF(ISBLANK([$'Niveau 1'.N5]);0;IF([.C49]=[$'Niveau 1'.N5];1;-0.5))" office:value-type="float" office:value="0" calcext:value-type="float">
            <text:p>0</text:p>
          </table:table-cell>
          <table:table-cell table:style-name="ce971" table:formula="of:=IF(ISBLANK([$'Niveau 1'.O5]);0;IF([.D49]=[$'Niveau 1'.O5];1;-0.5))" office:value-type="float" office:value="0" calcext:value-type="float">
            <text:p>0</text:p>
          </table:table-cell>
          <table:table-cell table:style-name="ce971" table:formula="of:=IF(ISBLANK([$'Niveau 1'.P5]);0;IF([.E49]=[$'Niveau 1'.P5];1;-0.5))" office:value-type="float" office:value="0" calcext:value-type="float">
            <text:p>0</text:p>
          </table:table-cell>
          <table:table-cell table:style-name="ce971" table:formula="of:=IF(ISBLANK([$'Niveau 1'.Q5]);0;IF([.F49]=[$'Niveau 1'.Q5];1;-0.5))" office:value-type="float" office:value="0" calcext:value-type="float">
            <text:p>0</text:p>
          </table:table-cell>
          <table:table-cell table:style-name="ce978"/>
          <table:table-cell table:style-name="ce1020" table:number-columns-repeated="5"/>
          <table:table-cell table:style-name="ce984" table:formula="of:=SUM([.B61:.F61])" office:value-type="float" office:value="0" calcext:value-type="float">
            <text:p>0</text:p>
          </table:table-cell>
          <table:table-cell table:style-name="ce1115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44"/>
          <table:table-cell table:number-columns-repeated="1009"/>
        </table:table-row>
        <table:table-row table:style-name="ro6">
          <table:table-cell table:style-name="ce982" table:formula="of:=[.H56]" office:value-type="string" office:string-value="(-x-2)(-x-14) &gt; 0" calcext:value-type="string">
            <text:p>(-x-2)(-x-14) &gt; 0</text:p>
          </table:table-cell>
          <table:table-cell table:style-name="ce1003" table:formula="of:=IF(ISBLANK([$'Niveau 1'.M10]);0;IF([.B57]=[$'Niveau 1'.M10];1;-0.5))" office:value-type="float" office:value="0" calcext:value-type="float">
            <text:p>0</text:p>
          </table:table-cell>
          <table:table-cell table:style-name="ce1003" table:formula="of:=IF(ISBLANK([$'Niveau 1'.N10]);0;IF([.C57]=[$'Niveau 1'.N10];1;-0.5))" office:value-type="float" office:value="0" calcext:value-type="float">
            <text:p>0</text:p>
          </table:table-cell>
          <table:table-cell table:style-name="ce1003" table:formula="of:=IF(ISBLANK([$'Niveau 1'.O10]);0;IF([.D57]=[$'Niveau 1'.O10];1;-0.5))" office:value-type="float" office:value="0" calcext:value-type="float">
            <text:p>0</text:p>
          </table:table-cell>
          <table:table-cell table:style-name="ce1003" table:formula="of:=IF(ISBLANK([$'Niveau 1'.P10]);0;IF([.E57]=[$'Niveau 1'.P10];1;-0.5))" office:value-type="float" office:value="0" calcext:value-type="float">
            <text:p>0</text:p>
          </table:table-cell>
          <table:table-cell table:style-name="ce1003" table:formula="of:=IF(ISBLANK([$'Niveau 1'.Q10]);0;IF([.F57]=[$'Niveau 1'.Q10];1;-0.5))" office:value-type="float" office:value="0" calcext:value-type="float">
            <text:p>0</text:p>
          </table:table-cell>
          <table:table-cell table:style-name="ce1048" table:formula="of:=IF(ISBLANK([$'Niveau 1'.R10]);0;IF([.G57]=[$'Niveau 1'.R10];1;-0.5))" office:value-type="float" office:value="0" calcext:value-type="float">
            <text:p>0</text:p>
          </table:table-cell>
          <table:table-cell table:style-name="ce1048" table:formula="of:=IF(ISBLANK([$'Niveau 1'.S10]);0;IF([.H57]=[$'Niveau 1'.S10];1;-0.5))" office:value-type="float" office:value="0" calcext:value-type="float">
            <text:p>0</text:p>
          </table:table-cell>
          <table:table-cell table:style-name="ce1048" table:formula="of:=IF(ISBLANK([$'Niveau 1'.T10]);0;IF([.I57]=[$'Niveau 1'.T10];1;-0.5))" office:value-type="float" office:value="0" calcext:value-type="float">
            <text:p>0</text:p>
          </table:table-cell>
          <table:table-cell table:style-name="ce1048" table:formula="of:=IF(ISBLANK([$'Niveau 1'.U10]);0;IF([.J57]=[$'Niveau 1'.U10];1;-0.5))" office:value-type="float" office:value="0" calcext:value-type="float">
            <text:p>0</text:p>
          </table:table-cell>
          <table:table-cell table:style-name="ce1048" table:formula="of:=IF(ISBLANK([$'Niveau 1'.V10]);0;IF([.K57]=[$'Niveau 1'.V10];1;-0.5))" office:value-type="float" office:value="0" calcext:value-type="float">
            <text:p>0</text:p>
          </table:table-cell>
          <table:table-cell table:style-name="ce1048" table:formula="of:=IF(ISBLANK([$'Niveau 1'.W10]);0;IF([.L57]=[$'Niveau 1'.W10];1;-0.5))" office:value-type="float" office:value="0" calcext:value-type="float">
            <text:p>0</text:p>
          </table:table-cell>
          <table:table-cell table:style-name="ce984" table:formula="of:=SUM([.B62:.L62])" office:value-type="float" office:value="0" calcext:value-type="float">
            <text:p>0</text:p>
          </table:table-cell>
          <table:table-cell table:style-name="ce844" table:number-columns-repeated="2"/>
          <table:table-cell table:number-columns-repeated="1009"/>
        </table:table-row>
        <table:table-row table:style-name="ro6">
          <table:table-cell table:style-name="ce857" table:number-columns-repeated="12"/>
          <table:table-cell table:style-name="ce1100"/>
          <table:table-cell table:style-name="ce1070"/>
          <table:table-cell table:style-name="ce844"/>
          <table:table-cell table:number-columns-repeated="1009"/>
        </table:table-row>
        <table:table-row table:style-name="ro6">
          <table:table-cell table:style-name="ce964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962"/>
          <table:table-cell table:number-columns-repeated="6"/>
          <table:table-cell table:style-name="ce844" table:number-columns-repeated="2"/>
          <table:table-cell table:number-columns-repeated="1001"/>
        </table:table-row>
        <table:table-row table:style-name="ro6">
          <table:table-cell table:style-name="ce857"/>
          <table:table-cell table:style-name="ce1004"/>
          <table:table-cell table:style-name="ce857"/>
          <table:table-cell table:style-name="ce956" table:number-columns-repeated="2"/>
          <table:table-cell table:style-name="ce857"/>
          <table:table-cell table:style-name="ce956"/>
          <table:table-cell table:style-name="ce1059"/>
          <table:table-cell table:style-name="ce956" table:number-columns-repeated="5"/>
          <table:table-cell table:style-name="ce1100"/>
          <table:table-cell table:number-columns-repeated="1010"/>
        </table:table-row>
        <table:table-row table:style-name="ro6">
          <table:table-cell table:style-name="ce842"/>
          <table:table-cell table:style-name="ce870" office:value-type="string" calcext:value-type="string">
            <text:p>a₁</text:p>
          </table:table-cell>
          <table:table-cell table:style-name="ce870" office:value-type="string" calcext:value-type="string">
            <text:p>b₁</text:p>
          </table:table-cell>
          <table:table-cell table:style-name="ce955" office:value-type="string" calcext:value-type="string">
            <text:p>Facteur 1</text:p>
          </table:table-cell>
          <table:table-cell table:style-name="ce870" office:value-type="string" calcext:value-type="string">
            <text:p>rac 1</text:p>
          </table:table-cell>
          <table:table-cell table:style-name="ce955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44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100"/>
          <table:table-cell table:number-columns-repeated="1012"/>
        </table:table-row>
        <table:table-row table:style-name="ro6">
          <table:table-cell table:style-name="ce971" office:value-type="float" office:value="1" calcext:value-type="float">
            <text:p>1</text:p>
          </table:table-cell>
          <table:table-cell table:style-name="ce984" table:formula="of:=IF([.A8]&lt;0.5;1;-1)" office:value-type="float" office:value="-1" calcext:value-type="float">
            <text:p>-1</text:p>
          </table:table-cell>
          <table:table-cell table:style-name="ce984" table:formula="of:=IF([.A9]&lt;0.5;1;-1)*VLOOKUP([.O5];[.$B$3:.$N$32];1)" office:value-type="float" office:value="-18" calcext:value-type="float">
            <text:p>-18</text:p>
          </table:table-cell>
          <table:table-cell table:style-name="ce971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-x-18)" calcext:value-type="string">
            <text:p>(-x-18)</text:p>
          </table:table-cell>
          <table:table-cell table:style-name="ce984" table:formula="of:=-[.C67]/[.B67]" office:value-type="float" office:value="-18" calcext:value-type="float">
            <text:p>-18</text:p>
          </table:table-cell>
          <table:table-cell table:style-name="ce971" table:formula="of:=IF(SIGN([.B67]*([.E67]-1)+[.C67])&lt;0;&quot;-&quot;;&quot;+&quot;)" office:value-type="string" office:string-value="+" calcext:value-type="string">
            <text:p>+</text:p>
          </table:table-cell>
          <table:table-cell table:style-name="ce971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971" table:formula="of:=IF(SIGN([.B67]*([.E67]+1)+[.C67])&lt;0;&quot;-&quot;;&quot;+&quot;)" office:value-type="string" office:string-value="-" calcext:value-type="string">
            <text:p>-</text:p>
          </table:table-cell>
          <table:table-cell table:style-name="ce844"/>
          <table:table-cell table:style-name="ce984" table:formula="of:=MIN([.E67];[.E69])" office:value-type="float" office:value="-18" calcext:value-type="float">
            <text:p>-18</text:p>
          </table:table-cell>
          <table:table-cell table:style-name="ce984" table:formula="of:=MAX([.E67];[.E69])" office:value-type="float" office:value="15" calcext:value-type="float">
            <text:p>15</text:p>
          </table:table-cell>
          <table:table-cell table:style-name="ce1100"/>
          <table:table-cell table:number-columns-repeated="1012"/>
        </table:table-row>
        <table:table-row table:style-name="ro6">
          <table:table-cell/>
          <table:table-cell table:style-name="ce870" office:value-type="string" calcext:value-type="string">
            <text:p>a₂</text:p>
          </table:table-cell>
          <table:table-cell table:style-name="ce870" office:value-type="string" calcext:value-type="string">
            <text:p>b₂</text:p>
          </table:table-cell>
          <table:table-cell table:style-name="ce955" office:value-type="string" calcext:value-type="string">
            <text:p>Facteur 2</text:p>
          </table:table-cell>
          <table:table-cell table:style-name="ce870" office:value-type="string" calcext:value-type="string">
            <text:p>rac 2</text:p>
          </table:table-cell>
          <table:table-cell table:style-name="ce955" office:value-type="string" calcext:value-type="string" table:number-columns-spanned="3" table:number-rows-spanned="1">
            <text:p>Signes</text:p>
          </table:table-cell>
          <table:covered-table-cell table:number-columns-repeated="2" table:style-name="ce870"/>
          <table:table-cell table:style-name="ce844"/>
          <table:table-cell table:style-name="ce870" office:value-type="string" calcext:value-type="string">
            <text:p>choix</text:p>
          </table:table-cell>
          <table:table-cell table:style-name="ce984" table:formula="of:=IF([.A12]&lt;0.5;1;2)" office:value-type="float" office:value="2" calcext:value-type="float">
            <text:p>2</text:p>
          </table:table-cell>
          <table:table-cell table:number-columns-repeated="1013"/>
        </table:table-row>
        <table:table-row table:style-name="ro6">
          <table:table-cell table:style-name="ce971" office:value-type="float" office:value="2" calcext:value-type="float">
            <text:p>2</text:p>
          </table:table-cell>
          <table:table-cell table:style-name="ce984" table:formula="of:=IF([.A10]&lt;0.5;1;-1)" office:value-type="float" office:value="-1" calcext:value-type="float">
            <text:p>-1</text:p>
          </table:table-cell>
          <table:table-cell table:style-name="ce984" table:formula="of:=IF([.A11]&lt;0.5;1;-1)*VLOOKUP([.O6];[.$B$3:.$N$32];1)" office:value-type="float" office:value="15" calcext:value-type="float">
            <text:p>15</text:p>
          </table:table-cell>
          <table:table-cell table:style-name="ce984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15)" calcext:value-type="string">
            <text:p>(-x+15)</text:p>
          </table:table-cell>
          <table:table-cell table:style-name="ce984" table:formula="of:=-[.C69]/[.B69]" office:value-type="float" office:value="15" calcext:value-type="float">
            <text:p>15</text:p>
          </table:table-cell>
          <table:table-cell table:style-name="ce971" table:formula="of:=IF(SIGN([.B69]*([.E69]-1)+[.C69]&lt;0);&quot;-&quot;;&quot;+&quot;)" office:value-type="string" office:string-value="+" calcext:value-type="string">
            <text:p>+</text:p>
          </table:table-cell>
          <table:table-cell table:style-name="ce984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984" table:formula="of:=IF(SIGN([.B69]*([.E69]+1)+[.C69]&lt;0);&quot;-&quot;;&quot;+&quot;)" office:value-type="string" office:string-value="-" calcext:value-type="string">
            <text:p>-</text:p>
          </table:table-cell>
          <table:table-cell table:style-name="ce844" table:number-columns-repeated="2"/>
          <table:table-cell table:style-name="ce1096"/>
          <table:table-cell table:number-columns-repeated="1013"/>
        </table:table-row>
        <table:table-row table:style-name="ro6">
          <table:table-cell/>
          <table:table-cell table:style-name="ce844" table:number-columns-repeated="2"/>
          <table:table-cell table:number-columns-repeated="5"/>
          <table:table-cell table:style-name="ce844" table:number-columns-repeated="2"/>
          <table:table-cell table:style-name="ce1096"/>
          <table:table-cell table:number-columns-repeated="1013"/>
        </table:table-row>
        <table:table-row table:style-name="ro6">
          <table:table-cell table:style-name="ce973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2</text:p>
          </table:table-cell>
          <table:covered-table-cell table:style-name="ce844"/>
          <table:covered-table-cell table:style-name="ce1078"/>
          <table:covered-table-cell table:number-columns-repeated="3"/>
          <table:table-cell table:number-columns-repeated="1010"/>
        </table:table-row>
        <table:table-row table:style-name="ro6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93" table:formula="of:=[.J67]" office:value-type="float" office:value="-18" calcext:value-type="float" table:number-columns-spanned="2" table:number-rows-spanned="1">
            <text:p>-18</text:p>
          </table:table-cell>
          <table:covered-table-cell table:style-name="ce893" table:formula="of:=#REF!" office:value-type="string" office:string-value="" calcext:value-type="error">
            <text:p>#RÉF !</text:p>
          </table:covered-table-cell>
          <table:table-cell table:style-name="ce893"/>
          <table:table-cell table:style-name="ce893" table:formula="of:=[.K67]" office:value-type="float" office:value="15" calcext:value-type="float" table:number-columns-spanned="2" table:number-rows-spanned="1">
            <text:p>15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1073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10"/>
        </table:table-row>
        <table:table-row table:style-name="ro6">
          <table:table-cell table:style-name="ce975" table:formula="of:=[.D67]" office:value-type="string" office:string-value="(-x-18)" calcext:value-type="string">
            <text:p>(-x-18)</text:p>
          </table:table-cell>
          <table:table-cell table:style-name="ce995" table:formula="of:=[.F67]" office:value-type="string" office:string-value="+" calcext:value-type="string">
            <text:p>+</text:p>
          </table:table-cell>
          <table:table-cell table:style-name="ce893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893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893" table:formula="of:=[.G67]" office:value-type="string" office:string-value="-" calcext:value-type="string">
            <text:p>-</text:p>
          </table:table-cell>
          <table:table-cell table:style-name="ce893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1053" table:formula="of:=[.H67]" office:value-type="string" office:string-value="-" calcext:value-type="string">
            <text:p>-</text:p>
          </table:table-cell>
          <table:table-cell table:style-name="ce971" table:formula="of:=IF(ISBLANK([$'Niveau 2'.B5]);0;IF(['Niveau 2'.B5]=[.B73];1;-0.5))" office:value-type="float" office:value="0" calcext:value-type="float">
            <text:p>0</text:p>
          </table:table-cell>
          <table:table-cell table:style-name="ce1076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971" table:formula="of:=IF(ISBLANK([$'Niveau 2'.E5]);0;IF(['Niveau 2'.E5]=[.E73];1;-0.5))" office:value-type="float" office:value="0" calcext:value-type="float">
            <text:p>0</text:p>
          </table:table-cell>
          <table:table-cell table:style-name="ce1076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971" table:formula="of:=IF(ISBLANK([$'Niveau 2'.H5]);0;IF(['Niveau 2'.H5]=[.H73];1;-0.5))" office:value-type="float" office:value="0" calcext:value-type="float">
            <text:p>0</text:p>
          </table:table-cell>
          <table:table-cell table:style-name="ce984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table:style-name="ce975" table:formula="of:=[.D69]" office:value-type="string" office:string-value="(-x+15)" calcext:value-type="string">
            <text:p>(-x+15)</text:p>
          </table:table-cell>
          <table:table-cell table:style-name="ce995" table:formula="of:=[.F69]" office:value-type="string" office:string-value="+" calcext:value-type="string">
            <text:p>+</text:p>
          </table:table-cell>
          <table:table-cell table:style-name="ce893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893" table:formula="of:=[.G69]" office:value-type="string" office:string-value="+" calcext:value-type="string">
            <text:p>+</text:p>
          </table:table-cell>
          <table:table-cell table:style-name="ce893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[.H69]" office:value-type="string" office:string-value="-" calcext:value-type="string">
            <text:p>-</text:p>
          </table:table-cell>
          <table:table-cell table:style-name="ce971" table:formula="of:=IF(ISBLANK([$'Niveau 2'.B6]);0;IF(['Niveau 2'.B6]=[.B74];1;-0.5))" office:value-type="float" office:value="0" calcext:value-type="float">
            <text:p>0</text:p>
          </table:table-cell>
          <table:table-cell table:style-name="ce1076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971" table:formula="of:=IF(ISBLANK([$'Niveau 2'.E6]);0;IF(['Niveau 2'.E6]=[.E74];1;-0.5))" office:value-type="float" office:value="0" calcext:value-type="float">
            <text:p>0</text:p>
          </table:table-cell>
          <table:table-cell table:style-name="ce1076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971" table:formula="of:=IF(ISBLANK([$'Niveau 2'.H6]);0;IF(['Niveau 2'.H6]=[.H74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10"/>
        </table:table-row>
        <table:table-row table:style-name="ro6">
          <table:table-cell table:style-name="ce975" table:formula="of:=COM.MICROSOFT.CONCAT(&quot;Signe de &quot;;[.A73];&quot; / &quot;;[.A74])" office:value-type="string" office:string-value="Signe de (-x-18) / (-x+15)" calcext:value-type="string">
            <text:p>Signe de (-x-18) / (-x+15)</text:p>
          </table:table-cell>
          <table:table-cell table:style-name="ce995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893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73]=0;[.D74]=0);0;&quot;&quot;)" office:value-type="string" office:string-value="" calcext:value-type="error">
            <text:p>#RÉF !</text:p>
          </table:covered-table-cell>
          <table:table-cell table:style-name="ce996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893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4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2'.B7]);0;IF(['Niveau 2'.B7]=[.B75];1;-0.5))" office:value-type="float" office:value="0" calcext:value-type="float">
            <text:p>0</text:p>
          </table:table-cell>
          <table:table-cell table:style-name="ce1016" table:formula="of:=IF(ISBLANK([$'Niveau 2'.C7]);0;IF(['Niveau 2'.C7]=[.C75];1;-0.5))" office:value-type="float" office:value="0" calcext:value-type="float">
            <text:p>0</text:p>
          </table:table-cell>
          <table:table-cell table:style-name="ce971" table:formula="of:=IF(ISBLANK([$'Niveau 2'.E7]);0;IF(['Niveau 2'.E7]=[.E75];1;-0.5))" office:value-type="float" office:value="0" calcext:value-type="float">
            <text:p>0</text:p>
          </table:table-cell>
          <table:table-cell table:style-name="ce1016" table:formula="of:=IF(ISBLANK([$'Niveau 2'.F7]);0;IF(['Niveau 2'.F7]=[.F75];1;-0.5))" office:value-type="float" office:value="0" calcext:value-type="float">
            <text:p>0</text:p>
          </table:table-cell>
          <table:table-cell table:style-name="ce971" table:formula="of:=IF(ISBLANK([$'Niveau 2'.H7]);0;IF(['Niveau 2'.H7]=[.H75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number-columns-repeated="1010"/>
        </table:table-row>
        <table:table-row table:style-name="ro6">
          <table:table-cell table:style-name="ce857"/>
          <table:table-cell table:style-name="ce1004"/>
          <table:table-cell table:style-name="ce857"/>
          <table:table-cell table:style-name="ce956" table:number-columns-repeated="2"/>
          <table:table-cell table:style-name="ce857"/>
          <table:table-cell table:style-name="ce956"/>
          <table:table-cell table:style-name="ce1059"/>
          <table:table-cell table:style-name="ce956" table:number-columns-repeated="5"/>
          <table:table-cell table:style-name="ce1100"/>
          <table:table-cell table:number-columns-repeated="1010"/>
        </table:table-row>
        <table:table-row table:style-name="ro6">
          <table:table-cell table:style-name="ce848" office:value-type="string" calcext:value-type="string" table:number-columns-spanned="2" table:number-rows-spanned="1">
            <text:p>Ensemble solution de l’équation :</text:p>
          </table:table-cell>
          <table:covered-table-cell table:style-name="ce844"/>
          <table:table-cell table:style-name="ce925" table:formula="of:=COM.MICROSOFT.CONCAT([.A73];&quot; / &quot;;[.A74];&quot; = 0&quot;)" office:value-type="string" office:string-value="(-x-18) / (-x+15) = 0" calcext:value-type="string" table:number-columns-spanned="4" table:number-rows-spanned="1">
            <text:p>(-x-18) / (-x+15) = 0</text:p>
          </table:table-cell>
          <table:covered-table-cell table:number-columns-repeated="3" table:style-name="ce844"/>
          <table:table-cell table:style-name="ce1045" office:value-type="string" calcext:value-type="string">
            <text:p>Pts</text:p>
          </table:table-cell>
          <table:table-cell table:style-name="ce844" table:number-columns-repeated="7"/>
          <table:table-cell table:number-columns-repeated="1010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E67]" office:value-type="float" office:value="-18" calcext:value-type="float">
            <text:p>-18</text:p>
          </table:table-cell>
          <table:table-cell table:style-name="ce996" office:value-type="string" calcext:value-type="string">
            <text:p>}</text:p>
          </table:table-cell>
          <table:table-cell table:style-name="ce996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78:.F78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6">
          <table:table-cell table:style-name="ce844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6">
          <table:table-cell table:style-name="ce844"/>
          <table:table-cell table:style-name="ce8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90" office:value-type="string" calcext:value-type="string" table:number-columns-spanned="2" table:number-rows-spanned="1">
            <text:p>Choix inéqua</text:p>
          </table:table-cell>
          <table:covered-table-cell table:style-name="ce890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44"/>
          <table:table-cell table:style-name="ce1070" table:number-columns-repeated="4"/>
          <table:table-cell table:number-columns-repeated="1010"/>
        </table:table-row>
        <table:table-row table:style-name="ro6">
          <table:table-cell table:style-name="ce844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1056" table:formula="of:=IF(OR(AND([.F81]&lt;=2;[.F83]=2);AND([.F81]&gt;2;[.G83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70" table:number-columns-repeated="3"/>
          <table:table-cell table:style-name="ce844"/>
          <table:table-cell table:number-columns-repeated="1010"/>
        </table:table-row>
        <table:table-row table:style-name="ro6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56"/>
          <table:table-cell table:style-name="ce1070" table:number-columns-repeated="6"/>
          <table:table-cell table:number-columns-repeated="1010"/>
        </table:table-row>
        <table:table-row table:style-name="ro6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75:.H75];&quot;+&quot;)" office:value-type="float" office:value="2" calcext:value-type="float">
            <text:p>2</text:p>
          </table:table-cell>
          <table:table-cell table:style-name="ce1042" table:formula="of:=COUNTIF([.B75:.H75];&quot;-&quot;)" office:value-type="float" office:value="1" calcext:value-type="float">
            <text:p>1</text:p>
          </table:table-cell>
          <table:table-cell table:style-name="ce956"/>
          <table:table-cell table:style-name="ce1070" table:number-columns-repeated="6"/>
          <table:table-cell table:number-columns-repeated="1010"/>
        </table:table-row>
        <table:table-row table:style-name="ro6">
          <table:table-cell table:style-name="ce978" table:number-columns-repeated="7"/>
          <table:table-cell table:style-name="ce956"/>
          <table:table-cell table:style-name="ce1070" table:number-columns-repeated="6"/>
          <table:table-cell table:number-columns-repeated="1010"/>
        </table:table-row>
        <table:table-row table:style-name="ro6">
          <table:table-cell table:style-name="ce848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A73];&quot; / &quot;;[.A74];&quot; &quot;;[.G81];&quot; 0&quot;)" office:value-type="string" office:string-value="(-x-18) / (-x+15) &lt; 0" calcext:value-type="string" table:number-columns-spanned="5" table:number-rows-spanned="1">
            <text:p>(-x-18) / (-x+15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44" table:number-columns-repeated="2"/>
          <table:table-cell table:number-columns-repeated="1010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893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893" table:formula="of:=IF([.H81]=2;&quot;-infini&quot;;[.C72])" office:value-type="float" office:value="-18" calcext:value-type="float">
            <text:p>-18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81]=2;[.C72];[.F72])" office:value-type="float" office:value="15" calcext:value-type="float">
            <text:p>15</text:p>
          </table:table-cell>
          <table:table-cell table:style-name="ce996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996" table:formula="of:=IF([.H81]=1;&quot;&quot;;&quot;ou&quot;)">
            <text:p/>
          </table:table-cell>
          <table:table-cell table:style-name="ce996" table:formula="of:=IF([.H81]=1;&quot;&quot;;IF(OR([.F81]=2;[.F81]=4;[.F75]=&quot;||&quot;);&quot;]&quot;;&quot;[&quot;))">
            <text:p/>
          </table:table-cell>
          <table:table-cell table:style-name="ce893" table:formula="of:=IF([.H81]=1;&quot;&quot;;[.F72])">
            <text:p/>
          </table:table-cell>
          <table:table-cell table:style-name="ce996" table:formula="of:=IF([.H81]=1;&quot;&quot;;&quot;;&quot;)">
            <text:p/>
          </table:table-cell>
          <table:table-cell table:style-name="ce893" table:formula="of:=IF([.H81]=1;&quot;&quot;;&quot;+infini&quot;)">
            <text:p/>
          </table:table-cell>
          <table:table-cell table:style-name="ce1039" table:formula="of:=IF([.H81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979" office:value-type="string" calcext:value-type="string">
            <text:p>S =</text:p>
          </table:table-cell>
          <table:table-cell table:style-name="ce1001" table:formula="of:=[.B86]" office:value-type="string" office:string-value="]" calcext:value-type="string">
            <text:p>]</text:p>
          </table:table-cell>
          <table:table-cell table:style-name="ce1018" table:formula="of:=IF([.H81]=2;[.B72];[.C72])" office:value-type="float" office:value="-18" calcext:value-type="float">
            <text:p>-18</text:p>
          </table:table-cell>
          <table:table-cell table:style-name="ce1001" table:formula="of:=[.D86]" office:value-type="string" office:string-value=";" calcext:value-type="string">
            <text:p>;</text:p>
          </table:table-cell>
          <table:table-cell table:style-name="ce1001" table:formula="of:=[.E86]" office:value-type="float" office:value="15" calcext:value-type="float">
            <text:p>15</text:p>
          </table:table-cell>
          <table:table-cell table:style-name="ce1001" table:formula="of:=[.F86]" office:value-type="string" office:string-value="[" calcext:value-type="string">
            <text:p>[</text:p>
          </table:table-cell>
          <table:table-cell table:style-name="ce1047" table:formula="of:=IF([.H81]=1;&quot;&quot;;&quot;&quot;)">
            <text:p/>
          </table:table-cell>
          <table:table-cell table:style-name="ce1018" table:formula="of:=[.H86]">
            <text:p/>
          </table:table-cell>
          <table:table-cell table:style-name="ce1018" table:formula="of:=[.I86]">
            <text:p/>
          </table:table-cell>
          <table:table-cell table:style-name="ce1018" table:formula="of:=[.J86]">
            <text:p/>
          </table:table-cell>
          <table:table-cell table:style-name="ce1001" table:formula="of:=IF([.H81]=1;&quot;&quot;;[.H72])">
            <text:p/>
          </table:table-cell>
          <table:table-cell table:style-name="ce1103" table:formula="of:=[.L86]">
            <text:p/>
          </table:table-cell>
          <table:table-cell table:style-name="ce984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978" table:number-columns-repeated="8"/>
          <table:table-cell table:style-name="ce844" table:number-columns-repeated="6"/>
          <table:table-cell table:number-columns-repeated="1010"/>
        </table:table-row>
        <table:table-row table:style-name="ro6">
          <table:table-cell table:style-name="ce853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42"/>
          <table:covered-table-cell table:number-columns-repeated="5" table:style-name="ce1020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number-columns-repeated="1010"/>
        </table:table-row>
        <table:table-row table:style-name="ro6">
          <table:table-cell table:style-name="ce981" table:formula="of:=[.C77]" office:value-type="string" office:string-value="(-x-18) / (-x+15) = 0" calcext:value-type="string">
            <text:p>(-x-18) / (-x+15) = 0</text:p>
          </table:table-cell>
          <table:table-cell table:style-name="ce971" table:formula="of:=IF(ISBLANK([$'Niveau 2'.M5]);0;IF([.B78]=[$'Niveau 2'.M5];1;-0.5))" office:value-type="float" office:value="0" calcext:value-type="float">
            <text:p>0</text:p>
          </table:table-cell>
          <table:table-cell table:style-name="ce971" table:formula="of:=IF(ISBLANK([$'Niveau 2'.N5]);0;IF([.C78]=[$'Niveau 2'.N5];1;-0.5))" office:value-type="float" office:value="0" calcext:value-type="float">
            <text:p>0</text:p>
          </table:table-cell>
          <table:table-cell table:style-name="ce971" table:formula="of:=IF(ISBLANK([$'Niveau 2'.O5]);0;IF([.D78]=[$'Niveau 2'.O5];1;-0.5))" office:value-type="float" office:value="0" calcext:value-type="float">
            <text:p>0</text:p>
          </table:table-cell>
          <table:table-cell table:style-name="ce971" table:formula="of:=IF(ISBLANK([$'Niveau 2'.P5]);0;IF([.E78]=[$'Niveau 2'.P5];1;-0.5))" office:value-type="float" office:value="0" calcext:value-type="float">
            <text:p>0</text:p>
          </table:table-cell>
          <table:table-cell table:style-name="ce971" table:formula="of:=IF(ISBLANK([$'Niveau 2'.Q5]);0;IF([.F78]=[$'Niveau 2'.Q5];1;-0.5))" office:value-type="float" office:value="0" calcext:value-type="float">
            <text:p>0</text:p>
          </table:table-cell>
          <table:table-cell table:style-name="ce978"/>
          <table:table-cell table:style-name="ce1020" table:number-columns-repeated="5"/>
          <table:table-cell table:style-name="ce984" table:formula="of:=SUM([.B90:.F90])" office:value-type="float" office:value="0" calcext:value-type="float">
            <text:p>0</text:p>
          </table:table-cell>
          <table:table-cell table:style-name="ce1115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6">
          <table:table-cell table:style-name="ce982" table:formula="of:=[.H85]" office:value-type="string" office:string-value="(-x-18) / (-x+15) &lt; 0" calcext:value-type="string">
            <text:p>(-x-18) / (-x+15) &lt; 0</text:p>
          </table:table-cell>
          <table:table-cell table:style-name="ce1003" table:formula="of:=IF(ISBLANK([$'Niveau 2'.M10]);0;IF([.B86]=[$'Niveau 2'.M10];1;-0.5))" office:value-type="float" office:value="0" calcext:value-type="float">
            <text:p>0</text:p>
          </table:table-cell>
          <table:table-cell table:style-name="ce1003" table:formula="of:=IF(ISBLANK([$'Niveau 2'.N10]);0;IF([.C86]=[$'Niveau 2'.N10];1;-0.5))" office:value-type="float" office:value="0" calcext:value-type="float">
            <text:p>0</text:p>
          </table:table-cell>
          <table:table-cell table:style-name="ce1003" table:formula="of:=IF(ISBLANK([$'Niveau 2'.O10]);0;IF([.D86]=[$'Niveau 2'.O10];1;-0.5))" office:value-type="float" office:value="0" calcext:value-type="float">
            <text:p>0</text:p>
          </table:table-cell>
          <table:table-cell table:style-name="ce1003" table:formula="of:=IF(ISBLANK([$'Niveau 2'.P10]);0;IF([.E86]=[$'Niveau 2'.P10];1;-0.5))" office:value-type="float" office:value="0" calcext:value-type="float">
            <text:p>0</text:p>
          </table:table-cell>
          <table:table-cell table:style-name="ce1003" table:formula="of:=IF(ISBLANK([$'Niveau 2'.Q10]);0;IF([.F86]=[$'Niveau 2'.Q10];1;-0.5))" office:value-type="float" office:value="0" calcext:value-type="float">
            <text:p>0</text:p>
          </table:table-cell>
          <table:table-cell table:style-name="ce1048" table:formula="of:=IF(ISBLANK([$'Niveau 2'.R10]);0;IF([.G86]=[$'Niveau 2'.R10];1;-0.5))" office:value-type="float" office:value="0" calcext:value-type="float">
            <text:p>0</text:p>
          </table:table-cell>
          <table:table-cell table:style-name="ce1048" table:formula="of:=IF(ISBLANK([$'Niveau 2'.S10]);0;IF([.H86]=[$'Niveau 2'.S10];1;-0.5))" office:value-type="float" office:value="0" calcext:value-type="float">
            <text:p>0</text:p>
          </table:table-cell>
          <table:table-cell table:style-name="ce1048" table:formula="of:=IF(ISBLANK([$'Niveau 2'.T10]);0;IF([.I86]=[$'Niveau 2'.T10];1;-0.5))" office:value-type="float" office:value="0" calcext:value-type="float">
            <text:p>0</text:p>
          </table:table-cell>
          <table:table-cell table:style-name="ce1048" table:formula="of:=IF(ISBLANK([$'Niveau 2'.U10]);0;IF([.J86]=[$'Niveau 2'.U10];1;-0.5))" office:value-type="float" office:value="0" calcext:value-type="float">
            <text:p>0</text:p>
          </table:table-cell>
          <table:table-cell table:style-name="ce1048" table:formula="of:=IF(ISBLANK([$'Niveau 2'.V10]);0;IF([.K86]=[$'Niveau 2'.V10];1;-0.5))" office:value-type="float" office:value="0" calcext:value-type="float">
            <text:p>0</text:p>
          </table:table-cell>
          <table:table-cell table:style-name="ce1048" table:formula="of:=IF(ISBLANK([$'Niveau 2'.W10]);0;IF([.L86]=[$'Niveau 2'.W10];1;-0.5))" office:value-type="float" office:value="0" calcext:value-type="float">
            <text:p>0</text:p>
          </table:table-cell>
          <table:table-cell table:style-name="ce984" table:formula="of:=SUM([.B91:.L91])" office:value-type="float" office:value="0" calcext:value-type="float">
            <text:p>0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857"/>
          <table:table-cell table:style-name="ce1004"/>
          <table:table-cell table:style-name="ce857"/>
          <table:table-cell table:style-name="ce956" table:number-columns-repeated="2"/>
          <table:table-cell table:style-name="ce857"/>
          <table:table-cell table:style-name="ce956"/>
          <table:table-cell table:style-name="ce1059"/>
          <table:table-cell table:style-name="ce956" table:number-columns-repeated="5"/>
          <table:table-cell table:style-name="ce1100"/>
          <table:table-cell table:number-columns-repeated="1010"/>
        </table:table-row>
        <table:table-row table:style-name="ro6">
          <table:table-cell table:style-name="ce964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981" office:value-type="string" calcext:value-type="string">
            <text:p>Facteur 1</text:p>
          </table:table-cell>
          <table:table-cell table:style-name="ce981" office:value-type="string" calcext:value-type="string">
            <text:p>Facteur 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1022" table:formula="of:=VLOOKUP([.O3];[.$B$3:.$N$32];13)" office:value-type="string" office:string-value="-5/9" calcext:value-type="string">
            <text:p>-5/9</text:p>
          </table:table-cell>
          <table:table-cell table:style-name="ce1022" table:formula="of:=VLOOKUP([.O3];[.$B$3:.$N$32];10)" office:value-type="float" office:value="-0.555555555555556" calcext:value-type="float">
            <text:p>-0,555555555555556</text:p>
          </table:table-cell>
          <table:table-cell table:style-name="ce1022" table:formula="of:=IF([.D96]&lt;[.D97];VLOOKUP([.O3];[.$B$3:.$N$32];13);VLOOKUP([.O4];[.$B$3:.$N$32];13))" office:value-type="string" office:string-value="-5/9" calcext:value-type="string">
            <text:p>-5/9</text:p>
          </table:table-cell>
          <table:table-cell table:style-name="ce1022" table:formula="of:=MIN([.D96:.D97])" office:value-type="float" office:value="-0.555555555555556" calcext:value-type="float">
            <text:p>-0,555555555555556</text:p>
          </table:table-cell>
          <table:table-cell table:style-name="ce1016" table:formula="of:=VLOOKUP([.O3];[.$B$3:.$N$32];4)" office:value-type="string" office:string-value="(-9x-5)" calcext:value-type="string">
            <text:p>(-9x-5)</text:p>
          </table:table-cell>
          <table:table-cell table:style-name="ce1060" table:formula="of:=VLOOKUP([.O4];[.$B$3:.$N$32];4)" office:value-type="string" office:string-value="(4x+1)" calcext:value-type="string">
            <text:p>(4x+1)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1022" table:formula="of:=VLOOKUP([.O4];[.$B$3:.$N$32];13)" office:value-type="string" office:string-value="-1/4" calcext:value-type="string">
            <text:p>-1/4</text:p>
          </table:table-cell>
          <table:table-cell table:style-name="ce1022" table:formula="of:=VLOOKUP([.O4];[.$B$3:.$N$32];10)" office:value-type="float" office:value="-0.25" calcext:value-type="float">
            <text:p>-0,25</text:p>
          </table:table-cell>
          <table:table-cell table:style-name="ce1022" table:formula="of:=IF([.D96]&lt;[.D97];VLOOKUP([.O4];[.$B$3:.$N$32];13);VLOOKUP([.O3];[.$B$3:.$N$32];13))" office:value-type="string" office:string-value="-1/4" calcext:value-type="string">
            <text:p>-1/4</text:p>
          </table:table-cell>
          <table:table-cell table:style-name="ce1022" table:formula="of:=MAX([.D96:.D97])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9">
          <table:table-cell table:style-name="ce844" table:number-columns-repeated="64"/>
          <table:table-cell table:number-columns-repeated="960"/>
        </table:table-row>
        <table:table-row table:style-name="ro6">
          <table:table-cell table:style-name="ce973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3</text:p>
          </table:table-cell>
          <table:covered-table-cell table:style-name="ce844"/>
          <table:covered-table-cell table:style-name="ce1078"/>
          <table:covered-table-cell table:number-columns-repeated="3"/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96]" office:value-type="string" office:string-value="-5/9" calcext:value-type="string" table:number-columns-spanned="2" table:number-rows-spanned="1">
            <text:p>-5/9</text:p>
          </table:table-cell>
          <table:covered-table-cell table:style-name="ce1024"/>
          <table:table-cell table:style-name="ce1024"/>
          <table:table-cell table:style-name="ce1023" table:formula="of:=[.E97]" office:value-type="string" office:string-value="-1/4" calcext:value-type="string" table:number-columns-spanned="2" table:number-rows-spanned="1">
            <text:p>-1/4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3'.C4]);0;IF(['Niveau 3'.C4]=[.F96];1;-0.5))" office:value-type="float" office:value="0" calcext:value-type="float">
            <text:p>0</text:p>
          </table:table-cell>
          <table:table-cell table:style-name="ce844"/>
          <table:table-cell table:style-name="ce1073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975" table:formula="of:=COM.MICROSOFT.CONCAT(&quot;Signe de &quot;;[.G96])" office:value-type="string" office:string-value="Signe de (-9x-5)" calcext:value-type="string">
            <text:p>Signe de (-9x-5)</text:p>
          </table:table-cell>
          <table:table-cell table:style-name="ce1006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6];0;&quot;&quot;)" table:number-columns-spanned="2" table:number-rows-spanned="1">
            <text:p/>
          </table:table-cell>
          <table:covered-table-cell table:style-name="ce1027"/>
          <table:table-cell table:style-name="ce1062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5]);0;IF(['Niveau 3'.B5]=[.B101];1;-0.5))" office:value-type="float" office:value="0" calcext:value-type="float">
            <text:p>0</text:p>
          </table:table-cell>
          <table:table-cell table:style-name="ce1076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971" table:formula="of:=IF(ISBLANK([$'Niveau 3'.E5]);0;IF(['Niveau 3'.E5]=[.E101];1;-0.5))" office:value-type="float" office:value="0" calcext:value-type="float">
            <text:p>0</text:p>
          </table:table-cell>
          <table:table-cell table:style-name="ce1076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971" table:formula="of:=IF(ISBLANK([$'Niveau 3'.H5]);0;IF(['Niveau 3'.H5]=[.H101];1;-0.5))" office:value-type="float" office:value="0" calcext:value-type="float">
            <text:p>0</text:p>
          </table:table-cell>
          <table:table-cell table:style-name="ce984" table:formula="of:=SUM([.I100:.M103])" office:value-type="float" office:value="0" calcext:value-type="float">
            <text:p>0</text:p>
          </table:table-cell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975" table:formula="of:=COM.MICROSOFT.CONCAT(&quot;Signe de &quot;;[.H96])" office:value-type="string" office:string-value="Signe de (4x+1)" calcext:value-type="string">
            <text:p>Signe de (4x+1)</text:p>
          </table:table-cell>
          <table:table-cell table:style-name="ce1006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1024" table:formula="of:=IF([.E96]=[.C97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2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3'.B6]);0;IF(['Niveau 3'.B6]=[.B102];1;-0.5))" office:value-type="float" office:value="0" calcext:value-type="float">
            <text:p>0</text:p>
          </table:table-cell>
          <table:table-cell table:style-name="ce1076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971" table:formula="of:=IF(ISBLANK([$'Niveau 3'.E6]);0;IF(['Niveau 3'.E6]=[.E102];1;-0.5))" office:value-type="float" office:value="0" calcext:value-type="float">
            <text:p>0</text:p>
          </table:table-cell>
          <table:table-cell table:style-name="ce1076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971" table:formula="of:=IF(ISBLANK([$'Niveau 3'.H6]);0;IF(['Niveau 3'.H6]=[.H102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975" table:formula="of:=COM.MICROSOFT.CONCAT(&quot;Signe de &quot;;[.G96];[.H96])" office:value-type="string" office:string-value="Signe de (-9x-5)(4x+1)" calcext:value-type="string">
            <text:p>Signe de (-9x-5)(4x+1)</text:p>
          </table:table-cell>
          <table:table-cell table:style-name="ce995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893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93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893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63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3'.B7]);0;IF(['Niveau 3'.B7]=[.B103];1;-0.5))" office:value-type="float" office:value="0" calcext:value-type="float">
            <text:p>0</text:p>
          </table:table-cell>
          <table:table-cell table:style-name="ce1016" table:formula="of:=IF(ISBLANK([$'Niveau 3'.C7]);0;IF(['Niveau 3'.C7]=[.C103];1;-0.5))" office:value-type="float" office:value="0" calcext:value-type="float">
            <text:p>0</text:p>
          </table:table-cell>
          <table:table-cell table:style-name="ce971" table:formula="of:=IF(ISBLANK([$'Niveau 3'.E7]);0;IF(['Niveau 3'.E7]=[.E103];1;-0.5))" office:value-type="float" office:value="0" calcext:value-type="float">
            <text:p>0</text:p>
          </table:table-cell>
          <table:table-cell table:style-name="ce1016" table:formula="of:=IF(ISBLANK([$'Niveau 3'.F7]);0;IF(['Niveau 3'.F7]=[.F103];1;-0.5))" office:value-type="float" office:value="0" calcext:value-type="float">
            <text:p>0</text:p>
          </table:table-cell>
          <table:table-cell table:style-name="ce971" table:formula="of:=IF(ISBLANK([$'Niveau 3'.H7]);0;IF(['Niveau 3'.H7]=[.H103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844" table:number-columns-repeated="14"/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848" office:value-type="string" calcext:value-type="string" table:number-columns-spanned="2" table:number-rows-spanned="1">
            <text:p>Ensemble solution de l’équation :</text:p>
          </table:table-cell>
          <table:covered-table-cell table:style-name="ce844"/>
          <table:table-cell table:style-name="ce925" table:formula="of:=COM.MICROSOFT.CONCAT([.G96];[.H96];&quot; = 0&quot;)" office:value-type="string" office:string-value="(-9x-5)(4x+1) = 0" calcext:value-type="string" table:number-columns-spanned="4" table:number-rows-spanned="1">
            <text:p>(-9x-5)(4x+1) = 0</text:p>
          </table:table-cell>
          <table:covered-table-cell table:number-columns-repeated="3" table:style-name="ce844"/>
          <table:table-cell table:style-name="ce1045" office:value-type="string" calcext:value-type="string">
            <text:p>Pts</text:p>
          </table:table-cell>
          <table:table-cell table:style-name="ce844" table:number-columns-repeated="7"/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96]" office:value-type="float" office:value="-0.555555555555556" calcext:value-type="float">
            <text:p>- 5/9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97]" office:value-type="float" office:value="-0.25" calcext:value-type="float">
            <text:p>- 1/4 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106:.F106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844" table:number-columns-repeated="6"/>
          <table:table-cell table:style-name="ce1046" table:number-columns-repeated="2"/>
          <table:table-cell table:style-name="ce1070" table:number-columns-repeated="6"/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844"/>
          <table:table-cell table:style-name="ce8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90" office:value-type="string" calcext:value-type="string" table:number-columns-spanned="2" table:number-rows-spanned="1">
            <text:p>Choix inéqua</text:p>
          </table:table-cell>
          <table:covered-table-cell table:style-name="ce890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44"/>
          <table:table-cell table:style-name="ce1070" table:number-columns-repeated="4"/>
          <table:table-cell table:style-name="ce1096"/>
          <table:table-cell table:style-name="ce802"/>
          <table:table-cell table:number-columns-repeated="1008"/>
        </table:table-row>
        <table:table-row table:style-name="ro6">
          <table:table-cell table:style-name="ce844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109]=1;&quot;≥&quot;;IF([.F109]=2;&quot;&gt;&quot;;IF([.F109]=3;&quot;≤&quot;;&quot;&lt;&quot;)))" office:value-type="string" office:string-value="&lt;" calcext:value-type="string">
            <text:p>&lt;</text:p>
          </table:table-cell>
          <table:table-cell table:style-name="ce1056" table:formula="of:=IF(OR(AND([.F109]&lt;=2;[.F111]=2);AND([.F109]&gt;2;[.G111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03:.H103];&quot;+&quot;)" office:value-type="float" office:value="1" calcext:value-type="float">
            <text:p>1</text:p>
          </table:table-cell>
          <table:table-cell table:style-name="ce1042" table:formula="of:=COUNTIF([.B103:.H103];&quot;-&quot;)" office:value-type="float" office:value="2" calcext:value-type="float">
            <text:p>2</text:p>
          </table:table-cell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 table:number-columns-repeated="7"/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48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96];[.H96];&quot; &quot;;[.G109];&quot; 0&quot;)" office:value-type="string" office:string-value="(-9x-5)(4x+1) &lt; 0" calcext:value-type="string" table:number-columns-spanned="5" table:number-rows-spanned="1">
            <text:p>(-9x-5)(4x+1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44" table:number-columns-repeated="2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893" table:formula="of:=IF(OR([.F109]=2;[.F109]=4;[.H109]=2);&quot;]&quot;;&quot;[&quot;)" office:value-type="string" office:string-value="]" calcext:value-type="string">
            <text:p>]</text:p>
          </table:table-cell>
          <table:table-cell table:style-name="ce893" table:formula="of:=IF([.H109]=2;&quot;-infini&quot;;[.F96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09]=2;[.F96];[.F97])" office:value-type="float" office:value="-0.555555555555556" calcext:value-type="float">
            <text:p>-0,555555555555556</text:p>
          </table:table-cell>
          <table:table-cell table:style-name="ce996" table:formula="of:=IF(OR([.F109]=2;[.F109]=4);&quot;[&quot;;&quot;]&quot;)" office:value-type="string" office:string-value="[" calcext:value-type="string">
            <text:p>[</text:p>
          </table:table-cell>
          <table:table-cell table:style-name="ce996" table:formula="of:=IF([.H109]=1;&quot;&quot;;&quot;ou&quot;)" office:value-type="string" office:string-value="ou" calcext:value-type="string">
            <text:p>ou</text:p>
          </table:table-cell>
          <table:table-cell table:style-name="ce996" table:formula="of:=IF([.H109]=1;&quot;&quot;;IF(OR([.F109]=2;[.F109]=4);&quot;]&quot;;&quot;[&quot;))" office:value-type="string" office:string-value="]" calcext:value-type="string">
            <text:p>]</text:p>
          </table:table-cell>
          <table:table-cell table:style-name="ce893" table:formula="of:=IF([.H109]=1;&quot;&quot;;[.F97])" office:value-type="float" office:value="-0.25" calcext:value-type="float">
            <text:p>-0,25</text:p>
          </table:table-cell>
          <table:table-cell table:style-name="ce996" table:formula="of:=IF([.H109]=1;&quot;&quot;;&quot;;&quot;)" office:value-type="string" office:string-value=";" calcext:value-type="string">
            <text:p>;</text:p>
          </table:table-cell>
          <table:table-cell table:style-name="ce893" table:formula="of:=IF([.H109]=1;&quot;&quot;;&quot;+infini&quot;)" office:value-type="string" office:string-value="+infini" calcext:value-type="string">
            <text:p>+infini</text:p>
          </table:table-cell>
          <table:table-cell table:style-name="ce1039" table:formula="of:=IF([.H109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9" office:value-type="string" calcext:value-type="string">
            <text:p>S =</text:p>
          </table:table-cell>
          <table:table-cell table:style-name="ce1001" table:formula="of:=[.B114]" office:value-type="string" office:string-value="]" calcext:value-type="string">
            <text:p>]</text:p>
          </table:table-cell>
          <table:table-cell table:style-name="ce1026" table:formula="of:=IF([.H109]=2;[.B100];[.C100])" office:value-type="string" office:string-value="-∞" calcext:value-type="string">
            <text:p>-∞</text:p>
          </table:table-cell>
          <table:table-cell table:style-name="ce1001" table:formula="of:=[.D114]" office:value-type="string" office:string-value=";" calcext:value-type="string">
            <text:p>;</text:p>
          </table:table-cell>
          <table:table-cell table:style-name="ce1026" table:formula="of:=[.E114]" office:value-type="float" office:value="-0.555555555555556" calcext:value-type="float">
            <text:p>- 5/9 </text:p>
          </table:table-cell>
          <table:table-cell table:style-name="ce1001" table:formula="of:=[.F114]" office:value-type="string" office:string-value="[" calcext:value-type="string">
            <text:p>[</text:p>
          </table:table-cell>
          <table:table-cell table:style-name="ce1047" table:formula="of:=IF([.H109]=1;&quot;&quot;;&quot;&quot;)" office:value-type="string" office:string-value="" calcext:value-type="string">
            <text:p></text:p>
          </table:table-cell>
          <table:table-cell table:style-name="ce1018" table:formula="of:=[.H114]" office:value-type="string" office:string-value="]" calcext:value-type="string">
            <text:p>]</text:p>
          </table:table-cell>
          <table:table-cell table:style-name="ce1026" table:formula="of:=[.I114]" office:value-type="float" office:value="-0.25" calcext:value-type="float">
            <text:p>- 1/4 </text:p>
          </table:table-cell>
          <table:table-cell table:style-name="ce1018" table:formula="of:=[.J114]" office:value-type="string" office:string-value=";" calcext:value-type="string">
            <text:p>;</text:p>
          </table:table-cell>
          <table:table-cell table:style-name="ce1026" table:formula="of:=IF([.H109]=1;&quot;&quot;;[.H100])" office:value-type="string" office:string-value="+∞" calcext:value-type="string">
            <text:p>+∞</text:p>
          </table:table-cell>
          <table:table-cell table:style-name="ce1103" table:formula="of:=[.L114]" office:value-type="string" office:string-value="[" calcext:value-type="string">
            <text:p>[</text:p>
          </table:table-cell>
          <table:table-cell table:style-name="ce984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 table:number-columns-repeated="8"/>
          <table:table-cell table:style-name="ce844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3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42"/>
          <table:covered-table-cell table:number-columns-repeated="5" table:style-name="ce1020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81" table:formula="of:=[.C105]" office:value-type="string" office:string-value="(-9x-5)(4x+1) = 0" calcext:value-type="string">
            <text:p>(-9x-5)(4x+1) = 0</text:p>
          </table:table-cell>
          <table:table-cell table:style-name="ce971" table:formula="of:=IF(ISBLANK([$'Niveau 3'.M5]);0;IF([.B106]=[$'Niveau 3'.M5];1;-0.5))" office:value-type="float" office:value="0" calcext:value-type="float">
            <text:p>0</text:p>
          </table:table-cell>
          <table:table-cell table:style-name="ce971" table:formula="of:=IF(ISBLANK([$'Niveau 3'.N5]);0;IF([.C106]=[$'Niveau 3'.N5];1;-0.5))" office:value-type="float" office:value="0" calcext:value-type="float">
            <text:p>0</text:p>
          </table:table-cell>
          <table:table-cell table:style-name="ce971" table:formula="of:=IF(ISBLANK([$'Niveau 3'.O5]);0;IF([.D106]=[$'Niveau 3'.O5];1;-0.5))" office:value-type="float" office:value="0" calcext:value-type="float">
            <text:p>0</text:p>
          </table:table-cell>
          <table:table-cell table:style-name="ce971" table:formula="of:=IF(ISBLANK([$'Niveau 3'.P5]);0;IF([.E106]=[$'Niveau 3'.P5];1;-0.5))" office:value-type="float" office:value="0" calcext:value-type="float">
            <text:p>0</text:p>
          </table:table-cell>
          <table:table-cell table:style-name="ce971" table:formula="of:=IF(ISBLANK([$'Niveau 3'.Q5]);0;IF([.F106]=[$'Niveau 3'.Q5];1;-0.5))" office:value-type="float" office:value="0" calcext:value-type="float">
            <text:p>0</text:p>
          </table:table-cell>
          <table:table-cell table:style-name="ce978"/>
          <table:table-cell table:style-name="ce1020" table:number-columns-repeated="5"/>
          <table:table-cell table:style-name="ce984" table:formula="of:=SUM([.B118:.F118])" office:value-type="float" office:value="0" calcext:value-type="float">
            <text:p>0</text:p>
          </table:table-cell>
          <table:table-cell table:style-name="ce1115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82" table:formula="of:=[.H113]" office:value-type="string" office:string-value="(-9x-5)(4x+1) &lt; 0" calcext:value-type="string">
            <text:p>(-9x-5)(4x+1) &lt; 0</text:p>
          </table:table-cell>
          <table:table-cell table:style-name="ce1003" table:formula="of:=IF(ISBLANK([$'Niveau 3'.M10]);0;IF([.B114]=[$'Niveau 3'.M10];1;-0.5))" office:value-type="float" office:value="0" calcext:value-type="float">
            <text:p>0</text:p>
          </table:table-cell>
          <table:table-cell table:style-name="ce1003" table:formula="of:=IF(ISBLANK([$'Niveau 3'.N10]);0;IF([.C114]=[$'Niveau 3'.N10];1;-0.5))" office:value-type="float" office:value="0" calcext:value-type="float">
            <text:p>0</text:p>
          </table:table-cell>
          <table:table-cell table:style-name="ce1003" table:formula="of:=IF(ISBLANK([$'Niveau 3'.O10]);0;IF([.D114]=[$'Niveau 3'.O10];1;-0.5))" office:value-type="float" office:value="0" calcext:value-type="float">
            <text:p>0</text:p>
          </table:table-cell>
          <table:table-cell table:style-name="ce1003" table:formula="of:=IF(ISBLANK([$'Niveau 3'.P10]);0;IF([.E114]=[$'Niveau 3'.P10];1;-0.5))" office:value-type="float" office:value="0" calcext:value-type="float">
            <text:p>0</text:p>
          </table:table-cell>
          <table:table-cell table:style-name="ce1003" table:formula="of:=IF(ISBLANK([$'Niveau 3'.Q10]);0;IF([.F114]=[$'Niveau 3'.Q10];1;-0.5))" office:value-type="float" office:value="0" calcext:value-type="float">
            <text:p>0</text:p>
          </table:table-cell>
          <table:table-cell table:style-name="ce1048" table:formula="of:=IF(ISBLANK([$'Niveau 3'.R10]);0;IF([.G114]=[$'Niveau 3'.R10];1;-0.5))" office:value-type="float" office:value="0" calcext:value-type="float">
            <text:p>0</text:p>
          </table:table-cell>
          <table:table-cell table:style-name="ce1048" table:formula="of:=IF(ISBLANK([$'Niveau 3'.S10]);0;IF([.H114]=[$'Niveau 3'.S10];1;-0.5))" office:value-type="float" office:value="0" calcext:value-type="float">
            <text:p>0</text:p>
          </table:table-cell>
          <table:table-cell table:style-name="ce1048" table:formula="of:=IF(ISBLANK([$'Niveau 3'.T10]);0;IF([.I114]=[$'Niveau 3'.T10];1;-0.5))" office:value-type="float" office:value="0" calcext:value-type="float">
            <text:p>0</text:p>
          </table:table-cell>
          <table:table-cell table:style-name="ce1048" table:formula="of:=IF(ISBLANK([$'Niveau 3'.U10]);0;IF([.J114]=[$'Niveau 3'.U10];1;-0.5))" office:value-type="float" office:value="0" calcext:value-type="float">
            <text:p>0</text:p>
          </table:table-cell>
          <table:table-cell table:style-name="ce1048" table:formula="of:=IF(ISBLANK([$'Niveau 3'.V10]);0;IF([.K114]=[$'Niveau 3'.V10];1;-0.5))" office:value-type="float" office:value="0" calcext:value-type="float">
            <text:p>0</text:p>
          </table:table-cell>
          <table:table-cell table:style-name="ce1048" table:formula="of:=IF(ISBLANK([$'Niveau 3'.W10]);0;IF([.L114]=[$'Niveau 3'.W10];1;-0.5))" office:value-type="float" office:value="0" calcext:value-type="float">
            <text:p>0</text:p>
          </table:table-cell>
          <table:table-cell table:style-name="ce984" table:formula="of:=SUM([.B119:.L119])" office:value-type="float" office:value="0" calcext:value-type="float">
            <text:p>0</text:p>
          </table:table-cell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64" office:value-type="string" calcext:value-type="string" table:number-columns-spanned="15" table:number-rows-spanned="1">
            <text:p>Niveau 4</text:p>
          </table:table-cell>
          <table:covered-table-cell table:style-name="ce905"/>
          <table:covered-table-cell table:style-name="ce857"/>
          <table:covered-table-cell table:style-name="ce956"/>
          <table:covered-table-cell table:number-columns-repeated="2" table:style-name="ce857"/>
          <table:covered-table-cell table:style-name="ce956"/>
          <table:covered-table-cell table:style-name="ce1068"/>
          <table:covered-table-cell table:number-columns-repeated="5" table:style-name="ce956"/>
          <table:covered-table-cell table:style-name="ce1100"/>
          <table:covered-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1022" table:formula="of:=VLOOKUP([.$O$5];[.$B$3:.$N$32];13)" office:value-type="string" office:string-value="4/11" calcext:value-type="string">
            <text:p>4/11</text:p>
          </table:table-cell>
          <table:table-cell table:style-name="ce1022" table:formula="of:=VLOOKUP([.$O$5];[.$B$3:.$N$32];10)" office:value-type="float" office:value="0.363636363636364" calcext:value-type="float">
            <text:p>0,363636363636364</text:p>
          </table:table-cell>
          <table:table-cell table:style-name="ce1022" table:formula="of:=IF([.D124]&lt;[.D125];VLOOKUP([.$O$5];[.$B$3:.$N$32];13);VLOOKUP([.$O$6];[.$B$3:.$N$32];13))" office:value-type="string" office:string-value="4/11" calcext:value-type="string">
            <text:p>4/11</text:p>
          </table:table-cell>
          <table:table-cell table:style-name="ce1022" table:formula="of:=MIN([.D124:.D125])" office:value-type="float" office:value="0.363636363636364" calcext:value-type="float">
            <text:p>0,363636363636364</text:p>
          </table:table-cell>
          <table:table-cell table:style-name="ce1016" table:formula="of:=VLOOKUP([.O5];[.$B$3:.$N$32];4)" office:value-type="string" office:string-value="(-11x+4)" calcext:value-type="string">
            <text:p>(-11x+4)</text:p>
          </table:table-cell>
          <table:table-cell table:style-name="ce1060" table:formula="of:=VLOOKUP([.O6];[.$B$3:.$N$32];4)" office:value-type="string" office:string-value="(5x-7)" calcext:value-type="string">
            <text:p>(5x-7)</text:p>
          </table:table-cell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1022" table:formula="of:=VLOOKUP([.$O$6];[.$B$3:.$N$32];13)" office:value-type="string" office:string-value="7/5" calcext:value-type="string">
            <text:p>7/5</text:p>
          </table:table-cell>
          <table:table-cell table:style-name="ce1022" table:formula="of:=VLOOKUP([.$O$6];[.$B$3:.$N$32];10)" office:value-type="float" office:value="1.4" calcext:value-type="float">
            <text:p>1,4</text:p>
          </table:table-cell>
          <table:table-cell table:style-name="ce1022" table:formula="of:=IF([.D124]&lt;[.D125];VLOOKUP([.$O$6];[.$B$3:.$N$32];13);VLOOKUP([.$O$5];[.$B$3:.$N$32];13))" office:value-type="string" office:string-value="7/5" calcext:value-type="string">
            <text:p>7/5</text:p>
          </table:table-cell>
          <table:table-cell table:style-name="ce1022" table:formula="of:=MAX([.D124:.D125])" office:value-type="float" office:value="1.4" calcext:value-type="float">
            <text:p>1,4</text:p>
          </table:table-cell>
          <table:table-cell table:style-name="ce1050" table:number-columns-repeated="2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number-columns-repeated="8"/>
          <table:table-cell table:style-name="ce853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124]" office:value-type="string" office:string-value="4/11" calcext:value-type="string" table:number-columns-spanned="2" table:number-rows-spanned="1">
            <text:p>4/11</text:p>
          </table:table-cell>
          <table:covered-table-cell table:style-name="ce1024"/>
          <table:table-cell table:style-name="ce1024"/>
          <table:table-cell table:style-name="ce1023" table:formula="of:=[.E125]" office:value-type="string" office:string-value="7/5" calcext:value-type="string" table:number-columns-spanned="2" table:number-rows-spanned="1">
            <text:p>7/5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1073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5" table:formula="of:=COM.MICROSOFT.CONCAT(&quot;Signe de &quot;;[.G124])" office:value-type="string" office:string-value="Signe de (-11x+4)" calcext:value-type="string">
            <text:p>Signe de (-11x+4)</text:p>
          </table:table-cell>
          <table:table-cell table:style-name="ce1008" table:formula="of:=IF(SIGN(VLOOKUP([.O5];[.$B$3:.$N$32];2)*([.F124]-1)+VLOOKUP([.O5];[.$B$3:.$N$32];3))=1;&quot;+&quot;;&quot;-&quot;)" office:value-type="string" office:string-value="+" calcext:value-type="string">
            <text:p>+</text:p>
          </table:table-cell>
          <table:table-cell table:style-name="ce1027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1024" table:formula="of:=IF([.E125]=[.C12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VLOOKUP([.O5];[.$B$3:.$N$32];2)*([.F125]+1)+VLOOKUP([.O5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4'.B5]);0;IF(['Niveau 4'.B5]=[.B129];1;-0.5))" office:value-type="float" office:value="0" calcext:value-type="float">
            <text:p>0</text:p>
          </table:table-cell>
          <table:table-cell table:style-name="ce1076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971" table:formula="of:=IF(ISBLANK([$'Niveau 4'.E5]);0;IF(['Niveau 4'.E5]=[.E129];1;-0.5))" office:value-type="float" office:value="0" calcext:value-type="float">
            <text:p>0</text:p>
          </table:table-cell>
          <table:table-cell table:style-name="ce1076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971" table:formula="of:=IF(ISBLANK([$'Niveau 4'.H5]);0;IF(['Niveau 4'.H5]=[.H129];1;-0.5))" office:value-type="float" office:value="0" calcext:value-type="float">
            <text:p>0</text:p>
          </table:table-cell>
          <table:table-cell table:style-name="ce984" table:formula="of:=SUM([.I128:.M131])" office:value-type="float" office:value="0" calcext:value-type="float">
            <text:p>0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5" table:formula="of:=COM.MICROSOFT.CONCAT(&quot;Signe de &quot;;[.H124])" office:value-type="string" office:string-value="Signe de (5x-7)" calcext:value-type="string">
            <text:p>Signe de (5x-7)</text:p>
          </table:table-cell>
          <table:table-cell table:style-name="ce1008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1024" table:formula="of:=IF([.E124]=[.C125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1027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4'.B6]);0;IF(['Niveau 4'.B6]=[.B130];1;-0.5))" office:value-type="float" office:value="0" calcext:value-type="float">
            <text:p>0</text:p>
          </table:table-cell>
          <table:table-cell table:style-name="ce1076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971" table:formula="of:=IF(ISBLANK([$'Niveau 4'.E6]);0;IF(['Niveau 4'.E6]=[.E130];1;-0.5))" office:value-type="float" office:value="0" calcext:value-type="float">
            <text:p>0</text:p>
          </table:table-cell>
          <table:table-cell table:style-name="ce1076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971" table:formula="of:=IF(ISBLANK([$'Niveau 4'.H6]);0;IF(['Niveau 4'.H6]=[.H130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5" table:formula="of:=COM.MICROSOFT.CONCAT(&quot;Signe de &quot;;[.G124];&quot; / &quot;;[.H124])" office:value-type="string" office:string-value="Signe de (-11x+4) / (5x-7)" calcext:value-type="string">
            <text:p>Signe de (-11x+4) / (5x-7)</text:p>
          </table:table-cell>
          <table:table-cell table:style-name="ce1009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893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93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893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4'.B7]);0;IF(['Niveau 4'.B7]=[.B131];1;-0.5))" office:value-type="float" office:value="0" calcext:value-type="float">
            <text:p>0</text:p>
          </table:table-cell>
          <table:table-cell table:style-name="ce1016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971" table:formula="of:=IF(ISBLANK([$'Niveau 4'.E7]);0;IF(['Niveau 4'.E7]=[.E131];1;-0.5))" office:value-type="float" office:value="0" calcext:value-type="float">
            <text:p>0</text:p>
          </table:table-cell>
          <table:table-cell table:style-name="ce1016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971" table:formula="of:=IF(ISBLANK([$'Niveau 4'.H7]);0;IF(['Niveau 4'.H7]=[.H131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48" office:value-type="string" calcext:value-type="string" table:number-columns-spanned="2" table:number-rows-spanned="1">
            <text:p>Ensemble solution de l’équation :</text:p>
          </table:table-cell>
          <table:covered-table-cell table:style-name="ce844"/>
          <table:table-cell table:style-name="ce925" table:formula="of:=COM.MICROSOFT.CONCAT([.G124];&quot; / &quot;;[.H124];&quot; = 0&quot;)" office:value-type="string" office:string-value="(-11x+4) / (5x-7) = 0" calcext:value-type="string" table:number-columns-spanned="4" table:number-rows-spanned="1">
            <text:p>(-11x+4) / (5x-7) = 0</text:p>
          </table:table-cell>
          <table:covered-table-cell table:number-columns-repeated="3" table:style-name="ce844"/>
          <table:table-cell table:style-name="ce1045" office:value-type="string" calcext:value-type="string">
            <text:p>Pts</text:p>
          </table:table-cell>
          <table:table-cell table:style-name="ce844" table:number-columns-repeated="7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124]" office:value-type="float" office:value="0.363636363636364" calcext:value-type="float">
            <text:p><text:s/>4/11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134:.F134])" office:value-type="float" office:value="3" calcext:value-type="float">
            <text:p>3</text:p>
          </table:table-cell>
          <table:table-cell table:style-name="ce1055"/>
          <table:table-cell table:style-name="ce1070" table:number-columns-repeated="2"/>
          <table:table-cell table:style-name="ce1070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1070" table:number-columns-repeated="3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44" table:number-columns-repeated="6"/>
          <table:table-cell table:style-name="ce1046" table:number-columns-repeated="2"/>
          <table:table-cell table:style-name="ce1070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44"/>
          <table:table-cell table:style-name="ce8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90" office:value-type="string" calcext:value-type="string" table:number-columns-spanned="2" table:number-rows-spanned="1">
            <text:p>Choix inéqua</text:p>
          </table:table-cell>
          <table:covered-table-cell table:style-name="ce890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44"/>
          <table:table-cell table:style-name="ce1070" table:number-columns-repeated="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44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37]=1;&quot;≥&quot;;IF([.F137]=2;&quot;&gt;&quot;;IF([.F137]=3;&quot;≤&quot;;&quot;&lt;&quot;)))" office:value-type="string" office:string-value="≥" calcext:value-type="string">
            <text:p>≥</text:p>
          </table:table-cell>
          <table:table-cell table:style-name="ce1056" table:formula="of:=IF(OR(AND([.F137]&lt;=2;[.F139]=2);AND([.F137]&gt;2;[.G139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31:.H131];&quot;+&quot;)" office:value-type="float" office:value="1" calcext:value-type="float">
            <text:p>1</text:p>
          </table:table-cell>
          <table:table-cell table:style-name="ce1042" table:formula="of:=COUNTIF([.B131:.H131];&quot;-&quot;)" office:value-type="float" office:value="2" calcext:value-type="float">
            <text:p>2</text:p>
          </table:table-cell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 table:number-columns-repeated="7"/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48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124];&quot; / &quot;;[.H124];&quot; &quot;;[.G137];&quot; 0&quot;)" office:value-type="string" office:string-value="(-11x+4) / (5x-7) ≥ 0" calcext:value-type="string" table:number-columns-spanned="5" table:number-rows-spanned="1">
            <text:p>(-11x+4) / (5x-7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44" table:number-columns-repeated="2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893" table:formula="of:=IF([.H137]=2;&quot;]&quot;;IF(OR([.F137]=2;[.F137]=4;[.C131]=&quot;||&quot;);&quot;]&quot;;&quot;[&quot;))" office:value-type="string" office:string-value="[" calcext:value-type="string">
            <text:p>[</text:p>
          </table:table-cell>
          <table:table-cell table:style-name="ce893" table:formula="of:=IF([.H137]=2;&quot;-infini&quot;;[.F124])" office:value-type="float" office:value="0.363636363636364" calcext:value-type="float">
            <text:p>0,363636363636364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37]=2;[.F124];[.F125])" office:value-type="float" office:value="1.4" calcext:value-type="float">
            <text:p>1,4</text:p>
          </table:table-cell>
          <table:table-cell table:style-name="ce996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996" table:formula="of:=IF([.H137]=1;&quot;&quot;;&quot;ou&quot;)">
            <text:p/>
          </table:table-cell>
          <table:table-cell table:style-name="ce996" table:formula="of:=IF([.H137]=1;&quot;&quot;;IF(OR([.F137]=2;[.F137]=4;[.F131]=&quot;||&quot;);&quot;]&quot;;&quot;[&quot;))">
            <text:p/>
          </table:table-cell>
          <table:table-cell table:style-name="ce893" table:formula="of:=IF([.H137]=1;&quot;&quot;;[.F125])">
            <text:p/>
          </table:table-cell>
          <table:table-cell table:style-name="ce996" table:formula="of:=IF([.H137]=1;&quot;&quot;;&quot;;&quot;)">
            <text:p/>
          </table:table-cell>
          <table:table-cell table:style-name="ce893" table:formula="of:=IF([.H137]=1;&quot;&quot;;&quot;+infini&quot;)">
            <text:p/>
          </table:table-cell>
          <table:table-cell table:style-name="ce1039" table:formula="of:=IF([.H137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9" office:value-type="string" calcext:value-type="string">
            <text:p>S =</text:p>
          </table:table-cell>
          <table:table-cell table:style-name="ce1001" table:formula="of:=[.B142]" office:value-type="string" office:string-value="[" calcext:value-type="string">
            <text:p>[</text:p>
          </table:table-cell>
          <table:table-cell table:style-name="ce1026" table:formula="of:=IF([.H137]=2;[.B128];[.C128])" office:value-type="string" office:string-value="4/11" calcext:value-type="string">
            <text:p>4/11</text:p>
          </table:table-cell>
          <table:table-cell table:style-name="ce1001" table:formula="of:=[.D142]" office:value-type="string" office:string-value=";" calcext:value-type="string">
            <text:p>;</text:p>
          </table:table-cell>
          <table:table-cell table:style-name="ce1026" table:formula="of:=[.E142]" office:value-type="float" office:value="1.4" calcext:value-type="float">
            <text:p><text:s/>7/5 </text:p>
          </table:table-cell>
          <table:table-cell table:style-name="ce1001" table:formula="of:=[.F142]" office:value-type="string" office:string-value="[" calcext:value-type="string">
            <text:p>[</text:p>
          </table:table-cell>
          <table:table-cell table:style-name="ce1047" table:formula="of:=IF([.H137]=1;&quot;&quot;;&quot;&quot;)">
            <text:p/>
          </table:table-cell>
          <table:table-cell table:style-name="ce1018" table:formula="of:=[.H142]">
            <text:p/>
          </table:table-cell>
          <table:table-cell table:style-name="ce1026" table:formula="of:=[.I142]">
            <text:p/>
          </table:table-cell>
          <table:table-cell table:style-name="ce1018" table:formula="of:=[.J142]">
            <text:p/>
          </table:table-cell>
          <table:table-cell table:style-name="ce1026" table:formula="of:=IF([.H137]=1;&quot;&quot;;[.H128])">
            <text:p/>
          </table:table-cell>
          <table:table-cell table:style-name="ce1103" table:formula="of:=[.L142]">
            <text:p/>
          </table:table-cell>
          <table:table-cell table:style-name="ce984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5" calcext:value-type="float">
            <text:p>5</text:p>
          </table:table-cell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78" table:number-columns-repeated="8"/>
          <table:table-cell table:style-name="ce844" table:number-columns-repeated="6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3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42"/>
          <table:covered-table-cell table:number-columns-repeated="5" table:style-name="ce1020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81" table:formula="of:=[.C133]" office:value-type="string" office:string-value="(-11x+4) / (5x-7) = 0" calcext:value-type="string">
            <text:p>(-11x+4) / (5x-7) = 0</text:p>
          </table:table-cell>
          <table:table-cell table:style-name="ce971" table:formula="of:=IF(ISBLANK([$'Niveau 4'.M5]);0;IF([.B134]=[$'Niveau 4'.M5];1;-0.5))" office:value-type="float" office:value="0" calcext:value-type="float">
            <text:p>0</text:p>
          </table:table-cell>
          <table:table-cell table:style-name="ce971" table:formula="of:=IF(ISBLANK([$'Niveau 4'.N5]);0;IF([.C134]=[$'Niveau 4'.N5];1;-0.5))" office:value-type="float" office:value="0" calcext:value-type="float">
            <text:p>0</text:p>
          </table:table-cell>
          <table:table-cell table:style-name="ce971" table:formula="of:=IF(ISBLANK([$'Niveau 4'.O5]);0;IF([.D134]=[$'Niveau 4'.O5];1;-0.5))" office:value-type="float" office:value="0" calcext:value-type="float">
            <text:p>0</text:p>
          </table:table-cell>
          <table:table-cell table:style-name="ce971" table:formula="of:=IF(ISBLANK([$'Niveau 4'.P5]);0;IF([.E134]=[$'Niveau 4'.P5];1;-0.5))" office:value-type="float" office:value="0" calcext:value-type="float">
            <text:p>0</text:p>
          </table:table-cell>
          <table:table-cell table:style-name="ce971" table:formula="of:=IF(ISBLANK([$'Niveau 4'.Q5]);0;IF([.F134]=[$'Niveau 4'.Q5];1;-0.5))" office:value-type="float" office:value="0" calcext:value-type="float">
            <text:p>0</text:p>
          </table:table-cell>
          <table:table-cell table:style-name="ce978"/>
          <table:table-cell table:style-name="ce1020" table:number-columns-repeated="5"/>
          <table:table-cell table:style-name="ce984" table:formula="of:=SUM([.B146:.F146])" office:value-type="float" office:value="0" calcext:value-type="float">
            <text:p>0</text:p>
          </table:table-cell>
          <table:table-cell table:style-name="ce1115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82" table:formula="of:=[.H141]" office:value-type="string" office:string-value="(-11x+4) / (5x-7) ≥ 0" calcext:value-type="string">
            <text:p>(-11x+4) / (5x-7) ≥ 0</text:p>
          </table:table-cell>
          <table:table-cell table:style-name="ce1003" table:formula="of:=IF(ISBLANK([$'Niveau 4'.M10]);0;IF([.B142]=[$'Niveau 4'.M10];1;-0.5))" office:value-type="float" office:value="0" calcext:value-type="float">
            <text:p>0</text:p>
          </table:table-cell>
          <table:table-cell table:style-name="ce1003" table:formula="of:=IF(ISBLANK([$'Niveau 4'.N10]);0;IF([.C142]=[$'Niveau 4'.N10];1;-0.5))" office:value-type="float" office:value="0" calcext:value-type="float">
            <text:p>0</text:p>
          </table:table-cell>
          <table:table-cell table:style-name="ce1003" table:formula="of:=IF(ISBLANK([$'Niveau 4'.O10]);0;IF([.D142]=[$'Niveau 4'.O10];1;-0.5))" office:value-type="float" office:value="0" calcext:value-type="float">
            <text:p>0</text:p>
          </table:table-cell>
          <table:table-cell table:style-name="ce1003" table:formula="of:=IF(ISBLANK([$'Niveau 4'.P10]);0;IF([.E142]=[$'Niveau 4'.P10];1;-0.5))" office:value-type="float" office:value="0" calcext:value-type="float">
            <text:p>0</text:p>
          </table:table-cell>
          <table:table-cell table:style-name="ce1003" table:formula="of:=IF(ISBLANK([$'Niveau 4'.Q10]);0;IF([.F142]=[$'Niveau 4'.Q10];1;-0.5))" office:value-type="float" office:value="0" calcext:value-type="float">
            <text:p>0</text:p>
          </table:table-cell>
          <table:table-cell table:style-name="ce1048" table:formula="of:=IF(ISBLANK([$'Niveau 4'.R10]);0;IF([.G142]=[$'Niveau 4'.R10];1;-0.5))" office:value-type="float" office:value="0" calcext:value-type="float">
            <text:p>0</text:p>
          </table:table-cell>
          <table:table-cell table:style-name="ce1048" table:formula="of:=IF(ISBLANK([$'Niveau 4'.S10]);0;IF([.H142]=[$'Niveau 4'.S10];1;-0.5))" office:value-type="float" office:value="0" calcext:value-type="float">
            <text:p>0</text:p>
          </table:table-cell>
          <table:table-cell table:style-name="ce1048" table:formula="of:=IF(ISBLANK([$'Niveau 4'.T10]);0;IF([.I142]=[$'Niveau 4'.T10];1;-0.5))" office:value-type="float" office:value="0" calcext:value-type="float">
            <text:p>0</text:p>
          </table:table-cell>
          <table:table-cell table:style-name="ce1048" table:formula="of:=IF(ISBLANK([$'Niveau 4'.U10]);0;IF([.J142]=[$'Niveau 4'.U10];1;-0.5))" office:value-type="float" office:value="0" calcext:value-type="float">
            <text:p>0</text:p>
          </table:table-cell>
          <table:table-cell table:style-name="ce1048" table:formula="of:=IF(ISBLANK([$'Niveau 4'.V10]);0;IF([.K142]=[$'Niveau 4'.V10];1;-0.5))" office:value-type="float" office:value="0" calcext:value-type="float">
            <text:p>0</text:p>
          </table:table-cell>
          <table:table-cell table:style-name="ce1048" table:formula="of:=IF(ISBLANK([$'Niveau 4'.W10]);0;IF([.L142]=[$'Niveau 4'.W10];1;-0.5))" office:value-type="float" office:value="0" calcext:value-type="float">
            <text:p>0</text:p>
          </table:table-cell>
          <table:table-cell table:style-name="ce984" table:formula="of:=SUM([.B147:.L147])" office:value-type="float" office:value="0" calcext:value-type="float">
            <text:p>0</text:p>
          </table:table-cell>
          <table:table-cell table:style-name="ce844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964" office:value-type="string" calcext:value-type="string" table:number-columns-spanned="15" table:number-rows-spanned="1">
            <text:p>Niveau 5</text:p>
          </table:table-cell>
          <table:covered-table-cell table:style-name="ce905"/>
          <table:covered-table-cell table:style-name="ce857"/>
          <table:covered-table-cell table:style-name="ce956"/>
          <table:covered-table-cell table:number-columns-repeated="2" table:style-name="ce857"/>
          <table:covered-table-cell table:style-name="ce956"/>
          <table:covered-table-cell table:style-name="ce1068"/>
          <table:covered-table-cell table:number-columns-repeated="5" table:style-name="ce956"/>
          <table:covered-table-cell table:style-name="ce1100"/>
          <table:covered-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 table:number-columns-repeated="48"/>
          <table:table-cell table:number-columns-repeated="960"/>
        </table:table-row>
        <table:table-row table:style-name="ro6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1012"/>
        </table:table-row>
        <table:table-row table:style-name="ro6">
          <table:table-cell/>
          <table:table-cell table:style-name="ce984" table:formula="of:=RANK([.D152];[.$D$152:.$D$154])" office:value-type="float" office:value="2" calcext:value-type="float">
            <text:p>2</text:p>
          </table:table-cell>
          <table:table-cell table:style-name="ce1029" table:formula="of:=VLOOKUP([.O7];[.$B$3:.$N$32];13)" office:value-type="string" office:string-value="1/4" calcext:value-type="string">
            <text:p>1/4</text:p>
          </table:table-cell>
          <table:table-cell table:style-name="ce1029" table:formula="of:=VLOOKUP([.O7];[.$B$3:.$N$32];10)" office:value-type="float" office:value="0.25" calcext:value-type="float">
            <text:p>0,25</text:p>
          </table:table-cell>
          <table:table-cell table:style-name="ce1037" table:formula="of:=IF([.B152]=3;[.D152];IF([.B153]=3;[.D153];IF([.B154]=3;[.D154])))" office:value-type="float" office:value="-0.4" calcext:value-type="float">
            <text:p>- 2/5 </text:p>
          </table:table-cell>
          <table:table-cell table:style-name="ce1029" table:formula="of:=IF([.B152]=3;[.D152];IF([.B153]=3;[.D153];IF([.B154]=3;[.D154])))" office:value-type="float" office:value="-0.4" calcext:value-type="float">
            <text:p>-0,4</text:p>
          </table:table-cell>
          <table:table-cell table:style-name="ce1051" table:formula="of:=VLOOKUP([.O7];[.$B$3:.$N$32];2)" office:value-type="float" office:value="-4" calcext:value-type="float">
            <text:p>-4</text:p>
          </table:table-cell>
          <table:table-cell table:style-name="ce1051" table:formula="of:=VLOOKUP([.O7];[.$B$3:.$N$32];3)" office:value-type="float" office:value="1" calcext:value-type="float">
            <text:p>1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7];[.$B$3:.$N$32];4)" office:value-type="string" office:string-value="(-4x+1)" calcext:value-type="string">
            <text:p>(-4x+1)</text:p>
          </table:table-cell>
          <table:table-cell table:style-name="ce1060" table:formula="of:=VLOOKUP([.O8];[.$B$3:.$N$32];4)" office:value-type="string" office:string-value="(11x-3)" calcext:value-type="string">
            <text:p>(11x-3)</text:p>
          </table:table-cell>
          <table:table-cell table:style-name="ce1060" table:formula="of:=VLOOKUP([.O9];[.$B$3:.$N$32];4)" office:value-type="string" office:string-value="(-5x-2)" calcext:value-type="string">
            <text:p>(-5x-2)</text:p>
          </table:table-cell>
          <table:table-cell table:number-columns-repeated="1012"/>
        </table:table-row>
        <table:table-row table:style-name="ro6">
          <table:table-cell/>
          <table:table-cell table:style-name="ce984" table:formula="of:=RANK([.D153];[.$D$152:.$D$154])" office:value-type="float" office:value="1" calcext:value-type="float">
            <text:p>1</text:p>
          </table:table-cell>
          <table:table-cell table:style-name="ce1029" table:formula="of:=VLOOKUP([.O8];[.$B$3:.$N$32];13)" office:value-type="string" office:string-value="3/11" calcext:value-type="string">
            <text:p>3/11</text:p>
          </table:table-cell>
          <table:table-cell table:style-name="ce1029" table:formula="of:=VLOOKUP([.O8];[.$B$3:.$N$32];10)" office:value-type="float" office:value="0.272727272727273" calcext:value-type="float">
            <text:p>0,272727272727273</text:p>
          </table:table-cell>
          <table:table-cell table:style-name="ce1037" table:formula="of:=IF([.B152]=2;[.D152];IF([.B153]=2;[.D153];IF([.B154]=2;[.D154])))" office:value-type="float" office:value="0.25" calcext:value-type="float">
            <text:p><text:s/>1/4 </text:p>
          </table:table-cell>
          <table:table-cell table:style-name="ce1029" table:formula="of:=IF([.B152]=2;[.D152];IF([.B153]=2;[.D153];IF([.B154]=2;[.D154])))" office:value-type="float" office:value="0.25" calcext:value-type="float">
            <text:p>0,25</text:p>
          </table:table-cell>
          <table:table-cell table:style-name="ce1051" table:formula="of:=VLOOKUP([.O8];[.$B$3:.$N$32];2)" office:value-type="float" office:value="11" calcext:value-type="float">
            <text:p>11</text:p>
          </table:table-cell>
          <table:table-cell table:style-name="ce1051" table:formula="of:=VLOOKUP([.O8];[.$B$3:.$N$32];3)" office:value-type="float" office:value="-3" calcext:value-type="float">
            <text:p>-3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table:style-name="ce984" table:formula="of:=RANK([.D154];[.$D$152:.$D$154])" office:value-type="float" office:value="3" calcext:value-type="float">
            <text:p>3</text:p>
          </table:table-cell>
          <table:table-cell table:style-name="ce1029" table:formula="of:=VLOOKUP([.O9];[.$B$3:.$N$32];13)" office:value-type="string" office:string-value="-2/5" calcext:value-type="string">
            <text:p>-2/5</text:p>
          </table:table-cell>
          <table:table-cell table:style-name="ce1029" table:formula="of:=VLOOKUP([.O9];[.$B$3:.$N$32];10)" office:value-type="float" office:value="-0.4" calcext:value-type="float">
            <text:p>-0,4</text:p>
          </table:table-cell>
          <table:table-cell table:style-name="ce1037" table:formula="of:=IF([.B152]=1;[.D152];IF([.B153]=1;[.D153];IF([.B154]=1;[.D154])))" office:value-type="float" office:value="0.272727272727273" calcext:value-type="float">
            <text:p><text:s/>3/11</text:p>
          </table:table-cell>
          <table:table-cell table:style-name="ce1029" table:formula="of:=IF([.B152]=1;[.D152];IF([.B153]=1;[.D153];IF([.B154]=1;[.D154])))" office:value-type="float" office:value="0.272727272727273" calcext:value-type="float">
            <text:p>0,272727272727273</text:p>
          </table:table-cell>
          <table:table-cell table:style-name="ce1029" table:formula="of:=VLOOKUP([.O9];[.$B$3:.$N$32];2)" office:value-type="float" office:value="-5" calcext:value-type="float">
            <text:p>-5</text:p>
          </table:table-cell>
          <table:table-cell table:style-name="ce1051" table:formula="of:=VLOOKUP([.O9];[.$B$3:.$N$32];3)" office:value-type="float" office:value="-2" calcext:value-type="float">
            <text:p>-2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number-columns-repeated="11"/>
          <table:table-cell table:style-name="ce853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6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52]" office:value-type="float" office:value="-0.4" calcext:value-type="float" table:number-columns-spanned="2" table:number-rows-spanned="1">
            <text:p>- 2/5 </text:p>
          </table:table-cell>
          <table:covered-table-cell table:style-name="ce1024"/>
          <table:table-cell table:style-name="ce1024"/>
          <table:table-cell table:style-name="ce1023" table:formula="of:=[.F153]" office:value-type="float" office:value="0.25" calcext:value-type="float" table:number-columns-spanned="2" table:number-rows-spanned="1">
            <text:p><text:s/>1/4 </text:p>
          </table:table-cell>
          <table:covered-table-cell table:style-name="ce1027"/>
          <table:table-cell table:style-name="ce1027"/>
          <table:table-cell table:style-name="ce1023" table:formula="of:=[.F154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1118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1118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6">
          <table:table-cell table:style-name="ce975" table:formula="of:=COM.MICROSOFT.CONCAT(&quot;Signe de &quot;;[.J152])" office:value-type="string" office:string-value="Signe de (-4x+1)" calcext:value-type="string">
            <text:p>Signe de (-4x+1)</text:p>
          </table:table-cell>
          <table:table-cell table:style-name="ce1008" table:formula="of:=IF(SIGN([.G152]*([.F152]-1)+[.H152])=1;&quot;+&quot;;&quot;-&quot;)" office:value-type="string" office:string-value="+" calcext:value-type="string">
            <text:p>+</text:p>
          </table:table-cell>
          <table:table-cell table:style-name="ce1024" table:formula="of:=IF([.D152]=[.F152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1024" table:formula="of:=IF([.D152]=[.F15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1024" table:formula="of:=IF([.D152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2]*([.F154]+1)+[.H152])=1;&quot;+&quot;;&quot;-&quot;)" office:value-type="string" office:string-value="-" calcext:value-type="string">
            <text:p>-</text:p>
          </table:table-cell>
          <table:table-cell table:style-name="ce971" table:formula="of:=IF(ISBLANK([$'Niveau 5'.B5]);0;IF(['Niveau 5'.B5]=[.B157];1;-0.5))" office:value-type="float" office:value="0" calcext:value-type="float">
            <text:p>0</text:p>
          </table:table-cell>
          <table:table-cell table:style-name="ce1108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1116" table:formula="of:=IF(ISBLANK([$'Niveau 5'.E5]);0;IF(['Niveau 5'.E5]=[.E157];1;-0.5))" office:value-type="float" office:value="0" calcext:value-type="float">
            <text:p>0</text:p>
          </table:table-cell>
          <table:table-cell table:style-name="ce1110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971" table:formula="of:=IF(ISBLANK([$'Niveau 5'.H5]);0;IF(['Niveau 5'.H5]=[.H157];1;-0.5))" office:value-type="float" office:value="0" calcext:value-type="float">
            <text:p>0</text:p>
          </table:table-cell>
          <table:table-cell table:style-name="ce1123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1116" table:formula="of:=IF(ISBLANK([$'Niveau 5'.K5]);0;IF(['Niveau 5'.K5]=[.K157];1;-0.5))" office:value-type="float" office:value="0" calcext:value-type="float">
            <text:p>0</text:p>
          </table:table-cell>
          <table:table-cell table:style-name="ce984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6">
          <table:table-cell table:style-name="ce975" table:formula="of:=COM.MICROSOFT.CONCAT(&quot;Signe de &quot;;[.K152])" office:value-type="string" office:string-value="Signe de (11x-3)" calcext:value-type="string">
            <text:p>Signe de (11x-3)</text:p>
          </table:table-cell>
          <table:table-cell table:style-name="ce1008" table:formula="of:=IF(SIGN([.G153]*([.F152]-1)+[.H153])=1;&quot;+&quot;;&quot;-&quot;)" office:value-type="string" office:string-value="-" calcext:value-type="string">
            <text:p>-</text:p>
          </table:table-cell>
          <table:table-cell table:style-name="ce1024" table:formula="of:=IF([.D153]=[.F15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1024" table:formula="of:=IF([.D153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1024" table:formula="of:=IF([.D153]=[.F15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53]*([.F154]+1)+[.H153])=1;&quot;+&quot;;&quot;-&quot;)" office:value-type="string" office:string-value="+" calcext:value-type="string">
            <text:p>+</text:p>
          </table:table-cell>
          <table:table-cell table:style-name="ce971" table:formula="of:=IF(ISBLANK([$'Niveau 5'.B6]);0;IF(['Niveau 5'.B6]=[.B158];1;-0.5))" office:value-type="float" office:value="0" calcext:value-type="float">
            <text:p>0</text:p>
          </table:table-cell>
          <table:table-cell table:style-name="ce1110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1116" table:formula="of:=IF(ISBLANK([$'Niveau 5'.E6]);0;IF(['Niveau 5'.E6]=[.E158];1;-0.5))" office:value-type="float" office:value="0" calcext:value-type="float">
            <text:p>0</text:p>
          </table:table-cell>
          <table:table-cell table:style-name="ce1110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971" table:formula="of:=IF(ISBLANK([$'Niveau 5'.H6]);0;IF(['Niveau 5'.H6]=[.H158];1;-0.5))" office:value-type="float" office:value="0" calcext:value-type="float">
            <text:p>0</text:p>
          </table:table-cell>
          <table:table-cell table:style-name="ce1123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1116" table:formula="of:=IF(ISBLANK([$'Niveau 5'.K6]);0;IF(['Niveau 5'.K6]=[.K158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6">
          <table:table-cell table:style-name="ce975" table:formula="of:=COM.MICROSOFT.CONCAT(&quot;Signe de &quot;;[.L152])" office:value-type="string" office:string-value="Signe de (-5x-2)" calcext:value-type="string">
            <text:p>Signe de (-5x-2)</text:p>
          </table:table-cell>
          <table:table-cell table:style-name="ce1008" table:formula="of:=IF(SIGN([.G154]*([.F152]-1)+[.H154])=1;&quot;+&quot;;&quot;-&quot;)" office:value-type="string" office:string-value="+" calcext:value-type="string">
            <text:p>+</text:p>
          </table:table-cell>
          <table:table-cell table:style-name="ce102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1024" table:formula="of:=IF([.D154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1024" table:formula="of:=IF([.D154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4]*([.F154]+1)+[.H154])=1;&quot;+&quot;;&quot;-&quot;)" office:value-type="string" office:string-value="-" calcext:value-type="string">
            <text:p>-</text:p>
          </table:table-cell>
          <table:table-cell table:style-name="ce971" table:formula="of:=IF(ISBLANK([$'Niveau 5'.B7]);0;IF(['Niveau 5'.B7]=[.B159];1;-0.5))" office:value-type="float" office:value="0" calcext:value-type="float">
            <text:p>0</text:p>
          </table:table-cell>
          <table:table-cell table:style-name="ce1110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1116" table:formula="of:=IF(ISBLANK([$'Niveau 5'.E7]);0;IF(['Niveau 5'.E7]=[.E159];1;-0.5))" office:value-type="float" office:value="0" calcext:value-type="float">
            <text:p>0</text:p>
          </table:table-cell>
          <table:table-cell table:style-name="ce1110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971" table:formula="of:=IF(ISBLANK([$'Niveau 5'.H7]);0;IF(['Niveau 5'.H7]=[.H159];1;-0.5))" office:value-type="float" office:value="0" calcext:value-type="float">
            <text:p>0</text:p>
          </table:table-cell>
          <table:table-cell table:style-name="ce1123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1116" table:formula="of:=IF(ISBLANK([$'Niveau 5'.K7]);0;IF(['Niveau 5'.K7]=[.K159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6">
          <table:table-cell table:style-name="ce975" table:formula="of:=COM.MICROSOFT.CONCAT(&quot;Signe de &quot;;[.J152];[.K152];[.L152])" office:value-type="string" office:string-value="Signe de (-4x+1)(11x-3)(-5x-2)" calcext:value-type="string">
            <text:p>Signe de (-4x+1)(11x-3)(-5x-2)</text:p>
          </table:table-cell>
          <table:table-cell table:style-name="ce1010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1031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82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5'.B8]);0;IF(['Niveau 5'.B8]=[.B160];1;-0.5))" office:value-type="float" office:value="0" calcext:value-type="float">
            <text:p>0</text:p>
          </table:table-cell>
          <table:table-cell table:style-name="ce1111" table:formula="of:=IF(ISBLANK([$'Niveau 5'.C8]);0;IF(['Niveau 5'.C8]=[.C160];1;-0.5))" office:value-type="float" office:value="0" calcext:value-type="float">
            <text:p>0</text:p>
          </table:table-cell>
          <table:table-cell table:style-name="ce1116" table:formula="of:=IF(ISBLANK([$'Niveau 5'.E8]);0;IF(['Niveau 5'.E8]=[.E160];1;-0.5))" office:value-type="float" office:value="0" calcext:value-type="float">
            <text:p>0</text:p>
          </table:table-cell>
          <table:table-cell table:style-name="ce1119" table:formula="of:=IF(ISBLANK([$'Niveau 5'.F8]);0;IF(['Niveau 5'.F8]=[.F160];1;-0.5))" office:value-type="float" office:value="0" calcext:value-type="float">
            <text:p>0</text:p>
          </table:table-cell>
          <table:table-cell table:style-name="ce971" table:formula="of:=IF(ISBLANK([$'Niveau 5'.H8]);0;IF(['Niveau 5'.H8]=[.H160];1;-0.5))" office:value-type="float" office:value="0" calcext:value-type="float">
            <text:p>0</text:p>
          </table:table-cell>
          <table:table-cell table:style-name="ce1119" table:formula="of:=IF(ISBLANK([$'Niveau 5'.I8]);0;IF(['Niveau 5'.I8]=[.I160];1;-0.5))" office:value-type="float" office:value="0" calcext:value-type="float">
            <text:p>0</text:p>
          </table:table-cell>
          <table:table-cell table:style-name="ce1116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1024"/>
        </table:table-row>
        <table:table-row table:style-name="ro6">
          <table:table-cell table:style-name="ce848" office:value-type="string" calcext:value-type="string" table:number-columns-spanned="2" table:number-rows-spanned="1">
            <text:p>Ensemble solution de l’équation :</text:p>
          </table:table-cell>
          <table:covered-table-cell table:style-name="ce844"/>
          <table:table-cell table:style-name="ce925" table:formula="of:=COM.MICROSOFT.CONCAT([.J152];[.K152];[.L152];&quot; = 0&quot;)" office:value-type="string" office:string-value="(-4x+1)(11x-3)(-5x-2) = 0" calcext:value-type="string" table:number-columns-spanned="6" table:number-rows-spanned="1">
            <text:p>(-4x+1)(11x-3)(-5x-2) = 0</text:p>
          </table:table-cell>
          <table:covered-table-cell table:number-columns-repeated="5" table:style-name="ce844"/>
          <table:table-cell table:style-name="ce1045" office:value-type="string" calcext:value-type="string">
            <text:p>Pts</text:p>
          </table:table-cell>
          <table:table-cell table:style-name="ce844" table:number-columns-repeated="5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152]" office:value-type="float" office:value="-0.4" calcext:value-type="float">
            <text:p>- 2/5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3]" office:value-type="float" office:value="0.25" calcext:value-type="float">
            <text:p><text:s/>1/4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4]" office:value-type="float" office:value="0.272727272727273" calcext:value-type="float">
            <text:p><text:s/>3/11</text:p>
          </table:table-cell>
          <table:table-cell table:style-name="ce996" office:value-type="string" calcext:value-type="string">
            <text:p>}</text:p>
          </table:table-cell>
          <table:table-cell table:style-name="ce984" table:formula="of:=COUNTA([.B163:.H163])" office:value-type="float" office:value="7" calcext:value-type="float">
            <text:p>7</text:p>
          </table:table-cell>
          <table:table-cell table:style-name="ce1070" table:number-columns-repeated="5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4" table:number-columns-repeated="6"/>
          <table:table-cell table:style-name="ce1046" table:number-columns-repeated="2"/>
          <table:table-cell table:style-name="ce1070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4"/>
          <table:table-cell table:style-name="ce8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90" office:value-type="string" calcext:value-type="string" table:number-columns-spanned="2" table:number-rows-spanned="1">
            <text:p>Choix inéqua</text:p>
          </table:table-cell>
          <table:covered-table-cell table:style-name="ce890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44"/>
          <table:table-cell table:style-name="ce1070" table:number-columns-repeated="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4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table:formula="of:=IF([.F166]=1;&quot;≥&quot;;IF([.F166]=2;&quot;&gt;&quot;;IF([.F166]=3;&quot;≤&quot;;&quot;&lt;&quot;)))" office:value-type="string" office:string-value="≤" calcext:value-type="string">
            <text:p>≤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68:.E168];[.F166])" office:value-type="string" office:string-value="-" calcext:value-type="string">
            <text:p>-</text:p>
          </table:table-cell>
          <table:table-cell table:style-name="ce1041" table:formula="of:=IF([.F167]=&quot;-&quot;;&quot;+&quot;;&quot;-&quot;)" office:value-type="string" office:string-value="+" calcext:value-type="string">
            <text:p>+</text:p>
          </table:table-cell>
          <table:table-cell table:style-name="ce956"/>
          <table:table-cell table:style-name="ce1070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56"/>
          <table:table-cell table:style-name="ce1070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 table:number-columns-repeated="7"/>
          <table:table-cell table:style-name="ce956"/>
          <table:table-cell table:style-name="ce1070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8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J152];[.K152];[.L152];&quot; &quot;;[.G166];&quot; 0&quot;)" office:value-type="string" office:string-value="(-4x+1)(11x-3)(-5x-2) ≤ 0" calcext:value-type="string" table:number-columns-spanned="5" table:number-rows-spanned="1">
            <text:p>(-4x+1)(11x-3)(-5x-2) ≤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44" table:number-columns-repeated="2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893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893" table:formula="of:=IF([.B160]=[.F167];&quot;-infini&quot;;[.F152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60]=[.F167];[.F152];[.F153])" office:value-type="float" office:value="-0.4" calcext:value-type="float">
            <text:p>-0,4</text:p>
          </table:table-cell>
          <table:table-cell table:style-name="ce996" table:formula="of:=IF(OR([.F166]=2;[.F166]=4);&quot;[&quot;;&quot;]&quot;)" office:value-type="string" office:string-value="]" calcext:value-type="string">
            <text:p>]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66]=2;[.F166]=4);&quot;]&quot;;&quot;[&quot;)" office:value-type="string" office:string-value="[" calcext:value-type="string">
            <text:p>[</text:p>
          </table:table-cell>
          <table:table-cell table:style-name="ce893" table:formula="of:=IF([.H160]=[.F167];[.F153];[.F154])" office:value-type="float" office:value="0.25" calcext:value-type="float">
            <text:p>0,25</text:p>
          </table:table-cell>
          <table:table-cell table:style-name="ce996" table:formula="of:=IF([.H166]=1;&quot;&quot;;&quot;;&quot;)" office:value-type="string" office:string-value=";" calcext:value-type="string">
            <text:p>;</text:p>
          </table:table-cell>
          <table:table-cell table:style-name="ce893" table:formula="of:=IF([.H160]=[.F167];[.F154];&quot;+infini&quot;)" office:value-type="float" office:value="0.272727272727273" calcext:value-type="float">
            <text:p>0,272727272727273</text:p>
          </table:table-cell>
          <table:table-cell table:style-name="ce1039" table:formula="of:=IF(OR([.F166]=2;[.F166]=4;[.K160]=[.F167]);&quot;[&quot;;&quot;]&quot;)" office:value-type="string" office:string-value="]" calcext:value-type="string">
            <text:p>]</text:p>
          </table:table-cell>
          <table:table-cell table:style-name="ce1045" office:value-type="string" calcext:value-type="string">
            <text:p>Pts</text:p>
          </table:table-cell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9" office:value-type="string" calcext:value-type="string">
            <text:p>S =</text:p>
          </table:table-cell>
          <table:table-cell table:style-name="ce1001" table:formula="of:=[.B171]" office:value-type="string" office:string-value="]" calcext:value-type="string">
            <text:p>]</text:p>
          </table:table-cell>
          <table:table-cell table:style-name="ce1026" table:formula="of:=IF([.B160]=[.F167];[.B156];[.C156])" office:value-type="string" office:string-value="-∞" calcext:value-type="string">
            <text:p>-∞</text:p>
          </table:table-cell>
          <table:table-cell table:style-name="ce1001" table:formula="of:=[.D171]" office:value-type="string" office:string-value=";" calcext:value-type="string">
            <text:p>;</text:p>
          </table:table-cell>
          <table:table-cell table:style-name="ce1026" table:formula="of:=IF([.B160]=[.F167];[.C156];[.F156])" office:value-type="float" office:value="-0.4" calcext:value-type="float">
            <text:p>- 2/5 </text:p>
          </table:table-cell>
          <table:table-cell table:style-name="ce1001" table:formula="of:=[.F171]" office:value-type="string" office:string-value="]" calcext:value-type="string">
            <text:p>]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171]" office:value-type="string" office:string-value="[" calcext:value-type="string">
            <text:p>[</text:p>
          </table:table-cell>
          <table:table-cell table:style-name="ce1026" table:formula="of:=IF([.H160]=[.F167];[.F156];[.I156])" office:value-type="float" office:value="0.25" calcext:value-type="float">
            <text:p><text:s/>1/4 </text:p>
          </table:table-cell>
          <table:table-cell table:style-name="ce1018" table:formula="of:=[.J171]" office:value-type="string" office:string-value=";" calcext:value-type="string">
            <text:p>;</text:p>
          </table:table-cell>
          <table:table-cell table:style-name="ce1026" table:formula="of:=IF([.H160]=[.F167];[.I156];[.K156])" office:value-type="float" office:value="0.272727272727273" calcext:value-type="float">
            <text:p><text:s/>3/11</text:p>
          </table:table-cell>
          <table:table-cell table:style-name="ce1103" table:formula="of:=[.L171]" office:value-type="string" office:string-value="]" calcext:value-type="string">
            <text:p>]</text:p>
          </table:table-cell>
          <table:table-cell table:style-name="ce984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 table:number-columns-repeated="8"/>
          <table:table-cell table:style-name="ce844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53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42"/>
          <table:covered-table-cell table:number-columns-repeated="5" table:style-name="ce1020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81" table:formula="of:=[.C162]" office:value-type="string" office:string-value="(-4x+1)(11x-3)(-5x-2) = 0" calcext:value-type="string">
            <text:p>(-4x+1)(11x-3)(-5x-2) = 0</text:p>
          </table:table-cell>
          <table:table-cell table:style-name="ce971" table:formula="of:=IF(ISBLANK([$'Niveau 5'.B17]);0;IF([.B163]=[$'Niveau 5'.B17];1;-0.5))" office:value-type="float" office:value="0" calcext:value-type="float">
            <text:p>0</text:p>
          </table:table-cell>
          <table:table-cell table:style-name="ce971" table:formula="of:=IF(ISBLANK([$'Niveau 5'.C17]);0;IF([.C163]=[$'Niveau 5'.C17];1;-0.5))" office:value-type="float" office:value="0" calcext:value-type="float">
            <text:p>0</text:p>
          </table:table-cell>
          <table:table-cell table:style-name="ce971" table:formula="of:=IF(ISBLANK([$'Niveau 5'.D17]);0;IF([.D163]=[$'Niveau 5'.D17];1;-0.5))" office:value-type="float" office:value="0" calcext:value-type="float">
            <text:p>0</text:p>
          </table:table-cell>
          <table:table-cell table:style-name="ce971" table:formula="of:=IF(ISBLANK([$'Niveau 5'.E17]);0;IF([.E163]=[$'Niveau 5'.E17];1;-0.5))" office:value-type="float" office:value="0" calcext:value-type="float">
            <text:p>0</text:p>
          </table:table-cell>
          <table:table-cell table:style-name="ce971" table:formula="of:=IF(ISBLANK([$'Niveau 5'.G17]);0;IF([.F163]=[$'Niveau 5'.G17];1;-0.5))" office:value-type="float" office:value="0" calcext:value-type="float">
            <text:p>0</text:p>
          </table:table-cell>
          <table:table-cell table:style-name="ce971" table:formula="of:=IF(ISBLANK([$'Niveau 5'.H17]);0;IF([.G163]=[$'Niveau 5'.H17];1;-0.5))" office:value-type="float" office:value="0" calcext:value-type="float">
            <text:p>0</text:p>
          </table:table-cell>
          <table:table-cell table:style-name="ce971" table:formula="of:=IF(ISBLANK([$'Niveau 5'.J17]);0;IF([.H163]=[$'Niveau 5'.J17];1;-0.5))" office:value-type="float" office:value="0" calcext:value-type="float">
            <text:p>0</text:p>
          </table:table-cell>
          <table:table-cell table:style-name="ce1020" table:number-columns-repeated="4"/>
          <table:table-cell table:style-name="ce984" table:formula="of:=SUM([.B175:.H175])" office:value-type="float" office:value="0" calcext:value-type="float">
            <text:p>0</text:p>
          </table:table-cell>
          <table:table-cell table:style-name="ce1115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82" table:formula="of:=[.H170]" office:value-type="string" office:string-value="(-4x+1)(11x-3)(-5x-2) ≤ 0" calcext:value-type="string">
            <text:p>(-4x+1)(11x-3)(-5x-2) ≤ 0</text:p>
          </table:table-cell>
          <table:table-cell table:style-name="ce1003" table:formula="of:=IF(ISBLANK([$'Niveau 5'.B22]);0;IF([.B171]=[$'Niveau 5'.B22];1;-0.5))" office:value-type="float" office:value="0" calcext:value-type="float">
            <text:p>0</text:p>
          </table:table-cell>
          <table:table-cell table:style-name="ce1003" table:formula="of:=IF(ISBLANK([$'Niveau 5'.C22]);0;IF([.C171]=[$'Niveau 5'.C22];1;-0.5))" office:value-type="float" office:value="0" calcext:value-type="float">
            <text:p>0</text:p>
          </table:table-cell>
          <table:table-cell table:style-name="ce1003" table:formula="of:=IF(ISBLANK([$'Niveau 5'.D22]);0;IF([.D171]=[$'Niveau 5'.D22];1;-0.5))" office:value-type="float" office:value="0" calcext:value-type="float">
            <text:p>0</text:p>
          </table:table-cell>
          <table:table-cell table:style-name="ce1003" table:formula="of:=IF(ISBLANK([$'Niveau 5'.E22]);0;IF([.E171]=[$'Niveau 5'.E22];1;-0.5))" office:value-type="float" office:value="0" calcext:value-type="float">
            <text:p>0</text:p>
          </table:table-cell>
          <table:table-cell table:style-name="ce1003" table:formula="of:=IF(ISBLANK([$'Niveau 5'.G22]);0;IF([.F171]=[$'Niveau 5'.G22];1;-0.5))" office:value-type="float" office:value="0" calcext:value-type="float">
            <text:p>0</text:p>
          </table:table-cell>
          <table:table-cell table:style-name="ce1048" table:formula="of:=IF(ISBLANK([$'Niveau 5'.H22]);0;IF([.G171]=[$'Niveau 5'.H22];1;-0.5))" office:value-type="float" office:value="0" calcext:value-type="float">
            <text:p>0</text:p>
          </table:table-cell>
          <table:table-cell table:style-name="ce1048" table:formula="of:=IF(ISBLANK([$'Niveau 5'.J22]);0;IF([.H171]=[$'Niveau 5'.J22];1;-0.5))" office:value-type="float" office:value="0" calcext:value-type="float">
            <text:p>0</text:p>
          </table:table-cell>
          <table:table-cell table:style-name="ce1048" table:formula="of:=IF(ISBLANK([$'Niveau 5'.K22]);0;IF([.I171]=[$'Niveau 5'.K22];1;-0.5))" office:value-type="float" office:value="0" calcext:value-type="float">
            <text:p>0</text:p>
          </table:table-cell>
          <table:table-cell table:style-name="ce1048" table:formula="of:=IF(ISBLANK([$'Niveau 5'.L22]);0;IF([.J171]=[$'Niveau 5'.L22];1;-0.5))" office:value-type="float" office:value="0" calcext:value-type="float">
            <text:p>0</text:p>
          </table:table-cell>
          <table:table-cell table:style-name="ce1048" table:formula="of:=IF(ISBLANK([$'Niveau 5'.M22]);0;IF([.K171]=[$'Niveau 5'.M22];1;-0.5))" office:value-type="float" office:value="0" calcext:value-type="float">
            <text:p>0</text:p>
          </table:table-cell>
          <table:table-cell table:style-name="ce1048" table:formula="of:=IF(ISBLANK([$'Niveau 5'.N22]);0;IF([.L171]=[$'Niveau 5'.N22];1;-0.5))" office:value-type="float" office:value="0" calcext:value-type="float">
            <text:p>0</text:p>
          </table:table-cell>
          <table:table-cell table:style-name="ce984" table:formula="of:=SUM([.B176:.L176])" office:value-type="float" office:value="0" calcext:value-type="float">
            <text:p>0</text:p>
          </table:table-cell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4" table:number-columns-repeated="20"/>
          <table:table-cell table:number-columns-repeated="1004"/>
        </table:table-row>
        <table:table-row table:style-name="ro6">
          <table:table-cell table:style-name="ce964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44"/>
          <table:table-cell table:style-name="ce844"/>
          <table:table-cell table:style-name="ce1125" table:number-columns-repeated="4"/>
          <table:table-cell table:style-name="ce1126" table:number-columns-repeated="2"/>
          <table:table-cell table:number-columns-repeated="1002"/>
        </table:table-row>
        <table:table-row table:style-name="ro6">
          <table:table-cell table:style-name="ce844" table:number-columns-repeated="16"/>
          <table:table-cell table:style-name="ce1125"/>
          <table:table-cell table:style-name="ce1132"/>
          <table:table-cell table:style-name="ce1125" table:number-columns-repeated="2"/>
          <table:table-cell table:style-name="ce1126" table:number-columns-repeated="2"/>
          <table:table-cell table:number-columns-repeated="1002"/>
        </table:table-row>
        <table:table-row table:style-name="ro6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4"/>
          <table:table-cell table:style-name="ce1126" table:number-columns-repeated="6"/>
          <table:table-cell table:number-columns-repeated="1002"/>
        </table:table-row>
        <table:table-row table:style-name="ro6">
          <table:table-cell table:style-name="ce984" office:value-type="string" calcext:value-type="string">
            <text:p>Choix</text:p>
          </table:table-cell>
          <table:table-cell table:style-name="ce984" table:formula="of:=RANK([.D181];[.$D$181:.$D$183])" office:value-type="float" office:value="2" calcext:value-type="float">
            <text:p>2</text:p>
          </table:table-cell>
          <table:table-cell table:style-name="ce1029" table:formula="of:=VLOOKUP([.O10];[.$B$3:.$N$32];13)" office:value-type="string" office:string-value="-5/2" calcext:value-type="string">
            <text:p>-5/2</text:p>
          </table:table-cell>
          <table:table-cell table:style-name="ce1029" table:formula="of:=VLOOKUP([.O10];[.$B$3:.$N$32];10)" office:value-type="float" office:value="-2.5" calcext:value-type="float">
            <text:p>-2,5</text:p>
          </table:table-cell>
          <table:table-cell table:style-name="ce1037" table:formula="of:=IF([.B181]=3;[.D181];IF([.B182]=3;[.D182];IF([.B183]=3;[.D183])))" office:value-type="float" office:value="-2.66666666666667" calcext:value-type="float">
            <text:p>- 8/3 </text:p>
          </table:table-cell>
          <table:table-cell table:style-name="ce1029" table:formula="of:=IF([.B181]=3;[.D181];IF([.B182]=3;[.D182];IF([.B183]=3;[.D183])))" office:value-type="float" office:value="-2.66666666666667" calcext:value-type="float">
            <text:p>-2,66666666666667</text:p>
          </table:table-cell>
          <table:table-cell table:style-name="ce1051" table:formula="of:=VLOOKUP([.O10];[.$B$3:.$N$32];2)" office:value-type="float" office:value="2" calcext:value-type="float">
            <text:p>2</text:p>
          </table:table-cell>
          <table:table-cell table:style-name="ce1051" table:formula="of:=VLOOKUP([.O10];[.$B$3:.$N$32];3)" office:value-type="float" office:value="5" calcext:value-type="float">
            <text:p>5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10];[.$B$3:.$N$32];4)" office:value-type="string" office:string-value="(2x+5)" calcext:value-type="string">
            <text:p>(2x+5)</text:p>
          </table:table-cell>
          <table:table-cell table:style-name="ce1060" table:formula="of:=VLOOKUP([.O11];[.$B$3:.$N$32];4)" office:value-type="string" office:string-value="(-3x-8)" calcext:value-type="string">
            <text:p>(-3x-8)</text:p>
          </table:table-cell>
          <table:table-cell table:style-name="ce1060" table:formula="of:=VLOOKUP([.O12];[.$B$3:.$N$32];4)" office:value-type="string" office:string-value="(-3x+5)" calcext:value-type="string">
            <text:p>(-3x+5)</text:p>
          </table:table-cell>
          <table:table-cell table:number-columns-repeated="1012"/>
        </table:table-row>
        <table:table-row table:style-name="ro6">
          <table:table-cell table:style-name="ce984" office:value-type="float" office:value="1" calcext:value-type="float">
            <text:p>1</text:p>
          </table:table-cell>
          <table:table-cell table:style-name="ce984" table:formula="of:=RANK([.D182];[.$D$181:.$D$183])" office:value-type="float" office:value="3" calcext:value-type="float">
            <text:p>3</text:p>
          </table:table-cell>
          <table:table-cell table:style-name="ce1029" table:formula="of:=VLOOKUP([.O11];[.$B$3:.$N$32];13)" office:value-type="string" office:string-value="-8/3" calcext:value-type="string">
            <text:p>-8/3</text:p>
          </table:table-cell>
          <table:table-cell table:style-name="ce1029" table:formula="of:=VLOOKUP([.O11];[.$B$3:.$N$32];10)" office:value-type="float" office:value="-2.66666666666667" calcext:value-type="float">
            <text:p>-2,66666666666667</text:p>
          </table:table-cell>
          <table:table-cell table:style-name="ce1037" table:formula="of:=IF([.B181]=2;[.D181];IF([.B182]=2;[.D182];IF([.B183]=2;[.D183])))" office:value-type="float" office:value="-2.5" calcext:value-type="float">
            <text:p>- 5/2 </text:p>
          </table:table-cell>
          <table:table-cell table:style-name="ce1029" table:formula="of:=IF([.B181]=2;[.D181];IF([.B182]=2;[.D182];IF([.B183]=2;[.D183])))" office:value-type="float" office:value="-2.5" calcext:value-type="float">
            <text:p>-2,5</text:p>
          </table:table-cell>
          <table:table-cell table:style-name="ce1051" table:formula="of:=VLOOKUP([.O11];[.$B$3:.$N$32];2)" office:value-type="float" office:value="-3" calcext:value-type="float">
            <text:p>-3</text:p>
          </table:table-cell>
          <table:table-cell table:style-name="ce1051" table:formula="of:=VLOOKUP([.O11];[.$B$3:.$N$32];3)" office:value-type="float" office:value="-8" calcext:value-type="float">
            <text:p>-8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table:style-name="ce984" table:formula="of:=RANK([.D183];[.$D$181:.$D$183])" office:value-type="float" office:value="1" calcext:value-type="float">
            <text:p>1</text:p>
          </table:table-cell>
          <table:table-cell table:style-name="ce1029" table:formula="of:=VLOOKUP([.O12];[.$B$3:.$N$32];13)" office:value-type="string" office:string-value="5/3" calcext:value-type="string">
            <text:p>5/3</text:p>
          </table:table-cell>
          <table:table-cell table:style-name="ce1029" table:formula="of:=VLOOKUP([.O12];[.$B$3:.$N$32];10)" office:value-type="float" office:value="1.66666666666667" calcext:value-type="float">
            <text:p>1,66666666666667</text:p>
          </table:table-cell>
          <table:table-cell table:style-name="ce1037" table:formula="of:=IF([.B181]=1;[.D181];IF([.B182]=1;[.D182];IF([.B183]=1;[.D183])))" office:value-type="float" office:value="1.66666666666667" calcext:value-type="float">
            <text:p><text:s/>5/3 </text:p>
          </table:table-cell>
          <table:table-cell table:style-name="ce1029" table:formula="of:=IF([.B181]=1;[.D181];IF([.B182]=1;[.D182];IF([.B183]=1;[.D183])))" office:value-type="float" office:value="1.66666666666667" calcext:value-type="float">
            <text:p>1,66666666666667</text:p>
          </table:table-cell>
          <table:table-cell table:style-name="ce1029" table:formula="of:=VLOOKUP([.O12];[.$B$3:.$N$32];2)" office:value-type="float" office:value="-3" calcext:value-type="float">
            <text:p>-3</text:p>
          </table:table-cell>
          <table:table-cell table:style-name="ce1051" table:formula="of:=VLOOKUP([.O12];[.$B$3:.$N$32];3)" office:value-type="float" office:value="5" calcext:value-type="float">
            <text:p>5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number-columns-repeated="11"/>
          <table:table-cell table:style-name="ce853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6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81]" office:value-type="float" office:value="-2.66666666666667" calcext:value-type="float" table:number-columns-spanned="2" table:number-rows-spanned="1">
            <text:p>- 8/3 </text:p>
          </table:table-cell>
          <table:covered-table-cell table:style-name="ce1024"/>
          <table:table-cell table:style-name="ce1024"/>
          <table:table-cell table:style-name="ce1023" table:formula="of:=[.F182]" office:value-type="float" office:value="-2.5" calcext:value-type="float" table:number-columns-spanned="2" table:number-rows-spanned="1">
            <text:p>- 5/2 </text:p>
          </table:table-cell>
          <table:covered-table-cell table:style-name="ce1027"/>
          <table:table-cell table:style-name="ce1027"/>
          <table:table-cell table:style-name="ce1023" table:formula="of:=[.F183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1118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1118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6">
          <table:table-cell table:style-name="ce975" table:formula="of:=COM.MICROSOFT.CONCAT(&quot;Signe de &quot;;[.J181])" office:value-type="string" office:string-value="Signe de (2x+5)" calcext:value-type="string">
            <text:p>Signe de (2x+5)</text:p>
          </table:table-cell>
          <table:table-cell table:style-name="ce1008" table:formula="of:=IF(SIGN([.G181]*([.F181]-1)+[.H181])=1;&quot;+&quot;;&quot;-&quot;)" office:value-type="string" office:string-value="-" calcext:value-type="string">
            <text:p>-</text:p>
          </table:table-cell>
          <table:table-cell table:style-name="ce1024" table:formula="of:=IF([.D181]=[.F181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102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1024" table:formula="of:=IF([.D181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1]*([.F183]+1)+[.H181])=1;&quot;+&quot;;&quot;-&quot;)" office:value-type="string" office:string-value="+" calcext:value-type="string">
            <text:p>+</text:p>
          </table:table-cell>
          <table:table-cell table:style-name="ce971" table:formula="of:=IF(ISBLANK([$'Niveau 6'.B5]);0;IF(['Niveau 6'.B5]=[.B186];1;-0.5))" office:value-type="float" office:value="0" calcext:value-type="float">
            <text:p>0</text:p>
          </table:table-cell>
          <table:table-cell table:style-name="ce1108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1116" table:formula="of:=IF(ISBLANK([$'Niveau 6'.E5]);0;IF(['Niveau 6'.E5]=[.E186];1;-0.5))" office:value-type="float" office:value="0" calcext:value-type="float">
            <text:p>0</text:p>
          </table:table-cell>
          <table:table-cell table:style-name="ce1110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1116" table:formula="of:=IF(ISBLANK([$'Niveau 6'.H5]);0;IF(['Niveau 6'.H5]=[.H186];1;-0.5))" office:value-type="float" office:value="0" calcext:value-type="float">
            <text:p>0</text:p>
          </table:table-cell>
          <table:table-cell table:style-name="ce1123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1116" table:formula="of:=IF(ISBLANK([$'Niveau 6'.K5]);0;IF(['Niveau 6'.K5]=[.K186];1;-0.5))" office:value-type="float" office:value="0" calcext:value-type="float">
            <text:p>0</text:p>
          </table:table-cell>
          <table:table-cell table:style-name="ce984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6">
          <table:table-cell table:style-name="ce975" table:formula="of:=COM.MICROSOFT.CONCAT(&quot;Signe de &quot;;[.K181])" office:value-type="string" office:string-value="Signe de (-3x-8)" calcext:value-type="string">
            <text:p>Signe de (-3x-8)</text:p>
          </table:table-cell>
          <table:table-cell table:style-name="ce1008" table:formula="of:=IF(SIGN([.G182]*([.F181]-1)+[.H182])=1;&quot;+&quot;;&quot;-&quot;)" office:value-type="string" office:string-value="+" calcext:value-type="string">
            <text:p>+</text:p>
          </table:table-cell>
          <table:table-cell table:style-name="ce102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1024" table:formula="of:=IF([.D182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1024" table:formula="of:=IF([.D182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2]*([.F183]+1)+[.H182])=1;&quot;+&quot;;&quot;-&quot;)" office:value-type="string" office:string-value="-" calcext:value-type="string">
            <text:p>-</text:p>
          </table:table-cell>
          <table:table-cell table:style-name="ce971" table:formula="of:=IF(ISBLANK([$'Niveau 6'.B6]);0;IF(['Niveau 6'.B6]=[.B187];1;-0.5))" office:value-type="float" office:value="0" calcext:value-type="float">
            <text:p>0</text:p>
          </table:table-cell>
          <table:table-cell table:style-name="ce1110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1116" table:formula="of:=IF(ISBLANK([$'Niveau 6'.E6]);0;IF(['Niveau 6'.E6]=[.E187];1;-0.5))" office:value-type="float" office:value="0" calcext:value-type="float">
            <text:p>0</text:p>
          </table:table-cell>
          <table:table-cell table:style-name="ce1110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1116" table:formula="of:=IF(ISBLANK([$'Niveau 6'.H6]);0;IF(['Niveau 6'.H6]=[.H187];1;-0.5))" office:value-type="float" office:value="0" calcext:value-type="float">
            <text:p>0</text:p>
          </table:table-cell>
          <table:table-cell table:style-name="ce1123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1116" table:formula="of:=IF(ISBLANK([$'Niveau 6'.K6]);0;IF(['Niveau 6'.K6]=[.K18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6">
          <table:table-cell table:style-name="ce975" table:formula="of:=COM.MICROSOFT.CONCAT(&quot;Signe de &quot;;[.L181])" office:value-type="string" office:string-value="Signe de (-3x+5)" calcext:value-type="string">
            <text:p>Signe de (-3x+5)</text:p>
          </table:table-cell>
          <table:table-cell table:style-name="ce1008" table:formula="of:=IF(SIGN([.G183]*([.F181]-1)+[.H183])=1;&quot;+&quot;;&quot;-&quot;)" office:value-type="string" office:string-value="+" calcext:value-type="string">
            <text:p>+</text:p>
          </table:table-cell>
          <table:table-cell table:style-name="ce1024" table:formula="of:=IF([.D183]=[.F181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1024" table:formula="of:=IF([.D183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102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83]*([.F183]+1)+[.H183])=1;&quot;+&quot;;&quot;-&quot;)" office:value-type="string" office:string-value="-" calcext:value-type="string">
            <text:p>-</text:p>
          </table:table-cell>
          <table:table-cell table:style-name="ce971" table:formula="of:=IF(ISBLANK([$'Niveau 6'.B7]);0;IF(['Niveau 6'.B7]=[.B188];1;-0.5))" office:value-type="float" office:value="0" calcext:value-type="float">
            <text:p>0</text:p>
          </table:table-cell>
          <table:table-cell table:style-name="ce1110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1116" table:formula="of:=IF(ISBLANK([$'Niveau 6'.E7]);0;IF(['Niveau 6'.E7]=[.E188];1;-0.5))" office:value-type="float" office:value="0" calcext:value-type="float">
            <text:p>0</text:p>
          </table:table-cell>
          <table:table-cell table:style-name="ce1110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1116" table:formula="of:=IF(ISBLANK([$'Niveau 6'.H7]);0;IF(['Niveau 6'.H7]=[.H188];1;-0.5))" office:value-type="float" office:value="0" calcext:value-type="float">
            <text:p>0</text:p>
          </table:table-cell>
          <table:table-cell table:style-name="ce1123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1116" table:formula="of:=IF(ISBLANK([$'Niveau 6'.K7]);0;IF(['Niveau 6'.K7]=[.K188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6">
          <table:table-cell table:style-name="ce975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2x+5)(-3x-8) / (-3x+5)" calcext:value-type="string">
            <text:p>Signe de (2x+5)(-3x-8) / (-3x+5)</text:p>
          </table:table-cell>
          <table:table-cell table:style-name="ce1010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1031" table:formula="of:=IF([.$A$182]=2;&quot;||&quot;;IF([.$A$182]=0;IF(OR([.F187]=0;[.F188]=0);&quot;||&quot;;0);IF([.F188]=0;&quot;||&quot;;0)))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82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6'.B8]);0;IF(['Niveau 6'.B8]=[.B189];1;-0.5))" office:value-type="float" office:value="0" calcext:value-type="float">
            <text:p>0</text:p>
          </table:table-cell>
          <table:table-cell table:style-name="ce1111" table:formula="of:=IF(ISBLANK([$'Niveau 6'.C8]);0;IF(['Niveau 6'.C8]=[.C189];1;-0.5))" office:value-type="float" office:value="0" calcext:value-type="float">
            <text:p>0</text:p>
          </table:table-cell>
          <table:table-cell table:style-name="ce1116" table:formula="of:=IF(ISBLANK([$'Niveau 6'.E8]);0;IF(['Niveau 6'.E8]=[.E189];1;-0.5))" office:value-type="float" office:value="0" calcext:value-type="float">
            <text:p>0</text:p>
          </table:table-cell>
          <table:table-cell table:style-name="ce1111" table:formula="of:=IF(ISBLANK([$'Niveau 6'.F8]);0;IF(['Niveau 6'.F8]=[.F189];1;-0.5))" office:value-type="float" office:value="0" calcext:value-type="float">
            <text:p>0</text:p>
          </table:table-cell>
          <table:table-cell table:style-name="ce1116" table:formula="of:=IF(ISBLANK([$'Niveau 6'.H8]);0;IF(['Niveau 6'.H8]=[.H189];1;-0.5))" office:value-type="float" office:value="0" calcext:value-type="float">
            <text:p>0</text:p>
          </table:table-cell>
          <table:table-cell table:style-name="ce1111" table:formula="of:=IF(ISBLANK([$'Niveau 6'.I8]);0;IF(['Niveau 6'.I8]=[.I189];1;-0.5))" office:value-type="float" office:value="0" calcext:value-type="float">
            <text:p>0</text:p>
          </table:table-cell>
          <table:table-cell table:style-name="ce1116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1024"/>
        </table:table-row>
        <table:table-row table:style-name="ro6">
          <table:table-cell table:style-name="ce848" office:value-type="string" calcext:value-type="string" table:number-columns-spanned="2" table:number-rows-spanned="1">
            <text:p>Ensemble solution de l’équation :</text:p>
          </table:table-cell>
          <table:covered-table-cell table:style-name="ce844"/>
          <table:table-cell table:style-name="ce925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2x+5)(-3x-8) / (-3x+5) = 0" calcext:value-type="string" table:number-columns-spanned="6" table:number-rows-spanned="1">
            <text:p>(2x+5)(-3x-8) / (-3x+5) = 0</text:p>
          </table:table-cell>
          <table:covered-table-cell table:number-columns-repeated="5" table:style-name="ce844"/>
          <table:table-cell table:style-name="ce1045" office:value-type="string" calcext:value-type="string">
            <text:p>Pts</text:p>
          </table:table-cell>
          <table:table-cell table:style-name="ce844" table:number-columns-repeated="5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996" table:formula="of:=IF([.$A$182]=2;&quot;Ø&quot;;&quot;{&quot;)" office:value-type="string" office:string-value="{" calcext:value-type="string">
            <text:p>{</text:p>
          </table:table-cell>
          <table:table-cell table:style-name="ce1025" table:formula="of:=IF([.$A$182]=2;&quot;&quot;;IF([.C189]=0;[.C185];IF([.F189]=0;[.F185];[.I185])))" office:value-type="float" office:value="-2.66666666666667" calcext:value-type="float">
            <text:p>- 8/3 </text:p>
          </table:table-cell>
          <table:table-cell table:style-name="ce996" table:formula="of:=IF([.$A$182]=2;&quot;&quot;;IF([.$A$182]=0;&quot;}&quot;;IF([.$A$182]=1;&quot;;&quot;;&quot;&quot;)))" office:value-type="string" office:string-value=";" calcext:value-type="string">
            <text:p>;</text:p>
          </table:table-cell>
          <table:table-cell table:style-name="ce1025" table:formula="of:=IF([.$A$182]=2;&quot;&quot;;IF([.$A$182]=0;&quot;&quot;;IF(AND([.C189]=0;[.F189]=0);[.F185];[.I185])))" office:value-type="float" office:value="-2.5" calcext:value-type="float">
            <text:p>- 5/2 </text:p>
          </table:table-cell>
          <table:table-cell table:style-name="ce996" table:formula="of:=IF([.$A$182]=2;&quot;&quot;;IF([.$A$182]=0;&quot;&quot;;&quot;}&quot;))" office:value-type="string" office:string-value="}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996" table:formula="of:=&quot;&quot;">
            <text:p/>
          </table:table-cell>
          <table:table-cell table:style-name="ce984" table:formula="of:=7-COUNTBLANK([.B192:.H192])" office:value-type="float" office:value="5" calcext:value-type="float">
            <text:p>5</text:p>
          </table:table-cell>
          <table:table-cell table:style-name="ce1070" table:number-columns-repeated="5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4" table:number-columns-repeated="4"/>
          <table:table-cell table:style-name="ce1025"/>
          <table:table-cell table:style-name="ce844"/>
          <table:table-cell table:style-name="ce1025"/>
          <table:table-cell table:style-name="ce1046"/>
          <table:table-cell table:style-name="ce1070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4"/>
          <table:table-cell table:style-name="ce8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90" office:value-type="string" calcext:value-type="string" table:number-columns-spanned="2" table:number-rows-spanned="1">
            <text:p>Choix inéqua</text:p>
          </table:table-cell>
          <table:covered-table-cell table:style-name="ce890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44"/>
          <table:table-cell table:style-name="ce1070" table:number-columns-repeated="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4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195]=1;&quot;≥&quot;;IF([.F195]=2;&quot;&gt;&quot;;IF([.F195]=3;&quot;≤&quot;;&quot;&lt;&quot;)))" office:value-type="string" office:string-value="&lt;" calcext:value-type="string">
            <text:p>&lt;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97:.E197];[.F195])" office:value-type="string" office:string-value="-" calcext:value-type="string">
            <text:p>-</text:p>
          </table:table-cell>
          <table:table-cell table:style-name="ce1041" table:formula="of:=IF([.F196]=&quot;-&quot;;&quot;+&quot;;&quot;-&quot;)" office:value-type="string" office:string-value="+" calcext:value-type="string">
            <text:p>+</text:p>
          </table:table-cell>
          <table:table-cell table:style-name="ce956"/>
          <table:table-cell table:style-name="ce1070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56"/>
          <table:table-cell table:style-name="ce1070"/>
          <table:table-cell table:style-name="ce1070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1070" table:number-columns-repeated="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 table:number-columns-repeated="7"/>
          <table:table-cell table:style-name="ce956"/>
          <table:table-cell table:style-name="ce1070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48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2x+5)(-3x-8) / (-3x+5) &lt; 0" calcext:value-type="string" table:number-columns-spanned="5" table:number-rows-spanned="1">
            <text:p>(2x+5)(-3x-8) / (-3x+5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44" table:number-columns-repeated="2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893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893" table:formula="of:=IF([.B189]=[.F196];&quot;-infini&quot;;[.F181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89]=[.F196];[.F181];[.F182])" office:value-type="float" office:value="-2.66666666666667" calcext:value-type="float">
            <text:p>-2,66666666666667</text:p>
          </table:table-cell>
          <table:table-cell table:style-name="ce996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893" table:formula="of:=IF([.H189]=[.F196];[.F182];[.F183])" office:value-type="float" office:value="-2.5" calcext:value-type="float">
            <text:p>-2,5</text:p>
          </table:table-cell>
          <table:table-cell table:style-name="ce996" table:formula="of:=IF([.H195]=1;&quot;&quot;;&quot;;&quot;)" office:value-type="string" office:string-value=";" calcext:value-type="string">
            <text:p>;</text:p>
          </table:table-cell>
          <table:table-cell table:style-name="ce893" table:formula="of:=IF([.H189]=[.F196];[.F183];&quot;+infini&quot;)" office:value-type="float" office:value="1.66666666666667" calcext:value-type="float">
            <text:p>1,66666666666667</text:p>
          </table:table-cell>
          <table:table-cell table:style-name="ce1039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9" office:value-type="string" calcext:value-type="string">
            <text:p>S =</text:p>
          </table:table-cell>
          <table:table-cell table:style-name="ce1001" table:formula="of:=[.B200]" office:value-type="string" office:string-value="]" calcext:value-type="string">
            <text:p>]</text:p>
          </table:table-cell>
          <table:table-cell table:style-name="ce1026" table:formula="of:=IF([.B189]=[.F196];[.B185];[.C185])" office:value-type="string" office:string-value="-∞" calcext:value-type="string">
            <text:p>-∞</text:p>
          </table:table-cell>
          <table:table-cell table:style-name="ce1001" table:formula="of:=[.D200]" office:value-type="string" office:string-value=";" calcext:value-type="string">
            <text:p>;</text:p>
          </table:table-cell>
          <table:table-cell table:style-name="ce1026" table:formula="of:=IF([.B189]=[.F196];[.C185];[.F185])" office:value-type="float" office:value="-2.66666666666667" calcext:value-type="float">
            <text:p>- 8/3 </text:p>
          </table:table-cell>
          <table:table-cell table:style-name="ce1001" table:formula="of:=[.F200]" office:value-type="string" office:string-value="[" calcext:value-type="string">
            <text:p>[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200]" office:value-type="string" office:string-value="]" calcext:value-type="string">
            <text:p>]</text:p>
          </table:table-cell>
          <table:table-cell table:style-name="ce1026" table:formula="of:=IF([.H189]=[.F196];[.F185];[.I185])" office:value-type="float" office:value="-2.5" calcext:value-type="float">
            <text:p>- 5/2 </text:p>
          </table:table-cell>
          <table:table-cell table:style-name="ce1018" table:formula="of:=[.J200]" office:value-type="string" office:string-value=";" calcext:value-type="string">
            <text:p>;</text:p>
          </table:table-cell>
          <table:table-cell table:style-name="ce1026" table:formula="of:=IF([.H189]=[.F196];[.I185];[.K185])" office:value-type="float" office:value="1.66666666666667" calcext:value-type="float">
            <text:p><text:s/>5/3 </text:p>
          </table:table-cell>
          <table:table-cell table:style-name="ce1103" table:formula="of:=[.L200]" office:value-type="string" office:string-value="[" calcext:value-type="string">
            <text:p>[</text:p>
          </table:table-cell>
          <table:table-cell table:style-name="ce984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78" table:number-columns-repeated="8"/>
          <table:table-cell table:style-name="ce844" table:number-columns-repeated="6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853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42"/>
          <table:covered-table-cell table:number-columns-repeated="5" table:style-name="ce1020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81" table:formula="of:=[.C191]" office:value-type="string" office:string-value="(2x+5)(-3x-8) / (-3x+5) = 0" calcext:value-type="string">
            <text:p>(2x+5)(-3x-8) / (-3x+5) = 0</text:p>
          </table:table-cell>
          <table:table-cell table:style-name="ce971" table:formula="of:=IF(ISBLANK([$'Niveau 6'.B17]);0;IF([.B192]=[$'Niveau 6'.B17];1;-0.5))" office:value-type="float" office:value="0" calcext:value-type="float">
            <text:p>0</text:p>
          </table:table-cell>
          <table:table-cell table:style-name="ce971" table:formula="of:=IF(ISBLANK([$'Niveau 6'.C17]);0;IF([.C192]=[$'Niveau 6'.C17];1;-0.5))" office:value-type="float" office:value="0" calcext:value-type="float">
            <text:p>0</text:p>
          </table:table-cell>
          <table:table-cell table:style-name="ce971" table:formula="of:=IF(ISBLANK([$'Niveau 6'.D17]);0;IF([.D192]=[$'Niveau 6'.D17];1;-0.5))" office:value-type="float" office:value="0" calcext:value-type="float">
            <text:p>0</text:p>
          </table:table-cell>
          <table:table-cell table:style-name="ce971" table:formula="of:=IF(ISBLANK([$'Niveau 6'.E17]);0;IF([.E192]=[$'Niveau 6'.E17];1;-0.5))" office:value-type="float" office:value="0" calcext:value-type="float">
            <text:p>0</text:p>
          </table:table-cell>
          <table:table-cell table:style-name="ce971" table:formula="of:=IF(ISBLANK([$'Niveau 6'.G17]);0;IF([.F192]=[$'Niveau 6'.G17];1;-0.5))" office:value-type="float" office:value="0" calcext:value-type="float">
            <text:p>0</text:p>
          </table:table-cell>
          <table:table-cell table:style-name="ce971" table:formula="of:=IF(ISBLANK([$'Niveau 6'.H17]);0;IF([.G192]=[$'Niveau 6'.H17];1;-0.5))" office:value-type="float" office:value="0" calcext:value-type="float">
            <text:p>0</text:p>
          </table:table-cell>
          <table:table-cell table:style-name="ce971" table:formula="of:=IF(ISBLANK([$'Niveau 6'.J17]);0;IF([.H192]=[$'Niveau 6'.J17];1;-0.5))" office:value-type="float" office:value="0" calcext:value-type="float">
            <text:p>0</text:p>
          </table:table-cell>
          <table:table-cell table:style-name="ce1020" table:number-columns-repeated="4"/>
          <table:table-cell table:style-name="ce984" table:formula="of:=SUM([.B204:.H204])" office:value-type="float" office:value="0" calcext:value-type="float">
            <text:p>0</text:p>
          </table:table-cell>
          <table:table-cell table:style-name="ce1115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style-name="ce982" table:formula="of:=[.H199]" office:value-type="string" office:string-value="(2x+5)(-3x-8) / (-3x+5) &lt; 0" calcext:value-type="string">
            <text:p>(2x+5)(-3x-8) / (-3x+5) &lt; 0</text:p>
          </table:table-cell>
          <table:table-cell table:style-name="ce1003" table:formula="of:=IF(ISBLANK([$'Niveau 6'.B22]);0;IF([.B200]=[$'Niveau 6'.B22];1;-0.5))" office:value-type="float" office:value="0" calcext:value-type="float">
            <text:p>0</text:p>
          </table:table-cell>
          <table:table-cell table:style-name="ce1003" table:formula="of:=IF(ISBLANK([$'Niveau 6'.C22]);0;IF([.C200]=[$'Niveau 6'.C22];1;-0.5))" office:value-type="float" office:value="0" calcext:value-type="float">
            <text:p>0</text:p>
          </table:table-cell>
          <table:table-cell table:style-name="ce1003" table:formula="of:=IF(ISBLANK([$'Niveau 6'.D22]);0;IF([.D200]=[$'Niveau 6'.D22];1;-0.5))" office:value-type="float" office:value="0" calcext:value-type="float">
            <text:p>0</text:p>
          </table:table-cell>
          <table:table-cell table:style-name="ce1003" table:formula="of:=IF(ISBLANK([$'Niveau 6'.E22]);0;IF([.E200]=[$'Niveau 6'.E22];1;-0.5))" office:value-type="float" office:value="0" calcext:value-type="float">
            <text:p>0</text:p>
          </table:table-cell>
          <table:table-cell table:style-name="ce1003" table:formula="of:=IF(ISBLANK([$'Niveau 6'.G22]);0;IF([.F200]=[$'Niveau 6'.G22];1;-0.5))" office:value-type="float" office:value="0" calcext:value-type="float">
            <text:p>0</text:p>
          </table:table-cell>
          <table:table-cell table:style-name="ce1003" table:formula="of:=IF(ISBLANK([$'Niveau 6'.H22]);0;IF([.G200]=[$'Niveau 6'.H22];1;-0.5))" office:value-type="float" office:value="0" calcext:value-type="float">
            <text:p>0</text:p>
          </table:table-cell>
          <table:table-cell table:style-name="ce1003" table:formula="of:=IF(ISBLANK([$'Niveau 6'.J22]);0;IF([.H200]=[$'Niveau 6'.J22];1;-0.5))" office:value-type="float" office:value="0" calcext:value-type="float">
            <text:p>0</text:p>
          </table:table-cell>
          <table:table-cell table:style-name="ce1003" table:formula="of:=IF(ISBLANK([$'Niveau 6'.K22]);0;IF([.I200]=[$'Niveau 6'.K22];1;-0.5))" office:value-type="float" office:value="0" calcext:value-type="float">
            <text:p>0</text:p>
          </table:table-cell>
          <table:table-cell table:style-name="ce1003" table:formula="of:=IF(ISBLANK([$'Niveau 6'.L22]);0;IF([.J200]=[$'Niveau 6'.L22];1;-0.5))" office:value-type="float" office:value="0" calcext:value-type="float">
            <text:p>0</text:p>
          </table:table-cell>
          <table:table-cell table:style-name="ce1003" table:formula="of:=IF(ISBLANK([$'Niveau 6'.M22]);0;IF([.K200]=[$'Niveau 6'.M22];1;-0.5))" office:value-type="float" office:value="0" calcext:value-type="float">
            <text:p>0</text:p>
          </table:table-cell>
          <table:table-cell table:style-name="ce1003" table:formula="of:=IF(ISBLANK([$'Niveau 6'.N22]);0;IF([.L200]=[$'Niveau 6'.N22];1;-0.5))" office:value-type="float" office:value="0" calcext:value-type="float">
            <text:p>0</text:p>
          </table:table-cell>
          <table:table-cell table:style-name="ce984" table:formula="of:=SUM([.B205:.L205])" office:value-type="float" office:value="0" calcext:value-type="float">
            <text:p>0</text:p>
          </table:table-cell>
          <table:table-cell table:style-name="ce844"/>
          <table:table-cell table:style-name="ce1096"/>
          <table:table-cell table:style-name="ce844" table:number-columns-repeated="5"/>
          <table:table-cell table:number-columns-repeated="1004"/>
        </table:table-row>
        <table:table-row table:style-name="ro6">
          <table:table-cell table:number-columns-repeated="1024"/>
        </table:table-row>
        <table:table-row table:style-name="ro6">
          <table:table-cell table:style-name="ce964" office:value-type="string" calcext:value-type="string" table:number-columns-spanned="15" table:number-rows-spanned="1">
            <text:p>Niveau 7</text:p>
          </table:table-cell>
          <table:covered-table-cell table:number-columns-repeated="14" table:style-name="ce844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/>
          <table:table-cell table:style-name="ce956" office:value-type="string" calcext:value-type="string" table:number-columns-spanned="3" table:number-rows-spanned="1">
            <text:p>Modification inéquation</text:p>
          </table:table-cell>
          <table:covered-table-cell table:number-columns-repeated="2" table:style-name="ce956"/>
          <table:table-cell table:style-name="ce956"/>
          <table:table-cell table:style-name="ce1100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57"/>
          <table:table-cell table:style-name="ce905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56"/>
          <table:table-cell table:style-name="ce1069" office:value-type="string" calcext:value-type="string">
            <text:p>Points</text:p>
          </table:table-cell>
          <table:table-cell table:style-name="ce956" table:number-columns-repeated="2"/>
          <table:table-cell table:style-name="ce1112" office:value-type="string" calcext:value-type="string">
            <text:p>Note</text:p>
          </table:table-cell>
          <table:table-cell table:style-name="ce1045" office:value-type="string" calcext:value-type="string">
            <text:p>Pts</text:p>
          </table:table-cell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57"/>
          <table:table-cell table:style-name="ce905"/>
          <table:table-cell table:style-name="ce1022" table:formula="of:=[.P242]" office:value-type="string" office:string-value="-33/23" calcext:value-type="string">
            <text:p>-33/23</text:p>
          </table:table-cell>
          <table:table-cell table:style-name="ce1022" table:formula="of:=[.M242]" office:value-type="float" office:value="-1.43478260869565" calcext:value-type="float">
            <text:p>-1,43478260869565</text:p>
          </table:table-cell>
          <table:table-cell table:style-name="ce1022" table:formula="of:=IF([.D211]&lt;[.D212];[.C211];[.C212])" office:value-type="string" office:string-value="-33/23" calcext:value-type="string">
            <text:p>-33/23</text:p>
          </table:table-cell>
          <table:table-cell table:style-name="ce1022" table:formula="of:=MIN([.D211:.D212])" office:value-type="float" office:value="-1.43478260869565" calcext:value-type="float">
            <text:p>-1,43478260869565</text:p>
          </table:table-cell>
          <table:table-cell table:style-name="ce1016" table:formula="of:=[.F242]" office:value-type="string" office:string-value="23x+33" calcext:value-type="string">
            <text:p>23x+33</text:p>
          </table:table-cell>
          <table:table-cell table:style-name="ce1060" table:formula="of:=[.F244]" office:value-type="string" office:string-value="6x+7" calcext:value-type="string">
            <text:p>6x+7</text:p>
          </table:table-cell>
          <table:table-cell table:style-name="ce956"/>
          <table:table-cell table:style-name="ce961" table:formula="of:=IF(ISBLANK([$'Niveau 7'.I4]);0;IF(OR(['Niveau 7'.I4]=[.F242];['Niveau 7'.I4]=[.G242]);1;-0.5))" office:value-type="float" office:value="0" calcext:value-type="float">
            <text:p>0</text:p>
          </table:table-cell>
          <table:table-cell table:style-name="ce961" table:formula="of:=IF(ISBLANK([$'Niveau 7'.K5]);0;IF(['Niveau 7'.K5]=[.G224];1;-0.5))" office:value-type="float" office:value="0" calcext:value-type="float">
            <text:p>0</text:p>
          </table:table-cell>
          <table:table-cell table:style-name="ce961" table:formula="of:=IF(ISBLANK([$'Niveau 7'.L5]);0;IF(['Niveau 7'.L5]=0;1;-0.5))" office:value-type="float" office:value="0" calcext:value-type="float">
            <text:p>0</text:p>
          </table:table-cell>
          <table:table-cell table:style-name="ce984" table:formula="of:=SUM([.J211:.L212])" office:value-type="float" office:value="0" calcext:value-type="float">
            <text:p>0</text:p>
          </table:table-cell>
          <table:table-cell table:style-name="ce984" office:value-type="float" office:value="4" calcext:value-type="float">
            <text:p>4</text:p>
          </table:table-cell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57"/>
          <table:table-cell table:style-name="ce905"/>
          <table:table-cell table:style-name="ce1022" table:formula="of:=[.P244]" office:value-type="string" office:string-value="-7/6" calcext:value-type="string">
            <text:p>-7/6</text:p>
          </table:table-cell>
          <table:table-cell table:style-name="ce1022" table:formula="of:=[.M244]" office:value-type="float" office:value="-1.16666666666667" calcext:value-type="float">
            <text:p>-1,16666666666667</text:p>
          </table:table-cell>
          <table:table-cell table:style-name="ce1022" table:formula="of:=IF([.D211]&lt;[.D212];[.C212];[.C211])" office:value-type="string" office:string-value="-7/6" calcext:value-type="string">
            <text:p>-7/6</text:p>
          </table:table-cell>
          <table:table-cell table:style-name="ce1022" table:formula="of:=MAX([.D211:.D212])" office:value-type="float" office:value="-1.16666666666667" calcext:value-type="float">
            <text:p>-1,16666666666667</text:p>
          </table:table-cell>
          <table:table-cell table:style-name="ce1050" table:number-columns-repeated="2"/>
          <table:table-cell table:style-name="ce956"/>
          <table:table-cell table:style-name="ce961" table:formula="of:=IF(ISBLANK([$'Niveau 7'.I6]);0;IF(OR(['Niveau 7'.I6]=[.F244];['Niveau 7'.I6]=[.G244]);1;-0.5))" office:value-type="float" office:value="0" calcext:value-type="float">
            <text:p>0</text:p>
          </table:table-cell>
          <table:table-cell table:style-name="ce956" table:number-columns-repeated="3"/>
          <table:table-cell table:style-name="ce1100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number-columns-repeated="8"/>
          <table:table-cell table:style-name="ce853" office:value-type="string" calcext:value-type="string" table:number-columns-spanned="7" table:number-rows-spanned="1">
            <text:p>Tableau 7</text:p>
          </table:table-cell>
          <table:covered-table-cell table:number-columns-repeated="5"/>
          <table:covered-table-cell table:style-name="ce1096"/>
          <table:table-cell/>
          <table:table-cell table:style-name="ce1096"/>
          <table:table-cell table:number-columns-repeated="1001"/>
          <table:table-cell table:style-name="Default" table:number-columns-repeated="6"/>
        </table:table-row>
        <table:table-row table:style-name="ro6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211]" office:value-type="string" office:string-value="-33/23" calcext:value-type="string" table:number-columns-spanned="2" table:number-rows-spanned="1">
            <text:p>-33/23</text:p>
          </table:table-cell>
          <table:covered-table-cell table:style-name="ce1024"/>
          <table:table-cell table:style-name="ce1024"/>
          <table:table-cell table:style-name="ce1023" table:formula="of:=[.E212]" office:value-type="string" office:string-value="-7/6" calcext:value-type="string" table:number-columns-spanned="2" table:number-rows-spanned="1">
            <text:p>-7/6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Default"/>
          <table:table-cell table:style-name="ce1073" table:formula="of:=IF(ISBLANK([$'Niveau 7'.D8]);0;IF(['Niveau 7'.D8]=[.F211];1;-0.5))" office:value-type="float" office:value="0" calcext:value-type="float">
            <text:p>0</text:p>
          </table:table-cell>
          <table:table-cell/>
          <table:table-cell table:style-name="ce1073" table:formula="of:=IF(ISBLANK([$'Niveau 7'.G8]);0;IF(['Niveau 7'.G8]=[.F21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/>
          <table:table-cell table:style-name="ce1096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6">
          <table:table-cell table:style-name="ce975" table:formula="of:=COM.MICROSOFT.CONCAT(&quot;Signe de &quot;;[.G211])" office:value-type="string" office:string-value="Signe de 23x+33" calcext:value-type="string">
            <text:p>Signe de 23x+33</text:p>
          </table:table-cell>
          <table:table-cell table:style-name="ce1008" table:formula="of:=IF(SIGN([.B242]*([.F211]-1)+[.E242])=1;&quot;+&quot;;&quot;-&quot;)" office:value-type="string" office:string-value="-" calcext:value-type="string">
            <text:p>-</text:p>
          </table:table-cell>
          <table:table-cell table:style-name="ce1027" table:formula="of:=IF([.E211]=[.C211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[.B242]*AVERAGE([.F211];[.F212])+[.E242])=1;&quot;+&quot;;&quot;-&quot;)" office:value-type="string" office:string-value="+" calcext:value-type="string">
            <text:p>+</text:p>
          </table:table-cell>
          <table:table-cell table:style-name="ce1024" table:formula="of:=IF([.E212]=[.C211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B242]*([.F212]+1)+[.E242])=1;&quot;+&quot;;&quot;-&quot;)" office:value-type="string" office:string-value="+" calcext:value-type="string">
            <text:p>+</text:p>
          </table:table-cell>
          <table:table-cell table:style-name="ce971" table:formula="of:=IF(ISBLANK([$'Niveau 7'.B9]);0;IF(OR(['Niveau 7'.B9]=[.F242];['Niveau 7'.B9]=[.G242]);1;-0.5))" office:value-type="float" office:value="0" calcext:value-type="float">
            <text:p>0</text:p>
          </table:table-cell>
          <table:table-cell table:style-name="ce971" table:formula="of:=IF(ISBLANK([$'Niveau 7'.C9]);0;IF(['Niveau 7'.C9]=[.B216];1;-0.5))" office:value-type="float" office:value="0" calcext:value-type="float">
            <text:p>0</text:p>
          </table:table-cell>
          <table:table-cell table:style-name="ce1076" table:formula="of:=IF(ISBLANK([$'Niveau 7'.D9]);0;IF(AND(ISBLANK([$'Niveau 7'.D10]);[$'Niveau 7'.D9]=[.C216]);1;-0.5))" office:value-type="float" office:value="0" calcext:value-type="float">
            <text:p>0</text:p>
          </table:table-cell>
          <table:table-cell table:style-name="ce971" table:formula="of:=IF(ISBLANK([$'Niveau 7'.F9]);0;IF(['Niveau 7'.F9]=[.E216];1;-0.5))" office:value-type="float" office:value="0" calcext:value-type="float">
            <text:p>0</text:p>
          </table:table-cell>
          <table:table-cell table:style-name="ce1076" table:formula="of:=IF(ISBLANK([$'Niveau 7'.G9]);0;IF(AND(ISBLANK([$'Niveau 7'.G10]);[$'Niveau 7'.G9]=[.F216]);1;-0.5))" office:value-type="float" office:value="0" calcext:value-type="float">
            <text:p>0</text:p>
          </table:table-cell>
          <table:table-cell table:style-name="ce971" table:formula="of:=IF(ISBLANK([$'Niveau 7'.I9]);0;IF(['Niveau 7'.I9]=[.H216];1;-0.5))" office:value-type="float" office:value="0" calcext:value-type="float">
            <text:p>0</text:p>
          </table:table-cell>
          <table:table-cell table:style-name="ce984" table:formula="of:=SUM([.I215:.N218])" office:value-type="float" office:value="0" calcext:value-type="float">
            <text:p>0</text:p>
          </table:table-cell>
          <table:table-cell/>
          <table:table-cell table:style-name="ce1096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6">
          <table:table-cell table:style-name="ce975" table:formula="of:=COM.MICROSOFT.CONCAT(&quot;Signe de &quot;;[.H211])" office:value-type="string" office:string-value="Signe de 6x+7" calcext:value-type="string">
            <text:p>Signe de 6x+7</text:p>
          </table:table-cell>
          <table:table-cell table:style-name="ce1008" table:formula="of:=IF(SIGN([.B244]*([.F211]-1)+[.E244])=1;&quot;+&quot;;&quot;-&quot;)" office:value-type="string" office:string-value="-" calcext:value-type="string">
            <text:p>-</text:p>
          </table:table-cell>
          <table:table-cell table:style-name="ce1024" table:formula="of:=IF([.E211]=[.C212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[.B244]*AVERAGE([.F211];[.F212])+[.E244])=1;&quot;+&quot;;&quot;-&quot;)" office:value-type="string" office:string-value="-" calcext:value-type="string">
            <text:p>-</text:p>
          </table:table-cell>
          <table:table-cell table:style-name="ce1027" table:formula="of:=IF([.E212]=[.C21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B244]*([.F212]+1)+[.E244])=1;&quot;+&quot;;&quot;-&quot;)" office:value-type="string" office:string-value="+" calcext:value-type="string">
            <text:p>+</text:p>
          </table:table-cell>
          <table:table-cell table:style-name="ce971" table:formula="of:=IF(ISBLANK([$'Niveau 7'.B10]);0;IF(OR(['Niveau 7'.B10]=[.F244];['Niveau 7'.B10]=[.G244]);1;-0.5))" office:value-type="float" office:value="0" calcext:value-type="float">
            <text:p>0</text:p>
          </table:table-cell>
          <table:table-cell table:style-name="ce971" table:formula="of:=IF(ISBLANK([$'Niveau 7'.C10]);0;IF(['Niveau 7'.C10]=[.B217];1;-0.5))" office:value-type="float" office:value="0" calcext:value-type="float">
            <text:p>0</text:p>
          </table:table-cell>
          <table:table-cell table:style-name="ce1076" table:formula="of:=IF(ISBLANK([$'Niveau 7'.D10]);0;IF(AND(ISBLANK([$'Niveau 7'.D9]);[$'Niveau 7'.D10]=[.C217]);1;-0.5))" office:value-type="float" office:value="0" calcext:value-type="float">
            <text:p>0</text:p>
          </table:table-cell>
          <table:table-cell table:style-name="ce971" table:formula="of:=IF(ISBLANK([$'Niveau 7'.F10]);0;IF(['Niveau 7'.F10]=[.E217];1;-0.5))" office:value-type="float" office:value="0" calcext:value-type="float">
            <text:p>0</text:p>
          </table:table-cell>
          <table:table-cell table:style-name="ce1076" table:formula="of:=IF(ISBLANK([$'Niveau 7'.G10]);0;IF(AND(ISBLANK([$'Niveau 7'.G9]);[$'Niveau 7'.G10]=[.F217]);1;-0.5))" office:value-type="float" office:value="0" calcext:value-type="float">
            <text:p>0</text:p>
          </table:table-cell>
          <table:table-cell table:style-name="ce971" table:formula="of:=IF(ISBLANK([$'Niveau 7'.I10]);0;IF(['Niveau 7'.I10]=[.H21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/>
          <table:table-cell table:style-name="ce1096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6">
          <table:table-cell table:style-name="ce975" table:formula="of:=COM.MICROSOFT.CONCAT(&quot;Signe de &quot;;[.G211];&quot; / &quot;;[.H211])" office:value-type="string" office:string-value="Signe de 23x+33 / 6x+7" calcext:value-type="string">
            <text:p>Signe de 23x+33 / 6x+7</text:p>
          </table:table-cell>
          <table:table-cell table:style-name="ce1009" table:formula="of:=IF(OR(AND([.B216]=&quot;-&quot;;[.B217]=&quot;-&quot;);AND([.B216]=&quot;+&quot;;[.B217]=&quot;+&quot;));&quot;+&quot;;&quot;-&quot;)" office:value-type="string" office:string-value="+" calcext:value-type="string">
            <text:p>+</text:p>
          </table:table-cell>
          <table:table-cell table:style-name="ce893" table:formula="of:=IF([.C217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93" table:formula="of:=IF(OR(AND([.E216]=&quot;-&quot;;[.E217]=&quot;-&quot;);AND([.E216]=&quot;+&quot;;[.E217]=&quot;+&quot;));&quot;+&quot;;&quot;-&quot;)" office:value-type="string" office:string-value="-" calcext:value-type="string">
            <text:p>-</text:p>
          </table:table-cell>
          <table:table-cell table:style-name="ce893" table:formula="of:=IF([.F217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216]=&quot;-&quot;;[.H217]=&quot;-&quot;);AND([.H216]=&quot;+&quot;;[.H217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7'.B11]);0;IF(OR(['Niveau 7'.B11]=[.Q242];['Niveau 7'.B11]=[.Q243]);1;-0.5))" office:value-type="float" office:value="0" calcext:value-type="float">
            <text:p>0</text:p>
          </table:table-cell>
          <table:table-cell table:style-name="ce971" table:formula="of:=IF(ISBLANK([$'Niveau 7'.C11]);0;IF(['Niveau 7'.C11]=[.B218];1;-0.5))" office:value-type="float" office:value="0" calcext:value-type="float">
            <text:p>0</text:p>
          </table:table-cell>
          <table:table-cell table:style-name="ce1016" table:formula="of:=IF(ISBLANK([$'Niveau 7'.D11]);0;IF(['Niveau 7'.D11]=[.C218];1;-0.5))" office:value-type="float" office:value="0" calcext:value-type="float">
            <text:p>0</text:p>
          </table:table-cell>
          <table:table-cell table:style-name="ce971" table:formula="of:=IF(ISBLANK([$'Niveau 7'.F11]);0;IF(['Niveau 7'.F11]=[.E218];1;-0.5))" office:value-type="float" office:value="0" calcext:value-type="float">
            <text:p>0</text:p>
          </table:table-cell>
          <table:table-cell table:style-name="ce1016" table:formula="of:=IF(ISBLANK([$'Niveau 7'.G11]);0;IF(['Niveau 7'.G11]=[.F218];1;-0.5))" office:value-type="float" office:value="0" calcext:value-type="float">
            <text:p>0</text:p>
          </table:table-cell>
          <table:table-cell table:style-name="ce971" table:formula="of:=IF(ISBLANK([$'Niveau 7'.I11]);0;IF(['Niveau 7'.I11]=[.H218];1;-0.5))" office:value-type="float" office:value="0" calcext:value-type="float">
            <text:p>0</text:p>
          </table:table-cell>
          <table:table-cell table:style-name="ce984" office:value-type="float" office:value="18" calcext:value-type="float">
            <text:p>18</text:p>
          </table:table-cell>
          <table:table-cell/>
          <table:table-cell table:style-name="ce1096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6">
          <table:table-cell table:style-name="ce857"/>
          <table:table-cell table:style-name="ce905"/>
          <table:table-cell table:style-name="ce857"/>
          <table:table-cell table:style-name="ce956"/>
          <table:table-cell table:style-name="ce857" table:number-columns-repeated="2"/>
          <table:table-cell table:style-name="ce956"/>
          <table:table-cell table:style-name="ce1068"/>
          <table:table-cell table:style-name="ce956" table:number-columns-repeated="5"/>
          <table:table-cell table:style-name="ce1100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48" office:value-type="string" calcext:value-type="string" table:number-columns-spanned="2" table:number-rows-spanned="1">
            <text:p>Ensemble solution de l’équation :</text:p>
          </table:table-cell>
          <table:covered-table-cell table:style-name="ce844"/>
          <table:table-cell table:style-name="ce925" table:formula="of:=COM.MICROSOFT.CONCAT(&quot;(&quot;;[.F237];&quot;) / (&quot;;[.F239];&quot;) = &quot;;[.E237])" office:value-type="string" office:string-value="(-x+5) / (6x+7) = -4" calcext:value-type="string" table:number-columns-spanned="4" table:number-rows-spanned="1">
            <text:p>(-x+5) / (6x+7) = -4</text:p>
          </table:table-cell>
          <table:covered-table-cell table:number-columns-repeated="3" table:style-name="ce844"/>
          <table:table-cell table:style-name="ce1045" office:value-type="string" calcext:value-type="string">
            <text:p>Pts</text:p>
          </table:table-cell>
          <table:table-cell table:style-name="ce844" table:number-columns-repeated="7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77" office:value-type="string" calcext:value-type="string">
            <text:p>S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211]" office:value-type="float" office:value="-1.43478260869565" calcext:value-type="float">
            <text:p>-33/23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221:.F221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44" table:number-columns-repeated="6"/>
          <table:table-cell table:style-name="ce1046" table:number-columns-repeated="2"/>
          <table:table-cell table:style-name="ce1070" table:number-columns-repeated="6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44"/>
          <table:table-cell table:style-name="ce8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90" office:value-type="string" calcext:value-type="string" table:number-columns-spanned="2" table:number-rows-spanned="1">
            <text:p>Choix inéqua</text:p>
          </table:table-cell>
          <table:covered-table-cell table:style-name="ce890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44"/>
          <table:table-cell table:style-name="ce1070" table:number-columns-repeated="4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44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224]=1;&quot;≥&quot;;IF([.F224]=2;&quot;&gt;&quot;;IF([.F224]=3;&quot;≤&quot;;&quot;&lt;&quot;)))" office:value-type="string" office:string-value="≥" calcext:value-type="string">
            <text:p>≥</text:p>
          </table:table-cell>
          <table:table-cell table:style-name="ce1056" table:formula="of:=IF(OR(AND([.F224]&lt;=2;[.F226]=2);AND([.F224]&gt;2;[.G226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44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218:.H218];&quot;+&quot;)" office:value-type="float" office:value="2" calcext:value-type="float">
            <text:p>2</text:p>
          </table:table-cell>
          <table:table-cell table:style-name="ce1042" table:formula="of:=COUNTIF([.B218:.H218];&quot;-&quot;)" office:value-type="float" office:value="1" calcext:value-type="float">
            <text:p>1</text:p>
          </table:table-cell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78" table:number-columns-repeated="7"/>
          <table:table-cell table:style-name="ce956"/>
          <table:table-cell table:style-name="ce1070" table:number-columns-repeated="6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48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&quot;(&quot;;[.F237];&quot;) / (&quot;;[.F239];&quot;)&quot;;&quot; &quot;;[.G224];&quot; &quot;;[.E237])" office:value-type="string" office:string-value="(-x+5) / (6x+7) ≥ -4" calcext:value-type="string" table:number-columns-spanned="5" table:number-rows-spanned="1">
            <text:p>(-x+5) / (6x+7) ≥ -4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44" table:number-columns-repeated="2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77" office:value-type="string" calcext:value-type="string">
            <text:p>S =</text:p>
          </table:table-cell>
          <table:table-cell table:style-name="ce893" table:formula="of:=IF([.H224]=2;&quot;]&quot;;IF(OR([.F224]=2;[.F224]=4;[.C218]=&quot;||&quot;);&quot;]&quot;;&quot;[&quot;))" office:value-type="string" office:string-value="]" calcext:value-type="string">
            <text:p>]</text:p>
          </table:table-cell>
          <table:table-cell table:style-name="ce893" table:formula="of:=IF([.H224]=2;&quot;-infini&quot;;[.F211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224]=2;[.F211];[.F212])" office:value-type="float" office:value="-1.43478260869565" calcext:value-type="float">
            <text:p>-1,43478260869565</text:p>
          </table:table-cell>
          <table:table-cell table:style-name="ce996" table:formula="of:=IF([.H224]=1;IF(OR([.F224]=2;[.F224]=4;[.F218]=&quot;||&quot;);&quot;[&quot;;&quot;]&quot;);IF(OR([.F224]=2;[.F224]=4;[.C218]=&quot;||&quot;);&quot;[&quot;;&quot;]&quot;))" office:value-type="string" office:string-value="]" calcext:value-type="string">
            <text:p>]</text:p>
          </table:table-cell>
          <table:table-cell table:style-name="ce996" table:formula="of:=IF([.H224]=1;&quot;&quot;;&quot;ou&quot;)" office:value-type="string" office:string-value="ou" calcext:value-type="string">
            <text:p>ou</text:p>
          </table:table-cell>
          <table:table-cell table:style-name="ce996" table:formula="of:=IF([.H224]=1;&quot;&quot;;IF(OR([.F224]=2;[.F224]=4;[.F218]=&quot;||&quot;);&quot;]&quot;;&quot;[&quot;))" office:value-type="string" office:string-value="]" calcext:value-type="string">
            <text:p>]</text:p>
          </table:table-cell>
          <table:table-cell table:style-name="ce893" table:formula="of:=IF([.H224]=1;&quot;&quot;;[.F212])" office:value-type="float" office:value="-1.16666666666667" calcext:value-type="float">
            <text:p>-1,16666666666667</text:p>
          </table:table-cell>
          <table:table-cell table:style-name="ce996" table:formula="of:=IF([.H224]=1;&quot;&quot;;&quot;;&quot;)" office:value-type="string" office:string-value=";" calcext:value-type="string">
            <text:p>;</text:p>
          </table:table-cell>
          <table:table-cell table:style-name="ce893" table:formula="of:=IF([.H224]=1;&quot;&quot;;&quot;+infini&quot;)" office:value-type="string" office:string-value="+infini" calcext:value-type="string">
            <text:p>+infini</text:p>
          </table:table-cell>
          <table:table-cell table:style-name="ce1039" table:formula="of:=IF([.H224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44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79" office:value-type="string" calcext:value-type="string">
            <text:p>S =</text:p>
          </table:table-cell>
          <table:table-cell table:style-name="ce1001" table:formula="of:=[.B229]" office:value-type="string" office:string-value="]" calcext:value-type="string">
            <text:p>]</text:p>
          </table:table-cell>
          <table:table-cell table:style-name="ce1026" table:formula="of:=IF([.H224]=2;[.B215];[.C215])" office:value-type="string" office:string-value="-∞" calcext:value-type="string">
            <text:p>-∞</text:p>
          </table:table-cell>
          <table:table-cell table:style-name="ce1001" table:formula="of:=[.D229]" office:value-type="string" office:string-value=";" calcext:value-type="string">
            <text:p>;</text:p>
          </table:table-cell>
          <table:table-cell table:style-name="ce1026" table:formula="of:=[.E229]" office:value-type="float" office:value="-1.43478260869565" calcext:value-type="float">
            <text:p>-33/23</text:p>
          </table:table-cell>
          <table:table-cell table:style-name="ce1001" table:formula="of:=[.F229]" office:value-type="string" office:string-value="]" calcext:value-type="string">
            <text:p>]</text:p>
          </table:table-cell>
          <table:table-cell table:style-name="ce1047" table:formula="of:=IF([.H224]=1;&quot;&quot;;&quot;&quot;)" office:value-type="string" office:string-value="" calcext:value-type="string">
            <text:p></text:p>
          </table:table-cell>
          <table:table-cell table:style-name="ce1018" table:formula="of:=[.H229]" office:value-type="string" office:string-value="]" calcext:value-type="string">
            <text:p>]</text:p>
          </table:table-cell>
          <table:table-cell table:style-name="ce1026" table:formula="of:=[.I229]" office:value-type="float" office:value="-1.16666666666667" calcext:value-type="float">
            <text:p>- 7/6 </text:p>
          </table:table-cell>
          <table:table-cell table:style-name="ce1018" table:formula="of:=[.J229]" office:value-type="string" office:string-value=";" calcext:value-type="string">
            <text:p>;</text:p>
          </table:table-cell>
          <table:table-cell table:style-name="ce1026" table:formula="of:=IF([.H224]=1;&quot;&quot;;[.H215])" office:value-type="string" office:string-value="+∞" calcext:value-type="string">
            <text:p>+∞</text:p>
          </table:table-cell>
          <table:table-cell table:style-name="ce1103" table:formula="of:=[.L229]" office:value-type="string" office:string-value="[" calcext:value-type="string">
            <text:p>[</text:p>
          </table:table-cell>
          <table:table-cell table:style-name="ce984" table:formula="of:=COUNT([.B229:.L229])+COUNTIF([.B230:.L230];&quot;]&quot;)+COUNTIF([.B230:.L230];&quot;[&quot;)+COUNTIF([.B230:.L230];&quot;;&quot;)+COUNTIF([.B230:.L230];&quot;&quot;)+COUNTIF([.B230:.L230];&quot;-∞&quot;)+COUNTIF([.B230:.L230];&quot;+∞&quot;)" office:value-type="float" office:value="11" calcext:value-type="float">
            <text:p>11</text:p>
          </table:table-cell>
          <table:table-cell table:style-name="ce844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78" table:number-columns-repeated="8"/>
          <table:table-cell table:style-name="ce844" table:number-columns-repeated="6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853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42"/>
          <table:covered-table-cell table:number-columns-repeated="5" table:style-name="ce1020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81" table:formula="of:=[.C220]" office:value-type="string" office:string-value="(-x+5) / (6x+7) = -4" calcext:value-type="string">
            <text:p>(-x+5) / (6x+7) = -4</text:p>
          </table:table-cell>
          <table:table-cell table:style-name="ce971" table:formula="of:=IF(ISBLANK([$'Niveau 7'.N9]);0;IF([.B221]=[$'Niveau 7'.N9];1;-0.5))" office:value-type="float" office:value="0" calcext:value-type="float">
            <text:p>0</text:p>
          </table:table-cell>
          <table:table-cell table:style-name="ce971" table:formula="of:=IF(ISBLANK([$'Niveau 7'.O9]);0;IF([.C221]=[$'Niveau 7'.O9];1;-0.5))" office:value-type="float" office:value="0" calcext:value-type="float">
            <text:p>0</text:p>
          </table:table-cell>
          <table:table-cell table:style-name="ce971" table:formula="of:=IF(ISBLANK([$'Niveau 7'.P9]);0;IF([.D221]=[$'Niveau 7'.P9];1;-0.5))" office:value-type="float" office:value="0" calcext:value-type="float">
            <text:p>0</text:p>
          </table:table-cell>
          <table:table-cell table:style-name="ce971" table:formula="of:=IF(ISBLANK([$'Niveau 7'.Q9]);0;IF([.E221]=[$'Niveau 7'.Q9];1;-0.5))" office:value-type="float" office:value="0" calcext:value-type="float">
            <text:p>0</text:p>
          </table:table-cell>
          <table:table-cell table:style-name="ce971" table:formula="of:=IF(ISBLANK([$'Niveau 7'.R9]);0;IF([.F221]=[$'Niveau 7'.R9];1;-0.5))" office:value-type="float" office:value="0" calcext:value-type="float">
            <text:p>0</text:p>
          </table:table-cell>
          <table:table-cell table:style-name="ce978"/>
          <table:table-cell table:style-name="ce1020" table:number-columns-repeated="5"/>
          <table:table-cell table:style-name="ce984" table:formula="of:=SUM([.B233:.F233])" office:value-type="float" office:value="0" calcext:value-type="float">
            <text:p>0</text:p>
          </table:table-cell>
          <table:table-cell table:style-name="ce1115" table:formula="of:=IF(20*SUM([.M211];[.O216];[.M233];[.M234])/SUM([.N211];[.O218];[.G221];[.M230])&lt;0;0;20*SUM([.M211];[.O216];[.M233];[.M234])/SUM([.N211];[.O218];[.G221];[.M230]))" office:value-type="float" office:value="0" calcext:value-type="float">
            <text:p>0,00</text:p>
          </table:table-cell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style-name="ce982" table:formula="of:=[.H228]" office:value-type="string" office:string-value="(-x+5) / (6x+7) ≥ -4" calcext:value-type="string">
            <text:p>(-x+5) / (6x+7) ≥ -4</text:p>
          </table:table-cell>
          <table:table-cell table:style-name="ce1003" table:formula="of:=IF(ISBLANK([$'Niveau 7'.N14]);0;IF([.B229]=[$'Niveau 7'.N14];1;-0.5))" office:value-type="float" office:value="0" calcext:value-type="float">
            <text:p>0</text:p>
          </table:table-cell>
          <table:table-cell table:style-name="ce1003" table:formula="of:=IF(ISBLANK([$'Niveau 7'.O14]);0;IF([.C229]=[$'Niveau 7'.O14];1;-0.5))" office:value-type="float" office:value="0" calcext:value-type="float">
            <text:p>0</text:p>
          </table:table-cell>
          <table:table-cell table:style-name="ce1003" table:formula="of:=IF(ISBLANK([$'Niveau 7'.P14]);0;IF([.D229]=[$'Niveau 7'.P14];1;-0.5))" office:value-type="float" office:value="0" calcext:value-type="float">
            <text:p>0</text:p>
          </table:table-cell>
          <table:table-cell table:style-name="ce1003" table:formula="of:=IF(ISBLANK([$'Niveau 7'.Q14]);0;IF([.E229]=[$'Niveau 7'.Q14];1;-0.5))" office:value-type="float" office:value="0" calcext:value-type="float">
            <text:p>0</text:p>
          </table:table-cell>
          <table:table-cell table:style-name="ce1003" table:formula="of:=IF(ISBLANK([$'Niveau 7'.R14]);0;IF([.F229]=[$'Niveau 7'.R14];1;-0.5))" office:value-type="float" office:value="0" calcext:value-type="float">
            <text:p>0</text:p>
          </table:table-cell>
          <table:table-cell table:style-name="ce1048" table:formula="of:=IF(ISBLANK([$'Niveau 7'.S14]);0;IF([.G229]=[$'Niveau 7'.S14];1;-0.5))" office:value-type="float" office:value="0" calcext:value-type="float">
            <text:p>0</text:p>
          </table:table-cell>
          <table:table-cell table:style-name="ce1048" table:formula="of:=IF(ISBLANK([$'Niveau 7'.T14]);0;IF([.H229]=[$'Niveau 7'.T14];1;-0.5))" office:value-type="float" office:value="0" calcext:value-type="float">
            <text:p>0</text:p>
          </table:table-cell>
          <table:table-cell table:style-name="ce1048" table:formula="of:=IF(ISBLANK([$'Niveau 7'.U14]);0;IF([.I229]=[$'Niveau 7'.U14];1;-0.5))" office:value-type="float" office:value="0" calcext:value-type="float">
            <text:p>0</text:p>
          </table:table-cell>
          <table:table-cell table:style-name="ce1048" table:formula="of:=IF(ISBLANK([$'Niveau 7'.V14]);0;IF([.J229]=[$'Niveau 7'.V14];1;-0.5))" office:value-type="float" office:value="0" calcext:value-type="float">
            <text:p>0</text:p>
          </table:table-cell>
          <table:table-cell table:style-name="ce1048" table:formula="of:=IF(ISBLANK([$'Niveau 7'.W14]);0;IF([.K229]=[$'Niveau 7'.W14];1;-0.5))" office:value-type="float" office:value="0" calcext:value-type="float">
            <text:p>0</text:p>
          </table:table-cell>
          <table:table-cell table:style-name="ce1048" table:formula="of:=IF(ISBLANK([$'Niveau 7'.X14]);0;IF([.L229]=[$'Niveau 7'.X14];1;-0.5))" office:value-type="float" office:value="0" calcext:value-type="float">
            <text:p>0</text:p>
          </table:table-cell>
          <table:table-cell table:style-name="ce984" table:formula="of:=SUM([.B234:.L234])" office:value-type="float" office:value="0" calcext:value-type="float">
            <text:p>0</text:p>
          </table:table-cell>
          <table:table-cell table:style-name="ce844"/>
          <table:table-cell table:style-name="ce1096"/>
          <table:table-cell/>
          <table:table-cell table:style-name="ce1096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 table:style-name="ce836" office:value-type="string" calcext:value-type="string">
            <text:p>a (str)</text:p>
          </table:table-cell>
          <table:table-cell table:style-name="ce836" office:value-type="string" calcext:value-type="string">
            <text:p>a</text:p>
          </table:table-cell>
          <table:table-cell table:style-name="ce836" office:value-type="string" calcext:value-type="string">
            <text:p>Signe</text:p>
          </table:table-cell>
          <table:table-cell table:style-name="ce836" office:value-type="string" calcext:value-type="string">
            <text:p>b</text:p>
          </table:table-cell>
          <table:table-cell table:style-name="ce836" office:value-type="string" calcext:value-type="string">
            <text:p>e</text:p>
          </table:table-cell>
          <table:table-cell table:style-name="ce836" office:value-type="string" calcext:value-type="string">
            <text:p>Concat</text:p>
          </table:table-cell>
          <table:table-cell table:style-name="ce844" table:number-columns-repeated="2"/>
          <table:table-cell table:style-name="ce987" table:number-columns-repeated="2"/>
          <table:table-cell table:style-name="ce988" table:number-columns-repeated="5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985" table:formula="of:=IF(OR([.B237]=0;[.B237]=1);&quot;&quot;;IF([.B237]=-1;&quot;-&quot;;[.B237]))" office:value-type="string" office:string-value="-" calcext:value-type="string">
            <text:p>-</text:p>
          </table:table-cell>
          <table:table-cell table:style-name="ce1012" table:formula="of:=VLOOKUP([.H255];[.$B$255:.$G$354];2)" office:value-type="float" office:value="-1" calcext:value-type="float">
            <text:p>-1</text:p>
          </table:table-cell>
          <table:table-cell table:style-name="ce986" table:formula="of:=IF([.D237]&gt;0;&quot;+&quot;;IF([.D237]&lt;0;&quot;-&quot;;&quot;&quot;))" office:value-type="string" office:string-value="+" calcext:value-type="string">
            <text:p>+</text:p>
          </table:table-cell>
          <table:table-cell table:style-name="ce1012" table:formula="of:=VLOOKUP([.H255];[.$B$255:.$G$354];3)" office:value-type="float" office:value="5" calcext:value-type="float">
            <text:p>5</text:p>
          </table:table-cell>
          <table:table-cell table:style-name="ce1012" table:formula="of:=VLOOKUP([.H255];[.$B$255:.$G$354];6)" office:value-type="float" office:value="-4" calcext:value-type="float">
            <text:p>-4</text:p>
          </table:table-cell>
          <table:table-cell table:style-name="ce1042" table:formula="of:=COM.MICROSOFT.CONCAT([.A237];&quot;x&quot;;[.C237];ABS([.D237]))" office:value-type="string" office:string-value="-x+5" calcext:value-type="string">
            <text:p>-x+5</text:p>
          </table:table-cell>
          <table:table-cell table:style-name="ce844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986"/>
          <table:table-cell table:style-name="ce986" office:value-type="string" calcext:value-type="string">
            <text:p>c</text:p>
          </table:table-cell>
          <table:table-cell table:style-name="ce986"/>
          <table:table-cell table:style-name="ce986" office:value-type="string" calcext:value-type="string">
            <text:p>d</text:p>
          </table:table-cell>
          <table:table-cell table:style-name="ce986" office:value-type="string" calcext:value-type="string">
            <text:p>Ordre</text:p>
          </table:table-cell>
          <table:table-cell table:style-name="ce986" office:value-type="string" calcext:value-type="string">
            <text:p>----------</text:p>
          </table:table-cell>
          <table:table-cell table:style-name="ce844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985" table:formula="of:=IF(OR([.B239]=0;[.B239]=1);&quot;&quot;;IF([.B239]=-1;&quot;-&quot;;[.B239]))" office:value-type="float" office:value="6" calcext:value-type="float">
            <text:p>6</text:p>
          </table:table-cell>
          <table:table-cell table:style-name="ce1012" table:formula="of:=VLOOKUP([.H255];[.$B$255:.$G$354];4)" office:value-type="float" office:value="6" calcext:value-type="float">
            <text:p>6</text:p>
          </table:table-cell>
          <table:table-cell table:style-name="ce986" table:formula="of:=IF([.D239]&gt;0;&quot;+&quot;;IF([.D239]&lt;0;&quot;-&quot;;&quot;&quot;))" office:value-type="string" office:string-value="+" calcext:value-type="string">
            <text:p>+</text:p>
          </table:table-cell>
          <table:table-cell table:style-name="ce1012" table:formula="of:=VLOOKUP([.H255];[.$B$255:.$G$354];5)" office:value-type="float" office:value="7" calcext:value-type="float">
            <text:p>7</text:p>
          </table:table-cell>
          <table:table-cell table:style-name="ce1012" table:formula="of:=[.G224]" office:value-type="string" office:string-value="≥" calcext:value-type="string">
            <text:p>≥</text:p>
          </table:table-cell>
          <table:table-cell table:style-name="ce1042" table:formula="of:=COM.MICROSOFT.CONCAT([.A239];&quot;x&quot;;[.C239];ABS([.D239]))" office:value-type="string" office:string-value="6x+7" calcext:value-type="string">
            <text:p>6x+7</text:p>
          </table:table-cell>
          <table:table-cell table:style-name="ce1043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987"/>
          <table:table-cell table:style-name="ce988" table:number-columns-repeated="6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836" office:value-type="string" calcext:value-type="string">
            <text:p>a - ce (str)a</text:p>
          </table:table-cell>
          <table:table-cell table:style-name="ce836" office:value-type="string" calcext:value-type="string">
            <text:p>a – ce</text:p>
          </table:table-cell>
          <table:table-cell table:style-name="ce836" office:value-type="string" calcext:value-type="string">
            <text:p>Signe</text:p>
          </table:table-cell>
          <table:table-cell table:number-columns-repeated="2" table:style-name="ce836" office:value-type="string" calcext:value-type="string">
            <text:p>b - de</text:p>
          </table:table-cell>
          <table:table-cell table:style-name="ce836" office:value-type="string" calcext:value-type="string" table:number-columns-spanned="2" table:number-rows-spanned="1">
            <text:p>Concat</text:p>
          </table:table-cell>
          <table:covered-table-cell table:style-name="ce836"/>
          <table:table-cell table:style-name="ce836" office:value-type="string" calcext:value-type="string">
            <text:p>PGCD</text:p>
          </table:table-cell>
          <table:table-cell table:style-name="ce836" office:value-type="string" calcext:value-type="string">
            <text:p>num simp</text:p>
          </table:table-cell>
          <table:table-cell table:style-name="ce836" office:value-type="string" calcext:value-type="string">
            <text:p>den simp</text:p>
          </table:table-cell>
          <table:table-cell table:style-name="ce836" office:value-type="string" calcext:value-type="string">
            <text:p>rac num</text:p>
          </table:table-cell>
          <table:table-cell table:style-name="ce836" office:value-type="string" calcext:value-type="string">
            <text:p>rac den</text:p>
          </table:table-cell>
          <table:table-cell table:style-name="ce836" office:value-type="string" calcext:value-type="string">
            <text:p>Rac dec</text:p>
          </table:table-cell>
          <table:table-cell table:style-name="ce836" office:value-type="string" calcext:value-type="string">
            <text:p>Rac frac</text:p>
          </table:table-cell>
          <table:table-cell table:style-name="ce836" office:value-type="string" calcext:value-type="string">
            <text:p>Entier</text:p>
          </table:table-cell>
          <table:table-cell table:style-name="ce836" office:value-type="string" calcext:value-type="string">
            <text:p>Rac</text:p>
          </table:table-cell>
          <table:table-cell table:style-name="ce836" office:value-type="string" calcext:value-type="string" table:number-columns-spanned="2" table:number-rows-spanned="1">
            <text:p>Concat</text:p>
          </table:table-cell>
          <table:covered-table-cell table:style-name="ce951"/>
          <table:table-cell table:style-name="ce842" table:number-columns-repeated="47"/>
          <table:table-cell table:style-name="ce1138" table:number-columns-repeated="959"/>
        </table:table-row>
        <table:table-row table:style-name="ro6">
          <table:table-cell table:style-name="ce985" table:formula="of:=IF(OR([.B242]=0;[.B242]=1);&quot;&quot;;IF([.B242]=-1;&quot;-&quot;;[.B242]))" office:value-type="float" office:value="23" calcext:value-type="float">
            <text:p>23</text:p>
          </table:table-cell>
          <table:table-cell table:style-name="ce1014" table:formula="of:=[.B237]-[.B239]*[.E237]" office:value-type="float" office:value="23" calcext:value-type="float">
            <text:p>23</text:p>
          </table:table-cell>
          <table:table-cell table:style-name="ce986" table:formula="of:=IF([.E242]&gt;0;&quot;+&quot;;IF([.E242]&lt;0;&quot;-&quot;;&quot;&quot;))" office:value-type="string" office:string-value="+" calcext:value-type="string">
            <text:p>+</text:p>
          </table:table-cell>
          <table:table-cell table:style-name="ce985" table:formula="of:=IF([.E242]=0;&quot;&quot;;ABS([.E242]))" office:value-type="float" office:value="33" calcext:value-type="float">
            <text:p>33</text:p>
          </table:table-cell>
          <table:table-cell table:style-name="ce1014" table:formula="of:=[.D237]-[.D239]*[.E237]" office:value-type="float" office:value="33" calcext:value-type="float">
            <text:p>33</text:p>
          </table:table-cell>
          <table:table-cell table:style-name="ce986" table:formula="of:=COM.MICROSOFT.CONCAT([.A242];&quot;x&quot;;[.C242];[.D242])" office:value-type="string" office:string-value="23x+33" calcext:value-type="string">
            <text:p>23x+33</text:p>
          </table:table-cell>
          <table:table-cell table:style-name="ce986" table:formula="of:=COM.MICROSOFT.CONCAT(&quot;(&quot;;[.A242];&quot;x&quot;;[.C242];[.D242];&quot;)&quot;)" office:value-type="string" office:string-value="(23x+33)" calcext:value-type="string">
            <text:p>(23x+33)</text:p>
          </table:table-cell>
          <table:table-cell table:style-name="ce986" table:formula="of:=GCD(ABS([.B242]);ABS([.E242]))" office:value-type="float" office:value="1" calcext:value-type="float">
            <text:p>1</text:p>
          </table:table-cell>
          <table:table-cell table:style-name="ce986" table:formula="of:=[.B242]/[.H242]" office:value-type="float" office:value="23" calcext:value-type="float">
            <text:p>23</text:p>
          </table:table-cell>
          <table:table-cell table:style-name="ce986" table:formula="of:=[.E242]/[.H242]" office:value-type="float" office:value="33" calcext:value-type="float">
            <text:p>33</text:p>
          </table:table-cell>
          <table:table-cell table:style-name="ce986" table:formula="of:=IF([.B242]*[.E242]&lt;0;ABS([.J242]);-ABS([.J242]))" office:value-type="float" office:value="-33" calcext:value-type="float">
            <text:p>-33</text:p>
          </table:table-cell>
          <table:table-cell table:style-name="ce986" table:formula="of:=ABS([.I242])" office:value-type="float" office:value="23" calcext:value-type="float">
            <text:p>23</text:p>
          </table:table-cell>
          <table:table-cell table:style-name="ce986" table:formula="of:=-[.J242]/[.I242]" office:value-type="float" office:value="-1.43478260869565" calcext:value-type="float">
            <text:p>-1,43478260869565</text:p>
          </table:table-cell>
          <table:table-cell table:style-name="ce1117" table:formula="of:=-[.J242]/[.I242]" office:value-type="float" office:value="-1.43478260869565" calcext:value-type="float">
            <text:p>-33/23</text:p>
          </table:table-cell>
          <table:table-cell table:style-name="ce1120" table:formula="of:=IF([.M242]-INT([.M242])=0;TRUE();FALSE())" office:value-type="boolean" office:boolean-value="false" calcext:value-type="boolean">
            <text:p>FAUX</text:p>
          </table:table-cell>
          <table:table-cell table:style-name="ce1088" table:formula="of:=IF([.O242];[.M242];CONCATENATE([.K242];&quot;/&quot;;[.L242]))" office:value-type="string" office:string-value="-33/23" calcext:value-type="string">
            <text:p>-33/23</text:p>
          </table:table-cell>
          <table:table-cell table:style-name="ce1042" table:formula="of:=COM.MICROSOFT.CONCAT(&quot;(&quot;;[.F242];&quot;) / (&quot;;[.F244];&quot;)&quot;)" office:value-type="string" office:string-value="(23x+33) / (6x+7)" calcext:value-type="string" table:number-columns-spanned="2" table:number-rows-spanned="1">
            <text:p>(23x+33) / (6x+7)</text:p>
          </table:table-cell>
          <table:covered-table-cell table:style-name="ce951"/>
          <table:table-cell table:style-name="ce842" table:number-columns-repeated="47"/>
          <table:table-cell table:style-name="ce1138" table:number-columns-repeated="959"/>
        </table:table-row>
        <table:table-row table:style-name="ro6">
          <table:table-cell table:style-name="ce986"/>
          <table:table-cell table:style-name="ce986" office:value-type="string" calcext:value-type="string">
            <text:p>c</text:p>
          </table:table-cell>
          <table:table-cell table:style-name="ce951"/>
          <table:table-cell table:style-name="ce987"/>
          <table:table-cell table:style-name="ce986" office:value-type="string" calcext:value-type="string">
            <text:p>d</text:p>
          </table:table-cell>
          <table:table-cell table:style-name="ce988" office:value-type="string" calcext:value-type="string">
            <text:p>----------</text:p>
          </table:table-cell>
          <table:table-cell table:style-name="ce988"/>
          <table:table-cell table:style-name="ce986"/>
          <table:table-cell table:style-name="ce836" office:value-type="string" calcext:value-type="string">
            <text:p>num simp</text:p>
          </table:table-cell>
          <table:table-cell table:style-name="ce836" office:value-type="string" calcext:value-type="string">
            <text:p>den simp</text:p>
          </table:table-cell>
          <table:table-cell table:style-name="ce836" office:value-type="string" calcext:value-type="string">
            <text:p>rac num</text:p>
          </table:table-cell>
          <table:table-cell table:style-name="ce836" office:value-type="string" calcext:value-type="string">
            <text:p>rac den</text:p>
          </table:table-cell>
          <table:table-cell table:style-name="ce836" office:value-type="string" calcext:value-type="string">
            <text:p>Rac dec</text:p>
          </table:table-cell>
          <table:table-cell table:style-name="ce836" office:value-type="string" calcext:value-type="string">
            <text:p>Rac frac</text:p>
          </table:table-cell>
          <table:table-cell table:style-name="ce836" office:value-type="string" calcext:value-type="string">
            <text:p>Entier</text:p>
          </table:table-cell>
          <table:table-cell table:style-name="ce836" office:value-type="string" calcext:value-type="string">
            <text:p>VI</text:p>
          </table:table-cell>
          <table:table-cell table:style-name="ce1042" table:formula="of:=COM.MICROSOFT.CONCAT(&quot;(&quot;;[.F242];&quot;)/(&quot;;[.F244];&quot;)&quot;)" office:value-type="string" office:string-value="(23x+33)/(6x+7)" calcext:value-type="string" table:number-columns-spanned="2" table:number-rows-spanned="1">
            <text:p>(23x+33)/(6x+7)</text:p>
          </table:table-cell>
          <table:covered-table-cell table:style-name="ce951"/>
          <table:table-cell table:style-name="ce842" table:number-columns-repeated="47"/>
          <table:table-cell table:style-name="ce1138" table:number-columns-repeated="959"/>
        </table:table-row>
        <table:table-row table:style-name="ro6">
          <table:table-cell table:style-name="ce985" table:formula="of:=IF(OR([.B244]=0;[.B244]=1);&quot;&quot;;IF([.B244]=-1;&quot;-&quot;;[.B244]))" office:value-type="float" office:value="6" calcext:value-type="float">
            <text:p>6</text:p>
          </table:table-cell>
          <table:table-cell table:style-name="ce1014" table:formula="of:=[.B239]" office:value-type="float" office:value="6" calcext:value-type="float">
            <text:p>6</text:p>
          </table:table-cell>
          <table:table-cell table:style-name="ce986" table:formula="of:=IF([.E244]&gt;0;&quot;+&quot;;IF([.E244]&lt;0;&quot;-&quot;;&quot;&quot;))" office:value-type="string" office:string-value="+" calcext:value-type="string">
            <text:p>+</text:p>
          </table:table-cell>
          <table:table-cell table:style-name="ce987"/>
          <table:table-cell table:style-name="ce1014" table:formula="of:=[.D239]" office:value-type="float" office:value="7" calcext:value-type="float">
            <text:p>7</text:p>
          </table:table-cell>
          <table:table-cell table:style-name="ce986" table:formula="of:=COM.MICROSOFT.CONCAT([.A244];&quot;x&quot;;[.C244];ABS([.E244]))" office:value-type="string" office:string-value="6x+7" calcext:value-type="string">
            <text:p>6x+7</text:p>
          </table:table-cell>
          <table:table-cell table:style-name="ce986" table:formula="of:=COM.MICROSOFT.CONCAT(&quot;(&quot;;[.A244];&quot;x&quot;;[.C244];ABS([.E244]);&quot;)&quot;)" office:value-type="string" office:string-value="(6x+7)" calcext:value-type="string">
            <text:p>(6x+7)</text:p>
          </table:table-cell>
          <table:table-cell table:style-name="ce986" table:formula="of:=GCD(ABS([.B244]);ABS([.E244]))" office:value-type="float" office:value="1" calcext:value-type="float">
            <text:p>1</text:p>
          </table:table-cell>
          <table:table-cell table:style-name="ce986" table:formula="of:=[.B244]/[.H244]" office:value-type="float" office:value="6" calcext:value-type="float">
            <text:p>6</text:p>
          </table:table-cell>
          <table:table-cell table:style-name="ce986" table:formula="of:=[.E244]/[.H244]" office:value-type="float" office:value="7" calcext:value-type="float">
            <text:p>7</text:p>
          </table:table-cell>
          <table:table-cell table:style-name="ce986" table:formula="of:=IF([.B244]*[.E244]&lt;0;ABS([.J244]);-ABS([.J244]))" office:value-type="float" office:value="-7" calcext:value-type="float">
            <text:p>-7</text:p>
          </table:table-cell>
          <table:table-cell table:style-name="ce986" table:formula="of:=ABS([.I244])" office:value-type="float" office:value="6" calcext:value-type="float">
            <text:p>6</text:p>
          </table:table-cell>
          <table:table-cell table:style-name="ce986" table:formula="of:=-[.J244]/[.I244]" office:value-type="float" office:value="-1.16666666666667" calcext:value-type="float">
            <text:p>-1,16666666666667</text:p>
          </table:table-cell>
          <table:table-cell table:style-name="ce1035" table:formula="of:=-[.J244]/[.I244]" office:value-type="float" office:value="-1.16666666666667" calcext:value-type="float">
            <text:p>- 7/6 </text:p>
          </table:table-cell>
          <table:table-cell table:style-name="ce1120" table:formula="of:=IF([.M244]-INT([.M244])=0;TRUE();FALSE())" office:value-type="boolean" office:boolean-value="false" calcext:value-type="boolean">
            <text:p>FAUX</text:p>
          </table:table-cell>
          <table:table-cell table:style-name="ce1088" table:formula="of:=IF([.O244];[.M244];CONCATENATE([.K244];&quot;/&quot;;[.L244]))" office:value-type="string" office:string-value="-7/6" calcext:value-type="string">
            <text:p>-7/6</text:p>
          </table:table-cell>
          <table:table-cell table:style-name="ce1043"/>
          <table:table-cell table:style-name="ce1133"/>
          <table:table-cell table:style-name="ce842" table:number-columns-repeated="47"/>
          <table:table-cell table:style-name="ce1138" table:number-columns-repeated="959"/>
        </table:table-row>
        <table:table-row table:style-name="ro6">
          <table:table-cell table:style-name="ce987"/>
          <table:table-cell table:style-name="ce988" table:number-columns-repeated="14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988" table:formula="of:=[.F237]" office:value-type="string" office:string-value="-x+5" calcext:value-type="string">
            <text:p>-x+5</text:p>
          </table:table-cell>
          <table:table-cell table:style-name="ce988" table:number-columns-repeated="3"/>
          <table:table-cell table:style-name="ce1038" table:formula="of:=[.F242]" office:value-type="string" office:string-value="23x+33" calcext:value-type="string">
            <text:p>23x+33</text:p>
          </table:table-cell>
          <table:table-cell table:style-name="ce988" table:number-columns-repeated="10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988" office:value-type="string" calcext:value-type="string">
            <text:p>-------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table:formula="of:=[.E237]" office:value-type="float" office:value="-4" calcext:value-type="float">
            <text:p>-4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office:value-type="float" office:value="0" calcext:value-type="float">
            <text:p>0</text:p>
          </table:table-cell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style-name="ce988" table:formula="of:=[.F239]" office:value-type="string" office:string-value="6x+7" calcext:value-type="string">
            <text:p>6x+7</text:p>
          </table:table-cell>
          <table:table-cell table:style-name="ce988" table:number-columns-repeated="3"/>
          <table:table-cell table:style-name="ce988" table:formula="of:=[.F244]" office:value-type="string" office:string-value="6x+7" calcext:value-type="string">
            <text:p>6x+7</text:p>
          </table:table-cell>
          <table:table-cell table:style-name="ce988" table:number-columns-repeated="2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42" table:number-columns-repeated="48"/>
          <table:table-cell table:style-name="ce1138" table:number-columns-repeated="960"/>
        </table:table-row>
        <table:table-row table:style-name="ro6">
          <table:table-cell table:number-columns-repeated="1024"/>
        </table:table-row>
        <table:table-row table:style-name="ro6">
          <table:table-cell table:style-name="ce988" office:value-type="string" calcext:value-type="string">
            <text:p>ax+b</text:p>
          </table:table-cell>
          <table:table-cell table:style-name="ce988" table:number-columns-repeated="3"/>
          <table:table-cell table:style-name="ce988" office:value-type="string" calcext:value-type="string">
            <text:p>ax+b-cex-de</text:p>
          </table:table-cell>
          <table:table-cell table:style-name="ce988" table:number-columns-repeated="3"/>
          <table:table-cell table:style-name="ce988" office:value-type="string" calcext:value-type="string">
            <text:p>x(a-ce)+b-de</text:p>
          </table:table-cell>
          <table:table-cell table:style-name="ce988" table:number-columns-repeated="2"/>
          <table:table-cell table:number-columns-repeated="1013"/>
        </table:table-row>
        <table:table-row table:style-name="ro6"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string" calcext:value-type="string">
            <text:p>e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1126" office:value-type="string" calcext:value-type="string">
            <text:p>x = (de-b)/(a-ce)</text:p>
          </table:table-cell>
          <table:table-cell table:style-name="Default"/>
          <table:table-cell table:number-columns-repeated="1010"/>
        </table:table-row>
        <table:table-row table:style-name="ro6"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2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style-name="ce836" office:value-type="string" calcext:value-type="string">
            <text:p>Aléatoire a</text:p>
          </table:table-cell>
          <table:table-cell table:style-name="ce836" office:value-type="string" calcext:value-type="string">
            <text:p>Rang</text:p>
          </table:table-cell>
          <table:table-cell table:style-name="ce836" office:value-type="string" calcext:value-type="string">
            <text:p>a</text:p>
          </table:table-cell>
          <table:table-cell table:style-name="ce836" office:value-type="string" calcext:value-type="string">
            <text:p>b</text:p>
          </table:table-cell>
          <table:table-cell table:style-name="ce836" office:value-type="string" calcext:value-type="string">
            <text:p>c</text:p>
          </table:table-cell>
          <table:table-cell table:style-name="ce836" office:value-type="string" calcext:value-type="string">
            <text:p>d</text:p>
          </table:table-cell>
          <table:table-cell table:style-name="ce836" office:value-type="string" calcext:value-type="string">
            <text:p>e</text:p>
          </table:table-cell>
          <table:table-cell table:style-name="ce836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9"/>
        </table:table-row>
        <table:table-row table:style-name="ro6">
          <table:table-cell table:style-name="ce961" office:value-type="float" office:value="0.167758534295733" calcext:value-type="float">
            <text:p>0,167758534295733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55];[.$A$255:.$A$354];0)" office:value-type="float" office:value="82" calcext:value-type="float">
            <text:p>82</text:p>
          </table:table-cell>
          <table:table-cell table:number-columns-repeated="2"/>
          <table:table-cell table:formula="of:=VLOOKUP([.H255];[.$B$255:.$G$354];2)" office:value-type="float" office:value="-1" calcext:value-type="float">
            <text:p>-1</text:p>
          </table:table-cell>
          <table:table-cell table:formula="of:=VLOOKUP([.H255];[.$B$255:.$G$354];3)" office:value-type="float" office:value="5" calcext:value-type="float">
            <text:p>5</text:p>
          </table:table-cell>
          <table:table-cell table:formula="of:=VLOOKUP([.H255];[.$B$255:.$G$354];4)" office:value-type="float" office:value="6" calcext:value-type="float">
            <text:p>6</text:p>
          </table:table-cell>
          <table:table-cell table:formula="of:=VLOOKUP([.H255];[.$B$255:.$G$354];5)" office:value-type="float" office:value="7" calcext:value-type="float">
            <text:p>7</text:p>
          </table:table-cell>
          <table:table-cell table:formula="of:=VLOOKUP([.H255];[.$B$255:.$G$354];6)" office:value-type="float" office:value="-4" calcext:value-type="float">
            <text:p>-4</text:p>
          </table:table-cell>
          <table:table-cell table:number-columns-repeated="1009"/>
        </table:table-row>
        <table:table-row table:style-name="ro6">
          <table:table-cell table:style-name="ce961" office:value-type="float" office:value="0.453495568764558" calcext:value-type="float">
            <text:p>0,453495568764558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56];[.$A$255:.$A$354];0)" office:value-type="float" office:value="46" calcext:value-type="float">
            <text:p>46</text:p>
          </table:table-cell>
          <table:table-cell table:number-columns-repeated="1016"/>
        </table:table-row>
        <table:table-row table:style-name="ro6">
          <table:table-cell table:style-name="ce961" office:value-type="float" office:value="0.248364642658981" calcext:value-type="float">
            <text:p>0,248364642658981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57];[.$A$255:.$A$354];0)" office:value-type="float" office:value="69" calcext:value-type="float">
            <text:p>69</text:p>
          </table:table-cell>
          <table:table-cell table:number-columns-repeated="1016"/>
        </table:table-row>
        <table:table-row table:style-name="ro6">
          <table:table-cell table:style-name="ce961" office:value-type="float" office:value="0.236669940398203" calcext:value-type="float">
            <text:p>0,236669940398203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58];[.$A$255:.$A$354];0)" office:value-type="float" office:value="71" calcext:value-type="float">
            <text:p>71</text:p>
          </table:table-cell>
          <table:table-cell table:number-columns-repeated="1016"/>
        </table:table-row>
        <table:table-row table:style-name="ro6">
          <table:table-cell table:style-name="ce961" office:value-type="float" office:value="0.287608056629197" calcext:value-type="float">
            <text:p>0,287608056629197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259];[.$A$255:.$A$354];0)" office:value-type="float" office:value="61" calcext:value-type="float">
            <text:p>61</text:p>
          </table:table-cell>
          <table:table-cell table:number-columns-repeated="1016"/>
        </table:table-row>
        <table:table-row table:style-name="ro6">
          <table:table-cell table:style-name="ce961" office:value-type="float" office:value="0.129107061751038" calcext:value-type="float">
            <text:p>0,129107061751038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0];[.$A$255:.$A$354];0)" office:value-type="float" office:value="88" calcext:value-type="float">
            <text:p>88</text:p>
          </table:table-cell>
          <table:table-cell table:number-columns-repeated="1016"/>
        </table:table-row>
        <table:table-row table:style-name="ro6">
          <table:table-cell table:style-name="ce961" office:value-type="float" office:value="0.0626286126538124" calcext:value-type="float">
            <text:p>0,062628612653812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1];[.$A$255:.$A$354];0)" office:value-type="float" office:value="96" calcext:value-type="float">
            <text:p>96</text:p>
          </table:table-cell>
          <table:table-cell table:number-columns-repeated="1016"/>
        </table:table-row>
        <table:table-row table:style-name="ro6">
          <table:table-cell table:style-name="ce961" office:value-type="float" office:value="0.42829849951097" calcext:value-type="float">
            <text:p>0,42829849951097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62];[.$A$255:.$A$354];0)" office:value-type="float" office:value="49" calcext:value-type="float">
            <text:p>49</text:p>
          </table:table-cell>
          <table:table-cell table:number-columns-repeated="1016"/>
        </table:table-row>
        <table:table-row table:style-name="ro6">
          <table:table-cell table:style-name="ce961" office:value-type="float" office:value="0.195729913800791" calcext:value-type="float">
            <text:p>0,195729913800791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3];[.$A$255:.$A$354];0)" office:value-type="float" office:value="77" calcext:value-type="float">
            <text:p>77</text:p>
          </table:table-cell>
          <table:table-cell table:number-columns-repeated="1016"/>
        </table:table-row>
        <table:table-row table:style-name="ro6">
          <table:table-cell table:style-name="ce961" office:value-type="float" office:value="0.0980043777391126" calcext:value-type="float">
            <text:p>0,098004377739113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264];[.$A$255:.$A$354];0)" office:value-type="float" office:value="93" calcext:value-type="float">
            <text:p>93</text:p>
          </table:table-cell>
          <table:table-cell table:number-columns-repeated="1016"/>
        </table:table-row>
        <table:table-row table:style-name="ro6">
          <table:table-cell table:style-name="ce961" office:value-type="float" office:value="0.810324294845979" calcext:value-type="float">
            <text:p>0,810324294845979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5];[.$A$255:.$A$354];0)" office:value-type="float" office:value="12" calcext:value-type="float">
            <text:p>12</text:p>
          </table:table-cell>
          <table:table-cell table:number-columns-repeated="1016"/>
        </table:table-row>
        <table:table-row table:style-name="ro6">
          <table:table-cell table:style-name="ce961" office:value-type="float" office:value="0.181619266514247" calcext:value-type="float">
            <text:p>0,181619266514247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66];[.$A$255:.$A$354];0)" office:value-type="float" office:value="80" calcext:value-type="float">
            <text:p>80</text:p>
          </table:table-cell>
          <table:table-cell table:number-columns-repeated="1016"/>
        </table:table-row>
        <table:table-row table:style-name="ro6">
          <table:table-cell table:style-name="ce961" office:value-type="float" office:value="0.457764044258484" calcext:value-type="float">
            <text:p>0,457764044258484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7];[.$A$255:.$A$354];0)" office:value-type="float" office:value="45" calcext:value-type="float">
            <text:p>45</text:p>
          </table:table-cell>
          <table:table-cell table:number-columns-repeated="1016"/>
        </table:table-row>
        <table:table-row table:style-name="ro6">
          <table:table-cell table:style-name="ce961" office:value-type="float" office:value="0.425171392635893" calcext:value-type="float">
            <text:p>0,425171392635893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8];[.$A$255:.$A$354];0)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961" office:value-type="float" office:value="0.887966881197113" calcext:value-type="float">
            <text:p>0,887966881197113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9];[.$A$255:.$A$354];0)" office:value-type="float" office:value="7" calcext:value-type="float">
            <text:p>7</text:p>
          </table:table-cell>
          <table:table-cell table:number-columns-repeated="1016"/>
        </table:table-row>
        <table:table-row table:style-name="ro6">
          <table:table-cell table:style-name="ce961" office:value-type="float" office:value="0.806678755274441" calcext:value-type="float">
            <text:p>0,806678755274441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70];[.$A$255:.$A$354];0)" office:value-type="float" office:value="13" calcext:value-type="float">
            <text:p>13</text:p>
          </table:table-cell>
          <table:table-cell table:number-columns-repeated="1016"/>
        </table:table-row>
        <table:table-row table:style-name="ro6">
          <table:table-cell table:style-name="ce961" office:value-type="float" office:value="0.572062734198454" calcext:value-type="float">
            <text:p>0,572062734198454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71];[.$A$255:.$A$354];0)" office:value-type="float" office:value="34" calcext:value-type="float">
            <text:p>34</text:p>
          </table:table-cell>
          <table:table-cell table:number-columns-repeated="1016"/>
        </table:table-row>
        <table:table-row table:style-name="ro6">
          <table:table-cell table:style-name="ce961" office:value-type="float" office:value="0.0314564435727885" calcext:value-type="float">
            <text:p>0,031456443572789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72];[.$A$255:.$A$354]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 table:style-name="ce961" office:value-type="float" office:value="0.280144086635665" calcext:value-type="float">
            <text:p>0,280144086635665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73];[.$A$255:.$A$354];0)" office:value-type="float" office:value="63" calcext:value-type="float">
            <text:p>63</text:p>
          </table:table-cell>
          <table:table-cell table:number-columns-repeated="1016"/>
        </table:table-row>
        <table:table-row table:style-name="ro6">
          <table:table-cell table:style-name="ce961" office:value-type="float" office:value="0.406837427012353" calcext:value-type="float">
            <text:p>0,406837427012353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4];[.$A$255:.$A$354];0)" office:value-type="float" office:value="53" calcext:value-type="float">
            <text:p>53</text:p>
          </table:table-cell>
          <table:table-cell table:number-columns-repeated="1016"/>
        </table:table-row>
        <table:table-row table:style-name="ro6">
          <table:table-cell table:style-name="ce961" office:value-type="float" office:value="0.199449179556558" calcext:value-type="float">
            <text:p>0,199449179556558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5];[.$A$255:.$A$354];0)" office:value-type="float" office:value="76" calcext:value-type="float">
            <text:p>76</text:p>
          </table:table-cell>
          <table:table-cell table:number-columns-repeated="1016"/>
        </table:table-row>
        <table:table-row table:style-name="ro6">
          <table:table-cell table:style-name="ce961" office:value-type="float" office:value="0.266890381365688" calcext:value-type="float">
            <text:p>0,266890381365688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76];[.$A$255:.$A$354];0)" office:value-type="float" office:value="67" calcext:value-type="float">
            <text:p>67</text:p>
          </table:table-cell>
          <table:table-cell table:number-columns-repeated="1016"/>
        </table:table-row>
        <table:table-row table:style-name="ro6">
          <table:table-cell table:style-name="ce961" office:value-type="float" office:value="0.753398081914835" calcext:value-type="float">
            <text:p>0,753398081914835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277];[.$A$255:.$A$354];0)" office:value-type="float" office:value="18" calcext:value-type="float">
            <text:p>18</text:p>
          </table:table-cell>
          <table:table-cell table:number-columns-repeated="1016"/>
        </table:table-row>
        <table:table-row table:style-name="ro6">
          <table:table-cell table:style-name="ce961" office:value-type="float" office:value="0.973691846803432" calcext:value-type="float">
            <text:p>0,973691846803432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8];[.$A$255:.$A$354];0)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style-name="ce961" office:value-type="float" office:value="0.601458701721816" calcext:value-type="float">
            <text:p>0,601458701721816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9];[.$A$255:.$A$354];0)" office:value-type="float" office:value="32" calcext:value-type="float">
            <text:p>32</text:p>
          </table:table-cell>
          <table:table-cell table:number-columns-repeated="1016"/>
        </table:table-row>
        <table:table-row table:style-name="ro6">
          <table:table-cell table:style-name="ce961" office:value-type="float" office:value="0.856394480424123" calcext:value-type="float">
            <text:p>0,856394480424123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80];[.$A$255:.$A$354];0)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style-name="ce961" office:value-type="float" office:value="0.0874683792633787" calcext:value-type="float">
            <text:p>0,087468379263379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1];[.$A$255:.$A$354];0)" office:value-type="float" office:value="94" calcext:value-type="float">
            <text:p>94</text:p>
          </table:table-cell>
          <table:table-cell table:number-columns-repeated="1016"/>
        </table:table-row>
        <table:table-row table:style-name="ro6">
          <table:table-cell table:style-name="ce961" office:value-type="float" office:value="0.123047839195293" calcext:value-type="float">
            <text:p>0,123047839195293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82];[.$A$255:.$A$354];0)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961" office:value-type="float" office:value="0.707532123949124" calcext:value-type="float">
            <text:p>0,707532123949124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3];[.$A$255:.$A$354];0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style-name="ce961" office:value-type="float" office:value="0.125393352552117" calcext:value-type="float">
            <text:p>0,125393352552117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84];[.$A$255:.$A$354];0)" office:value-type="float" office:value="89" calcext:value-type="float">
            <text:p>89</text:p>
          </table:table-cell>
          <table:table-cell table:number-columns-repeated="1016"/>
        </table:table-row>
        <table:table-row table:style-name="ro6">
          <table:table-cell table:style-name="ce961" office:value-type="float" office:value="0.469260348891114" calcext:value-type="float">
            <text:p>0,469260348891114</text:p>
          </table:table-cell>
          <table:table-cell table:style-name="ce961" office:value-type="float" office:value="31" calcext:value-type="float">
            <text:p>31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5];[.$A$255:.$A$354];0)" office:value-type="float" office:value="42" calcext:value-type="float">
            <text:p>42</text:p>
          </table:table-cell>
          <table:table-cell table:number-columns-repeated="1016"/>
        </table:table-row>
        <table:table-row table:style-name="ro6">
          <table:table-cell table:style-name="ce961" office:value-type="float" office:value="0.147824750788219" calcext:value-type="float">
            <text:p>0,147824750788219</text:p>
          </table:table-cell>
          <table:table-cell table:style-name="ce961" office:value-type="float" office:value="32" calcext:value-type="float">
            <text:p>32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961" table:formula="of:=RANK([.A286];[.$A$255:.$A$354];0)" office:value-type="float" office:value="85" calcext:value-type="float">
            <text:p>85</text:p>
          </table:table-cell>
          <table:table-cell table:number-columns-repeated="1016"/>
        </table:table-row>
        <table:table-row table:style-name="ro6">
          <table:table-cell table:style-name="ce961" office:value-type="float" office:value="0.749738377149394" calcext:value-type="float">
            <text:p>0,749738377149394</text:p>
          </table:table-cell>
          <table:table-cell table:style-name="ce961" office:value-type="float" office:value="33" calcext:value-type="float">
            <text:p>3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5" calcext:value-type="float">
            <text:p>5</text:p>
          </table:table-cell>
          <table:table-cell table:style-name="ce961" table:formula="of:=RANK([.A287];[.$A$255:.$A$354];0)" office:value-type="float" office:value="19" calcext:value-type="float">
            <text:p>19</text:p>
          </table:table-cell>
          <table:table-cell table:number-columns-repeated="1016"/>
        </table:table-row>
        <table:table-row table:style-name="ro6">
          <table:table-cell table:style-name="ce961" office:value-type="float" office:value="0.282015314794093" calcext:value-type="float">
            <text:p>0,282015314794093</text:p>
          </table:table-cell>
          <table:table-cell table:style-name="ce961" office:value-type="float" office:value="34" calcext:value-type="float">
            <text:p>3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288];[.$A$255:.$A$354];0)" office:value-type="float" office:value="62" calcext:value-type="float">
            <text:p>62</text:p>
          </table:table-cell>
          <table:table-cell table:number-columns-repeated="1016"/>
        </table:table-row>
        <table:table-row table:style-name="ro6">
          <table:table-cell table:style-name="ce961" office:value-type="float" office:value="0.189543706789055" calcext:value-type="float">
            <text:p>0,189543706789055</text:p>
          </table:table-cell>
          <table:table-cell table:style-name="ce961" office:value-type="float" office:value="35" calcext:value-type="float">
            <text:p>35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9];[.$A$255:.$A$354];0)" office:value-type="float" office:value="78" calcext:value-type="float">
            <text:p>78</text:p>
          </table:table-cell>
          <table:table-cell table:number-columns-repeated="1016"/>
        </table:table-row>
        <table:table-row table:style-name="ro6">
          <table:table-cell table:style-name="ce961" office:value-type="float" office:value="0.509951990214078" calcext:value-type="float">
            <text:p>0,509951990214078</text:p>
          </table:table-cell>
          <table:table-cell table:style-name="ce961" office:value-type="float" office:value="36" calcext:value-type="float">
            <text:p>36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0];[.$A$255:.$A$354];0)" office:value-type="float" office:value="39" calcext:value-type="float">
            <text:p>39</text:p>
          </table:table-cell>
          <table:table-cell table:number-columns-repeated="1016"/>
        </table:table-row>
        <table:table-row table:style-name="ro6">
          <table:table-cell table:style-name="ce961" office:value-type="float" office:value="0.951418563541011" calcext:value-type="float">
            <text:p>0,951418563541011</text:p>
          </table:table-cell>
          <table:table-cell table:style-name="ce961" office:value-type="float" office:value="37" calcext:value-type="float">
            <text:p>37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1];[.$A$255:.$A$354];0)" office:value-type="float" office:value="4" calcext:value-type="float">
            <text:p>4</text:p>
          </table:table-cell>
          <table:table-cell table:number-columns-repeated="1016"/>
        </table:table-row>
        <table:table-row table:style-name="ro6">
          <table:table-cell table:style-name="ce961" office:value-type="float" office:value="0.236662393101679" calcext:value-type="float">
            <text:p>0,236662393101679</text:p>
          </table:table-cell>
          <table:table-cell table:style-name="ce961" office:value-type="float" office:value="38" calcext:value-type="float">
            <text:p>38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292];[.$A$255:.$A$354];0)" office:value-type="float" office:value="72" calcext:value-type="float">
            <text:p>72</text:p>
          </table:table-cell>
          <table:table-cell table:number-columns-repeated="1016"/>
        </table:table-row>
        <table:table-row table:style-name="ro6">
          <table:table-cell table:style-name="ce961" office:value-type="float" office:value="0.755824190026873" calcext:value-type="float">
            <text:p>0,755824190026873</text:p>
          </table:table-cell>
          <table:table-cell table:style-name="ce961" office:value-type="float" office:value="39" calcext:value-type="float">
            <text:p>3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3];[.$A$255:.$A$354];0)" office:value-type="float" office:value="17" calcext:value-type="float">
            <text:p>17</text:p>
          </table:table-cell>
          <table:table-cell table:number-columns-repeated="1016"/>
        </table:table-row>
        <table:table-row table:style-name="ro6">
          <table:table-cell table:style-name="ce961" office:value-type="float" office:value="0.164322410389277" calcext:value-type="float">
            <text:p>0,164322410389277</text:p>
          </table:table-cell>
          <table:table-cell table:style-name="ce961" office:value-type="float" office:value="40" calcext:value-type="float">
            <text:p>40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294];[.$A$255:.$A$354];0)" office:value-type="float" office:value="84" calcext:value-type="float">
            <text:p>84</text:p>
          </table:table-cell>
          <table:table-cell table:number-columns-repeated="1016"/>
        </table:table-row>
        <table:table-row table:style-name="ro6">
          <table:table-cell table:style-name="ce961" office:value-type="float" office:value="0.368566912826903" calcext:value-type="float">
            <text:p>0,368566912826903</text:p>
          </table:table-cell>
          <table:table-cell table:style-name="ce961" office:value-type="float" office:value="41" calcext:value-type="float">
            <text:p>4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5];[.$A$255:.$A$354];0)" office:value-type="float" office:value="54" calcext:value-type="float">
            <text:p>54</text:p>
          </table:table-cell>
          <table:table-cell table:number-columns-repeated="1016"/>
        </table:table-row>
        <table:table-row table:style-name="ro6">
          <table:table-cell table:style-name="ce961" office:value-type="float" office:value="0.295388272706139" calcext:value-type="float">
            <text:p>0,295388272706139</text:p>
          </table:table-cell>
          <table:table-cell table:style-name="ce961" office:value-type="float" office:value="42" calcext:value-type="float">
            <text:p>42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296];[.$A$255:.$A$354];0)" office:value-type="float" office:value="59" calcext:value-type="float">
            <text:p>59</text:p>
          </table:table-cell>
          <table:table-cell table:number-columns-repeated="1016"/>
        </table:table-row>
        <table:table-row table:style-name="ro6">
          <table:table-cell table:style-name="ce961" office:value-type="float" office:value="0.715834997826464" calcext:value-type="float">
            <text:p>0,715834997826464</text:p>
          </table:table-cell>
          <table:table-cell table:style-name="ce961" office:value-type="float" office:value="43" calcext:value-type="float">
            <text:p>4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297];[.$A$255:.$A$354];0)" office:value-type="float" office:value="23" calcext:value-type="float">
            <text:p>23</text:p>
          </table:table-cell>
          <table:table-cell table:number-columns-repeated="1016"/>
        </table:table-row>
        <table:table-row table:style-name="ro6">
          <table:table-cell table:style-name="ce961" office:value-type="float" office:value="0.715559266534365" calcext:value-type="float">
            <text:p>0,715559266534365</text:p>
          </table:table-cell>
          <table:table-cell table:style-name="ce961" office:value-type="float" office:value="44" calcext:value-type="float">
            <text:p>44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8];[.$A$255:.$A$354];0)" office:value-type="float" office:value="24" calcext:value-type="float">
            <text:p>24</text:p>
          </table:table-cell>
          <table:table-cell table:number-columns-repeated="1016"/>
        </table:table-row>
        <table:table-row table:style-name="ro6">
          <table:table-cell table:style-name="ce961" office:value-type="float" office:value="0.9304369260714" calcext:value-type="float">
            <text:p>0,9304369260714</text:p>
          </table:table-cell>
          <table:table-cell table:style-name="ce961" office:value-type="float" office:value="45" calcext:value-type="float">
            <text:p>45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9];[.$A$255:.$A$354];0)" office:value-type="float" office:value="6" calcext:value-type="float">
            <text:p>6</text:p>
          </table:table-cell>
          <table:table-cell table:number-columns-repeated="1016"/>
        </table:table-row>
        <table:table-row table:style-name="ro6">
          <table:table-cell table:style-name="ce961" office:value-type="float" office:value="0.779546995968965" calcext:value-type="float">
            <text:p>0,779546995968965</text:p>
          </table:table-cell>
          <table:table-cell table:style-name="ce961" office:value-type="float" office:value="46" calcext:value-type="float">
            <text:p>46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00];[.$A$255:.$A$354];0)" office:value-type="float" office:value="15" calcext:value-type="float">
            <text:p>15</text:p>
          </table:table-cell>
          <table:table-cell table:number-columns-repeated="1016"/>
        </table:table-row>
        <table:table-row table:style-name="ro6">
          <table:table-cell table:style-name="ce961" office:value-type="float" office:value="0.201866966487335" calcext:value-type="float">
            <text:p>0,201866966487335</text:p>
          </table:table-cell>
          <table:table-cell table:style-name="ce961" office:value-type="float" office:value="47" calcext:value-type="float">
            <text:p>47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1];[.$A$255:.$A$354];0)" office:value-type="float" office:value="75" calcext:value-type="float">
            <text:p>75</text:p>
          </table:table-cell>
          <table:table-cell table:number-columns-repeated="1016"/>
        </table:table-row>
        <table:table-row table:style-name="ro6">
          <table:table-cell table:style-name="ce961" office:value-type="float" office:value="0.27872774558839" calcext:value-type="float">
            <text:p>0,27872774558839</text:p>
          </table:table-cell>
          <table:table-cell table:style-name="ce961" office:value-type="float" office:value="48" calcext:value-type="float">
            <text:p>48</text:p>
          </table:table-cell>
          <table:table-cell table:style-name="ce867" office:value-type="float" office:value="-11" calcext:value-type="float">
            <text:p>-11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2];[.$A$255:.$A$354];0)" office:value-type="float" office:value="64" calcext:value-type="float">
            <text:p>64</text:p>
          </table:table-cell>
          <table:table-cell table:number-columns-repeated="1016"/>
        </table:table-row>
        <table:table-row table:style-name="ro6">
          <table:table-cell table:style-name="ce961" office:value-type="float" office:value="0.674238336263096" calcext:value-type="float">
            <text:p>0,674238336263096</text:p>
          </table:table-cell>
          <table:table-cell table:style-name="ce961" office:value-type="float" office:value="49" calcext:value-type="float">
            <text:p>49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3];[.$A$255:.$A$354];0)" office:value-type="float" office:value="28" calcext:value-type="float">
            <text:p>28</text:p>
          </table:table-cell>
          <table:table-cell table:number-columns-repeated="1016"/>
        </table:table-row>
        <table:table-row table:style-name="ro6">
          <table:table-cell table:style-name="ce961" office:value-type="float" office:value="0.465579039092194" calcext:value-type="float">
            <text:p>0,465579039092194</text:p>
          </table:table-cell>
          <table:table-cell table:style-name="ce961" office:value-type="float" office:value="50" calcext:value-type="float">
            <text:p>50</text:p>
          </table:table-cell>
          <table:table-cell table:style-name="ce867" office:value-type="float" office:value="10" calcext:value-type="float">
            <text:p>10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4];[.$A$255:.$A$354];0)" office:value-type="float" office:value="44" calcext:value-type="float">
            <text:p>44</text:p>
          </table:table-cell>
          <table:table-cell table:number-columns-repeated="1016"/>
        </table:table-row>
        <table:table-row table:style-name="ro6">
          <table:table-cell table:style-name="ce961" office:value-type="float" office:value="0.50186715138408" calcext:value-type="float">
            <text:p>0,50186715138408</text:p>
          </table:table-cell>
          <table:table-cell table:style-name="ce961" office:value-type="float" office:value="51" calcext:value-type="float">
            <text:p>51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05];[.$A$255:.$A$354];0)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961" office:value-type="float" office:value="0.330678430842945" calcext:value-type="float">
            <text:p>0,330678430842945</text:p>
          </table:table-cell>
          <table:table-cell table:style-name="ce961" office:value-type="float" office:value="52" calcext:value-type="float">
            <text:p>5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6];[.$A$255:.$A$354];0)" office:value-type="float" office:value="56" calcext:value-type="float">
            <text:p>56</text:p>
          </table:table-cell>
          <table:table-cell table:number-columns-repeated="1016"/>
        </table:table-row>
        <table:table-row table:style-name="ro6">
          <table:table-cell table:style-name="ce961" office:value-type="float" office:value="0.552312463956698" calcext:value-type="float">
            <text:p>0,552312463956698</text:p>
          </table:table-cell>
          <table:table-cell table:style-name="ce961" office:value-type="float" office:value="53" calcext:value-type="float">
            <text:p>53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6" calcext:value-type="float">
            <text:p>-6</text:p>
          </table:table-cell>
          <table:table-cell table:style-name="ce961" table:formula="of:=RANK([.A307];[.$A$255:.$A$354];0)" office:value-type="float" office:value="36" calcext:value-type="float">
            <text:p>36</text:p>
          </table:table-cell>
          <table:table-cell table:number-columns-repeated="1016"/>
        </table:table-row>
        <table:table-row table:style-name="ro6">
          <table:table-cell table:style-name="ce961" office:value-type="float" office:value="0.234313896876626" calcext:value-type="float">
            <text:p>0,234313896876626</text:p>
          </table:table-cell>
          <table:table-cell table:style-name="ce961" office:value-type="float" office:value="54" calcext:value-type="float">
            <text:p>5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8];[.$A$255:.$A$354];0)" office:value-type="float" office:value="73" calcext:value-type="float">
            <text:p>73</text:p>
          </table:table-cell>
          <table:table-cell table:number-columns-repeated="1016"/>
        </table:table-row>
        <table:table-row table:style-name="ro6">
          <table:table-cell table:style-name="ce961" office:value-type="float" office:value="0.664073591425774" calcext:value-type="float">
            <text:p>0,664073591425774</text:p>
          </table:table-cell>
          <table:table-cell table:style-name="ce961" office:value-type="float" office:value="55" calcext:value-type="float">
            <text:p>5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309];[.$A$255:.$A$354];0)" office:value-type="float" office:value="29" calcext:value-type="float">
            <text:p>29</text:p>
          </table:table-cell>
          <table:table-cell table:number-columns-repeated="1016"/>
        </table:table-row>
        <table:table-row table:style-name="ro6">
          <table:table-cell table:style-name="ce961" office:value-type="float" office:value="0.0483760425577479" calcext:value-type="float">
            <text:p>0,048376042557748</text:p>
          </table:table-cell>
          <table:table-cell table:style-name="ce961" office:value-type="float" office:value="56" calcext:value-type="float">
            <text:p>5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10];[.$A$255:.$A$354];0)" office:value-type="float" office:value="98" calcext:value-type="float">
            <text:p>98</text:p>
          </table:table-cell>
          <table:table-cell table:number-columns-repeated="1016"/>
        </table:table-row>
        <table:table-row table:style-name="ro6">
          <table:table-cell table:style-name="ce961" office:value-type="float" office:value="0.183329318351395" calcext:value-type="float">
            <text:p>0,183329318351395</text:p>
          </table:table-cell>
          <table:table-cell table:style-name="ce961" office:value-type="float" office:value="57" calcext:value-type="float">
            <text:p>5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1" calcext:value-type="float">
            <text:p>11</text:p>
          </table:table-cell>
          <table:table-cell table:style-name="ce961" table:formula="of:=RANK([.A311];[.$A$255:.$A$354];0)" office:value-type="float" office:value="79" calcext:value-type="float">
            <text:p>79</text:p>
          </table:table-cell>
          <table:table-cell table:number-columns-repeated="1016"/>
        </table:table-row>
        <table:table-row table:style-name="ro6">
          <table:table-cell table:style-name="ce961" office:value-type="float" office:value="0.991317636550234" calcext:value-type="float">
            <text:p>0,991317636550234</text:p>
          </table:table-cell>
          <table:table-cell table:style-name="ce961" office:value-type="float" office:value="58" calcext:value-type="float">
            <text:p>5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12];[.$A$255:.$A$354];0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961" office:value-type="float" office:value="0.080701622513221" calcext:value-type="float">
            <text:p>0,080701622513221</text:p>
          </table:table-cell>
          <table:table-cell table:style-name="ce961" office:value-type="float" office:value="59" calcext:value-type="float">
            <text:p>59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13];[.$A$255:.$A$354];0)" office:value-type="float" office:value="95" calcext:value-type="float">
            <text:p>95</text:p>
          </table:table-cell>
          <table:table-cell table:number-columns-repeated="1016"/>
        </table:table-row>
        <table:table-row table:style-name="ro6">
          <table:table-cell table:style-name="ce961" office:value-type="float" office:value="0.438662198719772" calcext:value-type="float">
            <text:p>0,438662198719772</text:p>
          </table:table-cell>
          <table:table-cell table:style-name="ce961" office:value-type="float" office:value="60" calcext:value-type="float">
            <text:p>60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14];[.$A$255:.$A$354];0)" office:value-type="float" office:value="47" calcext:value-type="float">
            <text:p>47</text:p>
          </table:table-cell>
          <table:table-cell table:number-columns-repeated="1016"/>
        </table:table-row>
        <table:table-row table:style-name="ro6">
          <table:table-cell table:style-name="ce961" office:value-type="float" office:value="0.262711130782245" calcext:value-type="float">
            <text:p>0,262711130782245</text:p>
          </table:table-cell>
          <table:table-cell table:style-name="ce961" office:value-type="float" office:value="61" calcext:value-type="float">
            <text:p>61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15];[.$A$255:.$A$354];0)" office:value-type="float" office:value="68" calcext:value-type="float">
            <text:p>68</text:p>
          </table:table-cell>
          <table:table-cell table:number-columns-repeated="1016"/>
        </table:table-row>
        <table:table-row table:style-name="ro6">
          <table:table-cell table:style-name="ce961" office:value-type="float" office:value="0.229105065282252" calcext:value-type="float">
            <text:p>0,229105065282252</text:p>
          </table:table-cell>
          <table:table-cell table:style-name="ce961" office:value-type="float" office:value="62" calcext:value-type="float">
            <text:p>6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9" calcext:value-type="float">
            <text:p>-9</text:p>
          </table:table-cell>
          <table:table-cell table:style-name="ce961" table:formula="of:=RANK([.A316];[.$A$255:.$A$354];0)" office:value-type="float" office:value="74" calcext:value-type="float">
            <text:p>74</text:p>
          </table:table-cell>
          <table:table-cell table:number-columns-repeated="1016"/>
        </table:table-row>
        <table:table-row table:style-name="ro6">
          <table:table-cell table:style-name="ce961" office:value-type="float" office:value="0.777140587131579" calcext:value-type="float">
            <text:p>0,777140587131579</text:p>
          </table:table-cell>
          <table:table-cell table:style-name="ce961" office:value-type="float" office:value="63" calcext:value-type="float">
            <text:p>63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RANK([.A317];[.$A$255:.$A$354];0)" office:value-type="float" office:value="16" calcext:value-type="float">
            <text:p>16</text:p>
          </table:table-cell>
          <table:table-cell table:number-columns-repeated="1016"/>
        </table:table-row>
        <table:table-row table:style-name="ro6">
          <table:table-cell table:style-name="ce961" office:value-type="float" office:value="0.626999725769053" calcext:value-type="float">
            <text:p>0,626999725769053</text:p>
          </table:table-cell>
          <table:table-cell table:style-name="ce961" office:value-type="float" office:value="64" calcext:value-type="float">
            <text:p>64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RANK([.A318];[.$A$255:.$A$354];0)" office:value-type="float" office:value="31" calcext:value-type="float">
            <text:p>31</text:p>
          </table:table-cell>
          <table:table-cell table:number-columns-repeated="1016"/>
        </table:table-row>
        <table:table-row table:style-name="ro6">
          <table:table-cell table:style-name="ce961" office:value-type="float" office:value="0.114212346276998" calcext:value-type="float">
            <text:p>0,114212346276998</text:p>
          </table:table-cell>
          <table:table-cell table:style-name="ce961" office:value-type="float" office:value="65" calcext:value-type="float">
            <text:p>65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6" calcext:value-type="float">
            <text:p>-6</text:p>
          </table:table-cell>
          <table:table-cell table:style-name="ce961" table:formula="of:=RANK([.A319];[.$A$255:.$A$354];0)" office:value-type="float" office:value="92" calcext:value-type="float">
            <text:p>92</text:p>
          </table:table-cell>
          <table:table-cell table:number-columns-repeated="1016"/>
        </table:table-row>
        <table:table-row table:style-name="ro6">
          <table:table-cell table:style-name="ce961" office:value-type="float" office:value="0.146719154488158" calcext:value-type="float">
            <text:p>0,146719154488158</text:p>
          </table:table-cell>
          <table:table-cell table:style-name="ce961" office:value-type="float" office:value="66" calcext:value-type="float">
            <text:p>66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0];[.$A$255:.$A$354];0)" office:value-type="float" office:value="86" calcext:value-type="float">
            <text:p>86</text:p>
          </table:table-cell>
          <table:table-cell table:number-columns-repeated="1016"/>
        </table:table-row>
        <table:table-row table:style-name="ro6">
          <table:table-cell table:style-name="ce961" office:value-type="float" office:value="0.467179297571503" calcext:value-type="float">
            <text:p>0,467179297571503</text:p>
          </table:table-cell>
          <table:table-cell table:style-name="ce961" office:value-type="float" office:value="67" calcext:value-type="float">
            <text:p>6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21];[.$A$255:.$A$354];0)" office:value-type="float" office:value="43" calcext:value-type="float">
            <text:p>43</text:p>
          </table:table-cell>
          <table:table-cell table:number-columns-repeated="1016"/>
        </table:table-row>
        <table:table-row table:style-name="ro6">
          <table:table-cell table:style-name="ce961" office:value-type="float" office:value="0.745692493578114" calcext:value-type="float">
            <text:p>0,745692493578114</text:p>
          </table:table-cell>
          <table:table-cell table:style-name="ce961" office:value-type="float" office:value="68" calcext:value-type="float">
            <text:p>6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2];[.$A$255:.$A$354];0)"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table-cell table:style-name="ce961" office:value-type="float" office:value="0.169591516592635" calcext:value-type="float">
            <text:p>0,169591516592635</text:p>
          </table:table-cell>
          <table:table-cell table:style-name="ce961" office:value-type="float" office:value="69" calcext:value-type="float">
            <text:p>69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23];[.$A$255:.$A$354];0)" office:value-type="float" office:value="81" calcext:value-type="float">
            <text:p>81</text:p>
          </table:table-cell>
          <table:table-cell table:number-columns-repeated="1016"/>
        </table:table-row>
        <table:table-row table:style-name="ro6">
          <table:table-cell table:style-name="ce961" office:value-type="float" office:value="0.139172686732984" calcext:value-type="float">
            <text:p>0,139172686732984</text:p>
          </table:table-cell>
          <table:table-cell table:style-name="ce961" office:value-type="float" office:value="70" calcext:value-type="float">
            <text:p>70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RANK([.A324];[.$A$255:.$A$354];0)" office:value-type="float" office:value="87" calcext:value-type="float">
            <text:p>87</text:p>
          </table:table-cell>
          <table:table-cell table:number-columns-repeated="1016"/>
        </table:table-row>
        <table:table-row table:style-name="ro6">
          <table:table-cell table:style-name="ce961" office:value-type="float" office:value="0.56896213564534" calcext:value-type="float">
            <text:p>0,56896213564534</text:p>
          </table:table-cell>
          <table:table-cell table:style-name="ce961" office:value-type="float" office:value="71" calcext:value-type="float">
            <text:p>7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25];[.$A$255:.$A$354];0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961" office:value-type="float" office:value="0.242356591771576" calcext:value-type="float">
            <text:p>0,242356591771576</text:p>
          </table:table-cell>
          <table:table-cell table:style-name="ce961" office:value-type="float" office:value="72" calcext:value-type="float">
            <text:p>7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26];[.$A$255:.$A$354];0)" office:value-type="float" office:value="70" calcext:value-type="float">
            <text:p>70</text:p>
          </table:table-cell>
          <table:table-cell table:number-columns-repeated="1016"/>
        </table:table-row>
        <table:table-row table:style-name="ro6">
          <table:table-cell table:style-name="ce961" office:value-type="float" office:value="0.704713280386718" calcext:value-type="float">
            <text:p>0,704713280386718</text:p>
          </table:table-cell>
          <table:table-cell table:style-name="ce961" office:value-type="float" office:value="73" calcext:value-type="float">
            <text:p>73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RANK([.A327];[.$A$255:.$A$354];0)" office:value-type="float" office:value="26" calcext:value-type="float">
            <text:p>26</text:p>
          </table:table-cell>
          <table:table-cell table:number-columns-repeated="1016"/>
        </table:table-row>
        <table:table-row table:style-name="ro6">
          <table:table-cell table:style-name="ce961" office:value-type="float" office:value="0.479736488601416" calcext:value-type="float">
            <text:p>0,479736488601416</text:p>
          </table:table-cell>
          <table:table-cell table:style-name="ce961" office:value-type="float" office:value="74" calcext:value-type="float">
            <text:p>7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28];[.$A$255:.$A$354];0)" office:value-type="float" office:value="41" calcext:value-type="float">
            <text:p>41</text:p>
          </table:table-cell>
          <table:table-cell table:number-columns-repeated="1016"/>
        </table:table-row>
        <table:table-row table:style-name="ro6">
          <table:table-cell table:style-name="ce961" office:value-type="float" office:value="0.828950685356299" calcext:value-type="float">
            <text:p>0,828950685356299</text:p>
          </table:table-cell>
          <table:table-cell table:style-name="ce961" office:value-type="float" office:value="75" calcext:value-type="float">
            <text:p>7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29];[.$A$255:.$A$354];0)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961" office:value-type="float" office:value="0.578321625928311" calcext:value-type="float">
            <text:p>0,578321625928311</text:p>
          </table:table-cell>
          <table:table-cell table:style-name="ce961" office:value-type="float" office:value="76" calcext:value-type="float">
            <text:p>7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30];[.$A$255:.$A$354];0)" office:value-type="float" office:value="33" calcext:value-type="float">
            <text:p>33</text:p>
          </table:table-cell>
          <table:table-cell table:number-columns-repeated="1016"/>
        </table:table-row>
        <table:table-row table:style-name="ro6">
          <table:table-cell table:style-name="ce961" office:value-type="float" office:value="0.540290421275701" calcext:value-type="float">
            <text:p>0,540290421275701</text:p>
          </table:table-cell>
          <table:table-cell table:style-name="ce961" office:value-type="float" office:value="77" calcext:value-type="float">
            <text:p>7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31];[.$A$255:.$A$354];0)" office:value-type="float" office:value="38" calcext:value-type="float">
            <text:p>38</text:p>
          </table:table-cell>
          <table:table-cell table:number-columns-repeated="1016"/>
        </table:table-row>
        <table:table-row table:style-name="ro6">
          <table:table-cell table:style-name="ce961" office:value-type="float" office:value="0.0610586500284275" calcext:value-type="float">
            <text:p>0,061058650028428</text:p>
          </table:table-cell>
          <table:table-cell table:style-name="ce961" office:value-type="float" office:value="78" calcext:value-type="float">
            <text:p>7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11" calcext:value-type="float">
            <text:p>-11</text:p>
          </table:table-cell>
          <table:table-cell table:style-name="ce961" table:formula="of:=RANK([.A332];[.$A$255:.$A$354];0)" office:value-type="float" office:value="97" calcext:value-type="float">
            <text:p>97</text:p>
          </table:table-cell>
          <table:table-cell table:number-columns-repeated="1016"/>
        </table:table-row>
        <table:table-row table:style-name="ro6">
          <table:table-cell table:style-name="ce961" office:value-type="float" office:value="0.938408860401433" calcext:value-type="float">
            <text:p>0,938408860401433</text:p>
          </table:table-cell>
          <table:table-cell table:style-name="ce961" office:value-type="float" office:value="79" calcext:value-type="float">
            <text:p>79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-2" calcext:value-type="float">
            <text:p>-2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RANK([.A333];[.$A$255:.$A$354];0)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style-name="ce961" office:value-type="float" office:value="0.428739479002176" calcext:value-type="float">
            <text:p>0,428739479002176</text:p>
          </table:table-cell>
          <table:table-cell table:style-name="ce961" office:value-type="float" office:value="80" calcext:value-type="float">
            <text:p>80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334];[.$A$255:.$A$354];0)" office:value-type="float" office:value="48" calcext:value-type="float">
            <text:p>48</text:p>
          </table:table-cell>
          <table:table-cell table:number-columns-repeated="1016"/>
        </table:table-row>
        <table:table-row table:style-name="ro6">
          <table:table-cell table:style-name="ce961" office:value-type="float" office:value="0.967502942167449" calcext:value-type="float">
            <text:p>0,967502942167449</text:p>
          </table:table-cell>
          <table:table-cell table:style-name="ce961" office:value-type="float" office:value="81" calcext:value-type="float">
            <text:p>8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number-columns-repeated="2" table:style-name="ce1016" office:value-type="float" office:value="-5" calcext:value-type="float">
            <text:p>-5</text:p>
          </table:table-cell>
          <table:table-cell table:style-name="ce961" table:formula="of:=RANK([.A335];[.$A$255:.$A$354];0)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style-name="ce961" office:value-type="float" office:value="0.330368377840896" calcext:value-type="float">
            <text:p>0,330368377840896</text:p>
          </table:table-cell>
          <table:table-cell table:style-name="ce961" office:value-type="float" office:value="82" calcext:value-type="float">
            <text:p>8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36];[.$A$255:.$A$354];0)" office:value-type="float" office:value="57" calcext:value-type="float">
            <text:p>57</text:p>
          </table:table-cell>
          <table:table-cell table:number-columns-repeated="1016"/>
        </table:table-row>
        <table:table-row table:style-name="ro6">
          <table:table-cell table:style-name="ce961" office:value-type="float" office:value="0.721332558304713" calcext:value-type="float">
            <text:p>0,721332558304713</text:p>
          </table:table-cell>
          <table:table-cell table:style-name="ce961" office:value-type="float" office:value="83" calcext:value-type="float">
            <text:p>83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37];[.$A$255:.$A$354];0)" office:value-type="float" office:value="21" calcext:value-type="float">
            <text:p>21</text:p>
          </table:table-cell>
          <table:table-cell table:number-columns-repeated="1016"/>
        </table:table-row>
        <table:table-row table:style-name="ro6">
          <table:table-cell table:style-name="ce961" office:value-type="float" office:value="0.419014464310447" calcext:value-type="float">
            <text:p>0,419014464310447</text:p>
          </table:table-cell>
          <table:table-cell table:style-name="ce961" office:value-type="float" office:value="84" calcext:value-type="float">
            <text:p>8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38];[.$A$255:.$A$354];0)" office:value-type="float" office:value="52" calcext:value-type="float">
            <text:p>52</text:p>
          </table:table-cell>
          <table:table-cell table:number-columns-repeated="1016"/>
        </table:table-row>
        <table:table-row table:style-name="ro6">
          <table:table-cell table:style-name="ce961" office:value-type="float" office:value="0.546513365285298" calcext:value-type="float">
            <text:p>0,546513365285298</text:p>
          </table:table-cell>
          <table:table-cell table:style-name="ce961" office:value-type="float" office:value="85" calcext:value-type="float">
            <text:p>8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39];[.$A$255:.$A$354];0)" office:value-type="float" office:value="37" calcext:value-type="float">
            <text:p>37</text:p>
          </table:table-cell>
          <table:table-cell table:number-columns-repeated="1016"/>
        </table:table-row>
        <table:table-row table:style-name="ro6">
          <table:table-cell table:style-name="ce961" office:value-type="float" office:value="0.425025725476787" calcext:value-type="float">
            <text:p>0,425025725476787</text:p>
          </table:table-cell>
          <table:table-cell table:style-name="ce961" office:value-type="float" office:value="86" calcext:value-type="float">
            <text:p>8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40];[.$A$255:.$A$354];0)" office:value-type="float" office:value="51" calcext:value-type="float">
            <text:p>51</text:p>
          </table:table-cell>
          <table:table-cell table:number-columns-repeated="1016"/>
        </table:table-row>
        <table:table-row table:style-name="ro6">
          <table:table-cell table:style-name="ce961" office:value-type="float" office:value="0.718858192638293" calcext:value-type="float">
            <text:p>0,718858192638293</text:p>
          </table:table-cell>
          <table:table-cell table:style-name="ce961" office:value-type="float" office:value="87" calcext:value-type="float">
            <text:p>8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41];[.$A$255:.$A$354];0)" office:value-type="float" office:value="22" calcext:value-type="float">
            <text:p>22</text:p>
          </table:table-cell>
          <table:table-cell table:number-columns-repeated="1016"/>
        </table:table-row>
        <table:table-row table:style-name="ro6">
          <table:table-cell table:style-name="ce961" office:value-type="float" office:value="0.272083679269278" calcext:value-type="float">
            <text:p>0,272083679269278</text:p>
          </table:table-cell>
          <table:table-cell table:style-name="ce961" office:value-type="float" office:value="88" calcext:value-type="float">
            <text:p>8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42];[.$A$255:.$A$354];0)" office:value-type="float" office:value="66" calcext:value-type="float">
            <text:p>66</text:p>
          </table:table-cell>
          <table:table-cell table:number-columns-repeated="1016"/>
        </table:table-row>
        <table:table-row table:style-name="ro6">
          <table:table-cell table:style-name="ce961" office:value-type="float" office:value="0.0477492118185705" calcext:value-type="float">
            <text:p>0,047749211818571</text:p>
          </table:table-cell>
          <table:table-cell table:style-name="ce961" office:value-type="float" office:value="89" calcext:value-type="float">
            <text:p>89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343];[.$A$255:.$A$354];0)" office:value-type="float" office:value="99" calcext:value-type="float">
            <text:p>99</text:p>
          </table:table-cell>
          <table:table-cell table:number-columns-repeated="1016"/>
        </table:table-row>
        <table:table-row table:style-name="ro6">
          <table:table-cell table:style-name="ce961" office:value-type="float" office:value="0.702972396738359" calcext:value-type="float">
            <text:p>0,702972396738359</text:p>
          </table:table-cell>
          <table:table-cell table:style-name="ce961" office:value-type="float" office:value="90" calcext:value-type="float">
            <text:p>90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44];[.$A$255:.$A$354];0)" office:value-type="float" office:value="27" calcext:value-type="float">
            <text:p>27</text:p>
          </table:table-cell>
          <table:table-cell table:number-columns-repeated="1016"/>
        </table:table-row>
        <table:table-row table:style-name="ro6">
          <table:table-cell table:style-name="ce961" office:value-type="float" office:value="0.871877483236796" calcext:value-type="float">
            <text:p>0,871877483236796</text:p>
          </table:table-cell>
          <table:table-cell table:style-name="ce961" office:value-type="float" office:value="91" calcext:value-type="float">
            <text:p>91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45];[.$A$255:.$A$354];0)" office:value-type="float" office:value="8" calcext:value-type="float">
            <text:p>8</text:p>
          </table:table-cell>
          <table:table-cell table:number-columns-repeated="1016"/>
        </table:table-row>
        <table:table-row table:style-name="ro6">
          <table:table-cell table:style-name="ce961" office:value-type="float" office:value="0.277789074919486" calcext:value-type="float">
            <text:p>0,277789074919486</text:p>
          </table:table-cell>
          <table:table-cell table:style-name="ce961" office:value-type="float" office:value="92" calcext:value-type="float">
            <text:p>9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46];[.$A$255:.$A$354];0)" office:value-type="float" office:value="65" calcext:value-type="float">
            <text:p>65</text:p>
          </table:table-cell>
          <table:table-cell table:number-columns-repeated="1016"/>
        </table:table-row>
        <table:table-row table:style-name="ro6">
          <table:table-cell table:style-name="ce961" office:value-type="float" office:value="0.122351319859807" calcext:value-type="float">
            <text:p>0,122351319859807</text:p>
          </table:table-cell>
          <table:table-cell table:style-name="ce961" office:value-type="float" office:value="93" calcext:value-type="float">
            <text:p>9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47];[.$A$255:.$A$354];0)" office:value-type="float" office:value="91" calcext:value-type="float">
            <text:p>91</text:p>
          </table:table-cell>
          <table:table-cell table:number-columns-repeated="1016"/>
        </table:table-row>
        <table:table-row table:style-name="ro6">
          <table:table-cell table:style-name="ce961" office:value-type="float" office:value="0.325700619010436" calcext:value-type="float">
            <text:p>0,325700619010436</text:p>
          </table:table-cell>
          <table:table-cell table:style-name="ce961" office:value-type="float" office:value="94" calcext:value-type="float">
            <text:p>9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48];[.$A$255:.$A$354];0)" office:value-type="float" office:value="58" calcext:value-type="float">
            <text:p>58</text:p>
          </table:table-cell>
          <table:table-cell table:number-columns-repeated="1016"/>
        </table:table-row>
        <table:table-row table:style-name="ro6">
          <table:table-cell table:style-name="ce961" office:value-type="float" office:value="0.34596787019751" calcext:value-type="float">
            <text:p>0,34596787019751</text:p>
          </table:table-cell>
          <table:table-cell table:style-name="ce961" office:value-type="float" office:value="95" calcext:value-type="float">
            <text:p>95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10" calcext:value-type="float">
            <text:p>10</text:p>
          </table:table-cell>
          <table:table-cell table:style-name="ce961" table:formula="of:=RANK([.A349];[.$A$255:.$A$354];0)" office:value-type="float" office:value="55" calcext:value-type="float">
            <text:p>55</text:p>
          </table:table-cell>
          <table:table-cell table:number-columns-repeated="1016"/>
        </table:table-row>
        <table:table-row table:style-name="ro6">
          <table:table-cell table:style-name="ce961" office:value-type="float" office:value="0.853023965258629" calcext:value-type="float">
            <text:p>0,853023965258629</text:p>
          </table:table-cell>
          <table:table-cell table:style-name="ce961" office:value-type="float" office:value="96" calcext:value-type="float">
            <text:p>96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50];[.$A$255:.$A$354];0)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style-name="ce961" office:value-type="float" office:value="0.797669053474243" calcext:value-type="float">
            <text:p>0,797669053474243</text:p>
          </table:table-cell>
          <table:table-cell table:style-name="ce961" office:value-type="float" office:value="97" calcext:value-type="float">
            <text:p>97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1];[.$A$255:.$A$354];0)" office:value-type="float" office:value="14" calcext:value-type="float">
            <text:p>14</text:p>
          </table:table-cell>
          <table:table-cell table:number-columns-repeated="1016"/>
        </table:table-row>
        <table:table-row table:style-name="ro6">
          <table:table-cell table:style-name="ce961" office:value-type="float" office:value="0.28763854657545" calcext:value-type="float">
            <text:p>0,28763854657545</text:p>
          </table:table-cell>
          <table:table-cell table:style-name="ce961" office:value-type="float" office:value="98" calcext:value-type="float">
            <text:p>98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52];[.$A$255:.$A$354];0)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961" office:value-type="float" office:value="0.648743863243594" calcext:value-type="float">
            <text:p>0,648743863243594</text:p>
          </table:table-cell>
          <table:table-cell table:style-name="ce961" office:value-type="float" office:value="99" calcext:value-type="float">
            <text:p>9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3];[.$A$255:.$A$354];0)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961" office:value-type="float" office:value="0.16533081509527" calcext:value-type="float">
            <text:p>0,16533081509527</text:p>
          </table:table-cell>
          <table:table-cell table:style-name="ce961" office:value-type="float" office:value="100" calcext:value-type="float">
            <text:p>10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8" calcext:value-type="float">
            <text:p>8</text:p>
          </table:table-cell>
          <table:table-cell table:style-name="ce961" table:formula="of:=RANK([.A354];[.$A$255:.$A$354];0)" office:value-type="float" office:value="83" calcext:value-type="float">
            <text:p>83</text:p>
          </table:table-cell>
          <table:table-cell table:number-columns-repeated="1016"/>
        </table:table-row>
        <table:table-row table:style-name="ro6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number-columns-repeated="1017"/>
        </table:table-row>
        <table:table-row table:style-name="ro6" table:number-rows-repeated="10482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ynthèse" table:style-name="ta8" table:protected="true" table:protection-key="71KUQU0J/s14NCPBU/bV4Ish2rc=" table:protection-key-digest-algorithm="http://www.w3.org/2000/09/xmldsig#sha1">
        <loext:table-protection loext:select-unprotected-cells="true"/>
        <table:table-column table:style-name="co41" table:default-cell-style-name="ce1198"/>
        <table:table-column table:style-name="co42" table:default-cell-style-name="ce1198"/>
        <table:table-column table:style-name="co43" table:default-cell-style-name="ce1198"/>
        <table:table-column table:style-name="co44" table:default-cell-style-name="ce1198"/>
        <table:table-column table:style-name="co45" table:default-cell-style-name="ce1198"/>
        <table:table-column table:style-name="co46" table:default-cell-style-name="ce1198"/>
        <table:table-column table:style-name="co45" table:default-cell-style-name="ce1198"/>
        <table:table-column table:style-name="co47" table:default-cell-style-name="ce1198"/>
        <table:table-column table:style-name="co1" table:default-cell-style-name="ce1198"/>
        <table:table-column table:style-name="co48" table:default-cell-style-name="ce1198"/>
        <table:table-column table:style-name="co49" table:default-cell-style-name="ce1198"/>
        <table:table-column table:style-name="co1" table:number-columns-repeated="55" table:default-cell-style-name="ce1198"/>
        <table:table-column table:style-name="co1" table:number-columns-repeated="958" table:default-cell-style-name="ce260"/>
        <table:table-row table:style-name="ro10">
          <table:table-cell table:style-name="ce1193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202" table:formula="of:=IF([.$H$1];&quot;Notes&quot;;&quot;&quot;)" office:value-type="string" office:string-value="Notes" calcext:value-type="string">
            <text:p>Notes</text:p>
          </table:table-cell>
          <table:table-cell table:style-name="ce1193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1202"/>
          <table:table-cell table:style-name="ce1202" table:formula="of:=IF([.$H$1];&quot;A Faire&quot;;&quot;&quot;)" office:value-type="string" office:string-value="A Faire" calcext:value-type="string">
            <text:p>A Faire</text:p>
          </table:table-cell>
          <table:table-cell table:style-name="ce1202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1214" table:formula="of:=IF([.A10]=[.B100];1;0)" office:value-type="float" office:value="1" calcext:value-type="float">
            <text:p>1</text:p>
          </table:table-cell>
          <table:table-cell table:style-name="ce260"/>
          <table:table-cell table:style-name="ce1220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number-columns-repeated="1013"/>
        </table:table-row>
        <table:table-row table:style-name="ro10">
          <table:table-cell table:style-name="ce1194" table:formula="of:=IF([.$H$1];&quot;1&quot;;&quot;&quot;)" office:value-type="string" office:string-value="1" calcext:value-type="string">
            <text:p>1</text:p>
          </table:table-cell>
          <table:table-cell table:style-name="ce1194" table:formula="of:=IF([.$H$1];&quot;Niveau 1&quot;;&quot;&quot;)" office:value-type="string" office:string-value="Niveau 1" calcext:value-type="string">
            <text:p>Niveau 1</text:p>
          </table:table-cell>
          <table:table-cell table:style-name="ce1203" table:formula="of:=IF([.$H$1];[$Données.N61];&quot;&quot;)" office:value-type="float" office:value="0" calcext:value-type="float">
            <text:p>0,00</text:p>
          </table:table-cell>
          <table:table-cell table:style-name="ce1203" table:formula="of:=IF([.$H$1];IF(OR(COUNTA([$'Niveau 1'.C4])&lt;&gt;0;COUNTA([$'Niveau 1'.F4])&lt;&gt;0;COUNTA([$'Niveau 1'.B5:$'Niveau 1'.H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213" table:formula="of:=IF([.$H$1];IF(OR(COUNTA([$'Niveau 1'.D4])&lt;&gt;0;COUNTA([$'Niveau 1'.G4])&lt;&gt;0;COUNTA([$'Niveau 1'.C5:$'Niveau 1'.I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table:formula="of:=IF([.$H$1];[.F2];&quot;&quot;)" office:value-type="float" office:value="1" calcext:value-type="float">
            <text:p>1</text:p>
          </table:table-cell>
          <table:table-cell table:style-name="ce1215"/>
          <table:table-cell/>
          <table:covered-table-cell table:style-name="ce1202"/>
          <table:covered-table-cell table:style-name="ce1213"/>
          <table:table-cell table:number-columns-repeated="1013"/>
        </table:table-row>
        <table:table-row table:style-name="ro10">
          <table:table-cell table:style-name="ce1195" table:formula="of:=IF([.$H$1];&quot;2&quot;;&quot;&quot;)" office:value-type="string" office:string-value="2" calcext:value-type="string">
            <text:p>2</text:p>
          </table:table-cell>
          <table:table-cell table:style-name="ce1195" table:formula="of:=IF([.$H$1];&quot;Niveau 2&quot;;&quot;&quot;)" office:value-type="string" office:string-value="Niveau 2" calcext:value-type="string">
            <text:p>Niveau 2</text:p>
          </table:table-cell>
          <table:table-cell table:style-name="ce1204" table:formula="of:=IF([.$H$1];[$Données.N90];&quot;&quot;)" office:value-type="float" office:value="0" calcext:value-type="float">
            <text:p>0,00</text:p>
          </table:table-cell>
          <table:table-cell table:style-name="ce1209" table:formula="of:=IF([.$H$1];IF(OR(COUNTA([$'Niveau 2'.C4])&lt;&gt;0;COUNTA([$'Niveau 2'.F4])&lt;&gt;0;COUNTA([$'Niveau 2'.B5:$'Niveau 2'.H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209" table:formula="of:=IF([.$H$1];IF(OR(COUNTA([$'Niveau 2'.D4])&lt;&gt;0;COUNTA([$'Niveau 2'.G4])&lt;&gt;0;COUNTA([$'Niveau 2'.C5:$'Niveau 2'.I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209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1221" table:formula="of:=IF([.$H$1];IF(SUM([.G2:.G8])=0;0;ROUND(2*SUMPRODUCT([.C2:.C8];[.G2:.G8])/SUM([.G2:.G8]);0)/2);&quot;&quot;)" office:value-type="float" office:value="0" calcext:value-type="float" table:number-columns-spanned="1" table:number-rows-spanned="2">
            <text:p>0</text:p>
          </table:table-cell>
          <table:table-cell table:style-name="ce1220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1013"/>
        </table:table-row>
        <table:table-row table:style-name="ro10">
          <table:table-cell table:style-name="ce1194" table:formula="of:=IF([.$H$1];&quot;3&quot;;&quot;&quot;)" office:value-type="string" office:string-value="3" calcext:value-type="string">
            <text:p>3</text:p>
          </table:table-cell>
          <table:table-cell table:style-name="ce1194" table:formula="of:=IF([.$H$1];&quot;Niveau 3&quot;;&quot;&quot;)" office:value-type="string" office:string-value="Niveau 3" calcext:value-type="string">
            <text:p>Niveau 3</text:p>
          </table:table-cell>
          <table:table-cell table:style-name="ce1203" table:formula="of:=IF([.$H$1];[$Données.N118];&quot;&quot;)" office:value-type="float" office:value="0" calcext:value-type="float">
            <text:p>0,00</text:p>
          </table:table-cell>
          <table:table-cell table:style-name="ce1203" table:formula="of:=IF([.$H$1];IF(OR(COUNTA([$'Niveau 3'.C4])&lt;&gt;0;COUNTA([$'Niveau 3'.F4])&lt;&gt;0;COUNTA([$'Niveau 3'.B5:$'Niveau 3'.H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213" table:formula="of:=IF([.$H$1];IF(OR(COUNTA([$'Niveau 3'.D4])&lt;&gt;0;COUNTA([$'Niveau 3'.G4])&lt;&gt;0;COUNTA([$'Niveau 3'.C5:$'Niveau 3'.I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table:formula="of:=IF([.$H$1];[.F4];&quot;&quot;)" office:value-type="float" office:value="1" calcext:value-type="float">
            <text:p>1</text:p>
          </table:table-cell>
          <table:table-cell table:style-name="ce1216"/>
          <table:table-cell/>
          <table:covered-table-cell table:style-name="ce260"/>
          <table:covered-table-cell table:style-name="ce400"/>
          <table:table-cell table:number-columns-repeated="1013"/>
        </table:table-row>
        <table:table-row table:style-name="ro10">
          <table:table-cell table:style-name="ce1195" table:formula="of:=IF([.$H$1];&quot;4&quot;;&quot;&quot;)" office:value-type="string" office:string-value="4" calcext:value-type="string">
            <text:p>4</text:p>
          </table:table-cell>
          <table:table-cell table:style-name="ce1195" table:formula="of:=IF([.$H$1];&quot;Niveau 4&quot;;&quot;&quot;)" office:value-type="string" office:string-value="Niveau 4" calcext:value-type="string">
            <text:p>Niveau 4</text:p>
          </table:table-cell>
          <table:table-cell table:style-name="ce1204" table:formula="of:=IF([.$H$1];[$Données.N146];&quot;&quot;)" office:value-type="float" office:value="0" calcext:value-type="float">
            <text:p>0,00</text:p>
          </table:table-cell>
          <table:table-cell table:style-name="ce1209" table:formula="of:=IF([.$H$1];IF(OR(COUNTA([$'Niveau 4'.C4])&lt;&gt;0;COUNTA([$'Niveau 4'.F4])&lt;&gt;0;COUNTA([$'Niveau 4'.B5:$'Niveau 4'.H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209" table:formula="of:=IF([.$H$1];IF(OR(COUNTA([$'Niveau 4'.D4])&lt;&gt;0;COUNTA([$'Niveau 4'.G4])&lt;&gt;0;COUNTA([$'Niveau 4'.C5:$'Niveau 4'.I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209" table:formula="of:=IF([.$H$1];[.F5];&quot;&quot;)" office:value-type="float" office:value="1" calcext:value-type="float">
            <text:p>1</text:p>
          </table:table-cell>
          <table:table-cell table:style-name="ce1216"/>
          <table:table-cell table:number-columns-repeated="2"/>
          <table:table-cell table:style-name="ce1222"/>
          <table:table-cell table:number-columns-repeated="1013"/>
        </table:table-row>
        <table:table-row table:style-name="ro10">
          <table:table-cell table:style-name="ce1194" table:formula="of:=IF([.$H$1];&quot;5&quot;;&quot;&quot;)" office:value-type="string" office:string-value="5" calcext:value-type="string">
            <text:p>5</text:p>
          </table:table-cell>
          <table:table-cell table:style-name="ce1194" table:formula="of:=IF([.$H$1];&quot;Niveau 5&quot;;&quot;&quot;)" office:value-type="string" office:string-value="Niveau 5" calcext:value-type="string">
            <text:p>Niveau 5</text:p>
          </table:table-cell>
          <table:table-cell table:style-name="ce1203" table:formula="of:=IF([.$H$1];[$Données.N175];&quot;&quot;)" office:value-type="float" office:value="0" calcext:value-type="float">
            <text:p>0,00</text:p>
          </table:table-cell>
          <table:table-cell table:style-name="ce1203" table:formula="of:=IF([.$H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213" table:formula="of:=IF([.$H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table:formula="of:=IF([.$H$1];[.F6];&quot;&quot;)" office:value-type="float" office:value="1" calcext:value-type="float">
            <text:p>1</text:p>
          </table:table-cell>
          <table:table-cell table:style-name="ce1216"/>
          <table:table-cell table:number-columns-repeated="2"/>
          <table:table-cell table:style-name="ce1222"/>
          <table:table-cell table:number-columns-repeated="1013"/>
        </table:table-row>
        <table:table-row table:style-name="ro10">
          <table:table-cell table:style-name="ce1195" table:formula="of:=IF([.$H$1];&quot;6&quot;;&quot;&quot;)" office:value-type="string" office:string-value="6" calcext:value-type="string">
            <text:p>6</text:p>
          </table:table-cell>
          <table:table-cell table:style-name="ce1195" table:formula="of:=IF([.$H$1];&quot;Niveau 6&quot;;&quot;&quot;)" office:value-type="string" office:string-value="Niveau 6" calcext:value-type="string">
            <text:p>Niveau 6</text:p>
          </table:table-cell>
          <table:table-cell table:style-name="ce1204" table:formula="of:=IF([.$H$1];[$Données.N204];&quot;&quot;)" office:value-type="float" office:value="0" calcext:value-type="float">
            <text:p>0,00</text:p>
          </table:table-cell>
          <table:table-cell table:style-name="ce1209" table:formula="of:=IF([.$H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209" table:formula="of:=IF([.$H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209" table:formula="of:=IF([.$H$1];[.F7];&quot;&quot;)" office:value-type="float" office:value="1" calcext:value-type="float">
            <text:p>1</text:p>
          </table:table-cell>
          <table:table-cell table:style-name="ce1216"/>
          <table:table-cell table:number-columns-repeated="1016"/>
        </table:table-row>
        <table:table-row table:style-name="ro10">
          <table:table-cell table:style-name="ce1194" office:value-type="float" office:value="7" calcext:value-type="float">
            <text:p>7</text:p>
          </table:table-cell>
          <table:table-cell table:style-name="ce1194" table:formula="of:=IF([.$H$1];&quot;Niveau 7&quot;;&quot;&quot;)" office:value-type="string" office:string-value="Niveau 7" calcext:value-type="string">
            <text:p>Niveau 7</text:p>
          </table:table-cell>
          <table:table-cell table:style-name="ce1203" table:formula="of:=IF([.$H$1];[$Données.N233];&quot;&quot;)" office:value-type="float" office:value="0" calcext:value-type="float">
            <text:p>0,00</text:p>
          </table:table-cell>
          <table:table-cell table:style-name="ce1210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&quot;Oui&quot;;&quot;Non&quot;);&quot;&quot;)" office:value-type="string" office:string-value="Non" calcext:value-type="string">
            <text:p>Non</text:p>
          </table:table-cell>
          <table:table-cell table:style-name="ce1210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1;0);&quot;&quot;)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table:formula="of:=IF([.$H$1];[.F8];&quot;&quot;)" office:value-type="float" office:value="1" calcext:value-type="float">
            <text:p>1</text:p>
          </table:table-cell>
          <table:table-cell table:style-name="ce1217"/>
          <table:table-cell table:style-name="ce1219" table:number-columns-repeated="58"/>
          <table:table-cell table:number-columns-repeated="958"/>
        </table:table-row>
        <table:table-row table:style-name="ro10">
          <table:table-cell table:style-name="ce1196" table:number-columns-repeated="2"/>
          <table:table-cell table:style-name="ce1205"/>
          <table:table-cell table:style-name="ce1211" table:number-columns-repeated="3"/>
          <table:table-cell table:style-name="ce1196"/>
          <table:table-cell table:style-name="ce1218"/>
          <table:table-cell table:style-name="ce1219" table:number-columns-repeated="58"/>
          <table:table-cell table:number-columns-repeated="958"/>
        </table:table-row>
        <table:table-row table:style-name="ro10">
          <table:table-cell table:style-name="ce1197" office:value-type="string" calcext:value-type="string" table:number-columns-spanned="7" table:number-rows-spanned="2">
            <text:p>KELLER Stéphane</text:p>
          </table:table-cell>
          <table:covered-table-cell table:number-columns-repeated="6"/>
          <table:table-cell table:style-name="ce1218"/>
          <table:table-cell table:style-name="ce1219" table:number-columns-repeated="58"/>
          <table:table-cell table:number-columns-repeated="958"/>
        </table:table-row>
        <table:table-row table:style-name="ro9">
          <table:covered-table-cell table:number-columns-repeated="7"/>
          <table:table-cell table:style-name="ce1219" table:number-columns-repeated="59"/>
          <table:table-cell table:number-columns-repeated="958"/>
        </table:table-row>
        <table:table-row table:style-name="ro10">
          <table:table-cell table:style-name="ce1196" table:number-columns-repeated="2"/>
          <table:table-cell table:style-name="ce1205"/>
          <table:table-cell table:style-name="ce1211" table:number-columns-repeated="4"/>
          <table:table-cell table:style-name="ce1219" table:number-columns-repeated="59"/>
          <table:table-cell table:number-columns-repeated="958"/>
        </table:table-row>
        <table:table-row table:style-name="ro10">
          <table:table-cell table:style-name="ce1199" office:value-type="string" calcext:value-type="string" table:number-columns-spanned="2" table:number-rows-spanned="1">
            <text:p>Rang</text:p>
          </table:table-cell>
          <table:covered-table-cell table:style-name="ce1201"/>
          <table:table-cell table:style-name="ce1206" table:number-columns-spanned="3" table:number-rows-spanned="1"/>
          <table:covered-table-cell table:number-columns-repeated="2" table:style-name="ce1212"/>
          <table:table-cell table:number-columns-repeated="1019"/>
        </table:table-row>
        <table:table-row table:style-name="ro10">
          <table:table-cell table:style-name="ce1199" office:value-type="string" calcext:value-type="string" table:number-columns-spanned="2" table:number-rows-spanned="1">
            <text:p>Nom :</text:p>
          </table:table-cell>
          <table:covered-table-cell table:style-name="ce1201"/>
          <table:table-cell table:style-name="ce1207" table:number-columns-spanned="3" table:number-rows-spanned="1"/>
          <table:covered-table-cell table:number-columns-repeated="2" table:style-name="ce1212"/>
          <table:table-cell table:style-name="ce260" table:number-columns-repeated="2"/>
          <table:table-cell table:number-columns-repeated="1017"/>
        </table:table-row>
        <table:table-row table:style-name="ro10">
          <table:table-cell table:style-name="ce1199" office:value-type="string" calcext:value-type="string" table:number-columns-spanned="2" table:number-rows-spanned="1">
            <text:p>Prénom :</text:p>
          </table:table-cell>
          <table:covered-table-cell table:style-name="ce1201"/>
          <table:table-cell table:style-name="ce1206" table:number-columns-spanned="3" table:number-rows-spanned="1"/>
          <table:covered-table-cell table:number-columns-repeated="2" table:style-name="ce1212"/>
          <table:table-cell table:style-name="ce260" table:number-columns-repeated="2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1208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260" table:number-columns-repeated="2"/>
          <table:table-cell table:number-columns-repeated="1022"/>
        </table:table-row>
        <table:table-row table:style-name="ro9" table:number-rows-repeated="80">
          <table:table-cell table:number-columns-repeated="1024"/>
        </table:table-row>
        <table:table-row table:style-name="ro9">
          <table:table-cell table:style-name="ce1200" office:value-type="string" calcext:value-type="string">
            <text:p>MDP :</text:p>
          </table:table-cell>
          <table:table-cell table:style-name="ce1200" office:value-type="string" calcext:value-type="string">
            <text:p>KELLER Stéphane</text:p>
          </table:table-cell>
          <table:table-cell table:number-columns-repeated="1022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number-style style:name="N189">
      <number:number number:decimal-places="0" number:min-decimal-places="0" number:min-integer-digits="0"/>
      <number:text>π</number:text>
    </number:number-style>
    <number:number-style style:name="N190">
      <number:number number:decimal-places="1" number:min-decimal-places="0" number:min-integer-digits="0" number:decimal-replacement=""/>
      <number:text>π</number:text>
    </number:number-style>
    <number:number-style style:name="N191">
      <number:number number:decimal-places="1" number:min-decimal-places="1" number:min-integer-digits="1"/>
      <number:text>π</number:text>
    </number:number-style>
    <number:number-style style:name="N192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1-11-25T09:44:49.578000000</dc:date>
    <meta:editing-duration>P2DT12H2M26S</meta:editing-duration>
    <meta:editing-cycles>830</meta:editing-cycles>
    <meta:generator>LibreOffice/7.1.6.2$Windows_x86 LibreOffice_project/0e133318fcee89abacd6a7d077e292f1145735c3</meta:generator>
    <meta:document-statistic meta:table-count="10" meta:cell-count="3336" meta:object-count="7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7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7
Sub RAZ_Niveau7()
	Dim Feuille as Object, Plage1 as Object, Plage2 as Object, Plage3 as Object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or i = 255 to 354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	rem choix de l'ordre inéquation niveau 7
	Feuille.GetCellRangeByName("F224").value = SK_Alea(1,4)
	rem choix de a
rem	If SK_Alea(1,2)=1 Then 
rem		Feuille.GetCellRangeByName("B237").value = SK_Alea(1,10)
rem 	Else Feuille.GetCellRangeByName("B237").value = SK_Alea(-10,-1)
rem 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32pt">
      <msup>
        <mi mathvariant="normal">ℝ</mi>
        <mtext> </mtext>
      </msup>
    </mstyle>
    <annotation encoding="StarMath 5.0">size 32 { setR^" "} </annotation>
  </semantics>
</math>
</file>